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61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clusion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6" table:number-columns-repeated="1003" table:default-cell-style-name="Default"/>
        <table:table-row table:style-name="ro1">
          <table:table-cell office:value-type="string" calcext:value-type="string">
            <text:p>CLEAR</text:p>
          </table:table-cell>
          <table:table-cell table:style-name="ce2" office:value-type="string" calcext:value-type="string" table:number-columns-spanned="6" table:number-rows-spanned="1">
            <text:p>CenterTrack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FairMOT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SmaRT-noprehm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seq</text:p>
          </table:table-cell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IDs</text:p>
          </table:table-cell>
          <table:table-cell/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IDs</text:p>
          </table:table-cell>
          <table:table-cell/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IDs</text:p>
          </table:table-cell>
          <table:table-cell/>
          <table:table-cell table:style-name="ce1" table:number-columns-repeated="1002"/>
        </table:table-row>
        <table:table-row table:style-name="ro1">
          <table:table-cell office:value-type="string" calcext:value-type="string">
            <text:p>sompt22_train_2_25_10_circular_0_0</text:p>
          </table:table-cell>
          <table:table-cell office:value-type="float" office:value="0.783629679416025" calcext:value-type="float">
            <text:p>0.783629679416025</text:p>
          </table:table-cell>
          <table:table-cell office:value-type="float" office:value="0.781847301936307" calcext:value-type="float">
            <text:p>0.781847301936307</text:p>
          </table:table-cell>
          <table:table-cell office:value-type="float" office:value="0.785617346328377" calcext:value-type="float">
            <text:p>0.785617346328377</text:p>
          </table:table-cell>
          <table:table-cell office:value-type="float" office:value="0.817520396515153" calcext:value-type="float">
            <text:p>0.817520396515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980889796028" calcext:value-type="float">
            <text:p>0.788980889796028</text:p>
          </table:table-cell>
          <table:table-cell office:value-type="float" office:value="0.780123150709581" calcext:value-type="float">
            <text:p>0.780123150709581</text:p>
          </table:table-cell>
          <table:table-cell office:value-type="float" office:value="0.800517544132639" calcext:value-type="float">
            <text:p>0.800517544132639</text:p>
          </table:table-cell>
          <table:table-cell office:value-type="float" office:value="0.814371267231883" calcext:value-type="float">
            <text:p>0.814371267231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3756066529663" calcext:value-type="float">
            <text:p>0.793756066529663</text:p>
          </table:table-cell>
          <table:table-cell office:value-type="float" office:value="0.789118985222009" calcext:value-type="float">
            <text:p>0.789118985222009</text:p>
          </table:table-cell>
          <table:table-cell office:value-type="float" office:value="0.799089514269761" calcext:value-type="float">
            <text:p>0.799089514269761</text:p>
          </table:table-cell>
          <table:table-cell office:value-type="float" office:value="0.822952920241585" calcext:value-type="float">
            <text:p>0.822952920241585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0_4</text:p>
          </table:table-cell>
          <table:table-cell office:value-type="float" office:value="0.783466955040842" calcext:value-type="float">
            <text:p>0.783466955040842</text:p>
          </table:table-cell>
          <table:table-cell office:value-type="float" office:value="0.78139465380031" calcext:value-type="float">
            <text:p>0.78139465380031</text:p>
          </table:table-cell>
          <table:table-cell office:value-type="float" office:value="0.785844314680909" calcext:value-type="float">
            <text:p>0.785844314680909</text:p>
          </table:table-cell>
          <table:table-cell office:value-type="float" office:value="0.817303061519629" calcext:value-type="float">
            <text:p>0.8173030615196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746514087645" calcext:value-type="float">
            <text:p>0.788746514087645</text:p>
          </table:table-cell>
          <table:table-cell office:value-type="float" office:value="0.779848941166137" calcext:value-type="float">
            <text:p>0.779848941166137</text:p>
          </table:table-cell>
          <table:table-cell office:value-type="float" office:value="0.800322325938195" calcext:value-type="float">
            <text:p>0.800322325938195</text:p>
          </table:table-cell>
          <table:table-cell office:value-type="float" office:value="0.813396862133332" calcext:value-type="float">
            <text:p>0.813396862133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5869931872211" calcext:value-type="float">
            <text:p>0.795869931872211</text:p>
          </table:table-cell>
          <table:table-cell office:value-type="float" office:value="0.791587020838333" calcext:value-type="float">
            <text:p>0.791587020838333</text:p>
          </table:table-cell>
          <table:table-cell office:value-type="float" office:value="0.800780493837483" calcext:value-type="float">
            <text:p>0.800780493837483</text:p>
          </table:table-cell>
          <table:table-cell office:value-type="float" office:value="0.822881538535349" calcext:value-type="float">
            <text:p>0.82288153853534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0_8</text:p>
          </table:table-cell>
          <table:table-cell office:value-type="float" office:value="0.782824096418507" calcext:value-type="float">
            <text:p>0.782824096418507</text:p>
          </table:table-cell>
          <table:table-cell office:value-type="float" office:value="0.781168268180787" calcext:value-type="float">
            <text:p>0.781168268180787</text:p>
          </table:table-cell>
          <table:table-cell office:value-type="float" office:value="0.784655012207573" calcext:value-type="float">
            <text:p>0.784655012207573</text:p>
          </table:table-cell>
          <table:table-cell office:value-type="float" office:value="0.816153112612512" calcext:value-type="float">
            <text:p>0.816153112612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7767488889996" calcext:value-type="float">
            <text:p>0.787767488889996</text:p>
          </table:table-cell>
          <table:table-cell office:value-type="float" office:value="0.778651485584944" calcext:value-type="float">
            <text:p>0.778651485584944</text:p>
          </table:table-cell>
          <table:table-cell office:value-type="float" office:value="0.799582793512146" calcext:value-type="float">
            <text:p>0.799582793512146</text:p>
          </table:table-cell>
          <table:table-cell office:value-type="float" office:value="0.812298199336886" calcext:value-type="float">
            <text:p>0.8122981993368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4211304122742" calcext:value-type="float">
            <text:p>0.794211304122742</text:p>
          </table:table-cell>
          <table:table-cell office:value-type="float" office:value="0.790465175779127" calcext:value-type="float">
            <text:p>0.790465175779127</text:p>
          </table:table-cell>
          <table:table-cell office:value-type="float" office:value="0.798437914706794" calcext:value-type="float">
            <text:p>0.798437914706794</text:p>
          </table:table-cell>
          <table:table-cell office:value-type="float" office:value="0.82176096458489" calcext:value-type="float">
            <text:p>0.8217609645848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4_0</text:p>
          </table:table-cell>
          <table:table-cell office:value-type="float" office:value="0.78231922262888" calcext:value-type="float">
            <text:p>0.78231922262888</text:p>
          </table:table-cell>
          <table:table-cell office:value-type="float" office:value="0.780445542508441" calcext:value-type="float">
            <text:p>0.780445542508441</text:p>
          </table:table-cell>
          <table:table-cell office:value-type="float" office:value="0.784454034679477" calcext:value-type="float">
            <text:p>0.784454034679477</text:p>
          </table:table-cell>
          <table:table-cell office:value-type="float" office:value="0.817986121898598" calcext:value-type="float">
            <text:p>0.8179861218985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136179668658" calcext:value-type="float">
            <text:p>0.788136179668658</text:p>
          </table:table-cell>
          <table:table-cell office:value-type="float" office:value="0.779666875605946" calcext:value-type="float">
            <text:p>0.779666875605946</text:p>
          </table:table-cell>
          <table:table-cell office:value-type="float" office:value="0.799328354210208" calcext:value-type="float">
            <text:p>0.799328354210208</text:p>
          </table:table-cell>
          <table:table-cell office:value-type="float" office:value="0.812161638234374" calcext:value-type="float">
            <text:p>0.8121616382343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1377443284334" calcext:value-type="float">
            <text:p>0.791377443284334</text:p>
          </table:table-cell>
          <table:table-cell office:value-type="float" office:value="0.78637855895431" calcext:value-type="float">
            <text:p>0.78637855895431</text:p>
          </table:table-cell>
          <table:table-cell office:value-type="float" office:value="0.797093039914175" calcext:value-type="float">
            <text:p>0.797093039914175</text:p>
          </table:table-cell>
          <table:table-cell office:value-type="float" office:value="0.820040565596777" calcext:value-type="float">
            <text:p>0.820040565596777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4_4</text:p>
          </table:table-cell>
          <table:table-cell office:value-type="float" office:value="0.780588828610078" calcext:value-type="float">
            <text:p>0.780588828610078</text:p>
          </table:table-cell>
          <table:table-cell office:value-type="float" office:value="0.779034503881322" calcext:value-type="float">
            <text:p>0.779034503881322</text:p>
          </table:table-cell>
          <table:table-cell office:value-type="float" office:value="0.782275286086715" calcext:value-type="float">
            <text:p>0.782275286086715</text:p>
          </table:table-cell>
          <table:table-cell office:value-type="float" office:value="0.817567852254932" calcext:value-type="float">
            <text:p>0.8175678522549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977559793669" calcext:value-type="float">
            <text:p>0.788977559793669</text:p>
          </table:table-cell>
          <table:table-cell office:value-type="float" office:value="0.780052474800722" calcext:value-type="float">
            <text:p>0.780052474800722</text:p>
          </table:table-cell>
          <table:table-cell office:value-type="float" office:value="0.800558121679776" calcext:value-type="float">
            <text:p>0.800558121679776</text:p>
          </table:table-cell>
          <table:table-cell office:value-type="float" office:value="0.813188336835286" calcext:value-type="float">
            <text:p>0.813188336835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1945182608022" calcext:value-type="float">
            <text:p>0.791945182608022</text:p>
          </table:table-cell>
          <table:table-cell office:value-type="float" office:value="0.787645793325123" calcext:value-type="float">
            <text:p>0.787645793325123</text:p>
          </table:table-cell>
          <table:table-cell office:value-type="float" office:value="0.796893566320441" calcext:value-type="float">
            <text:p>0.796893566320441</text:p>
          </table:table-cell>
          <table:table-cell office:value-type="float" office:value="0.821695250423785" calcext:value-type="float">
            <text:p>0.821695250423785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4_8</text:p>
          </table:table-cell>
          <table:table-cell office:value-type="float" office:value="0.780805410757442" calcext:value-type="float">
            <text:p>0.780805410757442</text:p>
          </table:table-cell>
          <table:table-cell office:value-type="float" office:value="0.779522501106337" calcext:value-type="float">
            <text:p>0.779522501106337</text:p>
          </table:table-cell>
          <table:table-cell office:value-type="float" office:value="0.782284407131105" calcext:value-type="float">
            <text:p>0.782284407131105</text:p>
          </table:table-cell>
          <table:table-cell office:value-type="float" office:value="0.816952292392502" calcext:value-type="float">
            <text:p>0.816952292392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155205499683" calcext:value-type="float">
            <text:p>0.788155205499683</text:p>
          </table:table-cell>
          <table:table-cell office:value-type="float" office:value="0.779034321164797" calcext:value-type="float">
            <text:p>0.779034321164797</text:p>
          </table:table-cell>
          <table:table-cell office:value-type="float" office:value="0.800179594769493" calcext:value-type="float">
            <text:p>0.800179594769493</text:p>
          </table:table-cell>
          <table:table-cell office:value-type="float" office:value="0.811499775998025" calcext:value-type="float">
            <text:p>0.811499775998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58837004266" calcext:value-type="float">
            <text:p>0.78958837004266</text:p>
          </table:table-cell>
          <table:table-cell office:value-type="float" office:value="0.785627976952781" calcext:value-type="float">
            <text:p>0.785627976952781</text:p>
          </table:table-cell>
          <table:table-cell office:value-type="float" office:value="0.794107109761573" calcext:value-type="float">
            <text:p>0.794107109761573</text:p>
          </table:table-cell>
          <table:table-cell office:value-type="float" office:value="0.819780102154711" calcext:value-type="float">
            <text:p>0.819780102154711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8_0</text:p>
          </table:table-cell>
          <table:table-cell office:value-type="float" office:value="0.780228427113831" calcext:value-type="float">
            <text:p>0.780228427113831</text:p>
          </table:table-cell>
          <table:table-cell office:value-type="float" office:value="0.778635074264056" calcext:value-type="float">
            <text:p>0.778635074264056</text:p>
          </table:table-cell>
          <table:table-cell office:value-type="float" office:value="0.781990121288762" calcext:value-type="float">
            <text:p>0.781990121288762</text:p>
          </table:table-cell>
          <table:table-cell office:value-type="float" office:value="0.816328108963046" calcext:value-type="float">
            <text:p>0.816328108963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079494675534" calcext:value-type="float">
            <text:p>0.788079494675534</text:p>
          </table:table-cell>
          <table:table-cell office:value-type="float" office:value="0.779614916838054" calcext:value-type="float">
            <text:p>0.779614916838054</text:p>
          </table:table-cell>
          <table:table-cell office:value-type="float" office:value="0.799284786560138" calcext:value-type="float">
            <text:p>0.799284786560138</text:p>
          </table:table-cell>
          <table:table-cell office:value-type="float" office:value="0.812373257446249" calcext:value-type="float">
            <text:p>0.812373257446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5695478036771" calcext:value-type="float">
            <text:p>0.795695478036771</text:p>
          </table:table-cell>
          <table:table-cell office:value-type="float" office:value="0.791524652957163" calcext:value-type="float">
            <text:p>0.791524652957163</text:p>
          </table:table-cell>
          <table:table-cell office:value-type="float" office:value="0.800476751903423" calcext:value-type="float">
            <text:p>0.800476751903423</text:p>
          </table:table-cell>
          <table:table-cell office:value-type="float" office:value="0.823633346980924" calcext:value-type="float">
            <text:p>0.823633346980924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8_4</text:p>
          </table:table-cell>
          <table:table-cell office:value-type="float" office:value="0.782221971678705" calcext:value-type="float">
            <text:p>0.782221971678705</text:p>
          </table:table-cell>
          <table:table-cell office:value-type="float" office:value="0.780553726631015" calcext:value-type="float">
            <text:p>0.780553726631015</text:p>
          </table:table-cell>
          <table:table-cell office:value-type="float" office:value="0.784169832918754" calcext:value-type="float">
            <text:p>0.784169832918754</text:p>
          </table:table-cell>
          <table:table-cell office:value-type="float" office:value="0.817797964977758" calcext:value-type="float">
            <text:p>0.8177979649777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179808055732" calcext:value-type="float">
            <text:p>0.788179808055732</text:p>
          </table:table-cell>
          <table:table-cell office:value-type="float" office:value="0.779193777656842" calcext:value-type="float">
            <text:p>0.779193777656842</text:p>
          </table:table-cell>
          <table:table-cell office:value-type="float" office:value="0.800053269390372" calcext:value-type="float">
            <text:p>0.800053269390372</text:p>
          </table:table-cell>
          <table:table-cell office:value-type="float" office:value="0.812796603491107" calcext:value-type="float">
            <text:p>0.812796603491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4021649449604" calcext:value-type="float">
            <text:p>0.794021649449604</text:p>
          </table:table-cell>
          <table:table-cell office:value-type="float" office:value="0.788631891761589" calcext:value-type="float">
            <text:p>0.788631891761589</text:p>
          </table:table-cell>
          <table:table-cell office:value-type="float" office:value="0.800355716389204" calcext:value-type="float">
            <text:p>0.800355716389204</text:p>
          </table:table-cell>
          <table:table-cell office:value-type="float" office:value="0.820497723569363" calcext:value-type="float">
            <text:p>0.820497723569363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circular_8_8</text:p>
          </table:table-cell>
          <table:table-cell office:value-type="float" office:value="0.783709255142402" calcext:value-type="float">
            <text:p>0.783709255142402</text:p>
          </table:table-cell>
          <table:table-cell office:value-type="float" office:value="0.782617319754165" calcext:value-type="float">
            <text:p>0.782617319754165</text:p>
          </table:table-cell>
          <table:table-cell office:value-type="float" office:value="0.78497845231919" calcext:value-type="float">
            <text:p>0.78497845231919</text:p>
          </table:table-cell>
          <table:table-cell office:value-type="float" office:value="0.816717483488278" calcext:value-type="float">
            <text:p>0.8167174834882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7108904961725" calcext:value-type="float">
            <text:p>0.787108904961725</text:p>
          </table:table-cell>
          <table:table-cell office:value-type="float" office:value="0.778580130585701" calcext:value-type="float">
            <text:p>0.778580130585701</text:p>
          </table:table-cell>
          <table:table-cell office:value-type="float" office:value="0.798198323830451" calcext:value-type="float">
            <text:p>0.798198323830451</text:p>
          </table:table-cell>
          <table:table-cell office:value-type="float" office:value="0.811451618729981" calcext:value-type="float">
            <text:p>0.811451618729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3592113755893" calcext:value-type="float">
            <text:p>0.793592113755893</text:p>
          </table:table-cell>
          <table:table-cell office:value-type="float" office:value="0.789329823301603" calcext:value-type="float">
            <text:p>0.789329823301603</text:p>
          </table:table-cell>
          <table:table-cell office:value-type="float" office:value="0.798538045200124" calcext:value-type="float">
            <text:p>0.798538045200124</text:p>
          </table:table-cell>
          <table:table-cell office:value-type="float" office:value="0.821856121502268" calcext:value-type="float">
            <text:p>0.821856121502268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0_0</text:p>
          </table:table-cell>
          <table:table-cell office:value-type="float" office:value="0.791550592829253" calcext:value-type="float">
            <text:p>0.791550592829253</text:p>
          </table:table-cell>
          <table:table-cell office:value-type="float" office:value="0.788756597671177" calcext:value-type="float">
            <text:p>0.788756597671177</text:p>
          </table:table-cell>
          <table:table-cell office:value-type="float" office:value="0.794783394050152" calcext:value-type="float">
            <text:p>0.794783394050152</text:p>
          </table:table-cell>
          <table:table-cell office:value-type="float" office:value="0.821988670856768" calcext:value-type="float">
            <text:p>0.821988670856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3042720529387" calcext:value-type="float">
            <text:p>0.783042720529387</text:p>
          </table:table-cell>
          <table:table-cell office:value-type="float" office:value="0.772969034226344" calcext:value-type="float">
            <text:p>0.772969034226344</text:p>
          </table:table-cell>
          <table:table-cell office:value-type="float" office:value="0.796088217974751" calcext:value-type="float">
            <text:p>0.796088217974751</text:p>
          </table:table-cell>
          <table:table-cell office:value-type="float" office:value="0.809154872735425" calcext:value-type="float">
            <text:p>0.8091548727354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6210693082004" calcext:value-type="float">
            <text:p>0.786210693082004</text:p>
          </table:table-cell>
          <table:table-cell office:value-type="float" office:value="0.783738827534104" calcext:value-type="float">
            <text:p>0.783738827534104</text:p>
          </table:table-cell>
          <table:table-cell office:value-type="float" office:value="0.788875161866963" calcext:value-type="float">
            <text:p>0.788875161866963</text:p>
          </table:table-cell>
          <table:table-cell office:value-type="float" office:value="0.815177296962152" calcext:value-type="float">
            <text:p>0.815177296962152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0_4</text:p>
          </table:table-cell>
          <table:table-cell office:value-type="float" office:value="0.791061751602538" calcext:value-type="float">
            <text:p>0.791061751602538</text:p>
          </table:table-cell>
          <table:table-cell office:value-type="float" office:value="0.788229372911925" calcext:value-type="float">
            <text:p>0.788229372911925</text:p>
          </table:table-cell>
          <table:table-cell office:value-type="float" office:value="0.794313169959321" calcext:value-type="float">
            <text:p>0.794313169959321</text:p>
          </table:table-cell>
          <table:table-cell office:value-type="float" office:value="0.82145018113003" calcext:value-type="float">
            <text:p>0.82145018113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812644608187" calcext:value-type="float">
            <text:p>0.781812644608187</text:p>
          </table:table-cell>
          <table:table-cell office:value-type="float" office:value="0.772028552749741" calcext:value-type="float">
            <text:p>0.772028552749741</text:p>
          </table:table-cell>
          <table:table-cell office:value-type="float" office:value="0.794434828414556" calcext:value-type="float">
            <text:p>0.794434828414556</text:p>
          </table:table-cell>
          <table:table-cell office:value-type="float" office:value="0.808752608238261" calcext:value-type="float">
            <text:p>0.808752608238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3087795513406" calcext:value-type="float">
            <text:p>0.783087795513406</text:p>
          </table:table-cell>
          <table:table-cell office:value-type="float" office:value="0.781026750199037" calcext:value-type="float">
            <text:p>0.781026750199037</text:p>
          </table:table-cell>
          <table:table-cell office:value-type="float" office:value="0.785308866396075" calcext:value-type="float">
            <text:p>0.785308866396075</text:p>
          </table:table-cell>
          <table:table-cell office:value-type="float" office:value="0.815290666077425" calcext:value-type="float">
            <text:p>0.815290666077425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0_8</text:p>
          </table:table-cell>
          <table:table-cell office:value-type="float" office:value="0.788320463396321" calcext:value-type="float">
            <text:p>0.788320463396321</text:p>
          </table:table-cell>
          <table:table-cell office:value-type="float" office:value="0.786363905960561" calcext:value-type="float">
            <text:p>0.786363905960561</text:p>
          </table:table-cell>
          <table:table-cell office:value-type="float" office:value="0.790483795125511" calcext:value-type="float">
            <text:p>0.790483795125511</text:p>
          </table:table-cell>
          <table:table-cell office:value-type="float" office:value="0.81959718887752" calcext:value-type="float">
            <text:p>0.819597188877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987298112183" calcext:value-type="float">
            <text:p>0.77987298112183</text:p>
          </table:table-cell>
          <table:table-cell office:value-type="float" office:value="0.770933702441866" calcext:value-type="float">
            <text:p>0.770933702441866</text:p>
          </table:table-cell>
          <table:table-cell office:value-type="float" office:value="0.791350073815964" calcext:value-type="float">
            <text:p>0.791350073815964</text:p>
          </table:table-cell>
          <table:table-cell office:value-type="float" office:value="0.808043558040172" calcext:value-type="float">
            <text:p>0.8080435580401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769955881037" calcext:value-type="float">
            <text:p>0.782769955881037</text:p>
          </table:table-cell>
          <table:table-cell office:value-type="float" office:value="0.780760124853207" calcext:value-type="float">
            <text:p>0.780760124853207</text:p>
          </table:table-cell>
          <table:table-cell office:value-type="float" office:value="0.784970113445442" calcext:value-type="float">
            <text:p>0.784970113445442</text:p>
          </table:table-cell>
          <table:table-cell office:value-type="float" office:value="0.818337438355568" calcext:value-type="float">
            <text:p>0.818337438355568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4_0</text:p>
          </table:table-cell>
          <table:table-cell office:value-type="float" office:value="0.790476708025783" calcext:value-type="float">
            <text:p>0.790476708025783</text:p>
          </table:table-cell>
          <table:table-cell office:value-type="float" office:value="0.787343238734752" calcext:value-type="float">
            <text:p>0.787343238734752</text:p>
          </table:table-cell>
          <table:table-cell office:value-type="float" office:value="0.794246085413917" calcext:value-type="float">
            <text:p>0.794246085413917</text:p>
          </table:table-cell>
          <table:table-cell office:value-type="float" office:value="0.821273089169455" calcext:value-type="float">
            <text:p>0.8212730891694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480414537838" calcext:value-type="float">
            <text:p>0.781480414537838</text:p>
          </table:table-cell>
          <table:table-cell office:value-type="float" office:value="0.771668070438608" calcext:value-type="float">
            <text:p>0.771668070438608</text:p>
          </table:table-cell>
          <table:table-cell office:value-type="float" office:value="0.794247743368789" calcext:value-type="float">
            <text:p>0.794247743368789</text:p>
          </table:table-cell>
          <table:table-cell office:value-type="float" office:value="0.809511967529364" calcext:value-type="float">
            <text:p>0.8095119675293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152605855046" calcext:value-type="float">
            <text:p>0.789152605855046</text:p>
          </table:table-cell>
          <table:table-cell office:value-type="float" office:value="0.786469649816605" calcext:value-type="float">
            <text:p>0.786469649816605</text:p>
          </table:table-cell>
          <table:table-cell office:value-type="float" office:value="0.792068420623451" calcext:value-type="float">
            <text:p>0.792068420623451</text:p>
          </table:table-cell>
          <table:table-cell office:value-type="float" office:value="0.817547044137825" calcext:value-type="float">
            <text:p>0.817547044137825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4_4</text:p>
          </table:table-cell>
          <table:table-cell office:value-type="float" office:value="0.791358425301346" calcext:value-type="float">
            <text:p>0.791358425301346</text:p>
          </table:table-cell>
          <table:table-cell office:value-type="float" office:value="0.788676825290645" calcext:value-type="float">
            <text:p>0.788676825290645</text:p>
          </table:table-cell>
          <table:table-cell office:value-type="float" office:value="0.794431302388375" calcext:value-type="float">
            <text:p>0.794431302388375</text:p>
          </table:table-cell>
          <table:table-cell office:value-type="float" office:value="0.822459409800518" calcext:value-type="float">
            <text:p>0.8224594098005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470529384001" calcext:value-type="float">
            <text:p>0.781470529384001</text:p>
          </table:table-cell>
          <table:table-cell office:value-type="float" office:value="0.771746235371429" calcext:value-type="float">
            <text:p>0.771746235371429</text:p>
          </table:table-cell>
          <table:table-cell office:value-type="float" office:value="0.794039842154442" calcext:value-type="float">
            <text:p>0.794039842154442</text:p>
          </table:table-cell>
          <table:table-cell office:value-type="float" office:value="0.805969902183576" calcext:value-type="float">
            <text:p>0.8059699021835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7276635398892" calcext:value-type="float">
            <text:p>0.787276635398892</text:p>
          </table:table-cell>
          <table:table-cell office:value-type="float" office:value="0.784686048291116" calcext:value-type="float">
            <text:p>0.784686048291116</text:p>
          </table:table-cell>
          <table:table-cell office:value-type="float" office:value="0.790123750616504" calcext:value-type="float">
            <text:p>0.790123750616504</text:p>
          </table:table-cell>
          <table:table-cell office:value-type="float" office:value="0.816927004976658" calcext:value-type="float">
            <text:p>0.816927004976658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4_8</text:p>
          </table:table-cell>
          <table:table-cell office:value-type="float" office:value="0.784518124485837" calcext:value-type="float">
            <text:p>0.784518124485837</text:p>
          </table:table-cell>
          <table:table-cell office:value-type="float" office:value="0.784660810327213" calcext:value-type="float">
            <text:p>0.784660810327213</text:p>
          </table:table-cell>
          <table:table-cell office:value-type="float" office:value="0.784640446874064" calcext:value-type="float">
            <text:p>0.784640446874064</text:p>
          </table:table-cell>
          <table:table-cell office:value-type="float" office:value="0.820501814001783" calcext:value-type="float">
            <text:p>0.820501814001783</text:p>
          </table:table-cell>
          <table:table-cell office:value-type="float" office:value="0.996" calcext:value-type="float">
            <text:p>0.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0219434560366" calcext:value-type="float">
            <text:p>0.780219434560366</text:p>
          </table:table-cell>
          <table:table-cell office:value-type="float" office:value="0.771681792261465" calcext:value-type="float">
            <text:p>0.771681792261465</text:p>
          </table:table-cell>
          <table:table-cell office:value-type="float" office:value="0.791196336132534" calcext:value-type="float">
            <text:p>0.791196336132534</text:p>
          </table:table-cell>
          <table:table-cell office:value-type="float" office:value="0.806733040201699" calcext:value-type="float">
            <text:p>0.8067330402016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5734114780558" calcext:value-type="float">
            <text:p>0.785734114780558</text:p>
          </table:table-cell>
          <table:table-cell office:value-type="float" office:value="0.782612214558514" calcext:value-type="float">
            <text:p>0.782612214558514</text:p>
          </table:table-cell>
          <table:table-cell office:value-type="float" office:value="0.789244876759898" calcext:value-type="float">
            <text:p>0.789244876759898</text:p>
          </table:table-cell>
          <table:table-cell office:value-type="float" office:value="0.815950246818161" calcext:value-type="float">
            <text:p>0.815950246818161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8_0</text:p>
          </table:table-cell>
          <table:table-cell office:value-type="float" office:value="0.784573650953991" calcext:value-type="float">
            <text:p>0.784573650953991</text:p>
          </table:table-cell>
          <table:table-cell office:value-type="float" office:value="0.785649100034602" calcext:value-type="float">
            <text:p>0.785649100034602</text:p>
          </table:table-cell>
          <table:table-cell office:value-type="float" office:value="0.783941748308977" calcext:value-type="float">
            <text:p>0.783941748308977</text:p>
          </table:table-cell>
          <table:table-cell office:value-type="float" office:value="0.822020330148247" calcext:value-type="float">
            <text:p>0.822020330148247</text:p>
          </table:table-cell>
          <table:table-cell office:value-type="float" office:value="0.996" calcext:value-type="float">
            <text:p>0.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1543553150313" calcext:value-type="float">
            <text:p>0.781543553150313</text:p>
          </table:table-cell>
          <table:table-cell office:value-type="float" office:value="0.772119584616732" calcext:value-type="float">
            <text:p>0.772119584616732</text:p>
          </table:table-cell>
          <table:table-cell office:value-type="float" office:value="0.793730206305091" calcext:value-type="float">
            <text:p>0.793730206305091</text:p>
          </table:table-cell>
          <table:table-cell office:value-type="float" office:value="0.805487164025657" calcext:value-type="float">
            <text:p>0.8054871640256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6479485271775" calcext:value-type="float">
            <text:p>0.786479485271775</text:p>
          </table:table-cell>
          <table:table-cell office:value-type="float" office:value="0.783863330880693" calcext:value-type="float">
            <text:p>0.783863330880693</text:p>
          </table:table-cell>
          <table:table-cell office:value-type="float" office:value="0.789301839083728" calcext:value-type="float">
            <text:p>0.789301839083728</text:p>
          </table:table-cell>
          <table:table-cell office:value-type="float" office:value="0.816522789689562" calcext:value-type="float">
            <text:p>0.816522789689562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8_4</text:p>
          </table:table-cell>
          <table:table-cell office:value-type="float" office:value="0.79163323766334" calcext:value-type="float">
            <text:p>0.79163323766334</text:p>
          </table:table-cell>
          <table:table-cell office:value-type="float" office:value="0.789206077025669" calcext:value-type="float">
            <text:p>0.789206077025669</text:p>
          </table:table-cell>
          <table:table-cell office:value-type="float" office:value="0.794428902920543" calcext:value-type="float">
            <text:p>0.794428902920543</text:p>
          </table:table-cell>
          <table:table-cell office:value-type="float" office:value="0.821144543190317" calcext:value-type="float">
            <text:p>0.821144543190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895534334557" calcext:value-type="float">
            <text:p>0.782895534334557</text:p>
          </table:table-cell>
          <table:table-cell office:value-type="float" office:value="0.773602529493055" calcext:value-type="float">
            <text:p>0.773602529493055</text:p>
          </table:table-cell>
          <table:table-cell office:value-type="float" office:value="0.794819963384213" calcext:value-type="float">
            <text:p>0.794819963384213</text:p>
          </table:table-cell>
          <table:table-cell office:value-type="float" office:value="0.806300379142032" calcext:value-type="float">
            <text:p>0.8063003791420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6891911767687" calcext:value-type="float">
            <text:p>0.786891911767687</text:p>
          </table:table-cell>
          <table:table-cell office:value-type="float" office:value="0.783561649669189" calcext:value-type="float">
            <text:p>0.783561649669189</text:p>
          </table:table-cell>
          <table:table-cell office:value-type="float" office:value="0.790575689154945" calcext:value-type="float">
            <text:p>0.790575689154945</text:p>
          </table:table-cell>
          <table:table-cell office:value-type="float" office:value="0.815940630249737" calcext:value-type="float">
            <text:p>0.815940630249737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emniscate_8_8</text:p>
          </table:table-cell>
          <table:table-cell office:value-type="float" office:value="0.78625890265751" calcext:value-type="float">
            <text:p>0.78625890265751</text:p>
          </table:table-cell>
          <table:table-cell office:value-type="float" office:value="0.787349636667799" calcext:value-type="float">
            <text:p>0.787349636667799</text:p>
          </table:table-cell>
          <table:table-cell office:value-type="float" office:value="0.785503026125759" calcext:value-type="float">
            <text:p>0.785503026125759</text:p>
          </table:table-cell>
          <table:table-cell office:value-type="float" office:value="0.823083302687552" calcext:value-type="float">
            <text:p>0.823083302687552</text:p>
          </table:table-cell>
          <table:table-cell office:value-type="float" office:value="0.996" calcext:value-type="float">
            <text:p>0.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0766595008395" calcext:value-type="float">
            <text:p>0.780766595008395</text:p>
          </table:table-cell>
          <table:table-cell office:value-type="float" office:value="0.77166013527389" calcext:value-type="float">
            <text:p>0.77166013527389</text:p>
          </table:table-cell>
          <table:table-cell office:value-type="float" office:value="0.792377806320946" calcext:value-type="float">
            <text:p>0.792377806320946</text:p>
          </table:table-cell>
          <table:table-cell office:value-type="float" office:value="0.808024633953492" calcext:value-type="float">
            <text:p>0.808024633953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413324972677" calcext:value-type="float">
            <text:p>0.78413324972677</text:p>
          </table:table-cell>
          <table:table-cell office:value-type="float" office:value="0.780656152677628" calcext:value-type="float">
            <text:p>0.780656152677628</text:p>
          </table:table-cell>
          <table:table-cell office:value-type="float" office:value="0.788054015421323" calcext:value-type="float">
            <text:p>0.788054015421323</text:p>
          </table:table-cell>
          <table:table-cell office:value-type="float" office:value="0.81488217102305" calcext:value-type="float">
            <text:p>0.81488217102305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0_0</text:p>
          </table:table-cell>
          <table:table-cell office:value-type="float" office:value="0.838248041778251" calcext:value-type="float">
            <text:p>0.838248041778251</text:p>
          </table:table-cell>
          <table:table-cell office:value-type="float" office:value="0.814885261358666" calcext:value-type="float">
            <text:p>0.814885261358666</text:p>
          </table:table-cell>
          <table:table-cell office:value-type="float" office:value="0.872614035549312" calcext:value-type="float">
            <text:p>0.872614035549312</text:p>
          </table:table-cell>
          <table:table-cell office:value-type="float" office:value="0.861773771900062" calcext:value-type="float">
            <text:p>0.861773771900062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79081618454522" calcext:value-type="float">
            <text:p>0.779081618454522</text:p>
          </table:table-cell>
          <table:table-cell office:value-type="float" office:value="0.772971004037216" calcext:value-type="float">
            <text:p>0.772971004037216</text:p>
          </table:table-cell>
          <table:table-cell office:value-type="float" office:value="0.787586400878615" calcext:value-type="float">
            <text:p>0.787586400878615</text:p>
          </table:table-cell>
          <table:table-cell office:value-type="float" office:value="0.82179675577082" calcext:value-type="float">
            <text:p>0.82179675577082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4311676668461" calcext:value-type="float">
            <text:p>0.804311676668461</text:p>
          </table:table-cell>
          <table:table-cell office:value-type="float" office:value="0.791810114018944" calcext:value-type="float">
            <text:p>0.791810114018944</text:p>
          </table:table-cell>
          <table:table-cell office:value-type="float" office:value="0.820613176474454" calcext:value-type="float">
            <text:p>0.820613176474454</text:p>
          </table:table-cell>
          <table:table-cell office:value-type="float" office:value="0.836500420200724" calcext:value-type="float">
            <text:p>0.836500420200724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0_4</text:p>
          </table:table-cell>
          <table:table-cell office:value-type="float" office:value="0.832828006888662" calcext:value-type="float">
            <text:p>0.832828006888662</text:p>
          </table:table-cell>
          <table:table-cell office:value-type="float" office:value="0.809967257954163" calcext:value-type="float">
            <text:p>0.809967257954163</text:p>
          </table:table-cell>
          <table:table-cell office:value-type="float" office:value="0.866423140720158" calcext:value-type="float">
            <text:p>0.866423140720158</text:p>
          </table:table-cell>
          <table:table-cell office:value-type="float" office:value="0.856629806620694" calcext:value-type="float">
            <text:p>0.856629806620694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027226091735" calcext:value-type="float">
            <text:p>0.78027226091735</text:p>
          </table:table-cell>
          <table:table-cell office:value-type="float" office:value="0.77434538021623" calcext:value-type="float">
            <text:p>0.77434538021623</text:p>
          </table:table-cell>
          <table:table-cell office:value-type="float" office:value="0.788520890651945" calcext:value-type="float">
            <text:p>0.788520890651945</text:p>
          </table:table-cell>
          <table:table-cell office:value-type="float" office:value="0.815262477487192" calcext:value-type="float">
            <text:p>0.815262477487192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3144387447698" calcext:value-type="float">
            <text:p>0.803144387447698</text:p>
          </table:table-cell>
          <table:table-cell office:value-type="float" office:value="0.790150893946505" calcext:value-type="float">
            <text:p>0.790150893946505</text:p>
          </table:table-cell>
          <table:table-cell office:value-type="float" office:value="0.820117630097323" calcext:value-type="float">
            <text:p>0.820117630097323</text:p>
          </table:table-cell>
          <table:table-cell office:value-type="float" office:value="0.835678771796873" calcext:value-type="float">
            <text:p>0.835678771796873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0_8</text:p>
          </table:table-cell>
          <table:table-cell office:value-type="float" office:value="0.833469061245269" calcext:value-type="float">
            <text:p>0.833469061245269</text:p>
          </table:table-cell>
          <table:table-cell office:value-type="float" office:value="0.811920268092791" calcext:value-type="float">
            <text:p>0.811920268092791</text:p>
          </table:table-cell>
          <table:table-cell office:value-type="float" office:value="0.864411216387147" calcext:value-type="float">
            <text:p>0.864411216387147</text:p>
          </table:table-cell>
          <table:table-cell office:value-type="float" office:value="0.857321232425977" calcext:value-type="float">
            <text:p>0.857321232425977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3465540735796" calcext:value-type="float">
            <text:p>0.783465540735796</text:p>
          </table:table-cell>
          <table:table-cell office:value-type="float" office:value="0.776947588851252" calcext:value-type="float">
            <text:p>0.776947588851252</text:p>
          </table:table-cell>
          <table:table-cell office:value-type="float" office:value="0.792616550584334" calcext:value-type="float">
            <text:p>0.792616550584334</text:p>
          </table:table-cell>
          <table:table-cell office:value-type="float" office:value="0.817512072977819" calcext:value-type="float">
            <text:p>0.817512072977819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4314842088278" calcext:value-type="float">
            <text:p>0.804314842088278</text:p>
          </table:table-cell>
          <table:table-cell office:value-type="float" office:value="0.790816156771109" calcext:value-type="float">
            <text:p>0.790816156771109</text:p>
          </table:table-cell>
          <table:table-cell office:value-type="float" office:value="0.821866186324282" calcext:value-type="float">
            <text:p>0.821866186324282</text:p>
          </table:table-cell>
          <table:table-cell office:value-type="float" office:value="0.833603839380489" calcext:value-type="float">
            <text:p>0.833603839380489</text:p>
          </table:table-cell>
          <table:table-cell office:value-type="float" office:value="0.979035639412998" calcext:value-type="float">
            <text:p>0.9790356394129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4_0</text:p>
          </table:table-cell>
          <table:table-cell office:value-type="float" office:value="0.830949167599423" calcext:value-type="float">
            <text:p>0.830949167599423</text:p>
          </table:table-cell>
          <table:table-cell office:value-type="float" office:value="0.809841491211743" calcext:value-type="float">
            <text:p>0.809841491211743</text:p>
          </table:table-cell>
          <table:table-cell office:value-type="float" office:value="0.861326520417224" calcext:value-type="float">
            <text:p>0.861326520417224</text:p>
          </table:table-cell>
          <table:table-cell office:value-type="float" office:value="0.855948698742754" calcext:value-type="float">
            <text:p>0.855948698742754</text:p>
          </table:table-cell>
          <table:table-cell office:value-type="float" office:value="0.958071278825996" calcext:value-type="float">
            <text:p>0.958071278825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632915086536" calcext:value-type="float">
            <text:p>0.782632915086536</text:p>
          </table:table-cell>
          <table:table-cell office:value-type="float" office:value="0.776735090446479" calcext:value-type="float">
            <text:p>0.776735090446479</text:p>
          </table:table-cell>
          <table:table-cell office:value-type="float" office:value="0.791057289607517" calcext:value-type="float">
            <text:p>0.791057289607517</text:p>
          </table:table-cell>
          <table:table-cell office:value-type="float" office:value="0.816289312666541" calcext:value-type="float">
            <text:p>0.816289312666541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3730224766809" calcext:value-type="float">
            <text:p>0.803730224766809</text:p>
          </table:table-cell>
          <table:table-cell office:value-type="float" office:value="0.790779570912705" calcext:value-type="float">
            <text:p>0.790779570912705</text:p>
          </table:table-cell>
          <table:table-cell office:value-type="float" office:value="0.820649298544142" calcext:value-type="float">
            <text:p>0.820649298544142</text:p>
          </table:table-cell>
          <table:table-cell office:value-type="float" office:value="0.835263599193678" calcext:value-type="float">
            <text:p>0.835263599193678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4_4</text:p>
          </table:table-cell>
          <table:table-cell office:value-type="float" office:value="0.825130079252282" calcext:value-type="float">
            <text:p>0.825130079252282</text:p>
          </table:table-cell>
          <table:table-cell office:value-type="float" office:value="0.804438756402919" calcext:value-type="float">
            <text:p>0.804438756402919</text:p>
          </table:table-cell>
          <table:table-cell office:value-type="float" office:value="0.854834265110466" calcext:value-type="float">
            <text:p>0.854834265110466</text:p>
          </table:table-cell>
          <table:table-cell office:value-type="float" office:value="0.854734166256687" calcext:value-type="float">
            <text:p>0.854734166256687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5049101887639" calcext:value-type="float">
            <text:p>0.785049101887639</text:p>
          </table:table-cell>
          <table:table-cell office:value-type="float" office:value="0.779617009822907" calcext:value-type="float">
            <text:p>0.779617009822907</text:p>
          </table:table-cell>
          <table:table-cell office:value-type="float" office:value="0.792608377614994" calcext:value-type="float">
            <text:p>0.792608377614994</text:p>
          </table:table-cell>
          <table:table-cell office:value-type="float" office:value="0.817993557914489" calcext:value-type="float">
            <text:p>0.817993557914489</text:p>
          </table:table-cell>
          <table:table-cell office:value-type="float" office:value="0.979035639412998" calcext:value-type="float">
            <text:p>0.9790356394129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2624256876526" calcext:value-type="float">
            <text:p>0.802624256876526</text:p>
          </table:table-cell>
          <table:table-cell office:value-type="float" office:value="0.789630920234251" calcext:value-type="float">
            <text:p>0.789630920234251</text:p>
          </table:table-cell>
          <table:table-cell office:value-type="float" office:value="0.819581079781653" calcext:value-type="float">
            <text:p>0.819581079781653</text:p>
          </table:table-cell>
          <table:table-cell office:value-type="float" office:value="0.83500149513439" calcext:value-type="float">
            <text:p>0.83500149513439</text:p>
          </table:table-cell>
          <table:table-cell office:value-type="float" office:value="0.979035639412998" calcext:value-type="float">
            <text:p>0.9790356394129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4_8</text:p>
          </table:table-cell>
          <table:table-cell office:value-type="float" office:value="0.826318478363603" calcext:value-type="float">
            <text:p>0.826318478363603</text:p>
          </table:table-cell>
          <table:table-cell office:value-type="float" office:value="0.806702105486158" calcext:value-type="float">
            <text:p>0.806702105486158</text:p>
          </table:table-cell>
          <table:table-cell office:value-type="float" office:value="0.854427254833116" calcext:value-type="float">
            <text:p>0.854427254833116</text:p>
          </table:table-cell>
          <table:table-cell office:value-type="float" office:value="0.851778921487104" calcext:value-type="float">
            <text:p>0.851778921487104</text:p>
          </table:table-cell>
          <table:table-cell office:value-type="float" office:value="0.964360587002096" calcext:value-type="float">
            <text:p>0.9643605870020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407852069864" calcext:value-type="float">
            <text:p>0.782407852069864</text:p>
          </table:table-cell>
          <table:table-cell office:value-type="float" office:value="0.776996617457904" calcext:value-type="float">
            <text:p>0.776996617457904</text:p>
          </table:table-cell>
          <table:table-cell office:value-type="float" office:value="0.789916635025885" calcext:value-type="float">
            <text:p>0.789916635025885</text:p>
          </table:table-cell>
          <table:table-cell office:value-type="float" office:value="0.818124325662371" calcext:value-type="float">
            <text:p>0.818124325662371</text:p>
          </table:table-cell>
          <table:table-cell office:value-type="float" office:value="0.974842767295598" calcext:value-type="float">
            <text:p>0.9748427672955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0663903882719" calcext:value-type="float">
            <text:p>0.800663903882719</text:p>
          </table:table-cell>
          <table:table-cell office:value-type="float" office:value="0.787678176184309" calcext:value-type="float">
            <text:p>0.787678176184309</text:p>
          </table:table-cell>
          <table:table-cell office:value-type="float" office:value="0.817473736943415" calcext:value-type="float">
            <text:p>0.817473736943415</text:p>
          </table:table-cell>
          <table:table-cell office:value-type="float" office:value="0.83319151864461" calcext:value-type="float">
            <text:p>0.83319151864461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8_0</text:p>
          </table:table-cell>
          <table:table-cell office:value-type="float" office:value="0.825663613391081" calcext:value-type="float">
            <text:p>0.825663613391081</text:p>
          </table:table-cell>
          <table:table-cell office:value-type="float" office:value="0.805330240234686" calcext:value-type="float">
            <text:p>0.805330240234686</text:p>
          </table:table-cell>
          <table:table-cell office:value-type="float" office:value="0.854816047761177" calcext:value-type="float">
            <text:p>0.854816047761177</text:p>
          </table:table-cell>
          <table:table-cell office:value-type="float" office:value="0.853276931910345" calcext:value-type="float">
            <text:p>0.853276931910345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909697498291" calcext:value-type="float">
            <text:p>0.781909697498291</text:p>
          </table:table-cell>
          <table:table-cell office:value-type="float" office:value="0.775849099545881" calcext:value-type="float">
            <text:p>0.775849099545881</text:p>
          </table:table-cell>
          <table:table-cell office:value-type="float" office:value="0.790515366591382" calcext:value-type="float">
            <text:p>0.790515366591382</text:p>
          </table:table-cell>
          <table:table-cell office:value-type="float" office:value="0.817040520270175" calcext:value-type="float">
            <text:p>0.817040520270175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2404713410685" calcext:value-type="float">
            <text:p>0.802404713410685</text:p>
          </table:table-cell>
          <table:table-cell office:value-type="float" office:value="0.790070559492797" calcext:value-type="float">
            <text:p>0.790070559492797</text:p>
          </table:table-cell>
          <table:table-cell office:value-type="float" office:value="0.818282551715428" calcext:value-type="float">
            <text:p>0.818282551715428</text:p>
          </table:table-cell>
          <table:table-cell office:value-type="float" office:value="0.835493633823048" calcext:value-type="float">
            <text:p>0.835493633823048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8_4</text:p>
          </table:table-cell>
          <table:table-cell office:value-type="float" office:value="0.820403573769429" calcext:value-type="float">
            <text:p>0.820403573769429</text:p>
          </table:table-cell>
          <table:table-cell office:value-type="float" office:value="0.799921406492605" calcext:value-type="float">
            <text:p>0.799921406492605</text:p>
          </table:table-cell>
          <table:table-cell office:value-type="float" office:value="0.849615582156497" calcext:value-type="float">
            <text:p>0.849615582156497</text:p>
          </table:table-cell>
          <table:table-cell office:value-type="float" office:value="0.847064441700382" calcext:value-type="float">
            <text:p>0.847064441700382</text:p>
          </table:table-cell>
          <table:table-cell office:value-type="float" office:value="0.958071278825996" calcext:value-type="float">
            <text:p>0.958071278825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0797193744629" calcext:value-type="float">
            <text:p>0.780797193744629</text:p>
          </table:table-cell>
          <table:table-cell office:value-type="float" office:value="0.774358453143341" calcext:value-type="float">
            <text:p>0.774358453143341</text:p>
          </table:table-cell>
          <table:table-cell office:value-type="float" office:value="0.789707941079214" calcext:value-type="float">
            <text:p>0.789707941079214</text:p>
          </table:table-cell>
          <table:table-cell office:value-type="float" office:value="0.817619358664079" calcext:value-type="float">
            <text:p>0.817619358664079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1435545644411" calcext:value-type="float">
            <text:p>0.801435545644411</text:p>
          </table:table-cell>
          <table:table-cell office:value-type="float" office:value="0.788565366319592" calcext:value-type="float">
            <text:p>0.788565366319592</text:p>
          </table:table-cell>
          <table:table-cell office:value-type="float" office:value="0.817950374230213" calcext:value-type="float">
            <text:p>0.817950374230213</text:p>
          </table:table-cell>
          <table:table-cell office:value-type="float" office:value="0.834465331542487" calcext:value-type="float">
            <text:p>0.834465331542487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linear_8_8</text:p>
          </table:table-cell>
          <table:table-cell office:value-type="float" office:value="0.819190196548526" calcext:value-type="float">
            <text:p>0.819190196548526</text:p>
          </table:table-cell>
          <table:table-cell office:value-type="float" office:value="0.800924825319411" calcext:value-type="float">
            <text:p>0.800924825319411</text:p>
          </table:table-cell>
          <table:table-cell office:value-type="float" office:value="0.844867271212142" calcext:value-type="float">
            <text:p>0.844867271212142</text:p>
          </table:table-cell>
          <table:table-cell office:value-type="float" office:value="0.848771899507248" calcext:value-type="float">
            <text:p>0.848771899507248</text:p>
          </table:table-cell>
          <table:table-cell office:value-type="float" office:value="0.958071278825996" calcext:value-type="float">
            <text:p>0.958071278825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3505928996906" calcext:value-type="float">
            <text:p>0.783505928996906</text:p>
          </table:table-cell>
          <table:table-cell office:value-type="float" office:value="0.776346952207501" calcext:value-type="float">
            <text:p>0.776346952207501</text:p>
          </table:table-cell>
          <table:table-cell office:value-type="float" office:value="0.793670950210664" calcext:value-type="float">
            <text:p>0.793670950210664</text:p>
          </table:table-cell>
          <table:table-cell office:value-type="float" office:value="0.817767197574343" calcext:value-type="float">
            <text:p>0.817767197574343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1769869352185" calcext:value-type="float">
            <text:p>0.801769869352185</text:p>
          </table:table-cell>
          <table:table-cell office:value-type="float" office:value="0.788877130371903" calcext:value-type="float">
            <text:p>0.788877130371903</text:p>
          </table:table-cell>
          <table:table-cell office:value-type="float" office:value="0.818209169886219" calcext:value-type="float">
            <text:p>0.818209169886219</text:p>
          </table:table-cell>
          <table:table-cell office:value-type="float" office:value="0.833992811050852" calcext:value-type="float">
            <text:p>0.833992811050852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0_0</text:p>
          </table:table-cell>
          <table:table-cell office:value-type="float" office:value="0.797403218394988" calcext:value-type="float">
            <text:p>0.797403218394988</text:p>
          </table:table-cell>
          <table:table-cell office:value-type="float" office:value="0.794062370698532" calcext:value-type="float">
            <text:p>0.794062370698532</text:p>
          </table:table-cell>
          <table:table-cell office:value-type="float" office:value="0.801417115164058" calcext:value-type="float">
            <text:p>0.801417115164058</text:p>
          </table:table-cell>
          <table:table-cell office:value-type="float" office:value="0.820564082867069" calcext:value-type="float">
            <text:p>0.820564082867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1440311714899" calcext:value-type="float">
            <text:p>0.791440311714899</text:p>
          </table:table-cell>
          <table:table-cell office:value-type="float" office:value="0.778713850974284" calcext:value-type="float">
            <text:p>0.778713850974284</text:p>
          </table:table-cell>
          <table:table-cell office:value-type="float" office:value="0.809147141809465" calcext:value-type="float">
            <text:p>0.809147141809465</text:p>
          </table:table-cell>
          <table:table-cell office:value-type="float" office:value="0.811546477152957" calcext:value-type="float">
            <text:p>0.811546477152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9249670804417" calcext:value-type="float">
            <text:p>0.799249670804417</text:p>
          </table:table-cell>
          <table:table-cell office:value-type="float" office:value="0.794949948342338" calcext:value-type="float">
            <text:p>0.794949948342338</text:p>
          </table:table-cell>
          <table:table-cell office:value-type="float" office:value="0.804096356188781" calcext:value-type="float">
            <text:p>0.804096356188781</text:p>
          </table:table-cell>
          <table:table-cell office:value-type="float" office:value="0.826799136727306" calcext:value-type="float">
            <text:p>0.826799136727306</text:p>
          </table:table-cell>
          <table:table-cell office:value-type="float" office:value="0.992" calcext:value-type="float">
            <text:p>0.99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0_4</text:p>
          </table:table-cell>
          <table:table-cell office:value-type="float" office:value="0.79287367903503" calcext:value-type="float">
            <text:p>0.79287367903503</text:p>
          </table:table-cell>
          <table:table-cell office:value-type="float" office:value="0.789827763280543" calcext:value-type="float">
            <text:p>0.789827763280543</text:p>
          </table:table-cell>
          <table:table-cell office:value-type="float" office:value="0.796595338366696" calcext:value-type="float">
            <text:p>0.796595338366696</text:p>
          </table:table-cell>
          <table:table-cell office:value-type="float" office:value="0.816479556730627" calcext:value-type="float">
            <text:p>0.8164795567306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7282417346517" calcext:value-type="float">
            <text:p>0.787282417346517</text:p>
          </table:table-cell>
          <table:table-cell office:value-type="float" office:value="0.776411526161351" calcext:value-type="float">
            <text:p>0.776411526161351</text:p>
          </table:table-cell>
          <table:table-cell office:value-type="float" office:value="0.802292225401563" calcext:value-type="float">
            <text:p>0.802292225401563</text:p>
          </table:table-cell>
          <table:table-cell office:value-type="float" office:value="0.810403952764797" calcext:value-type="float">
            <text:p>0.8104039527647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2395345946989" calcext:value-type="float">
            <text:p>0.792395345946989</text:p>
          </table:table-cell>
          <table:table-cell office:value-type="float" office:value="0.788411007524814" calcext:value-type="float">
            <text:p>0.788411007524814</text:p>
          </table:table-cell>
          <table:table-cell office:value-type="float" office:value="0.796867675267586" calcext:value-type="float">
            <text:p>0.796867675267586</text:p>
          </table:table-cell>
          <table:table-cell office:value-type="float" office:value="0.825448620568082" calcext:value-type="float">
            <text:p>0.825448620568082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0_8</text:p>
          </table:table-cell>
          <table:table-cell office:value-type="float" office:value="0.791749763481491" calcext:value-type="float">
            <text:p>0.791749763481491</text:p>
          </table:table-cell>
          <table:table-cell office:value-type="float" office:value="0.788762831479846" calcext:value-type="float">
            <text:p>0.788762831479846</text:p>
          </table:table-cell>
          <table:table-cell office:value-type="float" office:value="0.795251044472648" calcext:value-type="float">
            <text:p>0.795251044472648</text:p>
          </table:table-cell>
          <table:table-cell office:value-type="float" office:value="0.815458371331476" calcext:value-type="float">
            <text:p>0.8154583713314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158975737251" calcext:value-type="float">
            <text:p>0.789158975737251</text:p>
          </table:table-cell>
          <table:table-cell office:value-type="float" office:value="0.777872160960953" calcext:value-type="float">
            <text:p>0.777872160960953</text:p>
          </table:table-cell>
          <table:table-cell office:value-type="float" office:value="0.804526256468067" calcext:value-type="float">
            <text:p>0.804526256468067</text:p>
          </table:table-cell>
          <table:table-cell office:value-type="float" office:value="0.809017479508179" calcext:value-type="float">
            <text:p>0.809017479508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2221879373112" calcext:value-type="float">
            <text:p>0.792221879373112</text:p>
          </table:table-cell>
          <table:table-cell office:value-type="float" office:value="0.787781369276627" calcext:value-type="float">
            <text:p>0.787781369276627</text:p>
          </table:table-cell>
          <table:table-cell office:value-type="float" office:value="0.797256013161901" calcext:value-type="float">
            <text:p>0.797256013161901</text:p>
          </table:table-cell>
          <table:table-cell office:value-type="float" office:value="0.82317990511602" calcext:value-type="float">
            <text:p>0.82317990511602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4_0</text:p>
          </table:table-cell>
          <table:table-cell office:value-type="float" office:value="0.798308020968859" calcext:value-type="float">
            <text:p>0.798308020968859</text:p>
          </table:table-cell>
          <table:table-cell office:value-type="float" office:value="0.794598254823903" calcext:value-type="float">
            <text:p>0.794598254823903</text:p>
          </table:table-cell>
          <table:table-cell office:value-type="float" office:value="0.802671649472763" calcext:value-type="float">
            <text:p>0.802671649472763</text:p>
          </table:table-cell>
          <table:table-cell office:value-type="float" office:value="0.819255948229994" calcext:value-type="float">
            <text:p>0.819255948229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1076921233701" calcext:value-type="float">
            <text:p>0.791076921233701</text:p>
          </table:table-cell>
          <table:table-cell office:value-type="float" office:value="0.778431706109274" calcext:value-type="float">
            <text:p>0.778431706109274</text:p>
          </table:table-cell>
          <table:table-cell office:value-type="float" office:value="0.808697870330018" calcext:value-type="float">
            <text:p>0.808697870330018</text:p>
          </table:table-cell>
          <table:table-cell office:value-type="float" office:value="0.812298006441088" calcext:value-type="float">
            <text:p>0.8122980064410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938876844168" calcext:value-type="float">
            <text:p>0.79938876844168</text:p>
          </table:table-cell>
          <table:table-cell office:value-type="float" office:value="0.794059099951073" calcext:value-type="float">
            <text:p>0.794059099951073</text:p>
          </table:table-cell>
          <table:table-cell office:value-type="float" office:value="0.805541132471166" calcext:value-type="float">
            <text:p>0.805541132471166</text:p>
          </table:table-cell>
          <table:table-cell office:value-type="float" office:value="0.828582785174023" calcext:value-type="float">
            <text:p>0.828582785174023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4_4</text:p>
          </table:table-cell>
          <table:table-cell office:value-type="float" office:value="0.791962279773432" calcext:value-type="float">
            <text:p>0.791962279773432</text:p>
          </table:table-cell>
          <table:table-cell office:value-type="float" office:value="0.7885174679231" calcext:value-type="float">
            <text:p>0.7885174679231</text:p>
          </table:table-cell>
          <table:table-cell office:value-type="float" office:value="0.795986668222648" calcext:value-type="float">
            <text:p>0.795986668222648</text:p>
          </table:table-cell>
          <table:table-cell office:value-type="float" office:value="0.814712604029559" calcext:value-type="float">
            <text:p>0.8147126040295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770414680505" calcext:value-type="float">
            <text:p>0.788770414680505</text:p>
          </table:table-cell>
          <table:table-cell office:value-type="float" office:value="0.777855751926518" calcext:value-type="float">
            <text:p>0.777855751926518</text:p>
          </table:table-cell>
          <table:table-cell office:value-type="float" office:value="0.803967926100323" calcext:value-type="float">
            <text:p>0.803967926100323</text:p>
          </table:table-cell>
          <table:table-cell office:value-type="float" office:value="0.810599828343105" calcext:value-type="float">
            <text:p>0.810599828343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0401721343412" calcext:value-type="float">
            <text:p>0.800401721343412</text:p>
          </table:table-cell>
          <table:table-cell office:value-type="float" office:value="0.795027022958009" calcext:value-type="float">
            <text:p>0.795027022958009</text:p>
          </table:table-cell>
          <table:table-cell office:value-type="float" office:value="0.806589348976934" calcext:value-type="float">
            <text:p>0.806589348976934</text:p>
          </table:table-cell>
          <table:table-cell office:value-type="float" office:value="0.825220213167625" calcext:value-type="float">
            <text:p>0.825220213167625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4_8</text:p>
          </table:table-cell>
          <table:table-cell office:value-type="float" office:value="0.791864922139509" calcext:value-type="float">
            <text:p>0.791864922139509</text:p>
          </table:table-cell>
          <table:table-cell office:value-type="float" office:value="0.789220843933635" calcext:value-type="float">
            <text:p>0.789220843933635</text:p>
          </table:table-cell>
          <table:table-cell office:value-type="float" office:value="0.794879407588439" calcext:value-type="float">
            <text:p>0.794879407588439</text:p>
          </table:table-cell>
          <table:table-cell office:value-type="float" office:value="0.815423216471327" calcext:value-type="float">
            <text:p>0.815423216471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7052260327897" calcext:value-type="float">
            <text:p>0.787052260327897</text:p>
          </table:table-cell>
          <table:table-cell office:value-type="float" office:value="0.776980419616614" calcext:value-type="float">
            <text:p>0.776980419616614</text:p>
          </table:table-cell>
          <table:table-cell office:value-type="float" office:value="0.801157096111925" calcext:value-type="float">
            <text:p>0.801157096111925</text:p>
          </table:table-cell>
          <table:table-cell office:value-type="float" office:value="0.809698982504244" calcext:value-type="float">
            <text:p>0.809698982504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4150390880254" calcext:value-type="float">
            <text:p>0.784150390880254</text:p>
          </table:table-cell>
          <table:table-cell office:value-type="float" office:value="0.777928226260165" calcext:value-type="float">
            <text:p>0.777928226260165</text:p>
          </table:table-cell>
          <table:table-cell office:value-type="float" office:value="0.791602573076848" calcext:value-type="float">
            <text:p>0.791602573076848</text:p>
          </table:table-cell>
          <table:table-cell office:value-type="float" office:value="0.823142116863746" calcext:value-type="float">
            <text:p>0.823142116863746</text:p>
          </table:table-cell>
          <table:table-cell office:value-type="float" office:value="0.976" calcext:value-type="float">
            <text:p>0.97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8_0</text:p>
          </table:table-cell>
          <table:table-cell office:value-type="float" office:value="0.799871377125643" calcext:value-type="float">
            <text:p>0.799871377125643</text:p>
          </table:table-cell>
          <table:table-cell office:value-type="float" office:value="0.796247876641872" calcext:value-type="float">
            <text:p>0.796247876641872</text:p>
          </table:table-cell>
          <table:table-cell office:value-type="float" office:value="0.804160461212951" calcext:value-type="float">
            <text:p>0.804160461212951</text:p>
          </table:table-cell>
          <table:table-cell office:value-type="float" office:value="0.820294461843727" calcext:value-type="float">
            <text:p>0.820294461843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0927583413353" calcext:value-type="float">
            <text:p>0.790927583413353</text:p>
          </table:table-cell>
          <table:table-cell office:value-type="float" office:value="0.778834532490645" calcext:value-type="float">
            <text:p>0.778834532490645</text:p>
          </table:table-cell>
          <table:table-cell office:value-type="float" office:value="0.807803506793941" calcext:value-type="float">
            <text:p>0.807803506793941</text:p>
          </table:table-cell>
          <table:table-cell office:value-type="float" office:value="0.811815635364616" calcext:value-type="float">
            <text:p>0.811815635364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0157122172165" calcext:value-type="float">
            <text:p>0.800157122172165</text:p>
          </table:table-cell>
          <table:table-cell office:value-type="float" office:value="0.795438988903184" calcext:value-type="float">
            <text:p>0.795438988903184</text:p>
          </table:table-cell>
          <table:table-cell office:value-type="float" office:value="0.805506360097457" calcext:value-type="float">
            <text:p>0.805506360097457</text:p>
          </table:table-cell>
          <table:table-cell office:value-type="float" office:value="0.828269239995858" calcext:value-type="float">
            <text:p>0.828269239995858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8_4</text:p>
          </table:table-cell>
          <table:table-cell office:value-type="float" office:value="0.795064649684325" calcext:value-type="float">
            <text:p>0.795064649684325</text:p>
          </table:table-cell>
          <table:table-cell office:value-type="float" office:value="0.790599035940532" calcext:value-type="float">
            <text:p>0.790599035940532</text:p>
          </table:table-cell>
          <table:table-cell office:value-type="float" office:value="0.800571669925523" calcext:value-type="float">
            <text:p>0.800571669925523</text:p>
          </table:table-cell>
          <table:table-cell office:value-type="float" office:value="0.815923952456261" calcext:value-type="float">
            <text:p>0.815923952456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9905056525657" calcext:value-type="float">
            <text:p>0.789905056525657</text:p>
          </table:table-cell>
          <table:table-cell office:value-type="float" office:value="0.778413601501706" calcext:value-type="float">
            <text:p>0.778413601501706</text:p>
          </table:table-cell>
          <table:table-cell office:value-type="float" office:value="0.805928735035552" calcext:value-type="float">
            <text:p>0.805928735035552</text:p>
          </table:table-cell>
          <table:table-cell office:value-type="float" office:value="0.810719821491313" calcext:value-type="float">
            <text:p>0.810719821491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1314573991227" calcext:value-type="float">
            <text:p>0.791314573991227</text:p>
          </table:table-cell>
          <table:table-cell office:value-type="float" office:value="0.785026136014071" calcext:value-type="float">
            <text:p>0.785026136014071</text:p>
          </table:table-cell>
          <table:table-cell office:value-type="float" office:value="0.798771783805607" calcext:value-type="float">
            <text:p>0.798771783805607</text:p>
          </table:table-cell>
          <table:table-cell office:value-type="float" office:value="0.825881553565437" calcext:value-type="float">
            <text:p>0.825881553565437</text:p>
          </table:table-cell>
          <table:table-cell office:value-type="float" office:value="0.982" calcext:value-type="float">
            <text:p>0.982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sinusoidal_8_8</text:p>
          </table:table-cell>
          <table:table-cell office:value-type="float" office:value="0.791580586518736" calcext:value-type="float">
            <text:p>0.791580586518736</text:p>
          </table:table-cell>
          <table:table-cell office:value-type="float" office:value="0.787659471004179" calcext:value-type="float">
            <text:p>0.787659471004179</text:p>
          </table:table-cell>
          <table:table-cell office:value-type="float" office:value="0.796288394554487" calcext:value-type="float">
            <text:p>0.796288394554487</text:p>
          </table:table-cell>
          <table:table-cell office:value-type="float" office:value="0.813869499272098" calcext:value-type="float">
            <text:p>0.8138694992720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815252515459" calcext:value-type="float">
            <text:p>0.78815252515459</text:p>
          </table:table-cell>
          <table:table-cell office:value-type="float" office:value="0.777971872698314" calcext:value-type="float">
            <text:p>0.777971872698314</text:p>
          </table:table-cell>
          <table:table-cell office:value-type="float" office:value="0.80214098481425" calcext:value-type="float">
            <text:p>0.80214098481425</text:p>
          </table:table-cell>
          <table:table-cell office:value-type="float" office:value="0.810189336261096" calcext:value-type="float">
            <text:p>0.810189336261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4948433013311" calcext:value-type="float">
            <text:p>0.784948433013311</text:p>
          </table:table-cell>
          <table:table-cell office:value-type="float" office:value="0.779716145130667" calcext:value-type="float">
            <text:p>0.779716145130667</text:p>
          </table:table-cell>
          <table:table-cell office:value-type="float" office:value="0.79111636214499" calcext:value-type="float">
            <text:p>0.79111636214499</text:p>
          </table:table-cell>
          <table:table-cell office:value-type="float" office:value="0.82399579764111" calcext:value-type="float">
            <text:p>0.82399579764111</text:p>
          </table:table-cell>
          <table:table-cell office:value-type="float" office:value="0.978" calcext:value-type="float">
            <text:p>0.97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0_0</text:p>
          </table:table-cell>
          <table:table-cell office:value-type="float" office:value="0.797601422629549" calcext:value-type="float">
            <text:p>0.797601422629549</text:p>
          </table:table-cell>
          <table:table-cell office:value-type="float" office:value="0.794751045934284" calcext:value-type="float">
            <text:p>0.794751045934284</text:p>
          </table:table-cell>
          <table:table-cell office:value-type="float" office:value="0.800860375675265" calcext:value-type="float">
            <text:p>0.800860375675265</text:p>
          </table:table-cell>
          <table:table-cell office:value-type="float" office:value="0.820066785937404" calcext:value-type="float">
            <text:p>0.8200667859374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623962213319" calcext:value-type="float">
            <text:p>0.782623962213319</text:p>
          </table:table-cell>
          <table:table-cell office:value-type="float" office:value="0.77262141416833" calcext:value-type="float">
            <text:p>0.77262141416833</text:p>
          </table:table-cell>
          <table:table-cell office:value-type="float" office:value="0.796016926392787" calcext:value-type="float">
            <text:p>0.796016926392787</text:p>
          </table:table-cell>
          <table:table-cell office:value-type="float" office:value="0.809745732850699" calcext:value-type="float">
            <text:p>0.8097457328506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9877958403918" calcext:value-type="float">
            <text:p>0.799877958403918</text:p>
          </table:table-cell>
          <table:table-cell office:value-type="float" office:value="0.794856557500209" calcext:value-type="float">
            <text:p>0.794856557500209</text:p>
          </table:table-cell>
          <table:table-cell office:value-type="float" office:value="0.805734007612512" calcext:value-type="float">
            <text:p>0.805734007612512</text:p>
          </table:table-cell>
          <table:table-cell office:value-type="float" office:value="0.824623648106761" calcext:value-type="float">
            <text:p>0.824623648106761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0_4</text:p>
          </table:table-cell>
          <table:table-cell office:value-type="float" office:value="0.797157545897787" calcext:value-type="float">
            <text:p>0.797157545897787</text:p>
          </table:table-cell>
          <table:table-cell office:value-type="float" office:value="0.794728025829495" calcext:value-type="float">
            <text:p>0.794728025829495</text:p>
          </table:table-cell>
          <table:table-cell office:value-type="float" office:value="0.799936777960592" calcext:value-type="float">
            <text:p>0.799936777960592</text:p>
          </table:table-cell>
          <table:table-cell office:value-type="float" office:value="0.821795607409079" calcext:value-type="float">
            <text:p>0.821795607409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012293242717" calcext:value-type="float">
            <text:p>0.782012293242717</text:p>
          </table:table-cell>
          <table:table-cell office:value-type="float" office:value="0.772064670371993" calcext:value-type="float">
            <text:p>0.772064670371993</text:p>
          </table:table-cell>
          <table:table-cell office:value-type="float" office:value="0.795285109754723" calcext:value-type="float">
            <text:p>0.795285109754723</text:p>
          </table:table-cell>
          <table:table-cell office:value-type="float" office:value="0.809936487044935" calcext:value-type="float">
            <text:p>0.809936487044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9703990659306" calcext:value-type="float">
            <text:p>0.799703990659306</text:p>
          </table:table-cell>
          <table:table-cell office:value-type="float" office:value="0.794482416700339" calcext:value-type="float">
            <text:p>0.794482416700339</text:p>
          </table:table-cell>
          <table:table-cell office:value-type="float" office:value="0.805925969244602" calcext:value-type="float">
            <text:p>0.805925969244602</text:p>
          </table:table-cell>
          <table:table-cell office:value-type="float" office:value="0.823534500167644" calcext:value-type="float">
            <text:p>0.823534500167644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0_8</text:p>
          </table:table-cell>
          <table:table-cell office:value-type="float" office:value="0.794867501158759" calcext:value-type="float">
            <text:p>0.794867501158759</text:p>
          </table:table-cell>
          <table:table-cell office:value-type="float" office:value="0.79263550266661" calcext:value-type="float">
            <text:p>0.79263550266661</text:p>
          </table:table-cell>
          <table:table-cell office:value-type="float" office:value="0.797415313348597" calcext:value-type="float">
            <text:p>0.797415313348597</text:p>
          </table:table-cell>
          <table:table-cell office:value-type="float" office:value="0.820218710043933" calcext:value-type="float">
            <text:p>0.8202187100439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715144473909" calcext:value-type="float">
            <text:p>0.782715144473909</text:p>
          </table:table-cell>
          <table:table-cell office:value-type="float" office:value="0.773257810501034" calcext:value-type="float">
            <text:p>0.773257810501034</text:p>
          </table:table-cell>
          <table:table-cell office:value-type="float" office:value="0.795244098457515" calcext:value-type="float">
            <text:p>0.795244098457515</text:p>
          </table:table-cell>
          <table:table-cell office:value-type="float" office:value="0.809264208459415" calcext:value-type="float">
            <text:p>0.809264208459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4497383075449" calcext:value-type="float">
            <text:p>0.794497383075449</text:p>
          </table:table-cell>
          <table:table-cell office:value-type="float" office:value="0.788830291319399" calcext:value-type="float">
            <text:p>0.788830291319399</text:p>
          </table:table-cell>
          <table:table-cell office:value-type="float" office:value="0.801281303100109" calcext:value-type="float">
            <text:p>0.801281303100109</text:p>
          </table:table-cell>
          <table:table-cell office:value-type="float" office:value="0.823310827953793" calcext:value-type="float">
            <text:p>0.823310827953793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4_0</text:p>
          </table:table-cell>
          <table:table-cell office:value-type="float" office:value="0.795580287248137" calcext:value-type="float">
            <text:p>0.795580287248137</text:p>
          </table:table-cell>
          <table:table-cell office:value-type="float" office:value="0.792707034298077" calcext:value-type="float">
            <text:p>0.792707034298077</text:p>
          </table:table-cell>
          <table:table-cell office:value-type="float" office:value="0.79883311517141" calcext:value-type="float">
            <text:p>0.79883311517141</text:p>
          </table:table-cell>
          <table:table-cell office:value-type="float" office:value="0.820758658914424" calcext:value-type="float">
            <text:p>0.820758658914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057031275356" calcext:value-type="float">
            <text:p>0.782057031275356</text:p>
          </table:table-cell>
          <table:table-cell office:value-type="float" office:value="0.772201360096305" calcext:value-type="float">
            <text:p>0.772201360096305</text:p>
          </table:table-cell>
          <table:table-cell office:value-type="float" office:value="0.795180201952176" calcext:value-type="float">
            <text:p>0.795180201952176</text:p>
          </table:table-cell>
          <table:table-cell office:value-type="float" office:value="0.809059314681683" calcext:value-type="float">
            <text:p>0.8090593146816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0624277375539" calcext:value-type="float">
            <text:p>0.800624277375539</text:p>
          </table:table-cell>
          <table:table-cell office:value-type="float" office:value="0.795657067225893" calcext:value-type="float">
            <text:p>0.795657067225893</text:p>
          </table:table-cell>
          <table:table-cell office:value-type="float" office:value="0.806450708568261" calcext:value-type="float">
            <text:p>0.806450708568261</text:p>
          </table:table-cell>
          <table:table-cell office:value-type="float" office:value="0.824624156988826" calcext:value-type="float">
            <text:p>0.824624156988826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4_4</text:p>
          </table:table-cell>
          <table:table-cell office:value-type="float" office:value="0.795906810177887" calcext:value-type="float">
            <text:p>0.795906810177887</text:p>
          </table:table-cell>
          <table:table-cell office:value-type="float" office:value="0.793468517196552" calcext:value-type="float">
            <text:p>0.793468517196552</text:p>
          </table:table-cell>
          <table:table-cell office:value-type="float" office:value="0.798638170022311" calcext:value-type="float">
            <text:p>0.798638170022311</text:p>
          </table:table-cell>
          <table:table-cell office:value-type="float" office:value="0.820223519738595" calcext:value-type="float">
            <text:p>0.820223519738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133800571693" calcext:value-type="float">
            <text:p>0.781133800571693</text:p>
          </table:table-cell>
          <table:table-cell office:value-type="float" office:value="0.772286925163864" calcext:value-type="float">
            <text:p>0.772286925163864</text:p>
          </table:table-cell>
          <table:table-cell office:value-type="float" office:value="0.792897542169891" calcext:value-type="float">
            <text:p>0.792897542169891</text:p>
          </table:table-cell>
          <table:table-cell office:value-type="float" office:value="0.809124892006928" calcext:value-type="float">
            <text:p>0.8091248920069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9372499518595" calcext:value-type="float">
            <text:p>0.799372499518595</text:p>
          </table:table-cell>
          <table:table-cell office:value-type="float" office:value="0.79466589601534" calcext:value-type="float">
            <text:p>0.79466589601534</text:p>
          </table:table-cell>
          <table:table-cell office:value-type="float" office:value="0.804914507438471" calcext:value-type="float">
            <text:p>0.804914507438471</text:p>
          </table:table-cell>
          <table:table-cell office:value-type="float" office:value="0.824363520394699" calcext:value-type="float">
            <text:p>0.82436352039469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4_8</text:p>
          </table:table-cell>
          <table:table-cell office:value-type="float" office:value="0.793094882423377" calcext:value-type="float">
            <text:p>0.793094882423377</text:p>
          </table:table-cell>
          <table:table-cell office:value-type="float" office:value="0.790965061443925" calcext:value-type="float">
            <text:p>0.790965061443925</text:p>
          </table:table-cell>
          <table:table-cell office:value-type="float" office:value="0.795447210339025" calcext:value-type="float">
            <text:p>0.795447210339025</text:p>
          </table:table-cell>
          <table:table-cell office:value-type="float" office:value="0.81826985701351" calcext:value-type="float">
            <text:p>0.81826985701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113842274857" calcext:value-type="float">
            <text:p>0.781113842274857</text:p>
          </table:table-cell>
          <table:table-cell office:value-type="float" office:value="0.771758383861605" calcext:value-type="float">
            <text:p>0.771758383861605</text:p>
          </table:table-cell>
          <table:table-cell office:value-type="float" office:value="0.793569831857922" calcext:value-type="float">
            <text:p>0.793569831857922</text:p>
          </table:table-cell>
          <table:table-cell office:value-type="float" office:value="0.809092162717482" calcext:value-type="float">
            <text:p>0.8090921627174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6264056185964" calcext:value-type="float">
            <text:p>0.796264056185964</text:p>
          </table:table-cell>
          <table:table-cell office:value-type="float" office:value="0.791704709659837" calcext:value-type="float">
            <text:p>0.791704709659837</text:p>
          </table:table-cell>
          <table:table-cell office:value-type="float" office:value="0.801572817727428" calcext:value-type="float">
            <text:p>0.801572817727428</text:p>
          </table:table-cell>
          <table:table-cell office:value-type="float" office:value="0.820168746162982" calcext:value-type="float">
            <text:p>0.820168746162982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8_0</text:p>
          </table:table-cell>
          <table:table-cell office:value-type="float" office:value="0.792646056924788" calcext:value-type="float">
            <text:p>0.792646056924788</text:p>
          </table:table-cell>
          <table:table-cell office:value-type="float" office:value="0.789595411342124" calcext:value-type="float">
            <text:p>0.789595411342124</text:p>
          </table:table-cell>
          <table:table-cell office:value-type="float" office:value="0.796181752579133" calcext:value-type="float">
            <text:p>0.796181752579133</text:p>
          </table:table-cell>
          <table:table-cell office:value-type="float" office:value="0.81878376960121" calcext:value-type="float">
            <text:p>0.81878376960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505305033076" calcext:value-type="float">
            <text:p>0.781505305033076</text:p>
          </table:table-cell>
          <table:table-cell office:value-type="float" office:value="0.772014180665285" calcext:value-type="float">
            <text:p>0.772014180665285</text:p>
          </table:table-cell>
          <table:table-cell office:value-type="float" office:value="0.7940956922161" calcext:value-type="float">
            <text:p>0.7940956922161</text:p>
          </table:table-cell>
          <table:table-cell office:value-type="float" office:value="0.808893279833304" calcext:value-type="float">
            <text:p>0.808893279833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0467442720504" calcext:value-type="float">
            <text:p>0.800467442720504</text:p>
          </table:table-cell>
          <table:table-cell office:value-type="float" office:value="0.794450028428893" calcext:value-type="float">
            <text:p>0.794450028428893</text:p>
          </table:table-cell>
          <table:table-cell office:value-type="float" office:value="0.807654938949458" calcext:value-type="float">
            <text:p>0.807654938949458</text:p>
          </table:table-cell>
          <table:table-cell office:value-type="float" office:value="0.824448741377629" calcext:value-type="float">
            <text:p>0.82444874137762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8_4</text:p>
          </table:table-cell>
          <table:table-cell office:value-type="float" office:value="0.794361061257665" calcext:value-type="float">
            <text:p>0.794361061257665</text:p>
          </table:table-cell>
          <table:table-cell office:value-type="float" office:value="0.791892394012545" calcext:value-type="float">
            <text:p>0.791892394012545</text:p>
          </table:table-cell>
          <table:table-cell office:value-type="float" office:value="0.797278271073074" calcext:value-type="float">
            <text:p>0.797278271073074</text:p>
          </table:table-cell>
          <table:table-cell office:value-type="float" office:value="0.818390083728124" calcext:value-type="float">
            <text:p>0.818390083728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1135115922158" calcext:value-type="float">
            <text:p>0.781135115922158</text:p>
          </table:table-cell>
          <table:table-cell office:value-type="float" office:value="0.771503324075425" calcext:value-type="float">
            <text:p>0.771503324075425</text:p>
          </table:table-cell>
          <table:table-cell office:value-type="float" office:value="0.794054623623988" calcext:value-type="float">
            <text:p>0.794054623623988</text:p>
          </table:table-cell>
          <table:table-cell office:value-type="float" office:value="0.80912558364777" calcext:value-type="float">
            <text:p>0.80912558364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6513251200708" calcext:value-type="float">
            <text:p>0.796513251200708</text:p>
          </table:table-cell>
          <table:table-cell office:value-type="float" office:value="0.792187190694541" calcext:value-type="float">
            <text:p>0.792187190694541</text:p>
          </table:table-cell>
          <table:table-cell office:value-type="float" office:value="0.801539008677289" calcext:value-type="float">
            <text:p>0.801539008677289</text:p>
          </table:table-cell>
          <table:table-cell office:value-type="float" office:value="0.824319847776819" calcext:value-type="float">
            <text:p>0.82431984777681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lemniscate_8_8</text:p>
          </table:table-cell>
          <table:table-cell office:value-type="float" office:value="0.791461084122772" calcext:value-type="float">
            <text:p>0.791461084122772</text:p>
          </table:table-cell>
          <table:table-cell office:value-type="float" office:value="0.78951743617224" calcext:value-type="float">
            <text:p>0.78951743617224</text:p>
          </table:table-cell>
          <table:table-cell office:value-type="float" office:value="0.793673543777709" calcext:value-type="float">
            <text:p>0.793673543777709</text:p>
          </table:table-cell>
          <table:table-cell office:value-type="float" office:value="0.818517515200539" calcext:value-type="float">
            <text:p>0.8185175152005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82237620104499" calcext:value-type="float">
            <text:p>0.782237620104499</text:p>
          </table:table-cell>
          <table:table-cell office:value-type="float" office:value="0.772392197231982" calcext:value-type="float">
            <text:p>0.772392197231982</text:p>
          </table:table-cell>
          <table:table-cell office:value-type="float" office:value="0.795414745972555" calcext:value-type="float">
            <text:p>0.795414745972555</text:p>
          </table:table-cell>
          <table:table-cell office:value-type="float" office:value="0.80564014648123" calcext:value-type="float">
            <text:p>0.80564014648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7091114706066" calcext:value-type="float">
            <text:p>0.797091114706066</text:p>
          </table:table-cell>
          <table:table-cell office:value-type="float" office:value="0.79158297816757" calcext:value-type="float">
            <text:p>0.79158297816757</text:p>
          </table:table-cell>
          <table:table-cell office:value-type="float" office:value="0.803574099194416" calcext:value-type="float">
            <text:p>0.803574099194416</text:p>
          </table:table-cell>
          <table:table-cell office:value-type="float" office:value="0.823630371421169" calcext:value-type="float">
            <text:p>0.82363037142116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0_0</text:p>
          </table:table-cell>
          <table:table-cell office:value-type="float" office:value="0.796472726949386" calcext:value-type="float">
            <text:p>0.796472726949386</text:p>
          </table:table-cell>
          <table:table-cell office:value-type="float" office:value="0.793589544828399" calcext:value-type="float">
            <text:p>0.793589544828399</text:p>
          </table:table-cell>
          <table:table-cell office:value-type="float" office:value="0.800226602579202" calcext:value-type="float">
            <text:p>0.800226602579202</text:p>
          </table:table-cell>
          <table:table-cell office:value-type="float" office:value="0.821320304194348" calcext:value-type="float">
            <text:p>0.821320304194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6868827531717" calcext:value-type="float">
            <text:p>0.766868827531717</text:p>
          </table:table-cell>
          <table:table-cell office:value-type="float" office:value="0.764327627451994" calcext:value-type="float">
            <text:p>0.764327627451994</text:p>
          </table:table-cell>
          <table:table-cell office:value-type="float" office:value="0.769653978260378" calcext:value-type="float">
            <text:p>0.769653978260378</text:p>
          </table:table-cell>
          <table:table-cell office:value-type="float" office:value="0.806256687569602" calcext:value-type="float">
            <text:p>0.8062566875696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5860735103887" calcext:value-type="float">
            <text:p>0.805860735103887</text:p>
          </table:table-cell>
          <table:table-cell office:value-type="float" office:value="0.799758481144871" calcext:value-type="float">
            <text:p>0.799758481144871</text:p>
          </table:table-cell>
          <table:table-cell office:value-type="float" office:value="0.81321656164631" calcext:value-type="float">
            <text:p>0.81321656164631</text:p>
          </table:table-cell>
          <table:table-cell office:value-type="float" office:value="0.826430049750969" calcext:value-type="float">
            <text:p>0.82643004975096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0_4</text:p>
          </table:table-cell>
          <table:table-cell office:value-type="float" office:value="0.7935927306506" calcext:value-type="float">
            <text:p>0.7935927306506</text:p>
          </table:table-cell>
          <table:table-cell office:value-type="float" office:value="0.790918896498753" calcext:value-type="float">
            <text:p>0.790918896498753</text:p>
          </table:table-cell>
          <table:table-cell office:value-type="float" office:value="0.7970501129249" calcext:value-type="float">
            <text:p>0.7970501129249</text:p>
          </table:table-cell>
          <table:table-cell office:value-type="float" office:value="0.820614409238806" calcext:value-type="float">
            <text:p>0.8206144092388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6867342961026" calcext:value-type="float">
            <text:p>0.766867342961026</text:p>
          </table:table-cell>
          <table:table-cell office:value-type="float" office:value="0.764145549741429" calcext:value-type="float">
            <text:p>0.764145549741429</text:p>
          </table:table-cell>
          <table:table-cell office:value-type="float" office:value="0.769865094723007" calcext:value-type="float">
            <text:p>0.769865094723007</text:p>
          </table:table-cell>
          <table:table-cell office:value-type="float" office:value="0.805828067950261" calcext:value-type="float">
            <text:p>0.805828067950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4231491758743" calcext:value-type="float">
            <text:p>0.804231491758743</text:p>
          </table:table-cell>
          <table:table-cell office:value-type="float" office:value="0.79744241740536" calcext:value-type="float">
            <text:p>0.79744241740536</text:p>
          </table:table-cell>
          <table:table-cell office:value-type="float" office:value="0.812553550209393" calcext:value-type="float">
            <text:p>0.812553550209393</text:p>
          </table:table-cell>
          <table:table-cell office:value-type="float" office:value="0.825137932121288" calcext:value-type="float">
            <text:p>0.825137932121288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0_8</text:p>
          </table:table-cell>
          <table:table-cell office:value-type="float" office:value="0.793301374500239" calcext:value-type="float">
            <text:p>0.793301374500239</text:p>
          </table:table-cell>
          <table:table-cell office:value-type="float" office:value="0.790927226353409" calcext:value-type="float">
            <text:p>0.790927226353409</text:p>
          </table:table-cell>
          <table:table-cell office:value-type="float" office:value="0.796402477680593" calcext:value-type="float">
            <text:p>0.796402477680593</text:p>
          </table:table-cell>
          <table:table-cell office:value-type="float" office:value="0.819766540839952" calcext:value-type="float">
            <text:p>0.8197665408399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9305614484154" calcext:value-type="float">
            <text:p>0.769305614484154</text:p>
          </table:table-cell>
          <table:table-cell office:value-type="float" office:value="0.766712861682051" calcext:value-type="float">
            <text:p>0.766712861682051</text:p>
          </table:table-cell>
          <table:table-cell office:value-type="float" office:value="0.772215365238354" calcext:value-type="float">
            <text:p>0.772215365238354</text:p>
          </table:table-cell>
          <table:table-cell office:value-type="float" office:value="0.79961155472426" calcext:value-type="float">
            <text:p>0.799611554724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3667887313045" calcext:value-type="float">
            <text:p>0.803667887313045</text:p>
          </table:table-cell>
          <table:table-cell office:value-type="float" office:value="0.79753248129567" calcext:value-type="float">
            <text:p>0.79753248129567</text:p>
          </table:table-cell>
          <table:table-cell office:value-type="float" office:value="0.811069328677833" calcext:value-type="float">
            <text:p>0.811069328677833</text:p>
          </table:table-cell>
          <table:table-cell office:value-type="float" office:value="0.824758665088601" calcext:value-type="float">
            <text:p>0.824758665088601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4_0</text:p>
          </table:table-cell>
          <table:table-cell office:value-type="float" office:value="0.798061815366532" calcext:value-type="float">
            <text:p>0.798061815366532</text:p>
          </table:table-cell>
          <table:table-cell office:value-type="float" office:value="0.794548579830437" calcext:value-type="float">
            <text:p>0.794548579830437</text:p>
          </table:table-cell>
          <table:table-cell office:value-type="float" office:value="0.80262674357862" calcext:value-type="float">
            <text:p>0.80262674357862</text:p>
          </table:table-cell>
          <table:table-cell office:value-type="float" office:value="0.822162062633846" calcext:value-type="float">
            <text:p>0.8221620626338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8269146992899" calcext:value-type="float">
            <text:p>0.768269146992899</text:p>
          </table:table-cell>
          <table:table-cell office:value-type="float" office:value="0.766185726098098" calcext:value-type="float">
            <text:p>0.766185726098098</text:p>
          </table:table-cell>
          <table:table-cell office:value-type="float" office:value="0.770529351409334" calcext:value-type="float">
            <text:p>0.770529351409334</text:p>
          </table:table-cell>
          <table:table-cell office:value-type="float" office:value="0.801130379201043" calcext:value-type="float">
            <text:p>0.8011303792010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6649275670655" calcext:value-type="float">
            <text:p>0.806649275670655</text:p>
          </table:table-cell>
          <table:table-cell office:value-type="float" office:value="0.800963783920858" calcext:value-type="float">
            <text:p>0.800963783920858</text:p>
          </table:table-cell>
          <table:table-cell office:value-type="float" office:value="0.813436308083528" calcext:value-type="float">
            <text:p>0.813436308083528</text:p>
          </table:table-cell>
          <table:table-cell office:value-type="float" office:value="0.826500203677793" calcext:value-type="float">
            <text:p>0.826500203677793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4_4</text:p>
          </table:table-cell>
          <table:table-cell office:value-type="float" office:value="0.795200779525628" calcext:value-type="float">
            <text:p>0.795200779525628</text:p>
          </table:table-cell>
          <table:table-cell office:value-type="float" office:value="0.792750808697144" calcext:value-type="float">
            <text:p>0.792750808697144</text:p>
          </table:table-cell>
          <table:table-cell office:value-type="float" office:value="0.798324981704003" calcext:value-type="float">
            <text:p>0.798324981704003</text:p>
          </table:table-cell>
          <table:table-cell office:value-type="float" office:value="0.821408838574646" calcext:value-type="float">
            <text:p>0.8214088385746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125600368538" calcext:value-type="float">
            <text:p>0.767125600368538</text:p>
          </table:table-cell>
          <table:table-cell office:value-type="float" office:value="0.764963836331005" calcext:value-type="float">
            <text:p>0.764963836331005</text:p>
          </table:table-cell>
          <table:table-cell office:value-type="float" office:value="0.769473469118507" calcext:value-type="float">
            <text:p>0.769473469118507</text:p>
          </table:table-cell>
          <table:table-cell office:value-type="float" office:value="0.800081321484214" calcext:value-type="float">
            <text:p>0.800081321484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2496282668817" calcext:value-type="float">
            <text:p>0.802496282668817</text:p>
          </table:table-cell>
          <table:table-cell office:value-type="float" office:value="0.796997537674095" calcext:value-type="float">
            <text:p>0.796997537674095</text:p>
          </table:table-cell>
          <table:table-cell office:value-type="float" office:value="0.808935830141773" calcext:value-type="float">
            <text:p>0.808935830141773</text:p>
          </table:table-cell>
          <table:table-cell office:value-type="float" office:value="0.824562032821618" calcext:value-type="float">
            <text:p>0.824562032821618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4_8</text:p>
          </table:table-cell>
          <table:table-cell office:value-type="float" office:value="0.794410050220158" calcext:value-type="float">
            <text:p>0.794410050220158</text:p>
          </table:table-cell>
          <table:table-cell office:value-type="float" office:value="0.792454989739903" calcext:value-type="float">
            <text:p>0.792454989739903</text:p>
          </table:table-cell>
          <table:table-cell office:value-type="float" office:value="0.796891411206949" calcext:value-type="float">
            <text:p>0.796891411206949</text:p>
          </table:table-cell>
          <table:table-cell office:value-type="float" office:value="0.822232245240692" calcext:value-type="float">
            <text:p>0.8222322452406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6330562449448" calcext:value-type="float">
            <text:p>0.766330562449448</text:p>
          </table:table-cell>
          <table:table-cell office:value-type="float" office:value="0.764438943410612" calcext:value-type="float">
            <text:p>0.764438943410612</text:p>
          </table:table-cell>
          <table:table-cell office:value-type="float" office:value="0.768467500179585" calcext:value-type="float">
            <text:p>0.768467500179585</text:p>
          </table:table-cell>
          <table:table-cell office:value-type="float" office:value="0.799450543748187" calcext:value-type="float">
            <text:p>0.799450543748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1082236463095" calcext:value-type="float">
            <text:p>0.801082236463095</text:p>
          </table:table-cell>
          <table:table-cell office:value-type="float" office:value="0.793162661595781" calcext:value-type="float">
            <text:p>0.793162661595781</text:p>
          </table:table-cell>
          <table:table-cell office:value-type="float" office:value="0.81071287983021" calcext:value-type="float">
            <text:p>0.81071287983021</text:p>
          </table:table-cell>
          <table:table-cell office:value-type="float" office:value="0.824313974278763" calcext:value-type="float">
            <text:p>0.824313974278763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8_0</text:p>
          </table:table-cell>
          <table:table-cell office:value-type="float" office:value="0.795217105961841" calcext:value-type="float">
            <text:p>0.795217105961841</text:p>
          </table:table-cell>
          <table:table-cell office:value-type="float" office:value="0.792327067717328" calcext:value-type="float">
            <text:p>0.792327067717328</text:p>
          </table:table-cell>
          <table:table-cell office:value-type="float" office:value="0.798979771279965" calcext:value-type="float">
            <text:p>0.798979771279965</text:p>
          </table:table-cell>
          <table:table-cell office:value-type="float" office:value="0.821585370278615" calcext:value-type="float">
            <text:p>0.8215853702786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0855675346376" calcext:value-type="float">
            <text:p>0.760855675346376</text:p>
          </table:table-cell>
          <table:table-cell office:value-type="float" office:value="0.759431184045674" calcext:value-type="float">
            <text:p>0.759431184045674</text:p>
          </table:table-cell>
          <table:table-cell office:value-type="float" office:value="0.762333149903285" calcext:value-type="float">
            <text:p>0.762333149903285</text:p>
          </table:table-cell>
          <table:table-cell office:value-type="float" office:value="0.801220681003697" calcext:value-type="float">
            <text:p>0.8012206810036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4859662816669" calcext:value-type="float">
            <text:p>0.804859662816669</text:p>
          </table:table-cell>
          <table:table-cell office:value-type="float" office:value="0.798268021569763" calcext:value-type="float">
            <text:p>0.798268021569763</text:p>
          </table:table-cell>
          <table:table-cell office:value-type="float" office:value="0.812580204539995" calcext:value-type="float">
            <text:p>0.812580204539995</text:p>
          </table:table-cell>
          <table:table-cell office:value-type="float" office:value="0.825984671546326" calcext:value-type="float">
            <text:p>0.825984671546326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8_4</text:p>
          </table:table-cell>
          <table:table-cell office:value-type="float" office:value="0.794061279458327" calcext:value-type="float">
            <text:p>0.794061279458327</text:p>
          </table:table-cell>
          <table:table-cell office:value-type="float" office:value="0.791415140371107" calcext:value-type="float">
            <text:p>0.791415140371107</text:p>
          </table:table-cell>
          <table:table-cell office:value-type="float" office:value="0.797344626134637" calcext:value-type="float">
            <text:p>0.797344626134637</text:p>
          </table:table-cell>
          <table:table-cell office:value-type="float" office:value="0.821258780454682" calcext:value-type="float">
            <text:p>0.8212587804546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1828807396758" calcext:value-type="float">
            <text:p>0.761828807396758</text:p>
          </table:table-cell>
          <table:table-cell office:value-type="float" office:value="0.760851313256354" calcext:value-type="float">
            <text:p>0.760851313256354</text:p>
          </table:table-cell>
          <table:table-cell office:value-type="float" office:value="0.762857417802701" calcext:value-type="float">
            <text:p>0.762857417802701</text:p>
          </table:table-cell>
          <table:table-cell office:value-type="float" office:value="0.802232811196044" calcext:value-type="float">
            <text:p>0.8022328111960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5000913421016" calcext:value-type="float">
            <text:p>0.805000913421016</text:p>
          </table:table-cell>
          <table:table-cell office:value-type="float" office:value="0.798489398021878" calcext:value-type="float">
            <text:p>0.798489398021878</text:p>
          </table:table-cell>
          <table:table-cell office:value-type="float" office:value="0.812864610086211" calcext:value-type="float">
            <text:p>0.812864610086211</text:p>
          </table:table-cell>
          <table:table-cell office:value-type="float" office:value="0.825987280258789" calcext:value-type="float">
            <text:p>0.825987280258789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2_25_10_vertical_sinusoidal_8_8</text:p>
          </table:table-cell>
          <table:table-cell office:value-type="float" office:value="0.797302049455526" calcext:value-type="float">
            <text:p>0.797302049455526</text:p>
          </table:table-cell>
          <table:table-cell office:value-type="float" office:value="0.795479937792068" calcext:value-type="float">
            <text:p>0.795479937792068</text:p>
          </table:table-cell>
          <table:table-cell office:value-type="float" office:value="0.799582398054251" calcext:value-type="float">
            <text:p>0.799582398054251</text:p>
          </table:table-cell>
          <table:table-cell office:value-type="float" office:value="0.825579526987654" calcext:value-type="float">
            <text:p>0.825579526987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0743096147431" calcext:value-type="float">
            <text:p>0.760743096147431</text:p>
          </table:table-cell>
          <table:table-cell office:value-type="float" office:value="0.759187345974445" calcext:value-type="float">
            <text:p>0.759187345974445</text:p>
          </table:table-cell>
          <table:table-cell office:value-type="float" office:value="0.762386104318992" calcext:value-type="float">
            <text:p>0.762386104318992</text:p>
          </table:table-cell>
          <table:table-cell office:value-type="float" office:value="0.79612433527764" calcext:value-type="float">
            <text:p>0.796124335277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0142280214986" calcext:value-type="float">
            <text:p>0.80142280214986</text:p>
          </table:table-cell>
          <table:table-cell office:value-type="float" office:value="0.794507335964495" calcext:value-type="float">
            <text:p>0.794507335964495</text:p>
          </table:table-cell>
          <table:table-cell office:value-type="float" office:value="0.809519773862738" calcext:value-type="float">
            <text:p>0.809519773862738</text:p>
          </table:table-cell>
          <table:table-cell office:value-type="float" office:value="0.822373744227357" calcext:value-type="float">
            <text:p>0.822373744227357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0_0</text:p>
          </table:table-cell>
          <table:table-cell office:value-type="float" office:value="0.788814899705058" calcext:value-type="float">
            <text:p>0.788814899705058</text:p>
          </table:table-cell>
          <table:table-cell office:value-type="float" office:value="0.786284684552442" calcext:value-type="float">
            <text:p>0.786284684552442</text:p>
          </table:table-cell>
          <table:table-cell office:value-type="float" office:value="0.791729800288275" calcext:value-type="float">
            <text:p>0.791729800288275</text:p>
          </table:table-cell>
          <table:table-cell office:value-type="float" office:value="0.815215741669593" calcext:value-type="float">
            <text:p>0.8152157416695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4714284405575" calcext:value-type="float">
            <text:p>0.804714284405575</text:p>
          </table:table-cell>
          <table:table-cell office:value-type="float" office:value="0.794779044374572" calcext:value-type="float">
            <text:p>0.794779044374572</text:p>
          </table:table-cell>
          <table:table-cell office:value-type="float" office:value="0.816754686079785" calcext:value-type="float">
            <text:p>0.816754686079785</text:p>
          </table:table-cell>
          <table:table-cell office:value-type="float" office:value="0.825390074382478" calcext:value-type="float">
            <text:p>0.825390074382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8906845387777" calcext:value-type="float">
            <text:p>0.778906845387777</text:p>
          </table:table-cell>
          <table:table-cell office:value-type="float" office:value="0.774486030376483" calcext:value-type="float">
            <text:p>0.774486030376483</text:p>
          </table:table-cell>
          <table:table-cell office:value-type="float" office:value="0.783960991857509" calcext:value-type="float">
            <text:p>0.783960991857509</text:p>
          </table:table-cell>
          <table:table-cell office:value-type="float" office:value="0.826210856514367" calcext:value-type="float">
            <text:p>0.826210856514367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0_4</text:p>
          </table:table-cell>
          <table:table-cell office:value-type="float" office:value="0.777574981528871" calcext:value-type="float">
            <text:p>0.777574981528871</text:p>
          </table:table-cell>
          <table:table-cell office:value-type="float" office:value="0.776397151864937" calcext:value-type="float">
            <text:p>0.776397151864937</text:p>
          </table:table-cell>
          <table:table-cell office:value-type="float" office:value="0.77921996321131" calcext:value-type="float">
            <text:p>0.77921996321131</text:p>
          </table:table-cell>
          <table:table-cell office:value-type="float" office:value="0.816655591387962" calcext:value-type="float">
            <text:p>0.816655591387962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4019467167182" calcext:value-type="float">
            <text:p>0.804019467167182</text:p>
          </table:table-cell>
          <table:table-cell office:value-type="float" office:value="0.794028642103851" calcext:value-type="float">
            <text:p>0.794028642103851</text:p>
          </table:table-cell>
          <table:table-cell office:value-type="float" office:value="0.816129748023333" calcext:value-type="float">
            <text:p>0.816129748023333</text:p>
          </table:table-cell>
          <table:table-cell office:value-type="float" office:value="0.824520082410645" calcext:value-type="float">
            <text:p>0.824520082410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3111279216099" calcext:value-type="float">
            <text:p>0.773111279216099</text:p>
          </table:table-cell>
          <table:table-cell office:value-type="float" office:value="0.768493439355263" calcext:value-type="float">
            <text:p>0.768493439355263</text:p>
          </table:table-cell>
          <table:table-cell office:value-type="float" office:value="0.778393795687242" calcext:value-type="float">
            <text:p>0.778393795687242</text:p>
          </table:table-cell>
          <table:table-cell office:value-type="float" office:value="0.827242586107406" calcext:value-type="float">
            <text:p>0.827242586107406</text:p>
          </table:table-cell>
          <table:table-cell office:value-type="float" office:value="0.956" calcext:value-type="float">
            <text:p>0.95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0_8</text:p>
          </table:table-cell>
          <table:table-cell office:value-type="float" office:value="0.787465906013433" calcext:value-type="float">
            <text:p>0.787465906013433</text:p>
          </table:table-cell>
          <table:table-cell office:value-type="float" office:value="0.78540725864836" calcext:value-type="float">
            <text:p>0.78540725864836</text:p>
          </table:table-cell>
          <table:table-cell office:value-type="float" office:value="0.789910323205123" calcext:value-type="float">
            <text:p>0.789910323205123</text:p>
          </table:table-cell>
          <table:table-cell office:value-type="float" office:value="0.817886682865519" calcext:value-type="float">
            <text:p>0.8178866828655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4125683856251" calcext:value-type="float">
            <text:p>0.804125683856251</text:p>
          </table:table-cell>
          <table:table-cell office:value-type="float" office:value="0.794700719866726" calcext:value-type="float">
            <text:p>0.794700719866726</text:p>
          </table:table-cell>
          <table:table-cell office:value-type="float" office:value="0.815558613180402" calcext:value-type="float">
            <text:p>0.815558613180402</text:p>
          </table:table-cell>
          <table:table-cell office:value-type="float" office:value="0.823989012827021" calcext:value-type="float">
            <text:p>0.823989012827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4969886269962" calcext:value-type="float">
            <text:p>0.774969886269962</text:p>
          </table:table-cell>
          <table:table-cell office:value-type="float" office:value="0.770301731090064" calcext:value-type="float">
            <text:p>0.770301731090064</text:p>
          </table:table-cell>
          <table:table-cell office:value-type="float" office:value="0.780194112973096" calcext:value-type="float">
            <text:p>0.780194112973096</text:p>
          </table:table-cell>
          <table:table-cell office:value-type="float" office:value="0.826056730084685" calcext:value-type="float">
            <text:p>0.826056730084685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4_0</text:p>
          </table:table-cell>
          <table:table-cell office:value-type="float" office:value="0.785882090997563" calcext:value-type="float">
            <text:p>0.785882090997563</text:p>
          </table:table-cell>
          <table:table-cell office:value-type="float" office:value="0.783353300638889" calcext:value-type="float">
            <text:p>0.783353300638889</text:p>
          </table:table-cell>
          <table:table-cell office:value-type="float" office:value="0.788936126797707" calcext:value-type="float">
            <text:p>0.788936126797707</text:p>
          </table:table-cell>
          <table:table-cell office:value-type="float" office:value="0.814304397301426" calcext:value-type="float">
            <text:p>0.8143043973014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376928115778" calcext:value-type="float">
            <text:p>0.80376928115778</text:p>
          </table:table-cell>
          <table:table-cell office:value-type="float" office:value="0.794060713340159" calcext:value-type="float">
            <text:p>0.794060713340159</text:p>
          </table:table-cell>
          <table:table-cell office:value-type="float" office:value="0.815549720423" calcext:value-type="float">
            <text:p>0.815549720423</text:p>
          </table:table-cell>
          <table:table-cell office:value-type="float" office:value="0.824353945557149" calcext:value-type="float">
            <text:p>0.824353945557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4507197429778" calcext:value-type="float">
            <text:p>0.774507197429778</text:p>
          </table:table-cell>
          <table:table-cell office:value-type="float" office:value="0.769703102593006" calcext:value-type="float">
            <text:p>0.769703102593006</text:p>
          </table:table-cell>
          <table:table-cell office:value-type="float" office:value="0.77999472206806" calcext:value-type="float">
            <text:p>0.77999472206806</text:p>
          </table:table-cell>
          <table:table-cell office:value-type="float" office:value="0.826863493525511" calcext:value-type="float">
            <text:p>0.826863493525511</text:p>
          </table:table-cell>
          <table:table-cell office:value-type="float" office:value="0.958666666666667" calcext:value-type="float">
            <text:p>0.958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4_4</text:p>
          </table:table-cell>
          <table:table-cell office:value-type="float" office:value="0.787847430580938" calcext:value-type="float">
            <text:p>0.787847430580938</text:p>
          </table:table-cell>
          <table:table-cell office:value-type="float" office:value="0.785534348443523" calcext:value-type="float">
            <text:p>0.785534348443523</text:p>
          </table:table-cell>
          <table:table-cell office:value-type="float" office:value="0.79054851207643" calcext:value-type="float">
            <text:p>0.79054851207643</text:p>
          </table:table-cell>
          <table:table-cell office:value-type="float" office:value="0.814161562983738" calcext:value-type="float">
            <text:p>0.8141615629837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4406197409385" calcext:value-type="float">
            <text:p>0.804406197409385</text:p>
          </table:table-cell>
          <table:table-cell office:value-type="float" office:value="0.794654823291497" calcext:value-type="float">
            <text:p>0.794654823291497</text:p>
          </table:table-cell>
          <table:table-cell office:value-type="float" office:value="0.816231759849897" calcext:value-type="float">
            <text:p>0.816231759849897</text:p>
          </table:table-cell>
          <table:table-cell office:value-type="float" office:value="0.822769247435852" calcext:value-type="float">
            <text:p>0.8227692474358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8085464196257" calcext:value-type="float">
            <text:p>0.778085464196257</text:p>
          </table:table-cell>
          <table:table-cell office:value-type="float" office:value="0.772998477415789" calcext:value-type="float">
            <text:p>0.772998477415789</text:p>
          </table:table-cell>
          <table:table-cell office:value-type="float" office:value="0.783925208185155" calcext:value-type="float">
            <text:p>0.783925208185155</text:p>
          </table:table-cell>
          <table:table-cell office:value-type="float" office:value="0.827526695399386" calcext:value-type="float">
            <text:p>0.827526695399386</text:p>
          </table:table-cell>
          <table:table-cell office:value-type="float" office:value="0.961333333333333" calcext:value-type="float">
            <text:p>0.961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4_8</text:p>
          </table:table-cell>
          <table:table-cell office:value-type="float" office:value="0.786909777518059" calcext:value-type="float">
            <text:p>0.786909777518059</text:p>
          </table:table-cell>
          <table:table-cell office:value-type="float" office:value="0.784860270526158" calcext:value-type="float">
            <text:p>0.784860270526158</text:p>
          </table:table-cell>
          <table:table-cell office:value-type="float" office:value="0.789304567372978" calcext:value-type="float">
            <text:p>0.789304567372978</text:p>
          </table:table-cell>
          <table:table-cell office:value-type="float" office:value="0.815824458167639" calcext:value-type="float">
            <text:p>0.8158244581676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2967038608599" calcext:value-type="float">
            <text:p>0.802967038608599</text:p>
          </table:table-cell>
          <table:table-cell office:value-type="float" office:value="0.793066798324012" calcext:value-type="float">
            <text:p>0.793066798324012</text:p>
          </table:table-cell>
          <table:table-cell office:value-type="float" office:value="0.815010476424459" calcext:value-type="float">
            <text:p>0.815010476424459</text:p>
          </table:table-cell>
          <table:table-cell office:value-type="float" office:value="0.822259072813956" calcext:value-type="float">
            <text:p>0.822259072813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82664326103567" calcext:value-type="float">
            <text:p>0.782664326103567</text:p>
          </table:table-cell>
          <table:table-cell office:value-type="float" office:value="0.778369808767826" calcext:value-type="float">
            <text:p>0.778369808767826</text:p>
          </table:table-cell>
          <table:table-cell office:value-type="float" office:value="0.787540573861892" calcext:value-type="float">
            <text:p>0.787540573861892</text:p>
          </table:table-cell>
          <table:table-cell office:value-type="float" office:value="0.826769590046863" calcext:value-type="float">
            <text:p>0.826769590046863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8_0</text:p>
          </table:table-cell>
          <table:table-cell office:value-type="float" office:value="0.776203711498488" calcext:value-type="float">
            <text:p>0.776203711498488</text:p>
          </table:table-cell>
          <table:table-cell office:value-type="float" office:value="0.775757288433007" calcext:value-type="float">
            <text:p>0.775757288433007</text:p>
          </table:table-cell>
          <table:table-cell office:value-type="float" office:value="0.777204151463616" calcext:value-type="float">
            <text:p>0.777204151463616</text:p>
          </table:table-cell>
          <table:table-cell office:value-type="float" office:value="0.812481542784304" calcext:value-type="float">
            <text:p>0.812481542784304</text:p>
          </table:table-cell>
          <table:table-cell office:value-type="float" office:value="0.989333333333333" calcext:value-type="float">
            <text:p>0.989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2935235422983" calcext:value-type="float">
            <text:p>0.802935235422983</text:p>
          </table:table-cell>
          <table:table-cell office:value-type="float" office:value="0.793571020945978" calcext:value-type="float">
            <text:p>0.793571020945978</text:p>
          </table:table-cell>
          <table:table-cell office:value-type="float" office:value="0.814354739244879" calcext:value-type="float">
            <text:p>0.814354739244879</text:p>
          </table:table-cell>
          <table:table-cell office:value-type="float" office:value="0.823808232458205" calcext:value-type="float">
            <text:p>0.823808232458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2785525552008" calcext:value-type="float">
            <text:p>0.772785525552008</text:p>
          </table:table-cell>
          <table:table-cell office:value-type="float" office:value="0.767745062804117" calcext:value-type="float">
            <text:p>0.767745062804117</text:p>
          </table:table-cell>
          <table:table-cell office:value-type="float" office:value="0.778481627796838" calcext:value-type="float">
            <text:p>0.778481627796838</text:p>
          </table:table-cell>
          <table:table-cell office:value-type="float" office:value="0.826220338714758" calcext:value-type="float">
            <text:p>0.826220338714758</text:p>
          </table:table-cell>
          <table:table-cell office:value-type="float" office:value="0.956" calcext:value-type="float">
            <text:p>0.95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8_4</text:p>
          </table:table-cell>
          <table:table-cell office:value-type="float" office:value="0.785382913145469" calcext:value-type="float">
            <text:p>0.785382913145469</text:p>
          </table:table-cell>
          <table:table-cell office:value-type="float" office:value="0.783354174875196" calcext:value-type="float">
            <text:p>0.783354174875196</text:p>
          </table:table-cell>
          <table:table-cell office:value-type="float" office:value="0.787744609664879" calcext:value-type="float">
            <text:p>0.787744609664879</text:p>
          </table:table-cell>
          <table:table-cell office:value-type="float" office:value="0.816868888273591" calcext:value-type="float">
            <text:p>0.8168688882735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108765240256" calcext:value-type="float">
            <text:p>0.80108765240256</text:p>
          </table:table-cell>
          <table:table-cell office:value-type="float" office:value="0.792016512072451" calcext:value-type="float">
            <text:p>0.792016512072451</text:p>
          </table:table-cell>
          <table:table-cell office:value-type="float" office:value="0.812035350411251" calcext:value-type="float">
            <text:p>0.812035350411251</text:p>
          </table:table-cell>
          <table:table-cell office:value-type="float" office:value="0.822607965252388" calcext:value-type="float">
            <text:p>0.822607965252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8007505005751" calcext:value-type="float">
            <text:p>0.778007505005751</text:p>
          </table:table-cell>
          <table:table-cell office:value-type="float" office:value="0.772910947267287" calcext:value-type="float">
            <text:p>0.772910947267287</text:p>
          </table:table-cell>
          <table:table-cell office:value-type="float" office:value="0.783714726632119" calcext:value-type="float">
            <text:p>0.783714726632119</text:p>
          </table:table-cell>
          <table:table-cell office:value-type="float" office:value="0.826185921311791" calcext:value-type="float">
            <text:p>0.826185921311791</text:p>
          </table:table-cell>
          <table:table-cell office:value-type="float" office:value="0.962666666666667" calcext:value-type="float">
            <text:p>0.962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circular_8_8</text:p>
          </table:table-cell>
          <table:table-cell office:value-type="float" office:value="0.777789834326218" calcext:value-type="float">
            <text:p>0.777789834326218</text:p>
          </table:table-cell>
          <table:table-cell office:value-type="float" office:value="0.776604164800456" calcext:value-type="float">
            <text:p>0.776604164800456</text:p>
          </table:table-cell>
          <table:table-cell office:value-type="float" office:value="0.779406699776261" calcext:value-type="float">
            <text:p>0.779406699776261</text:p>
          </table:table-cell>
          <table:table-cell office:value-type="float" office:value="0.815690423989002" calcext:value-type="float">
            <text:p>0.815690423989002</text:p>
          </table:table-cell>
          <table:table-cell office:value-type="float" office:value="0.989333333333333" calcext:value-type="float">
            <text:p>0.989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1590697813381" calcext:value-type="float">
            <text:p>0.801590697813381</text:p>
          </table:table-cell>
          <table:table-cell office:value-type="float" office:value="0.792366108514377" calcext:value-type="float">
            <text:p>0.792366108514377</text:p>
          </table:table-cell>
          <table:table-cell office:value-type="float" office:value="0.812799770582123" calcext:value-type="float">
            <text:p>0.812799770582123</text:p>
          </table:table-cell>
          <table:table-cell office:value-type="float" office:value="0.822256447284786" calcext:value-type="float">
            <text:p>0.8222564472847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0714697724334" calcext:value-type="float">
            <text:p>0.770714697724334</text:p>
          </table:table-cell>
          <table:table-cell office:value-type="float" office:value="0.765870540616688" calcext:value-type="float">
            <text:p>0.765870540616688</text:p>
          </table:table-cell>
          <table:table-cell office:value-type="float" office:value="0.776139358263675" calcext:value-type="float">
            <text:p>0.776139358263675</text:p>
          </table:table-cell>
          <table:table-cell office:value-type="float" office:value="0.826914563889678" calcext:value-type="float">
            <text:p>0.826914563889678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0_0</text:p>
          </table:table-cell>
          <table:table-cell office:value-type="float" office:value="0.791331375281794" calcext:value-type="float">
            <text:p>0.791331375281794</text:p>
          </table:table-cell>
          <table:table-cell office:value-type="float" office:value="0.78943349215717" calcext:value-type="float">
            <text:p>0.78943349215717</text:p>
          </table:table-cell>
          <table:table-cell office:value-type="float" office:value="0.793355755793422" calcext:value-type="float">
            <text:p>0.793355755793422</text:p>
          </table:table-cell>
          <table:table-cell office:value-type="float" office:value="0.823943244668381" calcext:value-type="float">
            <text:p>0.8239432446683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8864492417107" calcext:value-type="float">
            <text:p>0.798864492417107</text:p>
          </table:table-cell>
          <table:table-cell office:value-type="float" office:value="0.787347472501797" calcext:value-type="float">
            <text:p>0.787347472501797</text:p>
          </table:table-cell>
          <table:table-cell office:value-type="float" office:value="0.813120450491368" calcext:value-type="float">
            <text:p>0.813120450491368</text:p>
          </table:table-cell>
          <table:table-cell office:value-type="float" office:value="0.821396240178538" calcext:value-type="float">
            <text:p>0.8213962401785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8310783423426" calcext:value-type="float">
            <text:p>0.768310783423426</text:p>
          </table:table-cell>
          <table:table-cell office:value-type="float" office:value="0.764607487209258" calcext:value-type="float">
            <text:p>0.764607487209258</text:p>
          </table:table-cell>
          <table:table-cell office:value-type="float" office:value="0.772190893310866" calcext:value-type="float">
            <text:p>0.772190893310866</text:p>
          </table:table-cell>
          <table:table-cell office:value-type="float" office:value="0.822354390629514" calcext:value-type="float">
            <text:p>0.822354390629514</text:p>
          </table:table-cell>
          <table:table-cell office:value-type="float" office:value="0.958666666666667" calcext:value-type="float">
            <text:p>0.958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0_4</text:p>
          </table:table-cell>
          <table:table-cell office:value-type="float" office:value="0.789284794943341" calcext:value-type="float">
            <text:p>0.789284794943341</text:p>
          </table:table-cell>
          <table:table-cell office:value-type="float" office:value="0.787457942724165" calcext:value-type="float">
            <text:p>0.787457942724165</text:p>
          </table:table-cell>
          <table:table-cell office:value-type="float" office:value="0.791234759272465" calcext:value-type="float">
            <text:p>0.791234759272465</text:p>
          </table:table-cell>
          <table:table-cell office:value-type="float" office:value="0.822319121953043" calcext:value-type="float">
            <text:p>0.8223191219530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8183735071474" calcext:value-type="float">
            <text:p>0.798183735071474</text:p>
          </table:table-cell>
          <table:table-cell office:value-type="float" office:value="0.786765391833842" calcext:value-type="float">
            <text:p>0.786765391833842</text:p>
          </table:table-cell>
          <table:table-cell office:value-type="float" office:value="0.812283393088944" calcext:value-type="float">
            <text:p>0.812283393088944</text:p>
          </table:table-cell>
          <table:table-cell office:value-type="float" office:value="0.820090842113922" calcext:value-type="float">
            <text:p>0.8200908421139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0929984702748" calcext:value-type="float">
            <text:p>0.770929984702748</text:p>
          </table:table-cell>
          <table:table-cell office:value-type="float" office:value="0.767579400680251" calcext:value-type="float">
            <text:p>0.767579400680251</text:p>
          </table:table-cell>
          <table:table-cell office:value-type="float" office:value="0.774456422744481" calcext:value-type="float">
            <text:p>0.774456422744481</text:p>
          </table:table-cell>
          <table:table-cell office:value-type="float" office:value="0.822187335857971" calcext:value-type="float">
            <text:p>0.822187335857971</text:p>
          </table:table-cell>
          <table:table-cell office:value-type="float" office:value="0.962666666666667" calcext:value-type="float">
            <text:p>0.962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0_8</text:p>
          </table:table-cell>
          <table:table-cell office:value-type="float" office:value="0.788165064563357" calcext:value-type="float">
            <text:p>0.788165064563357</text:p>
          </table:table-cell>
          <table:table-cell office:value-type="float" office:value="0.786288626184392" calcext:value-type="float">
            <text:p>0.786288626184392</text:p>
          </table:table-cell>
          <table:table-cell office:value-type="float" office:value="0.790152676389439" calcext:value-type="float">
            <text:p>0.790152676389439</text:p>
          </table:table-cell>
          <table:table-cell office:value-type="float" office:value="0.820684326889784" calcext:value-type="float">
            <text:p>0.8206843268897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8241972535223" calcext:value-type="float">
            <text:p>0.798241972535223</text:p>
          </table:table-cell>
          <table:table-cell office:value-type="float" office:value="0.786818374788639" calcext:value-type="float">
            <text:p>0.786818374788639</text:p>
          </table:table-cell>
          <table:table-cell office:value-type="float" office:value="0.812439753682814" calcext:value-type="float">
            <text:p>0.812439753682814</text:p>
          </table:table-cell>
          <table:table-cell office:value-type="float" office:value="0.820482730961424" calcext:value-type="float">
            <text:p>0.8204827309614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0625611424425" calcext:value-type="float">
            <text:p>0.760625611424425</text:p>
          </table:table-cell>
          <table:table-cell office:value-type="float" office:value="0.75626363975933" calcext:value-type="float">
            <text:p>0.75626363975933</text:p>
          </table:table-cell>
          <table:table-cell office:value-type="float" office:value="0.765185154424653" calcext:value-type="float">
            <text:p>0.765185154424653</text:p>
          </table:table-cell>
          <table:table-cell office:value-type="float" office:value="0.821938884142908" calcext:value-type="float">
            <text:p>0.82193888414290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4_0</text:p>
          </table:table-cell>
          <table:table-cell office:value-type="float" office:value="0.791996547273875" calcext:value-type="float">
            <text:p>0.791996547273875</text:p>
          </table:table-cell>
          <table:table-cell office:value-type="float" office:value="0.789663153090629" calcext:value-type="float">
            <text:p>0.789663153090629</text:p>
          </table:table-cell>
          <table:table-cell office:value-type="float" office:value="0.794550104902829" calcext:value-type="float">
            <text:p>0.794550104902829</text:p>
          </table:table-cell>
          <table:table-cell office:value-type="float" office:value="0.820961293186845" calcext:value-type="float">
            <text:p>0.8209612931868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7004825289523" calcext:value-type="float">
            <text:p>0.797004825289523</text:p>
          </table:table-cell>
          <table:table-cell office:value-type="float" office:value="0.785750621886282" calcext:value-type="float">
            <text:p>0.785750621886282</text:p>
          </table:table-cell>
          <table:table-cell office:value-type="float" office:value="0.810888338757473" calcext:value-type="float">
            <text:p>0.810888338757473</text:p>
          </table:table-cell>
          <table:table-cell office:value-type="float" office:value="0.820512899046487" calcext:value-type="float">
            <text:p>0.8205128990464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62510024905" calcext:value-type="float">
            <text:p>0.7662510024905</text:p>
          </table:table-cell>
          <table:table-cell office:value-type="float" office:value="0.762673648265691" calcext:value-type="float">
            <text:p>0.762673648265691</text:p>
          </table:table-cell>
          <table:table-cell office:value-type="float" office:value="0.76995812390079" calcext:value-type="float">
            <text:p>0.76995812390079</text:p>
          </table:table-cell>
          <table:table-cell office:value-type="float" office:value="0.828964020043055" calcext:value-type="float">
            <text:p>0.828964020043055</text:p>
          </table:table-cell>
          <table:table-cell office:value-type="float" office:value="0.952" calcext:value-type="float">
            <text:p>0.95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4_4</text:p>
          </table:table-cell>
          <table:table-cell office:value-type="float" office:value="0.79083524780491" calcext:value-type="float">
            <text:p>0.79083524780491</text:p>
          </table:table-cell>
          <table:table-cell office:value-type="float" office:value="0.789198607979113" calcext:value-type="float">
            <text:p>0.789198607979113</text:p>
          </table:table-cell>
          <table:table-cell office:value-type="float" office:value="0.792568037681944" calcext:value-type="float">
            <text:p>0.792568037681944</text:p>
          </table:table-cell>
          <table:table-cell office:value-type="float" office:value="0.822111847262778" calcext:value-type="float">
            <text:p>0.822111847262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8118566855878" calcext:value-type="float">
            <text:p>0.798118566855878</text:p>
          </table:table-cell>
          <table:table-cell office:value-type="float" office:value="0.78653974551221" calcext:value-type="float">
            <text:p>0.78653974551221</text:p>
          </table:table-cell>
          <table:table-cell office:value-type="float" office:value="0.812446033411909" calcext:value-type="float">
            <text:p>0.812446033411909</text:p>
          </table:table-cell>
          <table:table-cell office:value-type="float" office:value="0.818031870133732" calcext:value-type="float">
            <text:p>0.8180318701337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5016260354678" calcext:value-type="float">
            <text:p>0.765016260354678</text:p>
          </table:table-cell>
          <table:table-cell office:value-type="float" office:value="0.761195720195095" calcext:value-type="float">
            <text:p>0.761195720195095</text:p>
          </table:table-cell>
          <table:table-cell office:value-type="float" office:value="0.769011630616116" calcext:value-type="float">
            <text:p>0.769011630616116</text:p>
          </table:table-cell>
          <table:table-cell office:value-type="float" office:value="0.824173653147444" calcext:value-type="float">
            <text:p>0.824173653147444</text:p>
          </table:table-cell>
          <table:table-cell office:value-type="float" office:value="0.952" calcext:value-type="float">
            <text:p>0.95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4_8</text:p>
          </table:table-cell>
          <table:table-cell office:value-type="float" office:value="0.789553313544064" calcext:value-type="float">
            <text:p>0.789553313544064</text:p>
          </table:table-cell>
          <table:table-cell office:value-type="float" office:value="0.787493422444408" calcext:value-type="float">
            <text:p>0.787493422444408</text:p>
          </table:table-cell>
          <table:table-cell office:value-type="float" office:value="0.791797458295234" calcext:value-type="float">
            <text:p>0.791797458295234</text:p>
          </table:table-cell>
          <table:table-cell office:value-type="float" office:value="0.821222922675051" calcext:value-type="float">
            <text:p>0.8212229226750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7937094136642" calcext:value-type="float">
            <text:p>0.797937094136642</text:p>
          </table:table-cell>
          <table:table-cell office:value-type="float" office:value="0.786987823306173" calcext:value-type="float">
            <text:p>0.786987823306173</text:p>
          </table:table-cell>
          <table:table-cell office:value-type="float" office:value="0.811518780930311" calcext:value-type="float">
            <text:p>0.811518780930311</text:p>
          </table:table-cell>
          <table:table-cell office:value-type="float" office:value="0.819609563458632" calcext:value-type="float">
            <text:p>0.8196095634586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5516717467767" calcext:value-type="float">
            <text:p>0.765516717467767</text:p>
          </table:table-cell>
          <table:table-cell office:value-type="float" office:value="0.761492043751421" calcext:value-type="float">
            <text:p>0.761492043751421</text:p>
          </table:table-cell>
          <table:table-cell office:value-type="float" office:value="0.769796901504364" calcext:value-type="float">
            <text:p>0.769796901504364</text:p>
          </table:table-cell>
          <table:table-cell office:value-type="float" office:value="0.82225339075845" calcext:value-type="float">
            <text:p>0.82225339075845</text:p>
          </table:table-cell>
          <table:table-cell office:value-type="float" office:value="0.956" calcext:value-type="float">
            <text:p>0.95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8_0</text:p>
          </table:table-cell>
          <table:table-cell office:value-type="float" office:value="0.78933019484138" calcext:value-type="float">
            <text:p>0.78933019484138</text:p>
          </table:table-cell>
          <table:table-cell office:value-type="float" office:value="0.787915957496941" calcext:value-type="float">
            <text:p>0.787915957496941</text:p>
          </table:table-cell>
          <table:table-cell office:value-type="float" office:value="0.790889489213878" calcext:value-type="float">
            <text:p>0.790889489213878</text:p>
          </table:table-cell>
          <table:table-cell office:value-type="float" office:value="0.821470291184767" calcext:value-type="float">
            <text:p>0.821470291184767</text:p>
          </table:table-cell>
          <table:table-cell office:value-type="float" office:value="0.997333333333333" calcext:value-type="float">
            <text:p>0.997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8534117840218" calcext:value-type="float">
            <text:p>0.798534117840218</text:p>
          </table:table-cell>
          <table:table-cell office:value-type="float" office:value="0.786799110443793" calcext:value-type="float">
            <text:p>0.786799110443793</text:p>
          </table:table-cell>
          <table:table-cell office:value-type="float" office:value="0.813026605183402" calcext:value-type="float">
            <text:p>0.813026605183402</text:p>
          </table:table-cell>
          <table:table-cell office:value-type="float" office:value="0.820315513770039" calcext:value-type="float">
            <text:p>0.8203155137700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98121897617929" calcext:value-type="float">
            <text:p>0.698121897617929</text:p>
          </table:table-cell>
          <table:table-cell office:value-type="float" office:value="0.762762178429736" calcext:value-type="float">
            <text:p>0.762762178429736</text:p>
          </table:table-cell>
          <table:table-cell office:value-type="float" office:value="0.638995177316517" calcext:value-type="float">
            <text:p>0.638995177316517</text:p>
          </table:table-cell>
          <table:table-cell office:value-type="float" office:value="0.824251072982456" calcext:value-type="float">
            <text:p>0.824251072982456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8_4</text:p>
          </table:table-cell>
          <table:table-cell office:value-type="float" office:value="0.787201883703717" calcext:value-type="float">
            <text:p>0.787201883703717</text:p>
          </table:table-cell>
          <table:table-cell office:value-type="float" office:value="0.787995040385182" calcext:value-type="float">
            <text:p>0.787995040385182</text:p>
          </table:table-cell>
          <table:table-cell office:value-type="float" office:value="0.78658973232307" calcext:value-type="float">
            <text:p>0.78658973232307</text:p>
          </table:table-cell>
          <table:table-cell office:value-type="float" office:value="0.820482202422001" calcext:value-type="float">
            <text:p>0.820482202422001</text:p>
          </table:table-cell>
          <table:table-cell office:value-type="float" office:value="0.997333333333333" calcext:value-type="float">
            <text:p>0.997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7017035777894" calcext:value-type="float">
            <text:p>0.797017035777894</text:p>
          </table:table-cell>
          <table:table-cell office:value-type="float" office:value="0.785531420018285" calcext:value-type="float">
            <text:p>0.785531420018285</text:p>
          </table:table-cell>
          <table:table-cell office:value-type="float" office:value="0.811316858345623" calcext:value-type="float">
            <text:p>0.811316858345623</text:p>
          </table:table-cell>
          <table:table-cell office:value-type="float" office:value="0.819733969548259" calcext:value-type="float">
            <text:p>0.8197339695482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3399100753142" calcext:value-type="float">
            <text:p>0.763399100753142</text:p>
          </table:table-cell>
          <table:table-cell office:value-type="float" office:value="0.758986963490142" calcext:value-type="float">
            <text:p>0.758986963490142</text:p>
          </table:table-cell>
          <table:table-cell office:value-type="float" office:value="0.768051051765228" calcext:value-type="float">
            <text:p>0.768051051765228</text:p>
          </table:table-cell>
          <table:table-cell office:value-type="float" office:value="0.823183936246993" calcext:value-type="float">
            <text:p>0.82318393624699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emniscate_8_8</text:p>
          </table:table-cell>
          <table:table-cell office:value-type="float" office:value="0.785449877286511" calcext:value-type="float">
            <text:p>0.785449877286511</text:p>
          </table:table-cell>
          <table:table-cell office:value-type="float" office:value="0.785030328913664" calcext:value-type="float">
            <text:p>0.785030328913664</text:p>
          </table:table-cell>
          <table:table-cell office:value-type="float" office:value="0.786107479031278" calcext:value-type="float">
            <text:p>0.786107479031278</text:p>
          </table:table-cell>
          <table:table-cell office:value-type="float" office:value="0.820466051176226" calcext:value-type="float">
            <text:p>0.820466051176226</text:p>
          </table:table-cell>
          <table:table-cell office:value-type="float" office:value="0.997333333333333" calcext:value-type="float">
            <text:p>0.9973333333333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8044691008108" calcext:value-type="float">
            <text:p>0.798044691008108</text:p>
          </table:table-cell>
          <table:table-cell office:value-type="float" office:value="0.786775643866688" calcext:value-type="float">
            <text:p>0.786775643866688</text:p>
          </table:table-cell>
          <table:table-cell office:value-type="float" office:value="0.811999415853157" calcext:value-type="float">
            <text:p>0.811999415853157</text:p>
          </table:table-cell>
          <table:table-cell office:value-type="float" office:value="0.819691922818926" calcext:value-type="float">
            <text:p>0.8196919228189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94283604662204" calcext:value-type="float">
            <text:p>0.694283604662204</text:p>
          </table:table-cell>
          <table:table-cell office:value-type="float" office:value="0.758442573863042" calcext:value-type="float">
            <text:p>0.758442573863042</text:p>
          </table:table-cell>
          <table:table-cell office:value-type="float" office:value="0.635598125497733" calcext:value-type="float">
            <text:p>0.635598125497733</text:p>
          </table:table-cell>
          <table:table-cell office:value-type="float" office:value="0.821188460437673" calcext:value-type="float">
            <text:p>0.821188460437673</text:p>
          </table:table-cell>
          <table:table-cell office:value-type="float" office:value="0.934666666666667" calcext:value-type="float">
            <text:p>0.93466666666666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0_0</text:p>
          </table:table-cell>
          <table:table-cell office:value-type="float" office:value="0.825406521638448" calcext:value-type="float">
            <text:p>0.825406521638448</text:p>
          </table:table-cell>
          <table:table-cell office:value-type="float" office:value="0.795270562826348" calcext:value-type="float">
            <text:p>0.795270562826348</text:p>
          </table:table-cell>
          <table:table-cell office:value-type="float" office:value="0.879858816003376" calcext:value-type="float">
            <text:p>0.879858816003376</text:p>
          </table:table-cell>
          <table:table-cell office:value-type="float" office:value="0.844260422928926" calcext:value-type="float">
            <text:p>0.844260422928926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1381337643009" calcext:value-type="float">
            <text:p>0.791381337643009</text:p>
          </table:table-cell>
          <table:table-cell office:value-type="float" office:value="0.779789158216572" calcext:value-type="float">
            <text:p>0.779789158216572</text:p>
          </table:table-cell>
          <table:table-cell office:value-type="float" office:value="0.80919202467263" calcext:value-type="float">
            <text:p>0.80919202467263</text:p>
          </table:table-cell>
          <table:table-cell office:value-type="float" office:value="0.824307027681193" calcext:value-type="float">
            <text:p>0.824307027681193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5509084203825" calcext:value-type="float">
            <text:p>0.815509084203825</text:p>
          </table:table-cell>
          <table:table-cell office:value-type="float" office:value="0.806247822762509" calcext:value-type="float">
            <text:p>0.806247822762509</text:p>
          </table:table-cell>
          <table:table-cell office:value-type="float" office:value="0.826947086649518" calcext:value-type="float">
            <text:p>0.826947086649518</text:p>
          </table:table-cell>
          <table:table-cell office:value-type="float" office:value="0.84514658724051" calcext:value-type="float">
            <text:p>0.84514658724051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0_4</text:p>
          </table:table-cell>
          <table:table-cell office:value-type="float" office:value="0.8230902460861" calcext:value-type="float">
            <text:p>0.8230902460861</text:p>
          </table:table-cell>
          <table:table-cell office:value-type="float" office:value="0.793483125318415" calcext:value-type="float">
            <text:p>0.793483125318415</text:p>
          </table:table-cell>
          <table:table-cell office:value-type="float" office:value="0.87661185936655" calcext:value-type="float">
            <text:p>0.87661185936655</text:p>
          </table:table-cell>
          <table:table-cell office:value-type="float" office:value="0.843014308435252" calcext:value-type="float">
            <text:p>0.843014308435252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2007942062272" calcext:value-type="float">
            <text:p>0.792007942062272</text:p>
          </table:table-cell>
          <table:table-cell office:value-type="float" office:value="0.77874841415427" calcext:value-type="float">
            <text:p>0.77874841415427</text:p>
          </table:table-cell>
          <table:table-cell office:value-type="float" office:value="0.813489070106509" calcext:value-type="float">
            <text:p>0.813489070106509</text:p>
          </table:table-cell>
          <table:table-cell office:value-type="float" office:value="0.826426454935228" calcext:value-type="float">
            <text:p>0.826426454935228</text:p>
          </table:table-cell>
          <table:table-cell office:value-type="float" office:value="0.973837209302326" calcext:value-type="float">
            <text:p>0.9738372093023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7050520980299" calcext:value-type="float">
            <text:p>0.817050520980299</text:p>
          </table:table-cell>
          <table:table-cell office:value-type="float" office:value="0.807492442013961" calcext:value-type="float">
            <text:p>0.807492442013961</text:p>
          </table:table-cell>
          <table:table-cell office:value-type="float" office:value="0.828824910670527" calcext:value-type="float">
            <text:p>0.828824910670527</text:p>
          </table:table-cell>
          <table:table-cell office:value-type="float" office:value="0.844153622101466" calcext:value-type="float">
            <text:p>0.844153622101466</text:p>
          </table:table-cell>
          <table:table-cell office:value-type="float" office:value="0.978197674418605" calcext:value-type="float">
            <text:p>0.9781976744186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0_8</text:p>
          </table:table-cell>
          <table:table-cell office:value-type="float" office:value="0.822348987230474" calcext:value-type="float">
            <text:p>0.822348987230474</text:p>
          </table:table-cell>
          <table:table-cell office:value-type="float" office:value="0.795294634581236" calcext:value-type="float">
            <text:p>0.795294634581236</text:p>
          </table:table-cell>
          <table:table-cell office:value-type="float" office:value="0.870342713830336" calcext:value-type="float">
            <text:p>0.870342713830336</text:p>
          </table:table-cell>
          <table:table-cell office:value-type="float" office:value="0.842540600015614" calcext:value-type="float">
            <text:p>0.842540600015614</text:p>
          </table:table-cell>
          <table:table-cell office:value-type="float" office:value="0.973837209302326" calcext:value-type="float">
            <text:p>0.9738372093023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410303245417" calcext:value-type="float">
            <text:p>0.79410303245417</text:p>
          </table:table-cell>
          <table:table-cell office:value-type="float" office:value="0.781312742262373" calcext:value-type="float">
            <text:p>0.781312742262373</text:p>
          </table:table-cell>
          <table:table-cell office:value-type="float" office:value="0.814001395588669" calcext:value-type="float">
            <text:p>0.814001395588669</text:p>
          </table:table-cell>
          <table:table-cell office:value-type="float" office:value="0.826518765224357" calcext:value-type="float">
            <text:p>0.826518765224357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6768851699199" calcext:value-type="float">
            <text:p>0.816768851699199</text:p>
          </table:table-cell>
          <table:table-cell office:value-type="float" office:value="0.807174685065904" calcext:value-type="float">
            <text:p>0.807174685065904</text:p>
          </table:table-cell>
          <table:table-cell office:value-type="float" office:value="0.828468378276641" calcext:value-type="float">
            <text:p>0.828468378276641</text:p>
          </table:table-cell>
          <table:table-cell office:value-type="float" office:value="0.842816036413748" calcext:value-type="float">
            <text:p>0.842816036413748</text:p>
          </table:table-cell>
          <table:table-cell office:value-type="float" office:value="0.979651162790698" calcext:value-type="float">
            <text:p>0.97965116279069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4_0</text:p>
          </table:table-cell>
          <table:table-cell office:value-type="float" office:value="0.821038720530697" calcext:value-type="float">
            <text:p>0.821038720530697</text:p>
          </table:table-cell>
          <table:table-cell office:value-type="float" office:value="0.795892015742458" calcext:value-type="float">
            <text:p>0.795892015742458</text:p>
          </table:table-cell>
          <table:table-cell office:value-type="float" office:value="0.865132431725771" calcext:value-type="float">
            <text:p>0.865132431725771</text:p>
          </table:table-cell>
          <table:table-cell office:value-type="float" office:value="0.841606770081804" calcext:value-type="float">
            <text:p>0.841606770081804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0936531061927" calcext:value-type="float">
            <text:p>0.790936531061927</text:p>
          </table:table-cell>
          <table:table-cell office:value-type="float" office:value="0.778513352900011" calcext:value-type="float">
            <text:p>0.778513352900011</text:p>
          </table:table-cell>
          <table:table-cell office:value-type="float" office:value="0.809866177965906" calcext:value-type="float">
            <text:p>0.809866177965906</text:p>
          </table:table-cell>
          <table:table-cell office:value-type="float" office:value="0.82604455533561" calcext:value-type="float">
            <text:p>0.82604455533561</text:p>
          </table:table-cell>
          <table:table-cell office:value-type="float" office:value="0.973837209302326" calcext:value-type="float">
            <text:p>0.9738372093023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8061471577694" calcext:value-type="float">
            <text:p>0.818061471577694</text:p>
          </table:table-cell>
          <table:table-cell office:value-type="float" office:value="0.809033960138138" calcext:value-type="float">
            <text:p>0.809033960138138</text:p>
          </table:table-cell>
          <table:table-cell office:value-type="float" office:value="0.828920343030676" calcext:value-type="float">
            <text:p>0.828920343030676</text:p>
          </table:table-cell>
          <table:table-cell office:value-type="float" office:value="0.846404281067304" calcext:value-type="float">
            <text:p>0.846404281067304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4_4</text:p>
          </table:table-cell>
          <table:table-cell office:value-type="float" office:value="0.82041668470593" calcext:value-type="float">
            <text:p>0.82041668470593</text:p>
          </table:table-cell>
          <table:table-cell office:value-type="float" office:value="0.794275282093318" calcext:value-type="float">
            <text:p>0.794275282093318</text:p>
          </table:table-cell>
          <table:table-cell office:value-type="float" office:value="0.866260937888395" calcext:value-type="float">
            <text:p>0.866260937888395</text:p>
          </table:table-cell>
          <table:table-cell office:value-type="float" office:value="0.840588061026783" calcext:value-type="float">
            <text:p>0.840588061026783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5293727184891" calcext:value-type="float">
            <text:p>0.795293727184891</text:p>
          </table:table-cell>
          <table:table-cell office:value-type="float" office:value="0.783496338523811" calcext:value-type="float">
            <text:p>0.783496338523811</text:p>
          </table:table-cell>
          <table:table-cell office:value-type="float" office:value="0.812936867830229" calcext:value-type="float">
            <text:p>0.812936867830229</text:p>
          </table:table-cell>
          <table:table-cell office:value-type="float" office:value="0.826830970255096" calcext:value-type="float">
            <text:p>0.826830970255096</text:p>
          </table:table-cell>
          <table:table-cell office:value-type="float" office:value="0.978197674418605" calcext:value-type="float">
            <text:p>0.9781976744186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6703486154599" calcext:value-type="float">
            <text:p>0.816703486154599</text:p>
          </table:table-cell>
          <table:table-cell office:value-type="float" office:value="0.806625310310772" calcext:value-type="float">
            <text:p>0.806625310310772</text:p>
          </table:table-cell>
          <table:table-cell office:value-type="float" office:value="0.828873621499944" calcext:value-type="float">
            <text:p>0.828873621499944</text:p>
          </table:table-cell>
          <table:table-cell office:value-type="float" office:value="0.846528701953397" calcext:value-type="float">
            <text:p>0.846528701953397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4_8</text:p>
          </table:table-cell>
          <table:table-cell office:value-type="float" office:value="0.819020783610257" calcext:value-type="float">
            <text:p>0.819020783610257</text:p>
          </table:table-cell>
          <table:table-cell office:value-type="float" office:value="0.793789178483248" calcext:value-type="float">
            <text:p>0.793789178483248</text:p>
          </table:table-cell>
          <table:table-cell office:value-type="float" office:value="0.862900681996649" calcext:value-type="float">
            <text:p>0.862900681996649</text:p>
          </table:table-cell>
          <table:table-cell office:value-type="float" office:value="0.839074483491605" calcext:value-type="float">
            <text:p>0.839074483491605</text:p>
          </table:table-cell>
          <table:table-cell office:value-type="float" office:value="0.976710334788937" calcext:value-type="float">
            <text:p>0.9767103347889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6517567216996" calcext:value-type="float">
            <text:p>0.796517567216996</text:p>
          </table:table-cell>
          <table:table-cell office:value-type="float" office:value="0.784671698246977" calcext:value-type="float">
            <text:p>0.784671698246977</text:p>
          </table:table-cell>
          <table:table-cell office:value-type="float" office:value="0.813682823846686" calcext:value-type="float">
            <text:p>0.813682823846686</text:p>
          </table:table-cell>
          <table:table-cell office:value-type="float" office:value="0.8235802300658" calcext:value-type="float">
            <text:p>0.8235802300658</text:p>
          </table:table-cell>
          <table:table-cell office:value-type="float" office:value="0.978165938864629" calcext:value-type="float">
            <text:p>0.9781659388646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6393426204696" calcext:value-type="float">
            <text:p>0.816393426204696</text:p>
          </table:table-cell>
          <table:table-cell office:value-type="float" office:value="0.807120957432428" calcext:value-type="float">
            <text:p>0.807120957432428</text:p>
          </table:table-cell>
          <table:table-cell office:value-type="float" office:value="0.827523030467274" calcext:value-type="float">
            <text:p>0.827523030467274</text:p>
          </table:table-cell>
          <table:table-cell office:value-type="float" office:value="0.84519422086003" calcext:value-type="float">
            <text:p>0.84519422086003</text:p>
          </table:table-cell>
          <table:table-cell office:value-type="float" office:value="0.978165938864629" calcext:value-type="float">
            <text:p>0.9781659388646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8_0</text:p>
          </table:table-cell>
          <table:table-cell office:value-type="float" office:value="0.821750657921901" calcext:value-type="float">
            <text:p>0.821750657921901</text:p>
          </table:table-cell>
          <table:table-cell office:value-type="float" office:value="0.797564694573215" calcext:value-type="float">
            <text:p>0.797564694573215</text:p>
          </table:table-cell>
          <table:table-cell office:value-type="float" office:value="0.863202850057022" calcext:value-type="float">
            <text:p>0.863202850057022</text:p>
          </table:table-cell>
          <table:table-cell office:value-type="float" office:value="0.842384930466642" calcext:value-type="float">
            <text:p>0.842384930466642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1288134802195" calcext:value-type="float">
            <text:p>0.791288134802195</text:p>
          </table:table-cell>
          <table:table-cell office:value-type="float" office:value="0.778450772368721" calcext:value-type="float">
            <text:p>0.778450772368721</text:p>
          </table:table-cell>
          <table:table-cell office:value-type="float" office:value="0.81017345617391" calcext:value-type="float">
            <text:p>0.81017345617391</text:p>
          </table:table-cell>
          <table:table-cell office:value-type="float" office:value="0.824759375877514" calcext:value-type="float">
            <text:p>0.824759375877514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5644368089386" calcext:value-type="float">
            <text:p>0.815644368089386</text:p>
          </table:table-cell>
          <table:table-cell office:value-type="float" office:value="0.807495003165855" calcext:value-type="float">
            <text:p>0.807495003165855</text:p>
          </table:table-cell>
          <table:table-cell office:value-type="float" office:value="0.825249523048144" calcext:value-type="float">
            <text:p>0.825249523048144</text:p>
          </table:table-cell>
          <table:table-cell office:value-type="float" office:value="0.846820282397561" calcext:value-type="float">
            <text:p>0.846820282397561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8_4</text:p>
          </table:table-cell>
          <table:table-cell office:value-type="float" office:value="0.818962523964208" calcext:value-type="float">
            <text:p>0.818962523964208</text:p>
          </table:table-cell>
          <table:table-cell office:value-type="float" office:value="0.795502989001154" calcext:value-type="float">
            <text:p>0.795502989001154</text:p>
          </table:table-cell>
          <table:table-cell office:value-type="float" office:value="0.859580611588571" calcext:value-type="float">
            <text:p>0.859580611588571</text:p>
          </table:table-cell>
          <table:table-cell office:value-type="float" office:value="0.840621154089347" calcext:value-type="float">
            <text:p>0.840621154089347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3229525831517" calcext:value-type="float">
            <text:p>0.793229525831517</text:p>
          </table:table-cell>
          <table:table-cell office:value-type="float" office:value="0.780640212389175" calcext:value-type="float">
            <text:p>0.780640212389175</text:p>
          </table:table-cell>
          <table:table-cell office:value-type="float" office:value="0.81145539064862" calcext:value-type="float">
            <text:p>0.81145539064862</text:p>
          </table:table-cell>
          <table:table-cell office:value-type="float" office:value="0.826464963127424" calcext:value-type="float">
            <text:p>0.826464963127424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5644660407064" calcext:value-type="float">
            <text:p>0.815644660407064</text:p>
          </table:table-cell>
          <table:table-cell office:value-type="float" office:value="0.806905530701632" calcext:value-type="float">
            <text:p>0.806905530701632</text:p>
          </table:table-cell>
          <table:table-cell office:value-type="float" office:value="0.826054300580187" calcext:value-type="float">
            <text:p>0.826054300580187</text:p>
          </table:table-cell>
          <table:table-cell office:value-type="float" office:value="0.845758981136061" calcext:value-type="float">
            <text:p>0.845758981136061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linear_8_8</text:p>
          </table:table-cell>
          <table:table-cell office:value-type="float" office:value="0.814694008393532" calcext:value-type="float">
            <text:p>0.814694008393532</text:p>
          </table:table-cell>
          <table:table-cell office:value-type="float" office:value="0.793464539601991" calcext:value-type="float">
            <text:p>0.793464539601991</text:p>
          </table:table-cell>
          <table:table-cell office:value-type="float" office:value="0.850074256671844" calcext:value-type="float">
            <text:p>0.850074256671844</text:p>
          </table:table-cell>
          <table:table-cell office:value-type="float" office:value="0.838233407688654" calcext:value-type="float">
            <text:p>0.838233407688654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1303471506414" calcext:value-type="float">
            <text:p>0.791303471506414</text:p>
          </table:table-cell>
          <table:table-cell office:value-type="float" office:value="0.778884204040356" calcext:value-type="float">
            <text:p>0.778884204040356</text:p>
          </table:table-cell>
          <table:table-cell office:value-type="float" office:value="0.808827871721381" calcext:value-type="float">
            <text:p>0.808827871721381</text:p>
          </table:table-cell>
          <table:table-cell office:value-type="float" office:value="0.826590375038307" calcext:value-type="float">
            <text:p>0.826590375038307</text:p>
          </table:table-cell>
          <table:table-cell office:value-type="float" office:value="0.975290697674419" calcext:value-type="float">
            <text:p>0.9752906976744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16851566866485" calcext:value-type="float">
            <text:p>0.816851566866485</text:p>
          </table:table-cell>
          <table:table-cell office:value-type="float" office:value="0.806948586198705" calcext:value-type="float">
            <text:p>0.806948586198705</text:p>
          </table:table-cell>
          <table:table-cell office:value-type="float" office:value="0.828881929461639" calcext:value-type="float">
            <text:p>0.828881929461639</text:p>
          </table:table-cell>
          <table:table-cell office:value-type="float" office:value="0.845621276780992" calcext:value-type="float">
            <text:p>0.845621276780992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0_0</text:p>
          </table:table-cell>
          <table:table-cell office:value-type="float" office:value="0.795933953736549" calcext:value-type="float">
            <text:p>0.795933953736549</text:p>
          </table:table-cell>
          <table:table-cell office:value-type="float" office:value="0.792619560915441" calcext:value-type="float">
            <text:p>0.792619560915441</text:p>
          </table:table-cell>
          <table:table-cell office:value-type="float" office:value="0.800251743640377" calcext:value-type="float">
            <text:p>0.800251743640377</text:p>
          </table:table-cell>
          <table:table-cell office:value-type="float" office:value="0.817386129216181" calcext:value-type="float">
            <text:p>0.817386129216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3163759863995" calcext:value-type="float">
            <text:p>0.803163759863995</text:p>
          </table:table-cell>
          <table:table-cell office:value-type="float" office:value="0.78904581132595" calcext:value-type="float">
            <text:p>0.78904581132595</text:p>
          </table:table-cell>
          <table:table-cell office:value-type="float" office:value="0.821218096564914" calcext:value-type="float">
            <text:p>0.821218096564914</text:p>
          </table:table-cell>
          <table:table-cell office:value-type="float" office:value="0.819777417213444" calcext:value-type="float">
            <text:p>0.8197774172134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5915521186114" calcext:value-type="float">
            <text:p>0.745915521186114</text:p>
          </table:table-cell>
          <table:table-cell office:value-type="float" office:value="0.735437977139642" calcext:value-type="float">
            <text:p>0.735437977139642</text:p>
          </table:table-cell>
          <table:table-cell office:value-type="float" office:value="0.756857652559431" calcext:value-type="float">
            <text:p>0.756857652559431</text:p>
          </table:table-cell>
          <table:table-cell office:value-type="float" office:value="0.832619169048379" calcext:value-type="float">
            <text:p>0.832619169048379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0_4</text:p>
          </table:table-cell>
          <table:table-cell office:value-type="float" office:value="0.792431183670057" calcext:value-type="float">
            <text:p>0.792431183670057</text:p>
          </table:table-cell>
          <table:table-cell office:value-type="float" office:value="0.789209151320306" calcext:value-type="float">
            <text:p>0.789209151320306</text:p>
          </table:table-cell>
          <table:table-cell office:value-type="float" office:value="0.796737015214456" calcext:value-type="float">
            <text:p>0.796737015214456</text:p>
          </table:table-cell>
          <table:table-cell office:value-type="float" office:value="0.814460434270091" calcext:value-type="float">
            <text:p>0.8144604342700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3605050087732" calcext:value-type="float">
            <text:p>0.803605050087732</text:p>
          </table:table-cell>
          <table:table-cell office:value-type="float" office:value="0.790121054315944" calcext:value-type="float">
            <text:p>0.790121054315944</text:p>
          </table:table-cell>
          <table:table-cell office:value-type="float" office:value="0.82083237704358" calcext:value-type="float">
            <text:p>0.82083237704358</text:p>
          </table:table-cell>
          <table:table-cell office:value-type="float" office:value="0.819948775837016" calcext:value-type="float">
            <text:p>0.819948775837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1738339157181" calcext:value-type="float">
            <text:p>0.741738339157181</text:p>
          </table:table-cell>
          <table:table-cell office:value-type="float" office:value="0.731458190498443" calcext:value-type="float">
            <text:p>0.731458190498443</text:p>
          </table:table-cell>
          <table:table-cell office:value-type="float" office:value="0.75255865648063" calcext:value-type="float">
            <text:p>0.75255865648063</text:p>
          </table:table-cell>
          <table:table-cell office:value-type="float" office:value="0.831228453577624" calcext:value-type="float">
            <text:p>0.831228453577624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0_8</text:p>
          </table:table-cell>
          <table:table-cell office:value-type="float" office:value="0.791432436651421" calcext:value-type="float">
            <text:p>0.791432436651421</text:p>
          </table:table-cell>
          <table:table-cell office:value-type="float" office:value="0.788415388932638" calcext:value-type="float">
            <text:p>0.788415388932638</text:p>
          </table:table-cell>
          <table:table-cell office:value-type="float" office:value="0.7952059194122" calcext:value-type="float">
            <text:p>0.7952059194122</text:p>
          </table:table-cell>
          <table:table-cell office:value-type="float" office:value="0.813477716316502" calcext:value-type="float">
            <text:p>0.8134777163165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9393407644563" calcext:value-type="float">
            <text:p>0.799393407644563</text:p>
          </table:table-cell>
          <table:table-cell office:value-type="float" office:value="0.786924825117181" calcext:value-type="float">
            <text:p>0.786924825117181</text:p>
          </table:table-cell>
          <table:table-cell office:value-type="float" office:value="0.815057867360331" calcext:value-type="float">
            <text:p>0.815057867360331</text:p>
          </table:table-cell>
          <table:table-cell office:value-type="float" office:value="0.818205231214312" calcext:value-type="float">
            <text:p>0.8182052312143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35915076355866" calcext:value-type="float">
            <text:p>0.735915076355866</text:p>
          </table:table-cell>
          <table:table-cell office:value-type="float" office:value="0.725512753201281" calcext:value-type="float">
            <text:p>0.725512753201281</text:p>
          </table:table-cell>
          <table:table-cell office:value-type="float" office:value="0.746801754457711" calcext:value-type="float">
            <text:p>0.746801754457711</text:p>
          </table:table-cell>
          <table:table-cell office:value-type="float" office:value="0.830243906938673" calcext:value-type="float">
            <text:p>0.830243906938673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4_0</text:p>
          </table:table-cell>
          <table:table-cell office:value-type="float" office:value="0.795026198543208" calcext:value-type="float">
            <text:p>0.795026198543208</text:p>
          </table:table-cell>
          <table:table-cell office:value-type="float" office:value="0.791222007762988" calcext:value-type="float">
            <text:p>0.791222007762988</text:p>
          </table:table-cell>
          <table:table-cell office:value-type="float" office:value="0.800036110756694" calcext:value-type="float">
            <text:p>0.800036110756694</text:p>
          </table:table-cell>
          <table:table-cell office:value-type="float" office:value="0.816811485885056" calcext:value-type="float">
            <text:p>0.8168114858850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1121741626354" calcext:value-type="float">
            <text:p>0.801121741626354</text:p>
          </table:table-cell>
          <table:table-cell office:value-type="float" office:value="0.787116475377116" calcext:value-type="float">
            <text:p>0.787116475377116</text:p>
          </table:table-cell>
          <table:table-cell office:value-type="float" office:value="0.819039336759484" calcext:value-type="float">
            <text:p>0.819039336759484</text:p>
          </table:table-cell>
          <table:table-cell office:value-type="float" office:value="0.818172186396387" calcext:value-type="float">
            <text:p>0.8181721863963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7225509969304" calcext:value-type="float">
            <text:p>0.747225509969304</text:p>
          </table:table-cell>
          <table:table-cell office:value-type="float" office:value="0.736955986793871" calcext:value-type="float">
            <text:p>0.736955986793871</text:p>
          </table:table-cell>
          <table:table-cell office:value-type="float" office:value="0.75803074869513" calcext:value-type="float">
            <text:p>0.75803074869513</text:p>
          </table:table-cell>
          <table:table-cell office:value-type="float" office:value="0.833540148244372" calcext:value-type="float">
            <text:p>0.833540148244372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4_4</text:p>
          </table:table-cell>
          <table:table-cell office:value-type="float" office:value="0.791961020528806" calcext:value-type="float">
            <text:p>0.791961020528806</text:p>
          </table:table-cell>
          <table:table-cell office:value-type="float" office:value="0.788822073442212" calcext:value-type="float">
            <text:p>0.788822073442212</text:p>
          </table:table-cell>
          <table:table-cell office:value-type="float" office:value="0.79591970341637" calcext:value-type="float">
            <text:p>0.79591970341637</text:p>
          </table:table-cell>
          <table:table-cell office:value-type="float" office:value="0.813884028687336" calcext:value-type="float">
            <text:p>0.8138840286873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1307998113003" calcext:value-type="float">
            <text:p>0.801307998113003</text:p>
          </table:table-cell>
          <table:table-cell office:value-type="float" office:value="0.787757506939231" calcext:value-type="float">
            <text:p>0.787757506939231</text:p>
          </table:table-cell>
          <table:table-cell office:value-type="float" office:value="0.818493912449671" calcext:value-type="float">
            <text:p>0.818493912449671</text:p>
          </table:table-cell>
          <table:table-cell office:value-type="float" office:value="0.820054717598011" calcext:value-type="float">
            <text:p>0.820054717598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0536919393271" calcext:value-type="float">
            <text:p>0.740536919393271</text:p>
          </table:table-cell>
          <table:table-cell office:value-type="float" office:value="0.730185125635712" calcext:value-type="float">
            <text:p>0.730185125635712</text:p>
          </table:table-cell>
          <table:table-cell office:value-type="float" office:value="0.751354955809156" calcext:value-type="float">
            <text:p>0.751354955809156</text:p>
          </table:table-cell>
          <table:table-cell office:value-type="float" office:value="0.831832862276296" calcext:value-type="float">
            <text:p>0.831832862276296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4_8</text:p>
          </table:table-cell>
          <table:table-cell office:value-type="float" office:value="0.791143818321654" calcext:value-type="float">
            <text:p>0.791143818321654</text:p>
          </table:table-cell>
          <table:table-cell office:value-type="float" office:value="0.788862521291657" calcext:value-type="float">
            <text:p>0.788862521291657</text:p>
          </table:table-cell>
          <table:table-cell office:value-type="float" office:value="0.794104229037971" calcext:value-type="float">
            <text:p>0.794104229037971</text:p>
          </table:table-cell>
          <table:table-cell office:value-type="float" office:value="0.814798530294142" calcext:value-type="float">
            <text:p>0.814798530294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8642161718069" calcext:value-type="float">
            <text:p>0.798642161718069</text:p>
          </table:table-cell>
          <table:table-cell office:value-type="float" office:value="0.786072115978687" calcext:value-type="float">
            <text:p>0.786072115978687</text:p>
          </table:table-cell>
          <table:table-cell office:value-type="float" office:value="0.814482025422573" calcext:value-type="float">
            <text:p>0.814482025422573</text:p>
          </table:table-cell>
          <table:table-cell office:value-type="float" office:value="0.818487783430316" calcext:value-type="float">
            <text:p>0.818487783430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38445232986859" calcext:value-type="float">
            <text:p>0.738445232986859</text:p>
          </table:table-cell>
          <table:table-cell office:value-type="float" office:value="0.728045323776321" calcext:value-type="float">
            <text:p>0.728045323776321</text:p>
          </table:table-cell>
          <table:table-cell office:value-type="float" office:value="0.749306974580292" calcext:value-type="float">
            <text:p>0.749306974580292</text:p>
          </table:table-cell>
          <table:table-cell office:value-type="float" office:value="0.829319438830894" calcext:value-type="float">
            <text:p>0.829319438830894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8_0</text:p>
          </table:table-cell>
          <table:table-cell office:value-type="float" office:value="0.794420285388224" calcext:value-type="float">
            <text:p>0.794420285388224</text:p>
          </table:table-cell>
          <table:table-cell office:value-type="float" office:value="0.790435689232997" calcext:value-type="float">
            <text:p>0.790435689232997</text:p>
          </table:table-cell>
          <table:table-cell office:value-type="float" office:value="0.799458922374609" calcext:value-type="float">
            <text:p>0.799458922374609</text:p>
          </table:table-cell>
          <table:table-cell office:value-type="float" office:value="0.816298698908947" calcext:value-type="float">
            <text:p>0.8162986989089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9969107605607" calcext:value-type="float">
            <text:p>0.799969107605607</text:p>
          </table:table-cell>
          <table:table-cell office:value-type="float" office:value="0.786468172165989" calcext:value-type="float">
            <text:p>0.786468172165989</text:p>
          </table:table-cell>
          <table:table-cell office:value-type="float" office:value="0.817065572493689" calcext:value-type="float">
            <text:p>0.817065572493689</text:p>
          </table:table-cell>
          <table:table-cell office:value-type="float" office:value="0.818833582271321" calcext:value-type="float">
            <text:p>0.8188335822713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52509731115759" calcext:value-type="float">
            <text:p>0.752509731115759</text:p>
          </table:table-cell>
          <table:table-cell office:value-type="float" office:value="0.743548418756449" calcext:value-type="float">
            <text:p>0.743548418756449</text:p>
          </table:table-cell>
          <table:table-cell office:value-type="float" office:value="0.761846463788499" calcext:value-type="float">
            <text:p>0.761846463788499</text:p>
          </table:table-cell>
          <table:table-cell office:value-type="float" office:value="0.833719564862552" calcext:value-type="float">
            <text:p>0.83371956486255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8_4</text:p>
          </table:table-cell>
          <table:table-cell office:value-type="float" office:value="0.790451774812266" calcext:value-type="float">
            <text:p>0.790451774812266</text:p>
          </table:table-cell>
          <table:table-cell office:value-type="float" office:value="0.786142814897288" calcext:value-type="float">
            <text:p>0.786142814897288</text:p>
          </table:table-cell>
          <table:table-cell office:value-type="float" office:value="0.795892915828733" calcext:value-type="float">
            <text:p>0.795892915828733</text:p>
          </table:table-cell>
          <table:table-cell office:value-type="float" office:value="0.812736342204308" calcext:value-type="float">
            <text:p>0.8127363422043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1658112227609" calcext:value-type="float">
            <text:p>0.801658112227609</text:p>
          </table:table-cell>
          <table:table-cell office:value-type="float" office:value="0.788786491478006" calcext:value-type="float">
            <text:p>0.788786491478006</text:p>
          </table:table-cell>
          <table:table-cell office:value-type="float" office:value="0.817925047723497" calcext:value-type="float">
            <text:p>0.817925047723497</text:p>
          </table:table-cell>
          <table:table-cell office:value-type="float" office:value="0.819441001043241" calcext:value-type="float">
            <text:p>0.819441001043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36889663716761" calcext:value-type="float">
            <text:p>0.736889663716761</text:p>
          </table:table-cell>
          <table:table-cell office:value-type="float" office:value="0.725822715355578" calcext:value-type="float">
            <text:p>0.725822715355578</text:p>
          </table:table-cell>
          <table:table-cell office:value-type="float" office:value="0.748460456898103" calcext:value-type="float">
            <text:p>0.748460456898103</text:p>
          </table:table-cell>
          <table:table-cell office:value-type="float" office:value="0.83155100329095" calcext:value-type="float">
            <text:p>0.83155100329095</text:p>
          </table:table-cell>
          <table:table-cell office:value-type="float" office:value="0.896" calcext:value-type="float">
            <text:p>0.89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sinusoidal_8_8</text:p>
          </table:table-cell>
          <table:table-cell office:value-type="float" office:value="0.791563555762623" calcext:value-type="float">
            <text:p>0.791563555762623</text:p>
          </table:table-cell>
          <table:table-cell office:value-type="float" office:value="0.78781748950034" calcext:value-type="float">
            <text:p>0.78781748950034</text:p>
          </table:table-cell>
          <table:table-cell office:value-type="float" office:value="0.796366490667119" calcext:value-type="float">
            <text:p>0.796366490667119</text:p>
          </table:table-cell>
          <table:table-cell office:value-type="float" office:value="0.812203817556303" calcext:value-type="float">
            <text:p>0.8122038175563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00681159598594" calcext:value-type="float">
            <text:p>0.800681159598594</text:p>
          </table:table-cell>
          <table:table-cell office:value-type="float" office:value="0.788204408512405" calcext:value-type="float">
            <text:p>0.788204408512405</text:p>
          </table:table-cell>
          <table:table-cell office:value-type="float" office:value="0.816284013075733" calcext:value-type="float">
            <text:p>0.816284013075733</text:p>
          </table:table-cell>
          <table:table-cell office:value-type="float" office:value="0.818804679740989" calcext:value-type="float">
            <text:p>0.818804679740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40328193623994" calcext:value-type="float">
            <text:p>0.740328193623994</text:p>
          </table:table-cell>
          <table:table-cell office:value-type="float" office:value="0.729740390820892" calcext:value-type="float">
            <text:p>0.729740390820892</text:p>
          </table:table-cell>
          <table:table-cell office:value-type="float" office:value="0.751584893259649" calcext:value-type="float">
            <text:p>0.751584893259649</text:p>
          </table:table-cell>
          <table:table-cell office:value-type="float" office:value="0.830959083445902" calcext:value-type="float">
            <text:p>0.830959083445902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0_0</text:p>
          </table:table-cell>
          <table:table-cell office:value-type="float" office:value="0.800100361347644" calcext:value-type="float">
            <text:p>0.800100361347644</text:p>
          </table:table-cell>
          <table:table-cell office:value-type="float" office:value="0.798146095208438" calcext:value-type="float">
            <text:p>0.798146095208438</text:p>
          </table:table-cell>
          <table:table-cell office:value-type="float" office:value="0.802221393530608" calcext:value-type="float">
            <text:p>0.802221393530608</text:p>
          </table:table-cell>
          <table:table-cell office:value-type="float" office:value="0.82388279619109" calcext:value-type="float">
            <text:p>0.82388279619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6534166532912" calcext:value-type="float">
            <text:p>0.796534166532912</text:p>
          </table:table-cell>
          <table:table-cell office:value-type="float" office:value="0.786167635475049" calcext:value-type="float">
            <text:p>0.786167635475049</text:p>
          </table:table-cell>
          <table:table-cell office:value-type="float" office:value="0.808958394182043" calcext:value-type="float">
            <text:p>0.808958394182043</text:p>
          </table:table-cell>
          <table:table-cell office:value-type="float" office:value="0.82146696583644" calcext:value-type="float">
            <text:p>0.82146696583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1030020913009" calcext:value-type="float">
            <text:p>0.771030020913009</text:p>
          </table:table-cell>
          <table:table-cell office:value-type="float" office:value="0.765250341969835" calcext:value-type="float">
            <text:p>0.765250341969835</text:p>
          </table:table-cell>
          <table:table-cell office:value-type="float" office:value="0.777355537338882" calcext:value-type="float">
            <text:p>0.777355537338882</text:p>
          </table:table-cell>
          <table:table-cell office:value-type="float" office:value="0.829708584154632" calcext:value-type="float">
            <text:p>0.829708584154632</text:p>
          </table:table-cell>
          <table:table-cell office:value-type="float" office:value="0.948" calcext:value-type="float">
            <text:p>0.94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0_4</text:p>
          </table:table-cell>
          <table:table-cell office:value-type="float" office:value="0.800240245320126" calcext:value-type="float">
            <text:p>0.800240245320126</text:p>
          </table:table-cell>
          <table:table-cell office:value-type="float" office:value="0.798429649321668" calcext:value-type="float">
            <text:p>0.798429649321668</text:p>
          </table:table-cell>
          <table:table-cell office:value-type="float" office:value="0.802215431591682" calcext:value-type="float">
            <text:p>0.802215431591682</text:p>
          </table:table-cell>
          <table:table-cell office:value-type="float" office:value="0.823010140449735" calcext:value-type="float">
            <text:p>0.8230101404497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5988325799367" calcext:value-type="float">
            <text:p>0.795988325799367</text:p>
          </table:table-cell>
          <table:table-cell office:value-type="float" office:value="0.785689220907329" calcext:value-type="float">
            <text:p>0.785689220907329</text:p>
          </table:table-cell>
          <table:table-cell office:value-type="float" office:value="0.808327544985596" calcext:value-type="float">
            <text:p>0.808327544985596</text:p>
          </table:table-cell>
          <table:table-cell office:value-type="float" office:value="0.821196114083959" calcext:value-type="float">
            <text:p>0.8211961140839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9638271597329" calcext:value-type="float">
            <text:p>0.769638271597329</text:p>
          </table:table-cell>
          <table:table-cell office:value-type="float" office:value="0.763814971789891" calcext:value-type="float">
            <text:p>0.763814971789891</text:p>
          </table:table-cell>
          <table:table-cell office:value-type="float" office:value="0.775943004244202" calcext:value-type="float">
            <text:p>0.775943004244202</text:p>
          </table:table-cell>
          <table:table-cell office:value-type="float" office:value="0.830454617027607" calcext:value-type="float">
            <text:p>0.830454617027607</text:p>
          </table:table-cell>
          <table:table-cell office:value-type="float" office:value="0.944" calcext:value-type="float">
            <text:p>0.9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0_8</text:p>
          </table:table-cell>
          <table:table-cell office:value-type="float" office:value="0.79777550321333" calcext:value-type="float">
            <text:p>0.79777550321333</text:p>
          </table:table-cell>
          <table:table-cell office:value-type="float" office:value="0.796489107560322" calcext:value-type="float">
            <text:p>0.796489107560322</text:p>
          </table:table-cell>
          <table:table-cell office:value-type="float" office:value="0.799158129156191" calcext:value-type="float">
            <text:p>0.799158129156191</text:p>
          </table:table-cell>
          <table:table-cell office:value-type="float" office:value="0.823860500042409" calcext:value-type="float">
            <text:p>0.823860500042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5438965060793" calcext:value-type="float">
            <text:p>0.795438965060793</text:p>
          </table:table-cell>
          <table:table-cell office:value-type="float" office:value="0.785503367648169" calcext:value-type="float">
            <text:p>0.785503367648169</text:p>
          </table:table-cell>
          <table:table-cell office:value-type="float" office:value="0.807376667439689" calcext:value-type="float">
            <text:p>0.807376667439689</text:p>
          </table:table-cell>
          <table:table-cell office:value-type="float" office:value="0.819866671559035" calcext:value-type="float">
            <text:p>0.8198666715590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4445929929176" calcext:value-type="float">
            <text:p>0.764445929929176</text:p>
          </table:table-cell>
          <table:table-cell office:value-type="float" office:value="0.75806721106904" calcext:value-type="float">
            <text:p>0.75806721106904</text:p>
          </table:table-cell>
          <table:table-cell office:value-type="float" office:value="0.771370962847152" calcext:value-type="float">
            <text:p>0.771370962847152</text:p>
          </table:table-cell>
          <table:table-cell office:value-type="float" office:value="0.828276709686824" calcext:value-type="float">
            <text:p>0.828276709686824</text:p>
          </table:table-cell>
          <table:table-cell office:value-type="float" office:value="0.941333333333333" calcext:value-type="float">
            <text:p>0.941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4_0</text:p>
          </table:table-cell>
          <table:table-cell office:value-type="float" office:value="0.798341733971233" calcext:value-type="float">
            <text:p>0.798341733971233</text:p>
          </table:table-cell>
          <table:table-cell office:value-type="float" office:value="0.796732143673199" calcext:value-type="float">
            <text:p>0.796732143673199</text:p>
          </table:table-cell>
          <table:table-cell office:value-type="float" office:value="0.800052570196946" calcext:value-type="float">
            <text:p>0.800052570196946</text:p>
          </table:table-cell>
          <table:table-cell office:value-type="float" office:value="0.825420866469149" calcext:value-type="float">
            <text:p>0.825420866469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6890136359348" calcext:value-type="float">
            <text:p>0.796890136359348</text:p>
          </table:table-cell>
          <table:table-cell office:value-type="float" office:value="0.786842581203845" calcext:value-type="float">
            <text:p>0.786842581203845</text:p>
          </table:table-cell>
          <table:table-cell office:value-type="float" office:value="0.808935875042811" calcext:value-type="float">
            <text:p>0.808935875042811</text:p>
          </table:table-cell>
          <table:table-cell office:value-type="float" office:value="0.82145385234103" calcext:value-type="float">
            <text:p>0.82145385234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8843498704475" calcext:value-type="float">
            <text:p>0.768843498704475</text:p>
          </table:table-cell>
          <table:table-cell office:value-type="float" office:value="0.763111463998782" calcext:value-type="float">
            <text:p>0.763111463998782</text:p>
          </table:table-cell>
          <table:table-cell office:value-type="float" office:value="0.775001235270243" calcext:value-type="float">
            <text:p>0.775001235270243</text:p>
          </table:table-cell>
          <table:table-cell office:value-type="float" office:value="0.830238979412171" calcext:value-type="float">
            <text:p>0.830238979412171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4_4</text:p>
          </table:table-cell>
          <table:table-cell office:value-type="float" office:value="0.797782520230029" calcext:value-type="float">
            <text:p>0.797782520230029</text:p>
          </table:table-cell>
          <table:table-cell office:value-type="float" office:value="0.796433319225187" calcext:value-type="float">
            <text:p>0.796433319225187</text:p>
          </table:table-cell>
          <table:table-cell office:value-type="float" office:value="0.799218415678574" calcext:value-type="float">
            <text:p>0.799218415678574</text:p>
          </table:table-cell>
          <table:table-cell office:value-type="float" office:value="0.825477900537093" calcext:value-type="float">
            <text:p>0.8254779005370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6409895054341" calcext:value-type="float">
            <text:p>0.796409895054341</text:p>
          </table:table-cell>
          <table:table-cell office:value-type="float" office:value="0.786764803916899" calcext:value-type="float">
            <text:p>0.786764803916899</text:p>
          </table:table-cell>
          <table:table-cell office:value-type="float" office:value="0.807913704128292" calcext:value-type="float">
            <text:p>0.807913704128292</text:p>
          </table:table-cell>
          <table:table-cell office:value-type="float" office:value="0.820665801678422" calcext:value-type="float">
            <text:p>0.8206658016784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1686610645382" calcext:value-type="float">
            <text:p>0.771686610645382</text:p>
          </table:table-cell>
          <table:table-cell office:value-type="float" office:value="0.766163718170074" calcext:value-type="float">
            <text:p>0.766163718170074</text:p>
          </table:table-cell>
          <table:table-cell office:value-type="float" office:value="0.777692424754343" calcext:value-type="float">
            <text:p>0.777692424754343</text:p>
          </table:table-cell>
          <table:table-cell office:value-type="float" office:value="0.829284484566976" calcext:value-type="float">
            <text:p>0.82928448456697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4_8</text:p>
          </table:table-cell>
          <table:table-cell office:value-type="float" office:value="0.796868526410731" calcext:value-type="float">
            <text:p>0.796868526410731</text:p>
          </table:table-cell>
          <table:table-cell office:value-type="float" office:value="0.795489562927787" calcext:value-type="float">
            <text:p>0.795489562927787</text:p>
          </table:table-cell>
          <table:table-cell office:value-type="float" office:value="0.798320633410789" calcext:value-type="float">
            <text:p>0.798320633410789</text:p>
          </table:table-cell>
          <table:table-cell office:value-type="float" office:value="0.82382260730542" calcext:value-type="float">
            <text:p>0.82382260730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4137460818285" calcext:value-type="float">
            <text:p>0.794137460818285</text:p>
          </table:table-cell>
          <table:table-cell office:value-type="float" office:value="0.78455531445963" calcext:value-type="float">
            <text:p>0.78455531445963</text:p>
          </table:table-cell>
          <table:table-cell office:value-type="float" office:value="0.805587527378611" calcext:value-type="float">
            <text:p>0.805587527378611</text:p>
          </table:table-cell>
          <table:table-cell office:value-type="float" office:value="0.8173465497411" calcext:value-type="float">
            <text:p>0.8173465497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40455691527986" calcext:value-type="float">
            <text:p>0.640455691527986</text:p>
          </table:table-cell>
          <table:table-cell office:value-type="float" office:value="0.759040226187978" calcext:value-type="float">
            <text:p>0.759040226187978</text:p>
          </table:table-cell>
          <table:table-cell office:value-type="float" office:value="0.5406081504013" calcext:value-type="float">
            <text:p>0.5406081504013</text:p>
          </table:table-cell>
          <table:table-cell office:value-type="float" office:value="0.828966440144522" calcext:value-type="float">
            <text:p>0.828966440144522</text:p>
          </table:table-cell>
          <table:table-cell office:value-type="float" office:value="0.928" calcext:value-type="float">
            <text:p>0.92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8_0</text:p>
          </table:table-cell>
          <table:table-cell office:value-type="float" office:value="0.797203144063205" calcext:value-type="float">
            <text:p>0.797203144063205</text:p>
          </table:table-cell>
          <table:table-cell office:value-type="float" office:value="0.795446874919565" calcext:value-type="float">
            <text:p>0.795446874919565</text:p>
          </table:table-cell>
          <table:table-cell office:value-type="float" office:value="0.799104057168822" calcext:value-type="float">
            <text:p>0.799104057168822</text:p>
          </table:table-cell>
          <table:table-cell office:value-type="float" office:value="0.821507182474944" calcext:value-type="float">
            <text:p>0.8215071824749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3689819624905" calcext:value-type="float">
            <text:p>0.793689819624905</text:p>
          </table:table-cell>
          <table:table-cell office:value-type="float" office:value="0.783974929504751" calcext:value-type="float">
            <text:p>0.783974929504751</text:p>
          </table:table-cell>
          <table:table-cell office:value-type="float" office:value="0.805299500780091" calcext:value-type="float">
            <text:p>0.805299500780091</text:p>
          </table:table-cell>
          <table:table-cell office:value-type="float" office:value="0.820000877983732" calcext:value-type="float">
            <text:p>0.8200008779837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3328030179283" calcext:value-type="float">
            <text:p>0.773328030179283</text:p>
          </table:table-cell>
          <table:table-cell office:value-type="float" office:value="0.767374170503731" calcext:value-type="float">
            <text:p>0.767374170503731</text:p>
          </table:table-cell>
          <table:table-cell office:value-type="float" office:value="0.779933401830712" calcext:value-type="float">
            <text:p>0.779933401830712</text:p>
          </table:table-cell>
          <table:table-cell office:value-type="float" office:value="0.829586090024754" calcext:value-type="float">
            <text:p>0.82958609002475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8_4</text:p>
          </table:table-cell>
          <table:table-cell office:value-type="float" office:value="0.795737854338295" calcext:value-type="float">
            <text:p>0.795737854338295</text:p>
          </table:table-cell>
          <table:table-cell office:value-type="float" office:value="0.794219767686528" calcext:value-type="float">
            <text:p>0.794219767686528</text:p>
          </table:table-cell>
          <table:table-cell office:value-type="float" office:value="0.797373160172775" calcext:value-type="float">
            <text:p>0.797373160172775</text:p>
          </table:table-cell>
          <table:table-cell office:value-type="float" office:value="0.823530838979031" calcext:value-type="float">
            <text:p>0.823530838979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4935497379492" calcext:value-type="float">
            <text:p>0.794935497379492</text:p>
          </table:table-cell>
          <table:table-cell office:value-type="float" office:value="0.785102297810882" calcext:value-type="float">
            <text:p>0.785102297810882</text:p>
          </table:table-cell>
          <table:table-cell office:value-type="float" office:value="0.806833292998793" calcext:value-type="float">
            <text:p>0.806833292998793</text:p>
          </table:table-cell>
          <table:table-cell office:value-type="float" office:value="0.819965370648665" calcext:value-type="float">
            <text:p>0.819965370648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7119875567995" calcext:value-type="float">
            <text:p>0.767119875567995</text:p>
          </table:table-cell>
          <table:table-cell office:value-type="float" office:value="0.761394314381008" calcext:value-type="float">
            <text:p>0.761394314381008</text:p>
          </table:table-cell>
          <table:table-cell office:value-type="float" office:value="0.773405850919145" calcext:value-type="float">
            <text:p>0.773405850919145</text:p>
          </table:table-cell>
          <table:table-cell office:value-type="float" office:value="0.828811853852514" calcext:value-type="float">
            <text:p>0.828811853852514</text:p>
          </table:table-cell>
          <table:table-cell office:value-type="float" office:value="0.942666666666667" calcext:value-type="float">
            <text:p>0.94266666666666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3_25_10_vertical_lemniscate_8_8</text:p>
          </table:table-cell>
          <table:table-cell office:value-type="float" office:value="0.79766197576961" calcext:value-type="float">
            <text:p>0.79766197576961</text:p>
          </table:table-cell>
          <table:table-cell office:value-type="float" office:value="0.795954231007924" calcext:value-type="float">
            <text:p>0.795954231007924</text:p>
          </table:table-cell>
          <table:table-cell office:value-type="float" office:value="0.799486580233763" calcext:value-type="float">
            <text:p>0.799486580233763</text:p>
          </table:table-cell>
          <table:table-cell office:value-type="float" office:value="0.823869963990022" calcext:value-type="float">
            <text:p>0.823869963990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94146079349586" calcext:value-type="float">
            <text:p>0.794146079349586</text:p>
          </table:table-cell>
          <table:table-cell office:value-type="float" office:value="0.784546287291974" calcext:value-type="float">
            <text:p>0.784546287291974</text:p>
          </table:table-cell>
          <table:table-cell office:value-type="float" office:value="0.805626333518852" calcext:value-type="float">
            <text:p>0.805626333518852</text:p>
          </table:table-cell>
          <table:table-cell office:value-type="float" office:value="0.819290230529675" calcext:value-type="float">
            <text:p>0.8192902305296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62616709583962" calcext:value-type="float">
            <text:p>0.762616709583962</text:p>
          </table:table-cell>
          <table:table-cell office:value-type="float" office:value="0.756155316087214" calcext:value-type="float">
            <text:p>0.756155316087214</text:p>
          </table:table-cell>
          <table:table-cell office:value-type="float" office:value="0.769682506800365" calcext:value-type="float">
            <text:p>0.769682506800365</text:p>
          </table:table-cell>
          <table:table-cell office:value-type="float" office:value="0.827625090600672" calcext:value-type="float">
            <text:p>0.827625090600672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0_0</text:p>
          </table:table-cell>
          <table:table-cell office:value-type="float" office:value="0.764550052575344" calcext:value-type="float">
            <text:p>0.764550052575344</text:p>
          </table:table-cell>
          <table:table-cell office:value-type="float" office:value="0.78941791079238" calcext:value-type="float">
            <text:p>0.78941791079238</text:p>
          </table:table-cell>
          <table:table-cell office:value-type="float" office:value="0.741469012332445" calcext:value-type="float">
            <text:p>0.741469012332445</text:p>
          </table:table-cell>
          <table:table-cell office:value-type="float" office:value="0.824212922077979" calcext:value-type="float">
            <text:p>0.824212922077979</text:p>
          </table:table-cell>
          <table:table-cell office:value-type="float" office:value="0.992" calcext:value-type="float">
            <text:p>0.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23057446451251" calcext:value-type="float">
            <text:p>0.823057446451251</text:p>
          </table:table-cell>
          <table:table-cell office:value-type="float" office:value="0.807998958065517" calcext:value-type="float">
            <text:p>0.807998958065517</text:p>
          </table:table-cell>
          <table:table-cell office:value-type="float" office:value="0.843629303973144" calcext:value-type="float">
            <text:p>0.843629303973144</text:p>
          </table:table-cell>
          <table:table-cell office:value-type="float" office:value="0.837088475227992" calcext:value-type="float">
            <text:p>0.837088475227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8318359815231" calcext:value-type="float">
            <text:p>0.818318359815231</text:p>
          </table:table-cell>
          <table:table-cell office:value-type="float" office:value="0.806433384821862" calcext:value-type="float">
            <text:p>0.806433384821862</text:p>
          </table:table-cell>
          <table:table-cell office:value-type="float" office:value="0.835245280222127" calcext:value-type="float">
            <text:p>0.835245280222127</text:p>
          </table:table-cell>
          <table:table-cell office:value-type="float" office:value="0.843638571046885" calcext:value-type="float">
            <text:p>0.843638571046885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0_4</text:p>
          </table:table-cell>
          <table:table-cell office:value-type="float" office:value="0.796964129548003" calcext:value-type="float">
            <text:p>0.796964129548003</text:p>
          </table:table-cell>
          <table:table-cell office:value-type="float" office:value="0.793937754388934" calcext:value-type="float">
            <text:p>0.793937754388934</text:p>
          </table:table-cell>
          <table:table-cell office:value-type="float" office:value="0.800681610600648" calcext:value-type="float">
            <text:p>0.800681610600648</text:p>
          </table:table-cell>
          <table:table-cell office:value-type="float" office:value="0.824822442409085" calcext:value-type="float">
            <text:p>0.8248224424090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1158879837952" calcext:value-type="float">
            <text:p>0.821158879837952</text:p>
          </table:table-cell>
          <table:table-cell office:value-type="float" office:value="0.807235219435328" calcext:value-type="float">
            <text:p>0.807235219435328</text:p>
          </table:table-cell>
          <table:table-cell office:value-type="float" office:value="0.839933886420239" calcext:value-type="float">
            <text:p>0.839933886420239</text:p>
          </table:table-cell>
          <table:table-cell office:value-type="float" office:value="0.836627117154422" calcext:value-type="float">
            <text:p>0.8366271171544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4815715779273" calcext:value-type="float">
            <text:p>0.814815715779273</text:p>
          </table:table-cell>
          <table:table-cell office:value-type="float" office:value="0.802640083539429" calcext:value-type="float">
            <text:p>0.802640083539429</text:p>
          </table:table-cell>
          <table:table-cell office:value-type="float" office:value="0.832454788159096" calcext:value-type="float">
            <text:p>0.832454788159096</text:p>
          </table:table-cell>
          <table:table-cell office:value-type="float" office:value="0.840673414178039" calcext:value-type="float">
            <text:p>0.840673414178039</text:p>
          </table:table-cell>
          <table:table-cell office:value-type="float" office:value="0.981" calcext:value-type="float">
            <text:p>0.98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0_8</text:p>
          </table:table-cell>
          <table:table-cell office:value-type="float" office:value="0.796225127512481" calcext:value-type="float">
            <text:p>0.796225127512481</text:p>
          </table:table-cell>
          <table:table-cell office:value-type="float" office:value="0.793840514731466" calcext:value-type="float">
            <text:p>0.793840514731466</text:p>
          </table:table-cell>
          <table:table-cell office:value-type="float" office:value="0.79922197848265" calcext:value-type="float">
            <text:p>0.79922197848265</text:p>
          </table:table-cell>
          <table:table-cell office:value-type="float" office:value="0.823262858051322" calcext:value-type="float">
            <text:p>0.8232628580513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8441761586209" calcext:value-type="float">
            <text:p>0.818441761586209</text:p>
          </table:table-cell>
          <table:table-cell office:value-type="float" office:value="0.805844522778426" calcext:value-type="float">
            <text:p>0.805844522778426</text:p>
          </table:table-cell>
          <table:table-cell office:value-type="float" office:value="0.835611360600255" calcext:value-type="float">
            <text:p>0.835611360600255</text:p>
          </table:table-cell>
          <table:table-cell office:value-type="float" office:value="0.835073150090575" calcext:value-type="float">
            <text:p>0.8350731500905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4391614194915" calcext:value-type="float">
            <text:p>0.814391614194915</text:p>
          </table:table-cell>
          <table:table-cell office:value-type="float" office:value="0.802326524846415" calcext:value-type="float">
            <text:p>0.802326524846415</text:p>
          </table:table-cell>
          <table:table-cell office:value-type="float" office:value="0.831456872872056" calcext:value-type="float">
            <text:p>0.831456872872056</text:p>
          </table:table-cell>
          <table:table-cell office:value-type="float" office:value="0.842015641296636" calcext:value-type="float">
            <text:p>0.842015641296636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4_0</text:p>
          </table:table-cell>
          <table:table-cell office:value-type="float" office:value="0.763827255077834" calcext:value-type="float">
            <text:p>0.763827255077834</text:p>
          </table:table-cell>
          <table:table-cell office:value-type="float" office:value="0.788684305851334" calcext:value-type="float">
            <text:p>0.788684305851334</text:p>
          </table:table-cell>
          <table:table-cell office:value-type="float" office:value="0.740884898062659" calcext:value-type="float">
            <text:p>0.740884898062659</text:p>
          </table:table-cell>
          <table:table-cell office:value-type="float" office:value="0.82373321630767" calcext:value-type="float">
            <text:p>0.82373321630767</text:p>
          </table:table-cell>
          <table:table-cell office:value-type="float" office:value="0.992" calcext:value-type="float">
            <text:p>0.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23113435402626" calcext:value-type="float">
            <text:p>0.823113435402626</text:p>
          </table:table-cell>
          <table:table-cell office:value-type="float" office:value="0.807727287485535" calcext:value-type="float">
            <text:p>0.807727287485535</text:p>
          </table:table-cell>
          <table:table-cell office:value-type="float" office:value="0.844410850216232" calcext:value-type="float">
            <text:p>0.844410850216232</text:p>
          </table:table-cell>
          <table:table-cell office:value-type="float" office:value="0.837199964139433" calcext:value-type="float">
            <text:p>0.8371999641394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9219956999343" calcext:value-type="float">
            <text:p>0.819219956999343</text:p>
          </table:table-cell>
          <table:table-cell office:value-type="float" office:value="0.806554375433991" calcext:value-type="float">
            <text:p>0.806554375433991</text:p>
          </table:table-cell>
          <table:table-cell office:value-type="float" office:value="0.837578007446418" calcext:value-type="float">
            <text:p>0.837578007446418</text:p>
          </table:table-cell>
          <table:table-cell office:value-type="float" office:value="0.84194505161539" calcext:value-type="float">
            <text:p>0.84194505161539</text:p>
          </table:table-cell>
          <table:table-cell office:value-type="float" office:value="0.983" calcext:value-type="float">
            <text:p>0.98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4_4</text:p>
          </table:table-cell>
          <table:table-cell office:value-type="float" office:value="0.797596122569101" calcext:value-type="float">
            <text:p>0.797596122569101</text:p>
          </table:table-cell>
          <table:table-cell office:value-type="float" office:value="0.794223703737992" calcext:value-type="float">
            <text:p>0.794223703737992</text:p>
          </table:table-cell>
          <table:table-cell office:value-type="float" office:value="0.801815186042833" calcext:value-type="float">
            <text:p>0.801815186042833</text:p>
          </table:table-cell>
          <table:table-cell office:value-type="float" office:value="0.824512310433061" calcext:value-type="float">
            <text:p>0.8245123104330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0357579257136" calcext:value-type="float">
            <text:p>0.820357579257136</text:p>
          </table:table-cell>
          <table:table-cell office:value-type="float" office:value="0.806798898014085" calcext:value-type="float">
            <text:p>0.806798898014085</text:p>
          </table:table-cell>
          <table:table-cell office:value-type="float" office:value="0.838570385037698" calcext:value-type="float">
            <text:p>0.838570385037698</text:p>
          </table:table-cell>
          <table:table-cell office:value-type="float" office:value="0.836083660358224" calcext:value-type="float">
            <text:p>0.8360836603582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2568857084711" calcext:value-type="float">
            <text:p>0.812568857084711</text:p>
          </table:table-cell>
          <table:table-cell office:value-type="float" office:value="0.800691562703333" calcext:value-type="float">
            <text:p>0.800691562703333</text:p>
          </table:table-cell>
          <table:table-cell office:value-type="float" office:value="0.829522429754722" calcext:value-type="float">
            <text:p>0.829522429754722</text:p>
          </table:table-cell>
          <table:table-cell office:value-type="float" office:value="0.841543344293206" calcext:value-type="float">
            <text:p>0.841543344293206</text:p>
          </table:table-cell>
          <table:table-cell office:value-type="float" office:value="0.977" calcext:value-type="float">
            <text:p>0.97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4_8</text:p>
          </table:table-cell>
          <table:table-cell office:value-type="float" office:value="0.76117893483296" calcext:value-type="float">
            <text:p>0.76117893483296</text:p>
          </table:table-cell>
          <table:table-cell office:value-type="float" office:value="0.791476319724956" calcext:value-type="float">
            <text:p>0.791476319724956</text:p>
          </table:table-cell>
          <table:table-cell office:value-type="float" office:value="0.732863358059921" calcext:value-type="float">
            <text:p>0.732863358059921</text:p>
          </table:table-cell>
          <table:table-cell office:value-type="float" office:value="0.823744193039626" calcext:value-type="float">
            <text:p>0.823744193039626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8597558309497" calcext:value-type="float">
            <text:p>0.818597558309497</text:p>
          </table:table-cell>
          <table:table-cell office:value-type="float" office:value="0.805874341059063" calcext:value-type="float">
            <text:p>0.805874341059063</text:p>
          </table:table-cell>
          <table:table-cell office:value-type="float" office:value="0.835894991295609" calcext:value-type="float">
            <text:p>0.835894991295609</text:p>
          </table:table-cell>
          <table:table-cell office:value-type="float" office:value="0.834728247962097" calcext:value-type="float">
            <text:p>0.8347282479620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0118026129353" calcext:value-type="float">
            <text:p>0.810118026129353</text:p>
          </table:table-cell>
          <table:table-cell office:value-type="float" office:value="0.798545452947447" calcext:value-type="float">
            <text:p>0.798545452947447</text:p>
          </table:table-cell>
          <table:table-cell office:value-type="float" office:value="0.826021546166594" calcext:value-type="float">
            <text:p>0.826021546166594</text:p>
          </table:table-cell>
          <table:table-cell office:value-type="float" office:value="0.841621115921721" calcext:value-type="float">
            <text:p>0.841621115921721</text:p>
          </table:table-cell>
          <table:table-cell office:value-type="float" office:value="0.975" calcext:value-type="float">
            <text:p>0.9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8_0</text:p>
          </table:table-cell>
          <table:table-cell office:value-type="float" office:value="0.79490288451555" calcext:value-type="float">
            <text:p>0.79490288451555</text:p>
          </table:table-cell>
          <table:table-cell office:value-type="float" office:value="0.791712547527069" calcext:value-type="float">
            <text:p>0.791712547527069</text:p>
          </table:table-cell>
          <table:table-cell office:value-type="float" office:value="0.798939466301897" calcext:value-type="float">
            <text:p>0.798939466301897</text:p>
          </table:table-cell>
          <table:table-cell office:value-type="float" office:value="0.821806664779375" calcext:value-type="float">
            <text:p>0.8218066647793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0940673608844" calcext:value-type="float">
            <text:p>0.820940673608844</text:p>
          </table:table-cell>
          <table:table-cell office:value-type="float" office:value="0.806452160438186" calcext:value-type="float">
            <text:p>0.806452160438186</text:p>
          </table:table-cell>
          <table:table-cell office:value-type="float" office:value="0.840319941167579" calcext:value-type="float">
            <text:p>0.840319941167579</text:p>
          </table:table-cell>
          <table:table-cell office:value-type="float" office:value="0.836302181100828" calcext:value-type="float">
            <text:p>0.8363021811008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9499176307306" calcext:value-type="float">
            <text:p>0.819499176307306</text:p>
          </table:table-cell>
          <table:table-cell office:value-type="float" office:value="0.806276044253105" calcext:value-type="float">
            <text:p>0.806276044253105</text:p>
          </table:table-cell>
          <table:table-cell office:value-type="float" office:value="0.839180910040964" calcext:value-type="float">
            <text:p>0.839180910040964</text:p>
          </table:table-cell>
          <table:table-cell office:value-type="float" office:value="0.842038078290197" calcext:value-type="float">
            <text:p>0.842038078290197</text:p>
          </table:table-cell>
          <table:table-cell office:value-type="float" office:value="0.983" calcext:value-type="float">
            <text:p>0.98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8_4</text:p>
          </table:table-cell>
          <table:table-cell office:value-type="float" office:value="0.746249807745265" calcext:value-type="float">
            <text:p>0.746249807745265</text:p>
          </table:table-cell>
          <table:table-cell office:value-type="float" office:value="0.771699797606759" calcext:value-type="float">
            <text:p>0.771699797606759</text:p>
          </table:table-cell>
          <table:table-cell office:value-type="float" office:value="0.722499839242291" calcext:value-type="float">
            <text:p>0.722499839242291</text:p>
          </table:table-cell>
          <table:table-cell office:value-type="float" office:value="0.821770930637183" calcext:value-type="float">
            <text:p>0.821770930637183</text:p>
          </table:table-cell>
          <table:table-cell office:value-type="float" office:value="0.971" calcext:value-type="float">
            <text:p>0.9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19706015124791" calcext:value-type="float">
            <text:p>0.819706015124791</text:p>
          </table:table-cell>
          <table:table-cell office:value-type="float" office:value="0.806195373699768" calcext:value-type="float">
            <text:p>0.806195373699768</text:p>
          </table:table-cell>
          <table:table-cell office:value-type="float" office:value="0.837596853278065" calcext:value-type="float">
            <text:p>0.837596853278065</text:p>
          </table:table-cell>
          <table:table-cell office:value-type="float" office:value="0.8355314346306" calcext:value-type="float">
            <text:p>0.83553143463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189431276933" calcext:value-type="float">
            <text:p>0.81189431276933</text:p>
          </table:table-cell>
          <table:table-cell office:value-type="float" office:value="0.799564515065161" calcext:value-type="float">
            <text:p>0.799564515065161</text:p>
          </table:table-cell>
          <table:table-cell office:value-type="float" office:value="0.829258379521525" calcext:value-type="float">
            <text:p>0.829258379521525</text:p>
          </table:table-cell>
          <table:table-cell office:value-type="float" office:value="0.842277875209833" calcext:value-type="float">
            <text:p>0.842277875209833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circular_8_8</text:p>
          </table:table-cell>
          <table:table-cell office:value-type="float" office:value="0.760527275407821" calcext:value-type="float">
            <text:p>0.760527275407821</text:p>
          </table:table-cell>
          <table:table-cell office:value-type="float" office:value="0.784314766299562" calcext:value-type="float">
            <text:p>0.784314766299562</text:p>
          </table:table-cell>
          <table:table-cell office:value-type="float" office:value="0.738286883940406" calcext:value-type="float">
            <text:p>0.738286883940406</text:p>
          </table:table-cell>
          <table:table-cell office:value-type="float" office:value="0.822067657352031" calcext:value-type="float">
            <text:p>0.822067657352031</text:p>
          </table:table-cell>
          <table:table-cell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6538494707087" calcext:value-type="float">
            <text:p>0.816538494707087</text:p>
          </table:table-cell>
          <table:table-cell office:value-type="float" office:value="0.803862300913651" calcext:value-type="float">
            <text:p>0.803862300913651</text:p>
          </table:table-cell>
          <table:table-cell office:value-type="float" office:value="0.833438457464072" calcext:value-type="float">
            <text:p>0.833438457464072</text:p>
          </table:table-cell>
          <table:table-cell office:value-type="float" office:value="0.83383887575272" calcext:value-type="float">
            <text:p>0.833838875752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6231958974576" calcext:value-type="float">
            <text:p>0.806231958974576</text:p>
          </table:table-cell>
          <table:table-cell office:value-type="float" office:value="0.794111902549291" calcext:value-type="float">
            <text:p>0.794111902549291</text:p>
          </table:table-cell>
          <table:table-cell office:value-type="float" office:value="0.823837368751761" calcext:value-type="float">
            <text:p>0.823837368751761</text:p>
          </table:table-cell>
          <table:table-cell office:value-type="float" office:value="0.841168217201011" calcext:value-type="float">
            <text:p>0.841168217201011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0_0</text:p>
          </table:table-cell>
          <table:table-cell office:value-type="float" office:value="0.795076301997357" calcext:value-type="float">
            <text:p>0.795076301997357</text:p>
          </table:table-cell>
          <table:table-cell office:value-type="float" office:value="0.793662725406518" calcext:value-type="float">
            <text:p>0.793662725406518</text:p>
          </table:table-cell>
          <table:table-cell office:value-type="float" office:value="0.796552187624998" calcext:value-type="float">
            <text:p>0.796552187624998</text:p>
          </table:table-cell>
          <table:table-cell office:value-type="float" office:value="0.826801187167569" calcext:value-type="float">
            <text:p>0.8268011871675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4630371872045" calcext:value-type="float">
            <text:p>0.824630371872045</text:p>
          </table:table-cell>
          <table:table-cell office:value-type="float" office:value="0.80701587650763" calcext:value-type="float">
            <text:p>0.80701587650763</text:p>
          </table:table-cell>
          <table:table-cell office:value-type="float" office:value="0.849098474205001" calcext:value-type="float">
            <text:p>0.849098474205001</text:p>
          </table:table-cell>
          <table:table-cell office:value-type="float" office:value="0.838352556386736" calcext:value-type="float">
            <text:p>0.8383525563867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9985699915291" calcext:value-type="float">
            <text:p>0.809985699915291</text:p>
          </table:table-cell>
          <table:table-cell office:value-type="float" office:value="0.798590670616669" calcext:value-type="float">
            <text:p>0.798590670616669</text:p>
          </table:table-cell>
          <table:table-cell office:value-type="float" office:value="0.826725446448555" calcext:value-type="float">
            <text:p>0.826725446448555</text:p>
          </table:table-cell>
          <table:table-cell office:value-type="float" office:value="0.838787585345229" calcext:value-type="float">
            <text:p>0.838787585345229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0_4</text:p>
          </table:table-cell>
          <table:table-cell office:value-type="float" office:value="0.793545886124759" calcext:value-type="float">
            <text:p>0.793545886124759</text:p>
          </table:table-cell>
          <table:table-cell office:value-type="float" office:value="0.792397040167723" calcext:value-type="float">
            <text:p>0.792397040167723</text:p>
          </table:table-cell>
          <table:table-cell office:value-type="float" office:value="0.794728473893272" calcext:value-type="float">
            <text:p>0.794728473893272</text:p>
          </table:table-cell>
          <table:table-cell office:value-type="float" office:value="0.824940476729009" calcext:value-type="float">
            <text:p>0.824940476729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226806870247" calcext:value-type="float">
            <text:p>0.82226806870247</text:p>
          </table:table-cell>
          <table:table-cell office:value-type="float" office:value="0.80523483805019" calcext:value-type="float">
            <text:p>0.80523483805019</text:p>
          </table:table-cell>
          <table:table-cell office:value-type="float" office:value="0.845673897637557" calcext:value-type="float">
            <text:p>0.845673897637557</text:p>
          </table:table-cell>
          <table:table-cell office:value-type="float" office:value="0.836995063109678" calcext:value-type="float">
            <text:p>0.8369950631096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041513819026" calcext:value-type="float">
            <text:p>0.81041513819026</text:p>
          </table:table-cell>
          <table:table-cell office:value-type="float" office:value="0.799813659993155" calcext:value-type="float">
            <text:p>0.799813659993155</text:p>
          </table:table-cell>
          <table:table-cell office:value-type="float" office:value="0.825849362388239" calcext:value-type="float">
            <text:p>0.825849362388239</text:p>
          </table:table-cell>
          <table:table-cell office:value-type="float" office:value="0.839245811327125" calcext:value-type="float">
            <text:p>0.839245811327125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0_8</text:p>
          </table:table-cell>
          <table:table-cell office:value-type="float" office:value="0.791498815369662" calcext:value-type="float">
            <text:p>0.791498815369662</text:p>
          </table:table-cell>
          <table:table-cell office:value-type="float" office:value="0.790385241598176" calcext:value-type="float">
            <text:p>0.790385241598176</text:p>
          </table:table-cell>
          <table:table-cell office:value-type="float" office:value="0.79265631844559" calcext:value-type="float">
            <text:p>0.79265631844559</text:p>
          </table:table-cell>
          <table:table-cell office:value-type="float" office:value="0.823989855758089" calcext:value-type="float">
            <text:p>0.8239898557580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9227316392703" calcext:value-type="float">
            <text:p>0.819227316392703</text:p>
          </table:table-cell>
          <table:table-cell office:value-type="float" office:value="0.803183734081928" calcext:value-type="float">
            <text:p>0.803183734081928</text:p>
          </table:table-cell>
          <table:table-cell office:value-type="float" office:value="0.841016599466759" calcext:value-type="float">
            <text:p>0.841016599466759</text:p>
          </table:table-cell>
          <table:table-cell office:value-type="float" office:value="0.834691450578779" calcext:value-type="float">
            <text:p>0.8346914505787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5003479029597" calcext:value-type="float">
            <text:p>0.805003479029597</text:p>
          </table:table-cell>
          <table:table-cell office:value-type="float" office:value="0.794091687583962" calcext:value-type="float">
            <text:p>0.794091687583962</text:p>
          </table:table-cell>
          <table:table-cell office:value-type="float" office:value="0.820866895304942" calcext:value-type="float">
            <text:p>0.820866895304942</text:p>
          </table:table-cell>
          <table:table-cell office:value-type="float" office:value="0.836888638283374" calcext:value-type="float">
            <text:p>0.836888638283374</text:p>
          </table:table-cell>
          <table:table-cell office:value-type="float" office:value="0.977" calcext:value-type="float">
            <text:p>0.97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4_0</text:p>
          </table:table-cell>
          <table:table-cell office:value-type="float" office:value="0.793589570959397" calcext:value-type="float">
            <text:p>0.793589570959397</text:p>
          </table:table-cell>
          <table:table-cell office:value-type="float" office:value="0.792254961946907" calcext:value-type="float">
            <text:p>0.792254961946907</text:p>
          </table:table-cell>
          <table:table-cell office:value-type="float" office:value="0.794993408972806" calcext:value-type="float">
            <text:p>0.794993408972806</text:p>
          </table:table-cell>
          <table:table-cell office:value-type="float" office:value="0.82602617503965" calcext:value-type="float">
            <text:p>0.826026175039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4885653162179" calcext:value-type="float">
            <text:p>0.824885653162179</text:p>
          </table:table-cell>
          <table:table-cell office:value-type="float" office:value="0.806817074687498" calcext:value-type="float">
            <text:p>0.806817074687498</text:p>
          </table:table-cell>
          <table:table-cell office:value-type="float" office:value="0.849996046959623" calcext:value-type="float">
            <text:p>0.849996046959623</text:p>
          </table:table-cell>
          <table:table-cell office:value-type="float" office:value="0.838300714523621" calcext:value-type="float">
            <text:p>0.8383007145236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9674083742225" calcext:value-type="float">
            <text:p>0.809674083742225</text:p>
          </table:table-cell>
          <table:table-cell office:value-type="float" office:value="0.797975284894721" calcext:value-type="float">
            <text:p>0.797975284894721</text:p>
          </table:table-cell>
          <table:table-cell office:value-type="float" office:value="0.827021784527224" calcext:value-type="float">
            <text:p>0.827021784527224</text:p>
          </table:table-cell>
          <table:table-cell office:value-type="float" office:value="0.839333807222389" calcext:value-type="float">
            <text:p>0.839333807222389</text:p>
          </table:table-cell>
          <table:table-cell office:value-type="float" office:value="0.979" calcext:value-type="float">
            <text:p>0.97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4_4</text:p>
          </table:table-cell>
          <table:table-cell office:value-type="float" office:value="0.79352282148339" calcext:value-type="float">
            <text:p>0.79352282148339</text:p>
          </table:table-cell>
          <table:table-cell office:value-type="float" office:value="0.79248950000682" calcext:value-type="float">
            <text:p>0.79248950000682</text:p>
          </table:table-cell>
          <table:table-cell office:value-type="float" office:value="0.794596159992693" calcext:value-type="float">
            <text:p>0.794596159992693</text:p>
          </table:table-cell>
          <table:table-cell office:value-type="float" office:value="0.825960023766799" calcext:value-type="float">
            <text:p>0.8259600237667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4873076563407" calcext:value-type="float">
            <text:p>0.824873076563407</text:p>
          </table:table-cell>
          <table:table-cell office:value-type="float" office:value="0.807647593503489" calcext:value-type="float">
            <text:p>0.807647593503489</text:p>
          </table:table-cell>
          <table:table-cell office:value-type="float" office:value="0.848769790838533" calcext:value-type="float">
            <text:p>0.848769790838533</text:p>
          </table:table-cell>
          <table:table-cell office:value-type="float" office:value="0.838324632973462" calcext:value-type="float">
            <text:p>0.8383246329734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6720982864143" calcext:value-type="float">
            <text:p>0.806720982864143</text:p>
          </table:table-cell>
          <table:table-cell office:value-type="float" office:value="0.796031945517795" calcext:value-type="float">
            <text:p>0.796031945517795</text:p>
          </table:table-cell>
          <table:table-cell office:value-type="float" office:value="0.822072757073879" calcext:value-type="float">
            <text:p>0.822072757073879</text:p>
          </table:table-cell>
          <table:table-cell office:value-type="float" office:value="0.838810295908821" calcext:value-type="float">
            <text:p>0.838810295908821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4_8</text:p>
          </table:table-cell>
          <table:table-cell office:value-type="float" office:value="0.793078691269943" calcext:value-type="float">
            <text:p>0.793078691269943</text:p>
          </table:table-cell>
          <table:table-cell office:value-type="float" office:value="0.79196290890202" calcext:value-type="float">
            <text:p>0.79196290890202</text:p>
          </table:table-cell>
          <table:table-cell office:value-type="float" office:value="0.794234072715178" calcext:value-type="float">
            <text:p>0.794234072715178</text:p>
          </table:table-cell>
          <table:table-cell office:value-type="float" office:value="0.825077971244316" calcext:value-type="float">
            <text:p>0.8250779712443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1694365798152" calcext:value-type="float">
            <text:p>0.821694365798152</text:p>
          </table:table-cell>
          <table:table-cell office:value-type="float" office:value="0.804758208075276" calcext:value-type="float">
            <text:p>0.804758208075276</text:p>
          </table:table-cell>
          <table:table-cell office:value-type="float" office:value="0.845449974559987" calcext:value-type="float">
            <text:p>0.845449974559987</text:p>
          </table:table-cell>
          <table:table-cell office:value-type="float" office:value="0.835480502571979" calcext:value-type="float">
            <text:p>0.835480502571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7455577786565" calcext:value-type="float">
            <text:p>0.807455577786565</text:p>
          </table:table-cell>
          <table:table-cell office:value-type="float" office:value="0.797006559144108" calcext:value-type="float">
            <text:p>0.797006559144108</text:p>
          </table:table-cell>
          <table:table-cell office:value-type="float" office:value="0.822340632595001" calcext:value-type="float">
            <text:p>0.822340632595001</text:p>
          </table:table-cell>
          <table:table-cell office:value-type="float" office:value="0.83764242185409" calcext:value-type="float">
            <text:p>0.83764242185409</text:p>
          </table:table-cell>
          <table:table-cell office:value-type="float" office:value="0.979" calcext:value-type="float">
            <text:p>0.97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8_0</text:p>
          </table:table-cell>
          <table:table-cell office:value-type="float" office:value="0.793629742255404" calcext:value-type="float">
            <text:p>0.793629742255404</text:p>
          </table:table-cell>
          <table:table-cell office:value-type="float" office:value="0.79183291716155" calcext:value-type="float">
            <text:p>0.79183291716155</text:p>
          </table:table-cell>
          <table:table-cell office:value-type="float" office:value="0.795573515273564" calcext:value-type="float">
            <text:p>0.795573515273564</text:p>
          </table:table-cell>
          <table:table-cell office:value-type="float" office:value="0.823495277771645" calcext:value-type="float">
            <text:p>0.8234952777716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4219792671037" calcext:value-type="float">
            <text:p>0.824219792671037</text:p>
          </table:table-cell>
          <table:table-cell office:value-type="float" office:value="0.807245896397957" calcext:value-type="float">
            <text:p>0.807245896397957</text:p>
          </table:table-cell>
          <table:table-cell office:value-type="float" office:value="0.847720387756829" calcext:value-type="float">
            <text:p>0.847720387756829</text:p>
          </table:table-cell>
          <table:table-cell office:value-type="float" office:value="0.83726693281669" calcext:value-type="float">
            <text:p>0.837266932816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5116774125965" calcext:value-type="float">
            <text:p>0.805116774125965</text:p>
          </table:table-cell>
          <table:table-cell office:value-type="float" office:value="0.794262808719766" calcext:value-type="float">
            <text:p>0.794262808719766</text:p>
          </table:table-cell>
          <table:table-cell office:value-type="float" office:value="0.820894130837276" calcext:value-type="float">
            <text:p>0.820894130837276</text:p>
          </table:table-cell>
          <table:table-cell office:value-type="float" office:value="0.839013374101121" calcext:value-type="float">
            <text:p>0.839013374101121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8_4</text:p>
          </table:table-cell>
          <table:table-cell office:value-type="float" office:value="0.785980834189115" calcext:value-type="float">
            <text:p>0.785980834189115</text:p>
          </table:table-cell>
          <table:table-cell office:value-type="float" office:value="0.788826716321964" calcext:value-type="float">
            <text:p>0.788826716321964</text:p>
          </table:table-cell>
          <table:table-cell office:value-type="float" office:value="0.78325426621543" calcext:value-type="float">
            <text:p>0.78325426621543</text:p>
          </table:table-cell>
          <table:table-cell office:value-type="float" office:value="0.82495591604739" calcext:value-type="float">
            <text:p>0.82495591604739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1808948767287" calcext:value-type="float">
            <text:p>0.821808948767287</text:p>
          </table:table-cell>
          <table:table-cell office:value-type="float" office:value="0.804468067283762" calcext:value-type="float">
            <text:p>0.804468067283762</text:p>
          </table:table-cell>
          <table:table-cell office:value-type="float" office:value="0.845769835549246" calcext:value-type="float">
            <text:p>0.845769835549246</text:p>
          </table:table-cell>
          <table:table-cell office:value-type="float" office:value="0.834454789774037" calcext:value-type="float">
            <text:p>0.8344547897740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006433990218" calcext:value-type="float">
            <text:p>0.81006433990218</text:p>
          </table:table-cell>
          <table:table-cell office:value-type="float" office:value="0.800182859940306" calcext:value-type="float">
            <text:p>0.800182859940306</text:p>
          </table:table-cell>
          <table:table-cell office:value-type="float" office:value="0.824284660620165" calcext:value-type="float">
            <text:p>0.824284660620165</text:p>
          </table:table-cell>
          <table:table-cell office:value-type="float" office:value="0.839328791445819" calcext:value-type="float">
            <text:p>0.839328791445819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emniscate_8_8</text:p>
          </table:table-cell>
          <table:table-cell office:value-type="float" office:value="0.738773004086527" calcext:value-type="float">
            <text:p>0.738773004086527</text:p>
          </table:table-cell>
          <table:table-cell office:value-type="float" office:value="0.790418378187" calcext:value-type="float">
            <text:p>0.790418378187</text:p>
          </table:table-cell>
          <table:table-cell office:value-type="float" office:value="0.69051492306819" calcext:value-type="float">
            <text:p>0.69051492306819</text:p>
          </table:table-cell>
          <table:table-cell office:value-type="float" office:value="0.824998940189055" calcext:value-type="float">
            <text:p>0.824998940189055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9021613833508" calcext:value-type="float">
            <text:p>0.819021613833508</text:p>
          </table:table-cell>
          <table:table-cell office:value-type="float" office:value="0.803349351385949" calcext:value-type="float">
            <text:p>0.803349351385949</text:p>
          </table:table-cell>
          <table:table-cell office:value-type="float" office:value="0.84046470674253" calcext:value-type="float">
            <text:p>0.84046470674253</text:p>
          </table:table-cell>
          <table:table-cell office:value-type="float" office:value="0.834077832021129" calcext:value-type="float">
            <text:p>0.834077832021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5899494339428" calcext:value-type="float">
            <text:p>0.805899494339428</text:p>
          </table:table-cell>
          <table:table-cell office:value-type="float" office:value="0.794475113638845" calcext:value-type="float">
            <text:p>0.794475113638845</text:p>
          </table:table-cell>
          <table:table-cell office:value-type="float" office:value="0.822293483752985" calcext:value-type="float">
            <text:p>0.822293483752985</text:p>
          </table:table-cell>
          <table:table-cell office:value-type="float" office:value="0.837395937891429" calcext:value-type="float">
            <text:p>0.837395937891429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0_0</text:p>
          </table:table-cell>
          <table:table-cell office:value-type="float" office:value="0.835489626529535" calcext:value-type="float">
            <text:p>0.835489626529535</text:p>
          </table:table-cell>
          <table:table-cell office:value-type="float" office:value="0.805532355599174" calcext:value-type="float">
            <text:p>0.805532355599174</text:p>
          </table:table-cell>
          <table:table-cell office:value-type="float" office:value="0.883869952318837" calcext:value-type="float">
            <text:p>0.883869952318837</text:p>
          </table:table-cell>
          <table:table-cell office:value-type="float" office:value="0.85727483968233" calcext:value-type="float">
            <text:p>0.85727483968233</text:p>
          </table:table-cell>
          <table:table-cell office:value-type="float" office:value="0.969866071428571" calcext:value-type="float">
            <text:p>0.969866071428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0951128888399" calcext:value-type="float">
            <text:p>0.810951128888399</text:p>
          </table:table-cell>
          <table:table-cell office:value-type="float" office:value="0.785566542760777" calcext:value-type="float">
            <text:p>0.785566542760777</text:p>
          </table:table-cell>
          <table:table-cell office:value-type="float" office:value="0.857398389714311" calcext:value-type="float">
            <text:p>0.857398389714311</text:p>
          </table:table-cell>
          <table:table-cell office:value-type="float" office:value="0.834473005074295" calcext:value-type="float">
            <text:p>0.834473005074295</text:p>
          </table:table-cell>
          <table:table-cell office:value-type="float" office:value="0.970982142857143" calcext:value-type="float">
            <text:p>0.970982142857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3993334661761" calcext:value-type="float">
            <text:p>0.833993334661761</text:p>
          </table:table-cell>
          <table:table-cell office:value-type="float" office:value="0.820497006595299" calcext:value-type="float">
            <text:p>0.820497006595299</text:p>
          </table:table-cell>
          <table:table-cell office:value-type="float" office:value="0.855004396933637" calcext:value-type="float">
            <text:p>0.855004396933637</text:p>
          </table:table-cell>
          <table:table-cell office:value-type="float" office:value="0.857357571279618" calcext:value-type="float">
            <text:p>0.857357571279618</text:p>
          </table:table-cell>
          <table:table-cell office:value-type="float" office:value="0.972098214285714" calcext:value-type="float">
            <text:p>0.97209821428571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0_4</text:p>
          </table:table-cell>
          <table:table-cell office:value-type="float" office:value="0.833588449498314" calcext:value-type="float">
            <text:p>0.833588449498314</text:p>
          </table:table-cell>
          <table:table-cell office:value-type="float" office:value="0.804583975746195" calcext:value-type="float">
            <text:p>0.804583975746195</text:p>
          </table:table-cell>
          <table:table-cell office:value-type="float" office:value="0.880401739305492" calcext:value-type="float">
            <text:p>0.880401739305492</text:p>
          </table:table-cell>
          <table:table-cell office:value-type="float" office:value="0.856494394449516" calcext:value-type="float">
            <text:p>0.856494394449516</text:p>
          </table:table-cell>
          <table:table-cell office:value-type="float" office:value="0.969866071428571" calcext:value-type="float">
            <text:p>0.969866071428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0709807776998" calcext:value-type="float">
            <text:p>0.810709807776998</text:p>
          </table:table-cell>
          <table:table-cell office:value-type="float" office:value="0.787266474469014" calcext:value-type="float">
            <text:p>0.787266474469014</text:p>
          </table:table-cell>
          <table:table-cell office:value-type="float" office:value="0.852581260341187" calcext:value-type="float">
            <text:p>0.852581260341187</text:p>
          </table:table-cell>
          <table:table-cell office:value-type="float" office:value="0.834175794831693" calcext:value-type="float">
            <text:p>0.834175794831693</text:p>
          </table:table-cell>
          <table:table-cell office:value-type="float" office:value="0.972098214285714" calcext:value-type="float">
            <text:p>0.9720982142857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2690513526017" calcext:value-type="float">
            <text:p>0.832690513526017</text:p>
          </table:table-cell>
          <table:table-cell office:value-type="float" office:value="0.820616889844869" calcext:value-type="float">
            <text:p>0.820616889844869</text:p>
          </table:table-cell>
          <table:table-cell office:value-type="float" office:value="0.850290786920755" calcext:value-type="float">
            <text:p>0.850290786920755</text:p>
          </table:table-cell>
          <table:table-cell office:value-type="float" office:value="0.85653939874673" calcext:value-type="float">
            <text:p>0.85653939874673</text:p>
          </table:table-cell>
          <table:table-cell office:value-type="float" office:value="0.973214285714286" calcext:value-type="float">
            <text:p>0.9732142857142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0_8</text:p>
          </table:table-cell>
          <table:table-cell office:value-type="float" office:value="0.830374083913184" calcext:value-type="float">
            <text:p>0.830374083913184</text:p>
          </table:table-cell>
          <table:table-cell office:value-type="float" office:value="0.802575972607618" calcext:value-type="float">
            <text:p>0.802575972607618</text:p>
          </table:table-cell>
          <table:table-cell office:value-type="float" office:value="0.875043155164811" calcext:value-type="float">
            <text:p>0.875043155164811</text:p>
          </table:table-cell>
          <table:table-cell office:value-type="float" office:value="0.853716190842193" calcext:value-type="float">
            <text:p>0.853716190842193</text:p>
          </table:table-cell>
          <table:table-cell office:value-type="float" office:value="0.970949720670391" calcext:value-type="float">
            <text:p>0.9709497206703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9706097066036" calcext:value-type="float">
            <text:p>0.809706097066036</text:p>
          </table:table-cell>
          <table:table-cell office:value-type="float" office:value="0.787690553995506" calcext:value-type="float">
            <text:p>0.787690553995506</text:p>
          </table:table-cell>
          <table:table-cell office:value-type="float" office:value="0.848198216382971" calcext:value-type="float">
            <text:p>0.848198216382971</text:p>
          </table:table-cell>
          <table:table-cell office:value-type="float" office:value="0.834078906247557" calcext:value-type="float">
            <text:p>0.834078906247557</text:p>
          </table:table-cell>
          <table:table-cell office:value-type="float" office:value="0.974301675977654" calcext:value-type="float">
            <text:p>0.9743016759776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1679917206196" calcext:value-type="float">
            <text:p>0.831679917206196</text:p>
          </table:table-cell>
          <table:table-cell office:value-type="float" office:value="0.819943531955959" calcext:value-type="float">
            <text:p>0.819943531955959</text:p>
          </table:table-cell>
          <table:table-cell office:value-type="float" office:value="0.848711973259966" calcext:value-type="float">
            <text:p>0.848711973259966</text:p>
          </table:table-cell>
          <table:table-cell office:value-type="float" office:value="0.855208095045645" calcext:value-type="float">
            <text:p>0.855208095045645</text:p>
          </table:table-cell>
          <table:table-cell office:value-type="float" office:value="0.974301675977654" calcext:value-type="float">
            <text:p>0.97430167597765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4_0</text:p>
          </table:table-cell>
          <table:table-cell office:value-type="float" office:value="0.835049634104469" calcext:value-type="float">
            <text:p>0.835049634104469</text:p>
          </table:table-cell>
          <table:table-cell office:value-type="float" office:value="0.80633001958422" calcext:value-type="float">
            <text:p>0.80633001958422</text:p>
          </table:table-cell>
          <table:table-cell office:value-type="float" office:value="0.880617340395249" calcext:value-type="float">
            <text:p>0.880617340395249</text:p>
          </table:table-cell>
          <table:table-cell office:value-type="float" office:value="0.858982868204332" calcext:value-type="float">
            <text:p>0.858982868204332</text:p>
          </table:table-cell>
          <table:table-cell office:value-type="float" office:value="0.969866071428571" calcext:value-type="float">
            <text:p>0.969866071428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2644109979932" calcext:value-type="float">
            <text:p>0.812644109979932</text:p>
          </table:table-cell>
          <table:table-cell office:value-type="float" office:value="0.788879407768206" calcext:value-type="float">
            <text:p>0.788879407768206</text:p>
          </table:table-cell>
          <table:table-cell office:value-type="float" office:value="0.855244215859971" calcext:value-type="float">
            <text:p>0.855244215859971</text:p>
          </table:table-cell>
          <table:table-cell office:value-type="float" office:value="0.835589194503359" calcext:value-type="float">
            <text:p>0.835589194503359</text:p>
          </table:table-cell>
          <table:table-cell office:value-type="float" office:value="0.974330357142857" calcext:value-type="float">
            <text:p>0.974330357142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5542837038105" calcext:value-type="float">
            <text:p>0.835542837038105</text:p>
          </table:table-cell>
          <table:table-cell office:value-type="float" office:value="0.822522748651434" calcext:value-type="float">
            <text:p>0.822522748651434</text:p>
          </table:table-cell>
          <table:table-cell office:value-type="float" office:value="0.85584369058501" calcext:value-type="float">
            <text:p>0.85584369058501</text:p>
          </table:table-cell>
          <table:table-cell office:value-type="float" office:value="0.860505384129007" calcext:value-type="float">
            <text:p>0.860505384129007</text:p>
          </table:table-cell>
          <table:table-cell office:value-type="float" office:value="0.970982142857143" calcext:value-type="float">
            <text:p>0.97098214285714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4_4</text:p>
          </table:table-cell>
          <table:table-cell office:value-type="float" office:value="0.834810015918284" calcext:value-type="float">
            <text:p>0.834810015918284</text:p>
          </table:table-cell>
          <table:table-cell office:value-type="float" office:value="0.807245029544641" calcext:value-type="float">
            <text:p>0.807245029544641</text:p>
          </table:table-cell>
          <table:table-cell office:value-type="float" office:value="0.87844180875119" calcext:value-type="float">
            <text:p>0.87844180875119</text:p>
          </table:table-cell>
          <table:table-cell office:value-type="float" office:value="0.858284820914789" calcext:value-type="float">
            <text:p>0.858284820914789</text:p>
          </table:table-cell>
          <table:table-cell office:value-type="float" office:value="0.969866071428571" calcext:value-type="float">
            <text:p>0.969866071428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9756138717562" calcext:value-type="float">
            <text:p>0.809756138717562</text:p>
          </table:table-cell>
          <table:table-cell office:value-type="float" office:value="0.787139775731145" calcext:value-type="float">
            <text:p>0.787139775731145</text:p>
          </table:table-cell>
          <table:table-cell office:value-type="float" office:value="0.849472734893891" calcext:value-type="float">
            <text:p>0.849472734893891</text:p>
          </table:table-cell>
          <table:table-cell office:value-type="float" office:value="0.835739618469706" calcext:value-type="float">
            <text:p>0.835739618469706</text:p>
          </table:table-cell>
          <table:table-cell office:value-type="float" office:value="0.973214285714286" calcext:value-type="float">
            <text:p>0.9732142857142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5243883456293" calcext:value-type="float">
            <text:p>0.835243883456293</text:p>
          </table:table-cell>
          <table:table-cell office:value-type="float" office:value="0.821756196580532" calcext:value-type="float">
            <text:p>0.821756196580532</text:p>
          </table:table-cell>
          <table:table-cell office:value-type="float" office:value="0.855678775582216" calcext:value-type="float">
            <text:p>0.855678775582216</text:p>
          </table:table-cell>
          <table:table-cell office:value-type="float" office:value="0.859997694712229" calcext:value-type="float">
            <text:p>0.859997694712229</text:p>
          </table:table-cell>
          <table:table-cell office:value-type="float" office:value="0.972098214285714" calcext:value-type="float">
            <text:p>0.97209821428571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4_8</text:p>
          </table:table-cell>
          <table:table-cell office:value-type="float" office:value="0.831358777223608" calcext:value-type="float">
            <text:p>0.831358777223608</text:p>
          </table:table-cell>
          <table:table-cell office:value-type="float" office:value="0.805102475699557" calcext:value-type="float">
            <text:p>0.805102475699557</text:p>
          </table:table-cell>
          <table:table-cell office:value-type="float" office:value="0.872574318303479" calcext:value-type="float">
            <text:p>0.872574318303479</text:p>
          </table:table-cell>
          <table:table-cell office:value-type="float" office:value="0.85506739009321" calcext:value-type="float">
            <text:p>0.85506739009321</text:p>
          </table:table-cell>
          <table:table-cell office:value-type="float" office:value="0.970949720670391" calcext:value-type="float">
            <text:p>0.9709497206703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650283640663" calcext:value-type="float">
            <text:p>0.80650283640663</text:p>
          </table:table-cell>
          <table:table-cell office:value-type="float" office:value="0.785830595097364" calcext:value-type="float">
            <text:p>0.785830595097364</text:p>
          </table:table-cell>
          <table:table-cell office:value-type="float" office:value="0.84126263963095" calcext:value-type="float">
            <text:p>0.84126263963095</text:p>
          </table:table-cell>
          <table:table-cell office:value-type="float" office:value="0.832799785216146" calcext:value-type="float">
            <text:p>0.832799785216146</text:p>
          </table:table-cell>
          <table:table-cell office:value-type="float" office:value="0.973184357541899" calcext:value-type="float">
            <text:p>0.9731843575418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4465393882314" calcext:value-type="float">
            <text:p>0.834465393882314</text:p>
          </table:table-cell>
          <table:table-cell office:value-type="float" office:value="0.821072523497167" calcext:value-type="float">
            <text:p>0.821072523497167</text:p>
          </table:table-cell>
          <table:table-cell office:value-type="float" office:value="0.854883549095944" calcext:value-type="float">
            <text:p>0.854883549095944</text:p>
          </table:table-cell>
          <table:table-cell office:value-type="float" office:value="0.858670235833212" calcext:value-type="float">
            <text:p>0.858670235833212</text:p>
          </table:table-cell>
          <table:table-cell office:value-type="float" office:value="0.973184357541899" calcext:value-type="float">
            <text:p>0.97318435754189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8_0</text:p>
          </table:table-cell>
          <table:table-cell office:value-type="float" office:value="0.836396453585205" calcext:value-type="float">
            <text:p>0.836396453585205</text:p>
          </table:table-cell>
          <table:table-cell office:value-type="float" office:value="0.809547605118608" calcext:value-type="float">
            <text:p>0.809547605118608</text:p>
          </table:table-cell>
          <table:table-cell office:value-type="float" office:value="0.879070098522091" calcext:value-type="float">
            <text:p>0.879070098522091</text:p>
          </table:table-cell>
          <table:table-cell office:value-type="float" office:value="0.859390537198598" calcext:value-type="float">
            <text:p>0.859390537198598</text:p>
          </table:table-cell>
          <table:table-cell office:value-type="float" office:value="0.969866071428571" calcext:value-type="float">
            <text:p>0.969866071428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9355839724011" calcext:value-type="float">
            <text:p>0.809355839724011</text:p>
          </table:table-cell>
          <table:table-cell office:value-type="float" office:value="0.78581868628251" calcext:value-type="float">
            <text:p>0.78581868628251</text:p>
          </table:table-cell>
          <table:table-cell office:value-type="float" office:value="0.850834916098738" calcext:value-type="float">
            <text:p>0.850834916098738</text:p>
          </table:table-cell>
          <table:table-cell office:value-type="float" office:value="0.833851278796104" calcext:value-type="float">
            <text:p>0.833851278796104</text:p>
          </table:table-cell>
          <table:table-cell office:value-type="float" office:value="0.974330357142857" calcext:value-type="float">
            <text:p>0.974330357142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7676522818157" calcext:value-type="float">
            <text:p>0.837676522818157</text:p>
          </table:table-cell>
          <table:table-cell office:value-type="float" office:value="0.824949179612593" calcext:value-type="float">
            <text:p>0.824949179612593</text:p>
          </table:table-cell>
          <table:table-cell office:value-type="float" office:value="0.857192230890274" calcext:value-type="float">
            <text:p>0.857192230890274</text:p>
          </table:table-cell>
          <table:table-cell office:value-type="float" office:value="0.861578718717997" calcext:value-type="float">
            <text:p>0.861578718717997</text:p>
          </table:table-cell>
          <table:table-cell office:value-type="float" office:value="0.972098214285714" calcext:value-type="float">
            <text:p>0.97209821428571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8_4</text:p>
          </table:table-cell>
          <table:table-cell office:value-type="float" office:value="0.833907185795743" calcext:value-type="float">
            <text:p>0.833907185795743</text:p>
          </table:table-cell>
          <table:table-cell office:value-type="float" office:value="0.807715870645518" calcext:value-type="float">
            <text:p>0.807715870645518</text:p>
          </table:table-cell>
          <table:table-cell office:value-type="float" office:value="0.875530470240003" calcext:value-type="float">
            <text:p>0.875530470240003</text:p>
          </table:table-cell>
          <table:table-cell office:value-type="float" office:value="0.858553048814592" calcext:value-type="float">
            <text:p>0.85855304881459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6465782329247" calcext:value-type="float">
            <text:p>0.806465782329247</text:p>
          </table:table-cell>
          <table:table-cell office:value-type="float" office:value="0.784148989897269" calcext:value-type="float">
            <text:p>0.784148989897269</text:p>
          </table:table-cell>
          <table:table-cell office:value-type="float" office:value="0.843463588323497" calcext:value-type="float">
            <text:p>0.843463588323497</text:p>
          </table:table-cell>
          <table:table-cell office:value-type="float" office:value="0.834816569780551" calcext:value-type="float">
            <text:p>0.834816569780551</text:p>
          </table:table-cell>
          <table:table-cell office:value-type="float" office:value="0.973214285714286" calcext:value-type="float">
            <text:p>0.9732142857142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5912825507568" calcext:value-type="float">
            <text:p>0.835912825507568</text:p>
          </table:table-cell>
          <table:table-cell office:value-type="float" office:value="0.822870670625266" calcext:value-type="float">
            <text:p>0.822870670625266</text:p>
          </table:table-cell>
          <table:table-cell office:value-type="float" office:value="0.856133022158374" calcext:value-type="float">
            <text:p>0.856133022158374</text:p>
          </table:table-cell>
          <table:table-cell office:value-type="float" office:value="0.860665361844595" calcext:value-type="float">
            <text:p>0.860665361844595</text:p>
          </table:table-cell>
          <table:table-cell office:value-type="float" office:value="0.972098214285714" calcext:value-type="float">
            <text:p>0.97209821428571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linear_8_8</text:p>
          </table:table-cell>
          <table:table-cell office:value-type="float" office:value="0.82880734420744" calcext:value-type="float">
            <text:p>0.82880734420744</text:p>
          </table:table-cell>
          <table:table-cell office:value-type="float" office:value="0.805091265314445" calcext:value-type="float">
            <text:p>0.805091265314445</text:p>
          </table:table-cell>
          <table:table-cell office:value-type="float" office:value="0.865414024605526" calcext:value-type="float">
            <text:p>0.865414024605526</text:p>
          </table:table-cell>
          <table:table-cell office:value-type="float" office:value="0.855139973441382" calcext:value-type="float">
            <text:p>0.855139973441382</text:p>
          </table:table-cell>
          <table:table-cell office:value-type="float" office:value="0.969832402234637" calcext:value-type="float">
            <text:p>0.9698324022346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5401981237301" calcext:value-type="float">
            <text:p>0.805401981237301</text:p>
          </table:table-cell>
          <table:table-cell office:value-type="float" office:value="0.785424339162932" calcext:value-type="float">
            <text:p>0.785424339162932</text:p>
          </table:table-cell>
          <table:table-cell office:value-type="float" office:value="0.836985835531089" calcext:value-type="float">
            <text:p>0.836985835531089</text:p>
          </table:table-cell>
          <table:table-cell office:value-type="float" office:value="0.832001960088174" calcext:value-type="float">
            <text:p>0.832001960088174</text:p>
          </table:table-cell>
          <table:table-cell office:value-type="float" office:value="0.974301675977654" calcext:value-type="float">
            <text:p>0.9743016759776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34363891739358" calcext:value-type="float">
            <text:p>0.834363891739358</text:p>
          </table:table-cell>
          <table:table-cell office:value-type="float" office:value="0.822191314831268" calcext:value-type="float">
            <text:p>0.822191314831268</text:p>
          </table:table-cell>
          <table:table-cell office:value-type="float" office:value="0.851935675986106" calcext:value-type="float">
            <text:p>0.851935675986106</text:p>
          </table:table-cell>
          <table:table-cell office:value-type="float" office:value="0.859274655787867" calcext:value-type="float">
            <text:p>0.859274655787867</text:p>
          </table:table-cell>
          <table:table-cell office:value-type="float" office:value="0.974301675977654" calcext:value-type="float">
            <text:p>0.97430167597765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0_0</text:p>
          </table:table-cell>
          <table:table-cell office:value-type="float" office:value="0.817422279735257" calcext:value-type="float">
            <text:p>0.817422279735257</text:p>
          </table:table-cell>
          <table:table-cell office:value-type="float" office:value="0.807026363701385" calcext:value-type="float">
            <text:p>0.807026363701385</text:p>
          </table:table-cell>
          <table:table-cell office:value-type="float" office:value="0.831898109136071" calcext:value-type="float">
            <text:p>0.831898109136071</text:p>
          </table:table-cell>
          <table:table-cell office:value-type="float" office:value="0.832420401045069" calcext:value-type="float">
            <text:p>0.8324204010450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3198018904896" calcext:value-type="float">
            <text:p>0.823198018904896</text:p>
          </table:table-cell>
          <table:table-cell office:value-type="float" office:value="0.80238842673373" calcext:value-type="float">
            <text:p>0.80238842673373</text:p>
          </table:table-cell>
          <table:table-cell office:value-type="float" office:value="0.851818310206189" calcext:value-type="float">
            <text:p>0.851818310206189</text:p>
          </table:table-cell>
          <table:table-cell office:value-type="float" office:value="0.838022903152141" calcext:value-type="float">
            <text:p>0.838022903152141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3348895990411" calcext:value-type="float">
            <text:p>0.803348895990411</text:p>
          </table:table-cell>
          <table:table-cell office:value-type="float" office:value="0.792594929594651" calcext:value-type="float">
            <text:p>0.792594929594651</text:p>
          </table:table-cell>
          <table:table-cell office:value-type="float" office:value="0.817424773002106" calcext:value-type="float">
            <text:p>0.817424773002106</text:p>
          </table:table-cell>
          <table:table-cell office:value-type="float" office:value="0.84331214543497" calcext:value-type="float">
            <text:p>0.84331214543497</text:p>
          </table:table-cell>
          <table:table-cell office:value-type="float" office:value="0.964" calcext:value-type="float">
            <text:p>0.9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0_4</text:p>
          </table:table-cell>
          <table:table-cell office:value-type="float" office:value="0.813633628688793" calcext:value-type="float">
            <text:p>0.813633628688793</text:p>
          </table:table-cell>
          <table:table-cell office:value-type="float" office:value="0.803358273794969" calcext:value-type="float">
            <text:p>0.803358273794969</text:p>
          </table:table-cell>
          <table:table-cell office:value-type="float" office:value="0.827997017974505" calcext:value-type="float">
            <text:p>0.827997017974505</text:p>
          </table:table-cell>
          <table:table-cell office:value-type="float" office:value="0.826622095238536" calcext:value-type="float">
            <text:p>0.8266220952385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0868186377241" calcext:value-type="float">
            <text:p>0.820868186377241</text:p>
          </table:table-cell>
          <table:table-cell office:value-type="float" office:value="0.801878667325477" calcext:value-type="float">
            <text:p>0.801878667325477</text:p>
          </table:table-cell>
          <table:table-cell office:value-type="float" office:value="0.847431460372125" calcext:value-type="float">
            <text:p>0.847431460372125</text:p>
          </table:table-cell>
          <table:table-cell office:value-type="float" office:value="0.836400022978409" calcext:value-type="float">
            <text:p>0.836400022978409</text:p>
          </table:table-cell>
          <table:table-cell office:value-type="float" office:value="0.997" calcext:value-type="float">
            <text:p>0.9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2008371780556" calcext:value-type="float">
            <text:p>0.802008371780556</text:p>
          </table:table-cell>
          <table:table-cell office:value-type="float" office:value="0.789459185406187" calcext:value-type="float">
            <text:p>0.789459185406187</text:p>
          </table:table-cell>
          <table:table-cell office:value-type="float" office:value="0.819007744845602" calcext:value-type="float">
            <text:p>0.819007744845602</text:p>
          </table:table-cell>
          <table:table-cell office:value-type="float" office:value="0.842318591377217" calcext:value-type="float">
            <text:p>0.842318591377217</text:p>
          </table:table-cell>
          <table:table-cell office:value-type="float" office:value="0.962" calcext:value-type="float">
            <text:p>0.9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0_8</text:p>
          </table:table-cell>
          <table:table-cell office:value-type="float" office:value="0.812873218803887" calcext:value-type="float">
            <text:p>0.812873218803887</text:p>
          </table:table-cell>
          <table:table-cell office:value-type="float" office:value="0.803558669608102" calcext:value-type="float">
            <text:p>0.803558669608102</text:p>
          </table:table-cell>
          <table:table-cell office:value-type="float" office:value="0.826044770674804" calcext:value-type="float">
            <text:p>0.826044770674804</text:p>
          </table:table-cell>
          <table:table-cell office:value-type="float" office:value="0.827392223547264" calcext:value-type="float">
            <text:p>0.8273922235472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0499856820339" calcext:value-type="float">
            <text:p>0.820499856820339</text:p>
          </table:table-cell>
          <table:table-cell office:value-type="float" office:value="0.802752399845018" calcext:value-type="float">
            <text:p>0.802752399845018</text:p>
          </table:table-cell>
          <table:table-cell office:value-type="float" office:value="0.845338360169577" calcext:value-type="float">
            <text:p>0.845338360169577</text:p>
          </table:table-cell>
          <table:table-cell office:value-type="float" office:value="0.83477590210421" calcext:value-type="float">
            <text:p>0.834775902104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3775578328339" calcext:value-type="float">
            <text:p>0.803775578328339</text:p>
          </table:table-cell>
          <table:table-cell office:value-type="float" office:value="0.792437579243392" calcext:value-type="float">
            <text:p>0.792437579243392</text:p>
          </table:table-cell>
          <table:table-cell office:value-type="float" office:value="0.819288316735258" calcext:value-type="float">
            <text:p>0.819288316735258</text:p>
          </table:table-cell>
          <table:table-cell office:value-type="float" office:value="0.842657967985149" calcext:value-type="float">
            <text:p>0.842657967985149</text:p>
          </table:table-cell>
          <table:table-cell office:value-type="float" office:value="0.967" calcext:value-type="float">
            <text:p>0.96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4_0</text:p>
          </table:table-cell>
          <table:table-cell office:value-type="float" office:value="0.818418942635236" calcext:value-type="float">
            <text:p>0.818418942635236</text:p>
          </table:table-cell>
          <table:table-cell office:value-type="float" office:value="0.807684926003528" calcext:value-type="float">
            <text:p>0.807684926003528</text:p>
          </table:table-cell>
          <table:table-cell office:value-type="float" office:value="0.833659728228687" calcext:value-type="float">
            <text:p>0.833659728228687</text:p>
          </table:table-cell>
          <table:table-cell office:value-type="float" office:value="0.833452105717546" calcext:value-type="float">
            <text:p>0.8334521057175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354912753342" calcext:value-type="float">
            <text:p>0.82354912753342</text:p>
          </table:table-cell>
          <table:table-cell office:value-type="float" office:value="0.803868202936581" calcext:value-type="float">
            <text:p>0.803868202936581</text:p>
          </table:table-cell>
          <table:table-cell office:value-type="float" office:value="0.850961146855813" calcext:value-type="float">
            <text:p>0.850961146855813</text:p>
          </table:table-cell>
          <table:table-cell office:value-type="float" office:value="0.837036669696723" calcext:value-type="float">
            <text:p>0.8370366696967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1189687607159" calcext:value-type="float">
            <text:p>0.801189687607159</text:p>
          </table:table-cell>
          <table:table-cell office:value-type="float" office:value="0.78905502143478" calcext:value-type="float">
            <text:p>0.78905502143478</text:p>
          </table:table-cell>
          <table:table-cell office:value-type="float" office:value="0.817352159914219" calcext:value-type="float">
            <text:p>0.817352159914219</text:p>
          </table:table-cell>
          <table:table-cell office:value-type="float" office:value="0.844746440060846" calcext:value-type="float">
            <text:p>0.844746440060846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4_4</text:p>
          </table:table-cell>
          <table:table-cell office:value-type="float" office:value="0.815043128940451" calcext:value-type="float">
            <text:p>0.815043128940451</text:p>
          </table:table-cell>
          <table:table-cell office:value-type="float" office:value="0.803873546071345" calcext:value-type="float">
            <text:p>0.803873546071345</text:p>
          </table:table-cell>
          <table:table-cell office:value-type="float" office:value="0.831442474858939" calcext:value-type="float">
            <text:p>0.831442474858939</text:p>
          </table:table-cell>
          <table:table-cell office:value-type="float" office:value="0.827611356720095" calcext:value-type="float">
            <text:p>0.8276113567200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3031035978861" calcext:value-type="float">
            <text:p>0.823031035978861</text:p>
          </table:table-cell>
          <table:table-cell office:value-type="float" office:value="0.805003060274108" calcext:value-type="float">
            <text:p>0.805003060274108</text:p>
          </table:table-cell>
          <table:table-cell office:value-type="float" office:value="0.848283448584562" calcext:value-type="float">
            <text:p>0.848283448584562</text:p>
          </table:table-cell>
          <table:table-cell office:value-type="float" office:value="0.836608981877713" calcext:value-type="float">
            <text:p>0.8366089818777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0799758224755" calcext:value-type="float">
            <text:p>0.800799758224755</text:p>
          </table:table-cell>
          <table:table-cell office:value-type="float" office:value="0.788474972171221" calcext:value-type="float">
            <text:p>0.788474972171221</text:p>
          </table:table-cell>
          <table:table-cell office:value-type="float" office:value="0.817074605578926" calcext:value-type="float">
            <text:p>0.817074605578926</text:p>
          </table:table-cell>
          <table:table-cell office:value-type="float" office:value="0.842576416690442" calcext:value-type="float">
            <text:p>0.842576416690442</text:p>
          </table:table-cell>
          <table:table-cell office:value-type="float" office:value="0.961" calcext:value-type="float">
            <text:p>0.96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4_8</text:p>
          </table:table-cell>
          <table:table-cell office:value-type="float" office:value="0.811492533460522" calcext:value-type="float">
            <text:p>0.811492533460522</text:p>
          </table:table-cell>
          <table:table-cell office:value-type="float" office:value="0.802911453480791" calcext:value-type="float">
            <text:p>0.802911453480791</text:p>
          </table:table-cell>
          <table:table-cell office:value-type="float" office:value="0.823447817560463" calcext:value-type="float">
            <text:p>0.823447817560463</text:p>
          </table:table-cell>
          <table:table-cell office:value-type="float" office:value="0.826858247815158" calcext:value-type="float">
            <text:p>0.8268582478151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875280208391" calcext:value-type="float">
            <text:p>0.81875280208391</text:p>
          </table:table-cell>
          <table:table-cell office:value-type="float" office:value="0.801497106444002" calcext:value-type="float">
            <text:p>0.801497106444002</text:p>
          </table:table-cell>
          <table:table-cell office:value-type="float" office:value="0.8423034361989" calcext:value-type="float">
            <text:p>0.8423034361989</text:p>
          </table:table-cell>
          <table:table-cell office:value-type="float" office:value="0.834357688884475" calcext:value-type="float">
            <text:p>0.834357688884475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112939175561" calcext:value-type="float">
            <text:p>0.80112939175561</text:p>
          </table:table-cell>
          <table:table-cell office:value-type="float" office:value="0.789077434032276" calcext:value-type="float">
            <text:p>0.789077434032276</text:p>
          </table:table-cell>
          <table:table-cell office:value-type="float" office:value="0.817609010040035" calcext:value-type="float">
            <text:p>0.817609010040035</text:p>
          </table:table-cell>
          <table:table-cell office:value-type="float" office:value="0.841906501657547" calcext:value-type="float">
            <text:p>0.841906501657547</text:p>
          </table:table-cell>
          <table:table-cell office:value-type="float" office:value="0.963" calcext:value-type="float">
            <text:p>0.96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8_0</text:p>
          </table:table-cell>
          <table:table-cell office:value-type="float" office:value="0.816602582018771" calcext:value-type="float">
            <text:p>0.816602582018771</text:p>
          </table:table-cell>
          <table:table-cell office:value-type="float" office:value="0.805745666355028" calcext:value-type="float">
            <text:p>0.805745666355028</text:p>
          </table:table-cell>
          <table:table-cell office:value-type="float" office:value="0.831770350215519" calcext:value-type="float">
            <text:p>0.831770350215519</text:p>
          </table:table-cell>
          <table:table-cell office:value-type="float" office:value="0.832345014654689" calcext:value-type="float">
            <text:p>0.8323450146546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328856176725" calcext:value-type="float">
            <text:p>0.82328856176725</text:p>
          </table:table-cell>
          <table:table-cell office:value-type="float" office:value="0.804067778275789" calcext:value-type="float">
            <text:p>0.804067778275789</text:p>
          </table:table-cell>
          <table:table-cell office:value-type="float" office:value="0.850354198556807" calcext:value-type="float">
            <text:p>0.850354198556807</text:p>
          </table:table-cell>
          <table:table-cell office:value-type="float" office:value="0.835834630259558" calcext:value-type="float">
            <text:p>0.8358346302595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6096490123051" calcext:value-type="float">
            <text:p>0.806096490123051</text:p>
          </table:table-cell>
          <table:table-cell office:value-type="float" office:value="0.793822783296705" calcext:value-type="float">
            <text:p>0.793822783296705</text:p>
          </table:table-cell>
          <table:table-cell office:value-type="float" office:value="0.8223346930169" calcext:value-type="float">
            <text:p>0.8223346930169</text:p>
          </table:table-cell>
          <table:table-cell office:value-type="float" office:value="0.844164630013074" calcext:value-type="float">
            <text:p>0.844164630013074</text:p>
          </table:table-cell>
          <table:table-cell office:value-type="float" office:value="0.964" calcext:value-type="float">
            <text:p>0.9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8_4</text:p>
          </table:table-cell>
          <table:table-cell office:value-type="float" office:value="0.815024626677182" calcext:value-type="float">
            <text:p>0.815024626677182</text:p>
          </table:table-cell>
          <table:table-cell office:value-type="float" office:value="0.804365683207461" calcext:value-type="float">
            <text:p>0.804365683207461</text:p>
          </table:table-cell>
          <table:table-cell office:value-type="float" office:value="0.829994955287619" calcext:value-type="float">
            <text:p>0.829994955287619</text:p>
          </table:table-cell>
          <table:table-cell office:value-type="float" office:value="0.830083803577777" calcext:value-type="float">
            <text:p>0.8300838035777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9228448403466" calcext:value-type="float">
            <text:p>0.819228448403466</text:p>
          </table:table-cell>
          <table:table-cell office:value-type="float" office:value="0.800602717885214" calcext:value-type="float">
            <text:p>0.800602717885214</text:p>
          </table:table-cell>
          <table:table-cell office:value-type="float" office:value="0.844850721710272" calcext:value-type="float">
            <text:p>0.844850721710272</text:p>
          </table:table-cell>
          <table:table-cell office:value-type="float" office:value="0.834723213481181" calcext:value-type="float">
            <text:p>0.834723213481181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4497246035166" calcext:value-type="float">
            <text:p>0.804497246035166</text:p>
          </table:table-cell>
          <table:table-cell office:value-type="float" office:value="0.792675884304908" calcext:value-type="float">
            <text:p>0.792675884304908</text:p>
          </table:table-cell>
          <table:table-cell office:value-type="float" office:value="0.820320234784343" calcext:value-type="float">
            <text:p>0.820320234784343</text:p>
          </table:table-cell>
          <table:table-cell office:value-type="float" office:value="0.843109994465756" calcext:value-type="float">
            <text:p>0.843109994465756</text:p>
          </table:table-cell>
          <table:table-cell office:value-type="float" office:value="0.965" calcext:value-type="float">
            <text:p>0.96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4_25_10_sinusoidal_8_8</text:p>
          </table:table-cell>
          <table:table-cell office:value-type="float" office:value="0.812321495028382" calcext:value-type="float">
            <text:p>0.812321495028382</text:p>
          </table:table-cell>
          <table:table-cell office:value-type="float" office:value="0.802765779577289" calcext:value-type="float">
            <text:p>0.802765779577289</text:p>
          </table:table-cell>
          <table:table-cell office:value-type="float" office:value="0.825936716277946" calcext:value-type="float">
            <text:p>0.825936716277946</text:p>
          </table:table-cell>
          <table:table-cell office:value-type="float" office:value="0.826353874364053" calcext:value-type="float">
            <text:p>0.8263538743640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17602739476173" calcext:value-type="float">
            <text:p>0.817602739476173</text:p>
          </table:table-cell>
          <table:table-cell office:value-type="float" office:value="0.80139406107279" calcext:value-type="float">
            <text:p>0.80139406107279</text:p>
          </table:table-cell>
          <table:table-cell office:value-type="float" office:value="0.839922678330735" calcext:value-type="float">
            <text:p>0.839922678330735</text:p>
          </table:table-cell>
          <table:table-cell office:value-type="float" office:value="0.832258683937535" calcext:value-type="float">
            <text:p>0.8322586839375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04142605196945" calcext:value-type="float">
            <text:p>0.804142605196945</text:p>
          </table:table-cell>
          <table:table-cell office:value-type="float" office:value="0.792934123949826" calcext:value-type="float">
            <text:p>0.792934123949826</text:p>
          </table:table-cell>
          <table:table-cell office:value-type="float" office:value="0.819012475743283" calcext:value-type="float">
            <text:p>0.819012475743283</text:p>
          </table:table-cell>
          <table:table-cell office:value-type="float" office:value="0.841461831392017" calcext:value-type="float">
            <text:p>0.841461831392017</text:p>
          </table:table-cell>
          <table:table-cell office:value-type="float" office:value="0.967" calcext:value-type="float">
            <text:p>0.96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0_0</text:p>
          </table:table-cell>
          <table:table-cell office:value-type="float" office:value="0.777456851227012" calcext:value-type="float">
            <text:p>0.777456851227012</text:p>
          </table:table-cell>
          <table:table-cell office:value-type="float" office:value="0.770740965678052" calcext:value-type="float">
            <text:p>0.770740965678052</text:p>
          </table:table-cell>
          <table:table-cell office:value-type="float" office:value="0.785353168684741" calcext:value-type="float">
            <text:p>0.785353168684741</text:p>
          </table:table-cell>
          <table:table-cell office:value-type="float" office:value="0.82153791850512" calcext:value-type="float">
            <text:p>0.82153791850512</text:p>
          </table:table-cell>
          <table:table-cell office:value-type="float" office:value="0.976" calcext:value-type="float">
            <text:p>0.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563701911244" calcext:value-type="float">
            <text:p>0.80563701911244</text:p>
          </table:table-cell>
          <table:table-cell office:value-type="float" office:value="0.788778597667715" calcext:value-type="float">
            <text:p>0.788778597667715</text:p>
          </table:table-cell>
          <table:table-cell office:value-type="float" office:value="0.829448555759273" calcext:value-type="float">
            <text:p>0.829448555759273</text:p>
          </table:table-cell>
          <table:table-cell office:value-type="float" office:value="0.825127770692382" calcext:value-type="float">
            <text:p>0.825127770692382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67451815472676" calcext:value-type="float">
            <text:p>0.767451815472676</text:p>
          </table:table-cell>
          <table:table-cell office:value-type="float" office:value="0.748179240825372" calcext:value-type="float">
            <text:p>0.748179240825372</text:p>
          </table:table-cell>
          <table:table-cell office:value-type="float" office:value="0.793727194613598" calcext:value-type="float">
            <text:p>0.793727194613598</text:p>
          </table:table-cell>
          <table:table-cell office:value-type="float" office:value="0.837099189958932" calcext:value-type="float">
            <text:p>0.837099189958932</text:p>
          </table:table-cell>
          <table:table-cell office:value-type="float" office:value="0.9224" calcext:value-type="float">
            <text:p>0.922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0_4</text:p>
          </table:table-cell>
          <table:table-cell office:value-type="float" office:value="0.775793682671815" calcext:value-type="float">
            <text:p>0.775793682671815</text:p>
          </table:table-cell>
          <table:table-cell office:value-type="float" office:value="0.769845632068475" calcext:value-type="float">
            <text:p>0.769845632068475</text:p>
          </table:table-cell>
          <table:table-cell office:value-type="float" office:value="0.782806439904217" calcext:value-type="float">
            <text:p>0.782806439904217</text:p>
          </table:table-cell>
          <table:table-cell office:value-type="float" office:value="0.82136418365238" calcext:value-type="float">
            <text:p>0.82136418365238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2710579578609" calcext:value-type="float">
            <text:p>0.802710579578609</text:p>
          </table:table-cell>
          <table:table-cell office:value-type="float" office:value="0.787000632570077" calcext:value-type="float">
            <text:p>0.787000632570077</text:p>
          </table:table-cell>
          <table:table-cell office:value-type="float" office:value="0.824801169424236" calcext:value-type="float">
            <text:p>0.824801169424236</text:p>
          </table:table-cell>
          <table:table-cell office:value-type="float" office:value="0.82473010124336" calcext:value-type="float">
            <text:p>0.82473010124336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5598162702847" calcext:value-type="float">
            <text:p>0.75598162702847</text:p>
          </table:table-cell>
          <table:table-cell office:value-type="float" office:value="0.745831662495808" calcext:value-type="float">
            <text:p>0.745831662495808</text:p>
          </table:table-cell>
          <table:table-cell office:value-type="float" office:value="0.772304404656041" calcext:value-type="float">
            <text:p>0.772304404656041</text:p>
          </table:table-cell>
          <table:table-cell office:value-type="float" office:value="0.834630592735842" calcext:value-type="float">
            <text:p>0.834630592735842</text:p>
          </table:table-cell>
          <table:table-cell office:value-type="float" office:value="0.9208" calcext:value-type="float">
            <text:p>0.9208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0_8</text:p>
          </table:table-cell>
          <table:table-cell office:value-type="float" office:value="0.775733978534424" calcext:value-type="float">
            <text:p>0.775733978534424</text:p>
          </table:table-cell>
          <table:table-cell office:value-type="float" office:value="0.769333992420045" calcext:value-type="float">
            <text:p>0.769333992420045</text:p>
          </table:table-cell>
          <table:table-cell office:value-type="float" office:value="0.783261174143306" calcext:value-type="float">
            <text:p>0.783261174143306</text:p>
          </table:table-cell>
          <table:table-cell office:value-type="float" office:value="0.82041817074173" calcext:value-type="float">
            <text:p>0.82041817074173</text:p>
          </table:table-cell>
          <table:table-cell office:value-type="float" office:value="0.9768" calcext:value-type="float">
            <text:p>0.97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99743061090698" calcext:value-type="float">
            <text:p>0.799743061090698</text:p>
          </table:table-cell>
          <table:table-cell office:value-type="float" office:value="0.784196608289362" calcext:value-type="float">
            <text:p>0.784196608289362</text:p>
          </table:table-cell>
          <table:table-cell office:value-type="float" office:value="0.821268925173536" calcext:value-type="float">
            <text:p>0.821268925173536</text:p>
          </table:table-cell>
          <table:table-cell office:value-type="float" office:value="0.824330964925019" calcext:value-type="float">
            <text:p>0.824330964925019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62807030241471" calcext:value-type="float">
            <text:p>0.762807030241471</text:p>
          </table:table-cell>
          <table:table-cell office:value-type="float" office:value="0.741622972399421" calcext:value-type="float">
            <text:p>0.741622972399421</text:p>
          </table:table-cell>
          <table:table-cell office:value-type="float" office:value="0.79120645874255" calcext:value-type="float">
            <text:p>0.79120645874255</text:p>
          </table:table-cell>
          <table:table-cell office:value-type="float" office:value="0.834340438014637" calcext:value-type="float">
            <text:p>0.834340438014637</text:p>
          </table:table-cell>
          <table:table-cell office:value-type="float" office:value="0.916" calcext:value-type="float">
            <text:p>0.91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4_0</text:p>
          </table:table-cell>
          <table:table-cell office:value-type="float" office:value="0.776672251777988" calcext:value-type="float">
            <text:p>0.776672251777988</text:p>
          </table:table-cell>
          <table:table-cell office:value-type="float" office:value="0.773565588608117" calcext:value-type="float">
            <text:p>0.773565588608117</text:p>
          </table:table-cell>
          <table:table-cell office:value-type="float" office:value="0.780821413004701" calcext:value-type="float">
            <text:p>0.780821413004701</text:p>
          </table:table-cell>
          <table:table-cell office:value-type="float" office:value="0.820798176505048" calcext:value-type="float">
            <text:p>0.820798176505048</text:p>
          </table:table-cell>
          <table:table-cell office:value-type="float" office:value="0.9784" calcext:value-type="float">
            <text:p>0.97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82072650456361" calcext:value-type="float">
            <text:p>0.782072650456361</text:p>
          </table:table-cell>
          <table:table-cell office:value-type="float" office:value="0.787216296592786" calcext:value-type="float">
            <text:p>0.787216296592786</text:p>
          </table:table-cell>
          <table:table-cell office:value-type="float" office:value="0.784765155248761" calcext:value-type="float">
            <text:p>0.784765155248761</text:p>
          </table:table-cell>
          <table:table-cell office:value-type="float" office:value="0.824156820373957" calcext:value-type="float">
            <text:p>0.824156820373957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60852905499675" calcext:value-type="float">
            <text:p>0.760852905499675</text:p>
          </table:table-cell>
          <table:table-cell office:value-type="float" office:value="0.747879727890919" calcext:value-type="float">
            <text:p>0.747879727890919</text:p>
          </table:table-cell>
          <table:table-cell office:value-type="float" office:value="0.78087395037001" calcext:value-type="float">
            <text:p>0.78087395037001</text:p>
          </table:table-cell>
          <table:table-cell office:value-type="float" office:value="0.835747494669406" calcext:value-type="float">
            <text:p>0.835747494669406</text:p>
          </table:table-cell>
          <table:table-cell office:value-type="float" office:value="0.9208" calcext:value-type="float">
            <text:p>0.9208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4_4</text:p>
          </table:table-cell>
          <table:table-cell office:value-type="float" office:value="0.773521640748233" calcext:value-type="float">
            <text:p>0.773521640748233</text:p>
          </table:table-cell>
          <table:table-cell office:value-type="float" office:value="0.767575784294682" calcext:value-type="float">
            <text:p>0.767575784294682</text:p>
          </table:table-cell>
          <table:table-cell office:value-type="float" office:value="0.780674887719885" calcext:value-type="float">
            <text:p>0.780674887719885</text:p>
          </table:table-cell>
          <table:table-cell office:value-type="float" office:value="0.819959593968073" calcext:value-type="float">
            <text:p>0.819959593968073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2949149137763" calcext:value-type="float">
            <text:p>0.802949149137763</text:p>
          </table:table-cell>
          <table:table-cell office:value-type="float" office:value="0.786922043093266" calcext:value-type="float">
            <text:p>0.786922043093266</text:p>
          </table:table-cell>
          <table:table-cell office:value-type="float" office:value="0.82494887835495" calcext:value-type="float">
            <text:p>0.82494887835495</text:p>
          </table:table-cell>
          <table:table-cell office:value-type="float" office:value="0.824676596714253" calcext:value-type="float">
            <text:p>0.824676596714253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66525899926609" calcext:value-type="float">
            <text:p>0.766525899926609</text:p>
          </table:table-cell>
          <table:table-cell office:value-type="float" office:value="0.744953693958831" calcext:value-type="float">
            <text:p>0.744953693958831</text:p>
          </table:table-cell>
          <table:table-cell office:value-type="float" office:value="0.795563295385861" calcext:value-type="float">
            <text:p>0.795563295385861</text:p>
          </table:table-cell>
          <table:table-cell office:value-type="float" office:value="0.835233582992101" calcext:value-type="float">
            <text:p>0.835233582992101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4_8</text:p>
          </table:table-cell>
          <table:table-cell office:value-type="float" office:value="0.729920749943776" calcext:value-type="float">
            <text:p>0.729920749943776</text:p>
          </table:table-cell>
          <table:table-cell office:value-type="float" office:value="0.770462352078119" calcext:value-type="float">
            <text:p>0.770462352078119</text:p>
          </table:table-cell>
          <table:table-cell office:value-type="float" office:value="0.692269011210421" calcext:value-type="float">
            <text:p>0.692269011210421</text:p>
          </table:table-cell>
          <table:table-cell office:value-type="float" office:value="0.819305471325961" calcext:value-type="float">
            <text:p>0.819305471325961</text:p>
          </table:table-cell>
          <table:table-cell office:value-type="float" office:value="0.9776" calcext:value-type="float">
            <text:p>0.97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77437026580408" calcext:value-type="float">
            <text:p>0.777437026580408</text:p>
          </table:table-cell>
          <table:table-cell office:value-type="float" office:value="0.782600439824182" calcext:value-type="float">
            <text:p>0.782600439824182</text:p>
          </table:table-cell>
          <table:table-cell office:value-type="float" office:value="0.779152392455835" calcext:value-type="float">
            <text:p>0.779152392455835</text:p>
          </table:table-cell>
          <table:table-cell office:value-type="float" office:value="0.821985169425318" calcext:value-type="float">
            <text:p>0.821985169425318</text:p>
          </table:table-cell>
          <table:table-cell office:value-type="float" office:value="0.9976" calcext:value-type="float">
            <text:p>0.99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52404835061702" calcext:value-type="float">
            <text:p>0.752404835061702</text:p>
          </table:table-cell>
          <table:table-cell office:value-type="float" office:value="0.72955666810438" calcext:value-type="float">
            <text:p>0.72955666810438</text:p>
          </table:table-cell>
          <table:table-cell office:value-type="float" office:value="0.782464650816171" calcext:value-type="float">
            <text:p>0.782464650816171</text:p>
          </table:table-cell>
          <table:table-cell office:value-type="float" office:value="0.834704621850413" calcext:value-type="float">
            <text:p>0.834704621850413</text:p>
          </table:table-cell>
          <table:table-cell office:value-type="float" office:value="0.9024" calcext:value-type="float">
            <text:p>0.902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8_0</text:p>
          </table:table-cell>
          <table:table-cell office:value-type="float" office:value="0.774902629287132" calcext:value-type="float">
            <text:p>0.774902629287132</text:p>
          </table:table-cell>
          <table:table-cell office:value-type="float" office:value="0.770144994157333" calcext:value-type="float">
            <text:p>0.770144994157333</text:p>
          </table:table-cell>
          <table:table-cell office:value-type="float" office:value="0.780472970376609" calcext:value-type="float">
            <text:p>0.780472970376609</text:p>
          </table:table-cell>
          <table:table-cell office:value-type="float" office:value="0.820318129287218" calcext:value-type="float">
            <text:p>0.820318129287218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222803648945" calcext:value-type="float">
            <text:p>0.80222803648945</text:p>
          </table:table-cell>
          <table:table-cell office:value-type="float" office:value="0.786645256586946" calcext:value-type="float">
            <text:p>0.786645256586946</text:p>
          </table:table-cell>
          <table:table-cell office:value-type="float" office:value="0.82370088300244" calcext:value-type="float">
            <text:p>0.82370088300244</text:p>
          </table:table-cell>
          <table:table-cell office:value-type="float" office:value="0.823191731695886" calcext:value-type="float">
            <text:p>0.823191731695886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58201907139486" calcext:value-type="float">
            <text:p>0.758201907139486</text:p>
          </table:table-cell>
          <table:table-cell office:value-type="float" office:value="0.741170983897527" calcext:value-type="float">
            <text:p>0.741170983897527</text:p>
          </table:table-cell>
          <table:table-cell office:value-type="float" office:value="0.783107133497339" calcext:value-type="float">
            <text:p>0.783107133497339</text:p>
          </table:table-cell>
          <table:table-cell office:value-type="float" office:value="0.834829973840993" calcext:value-type="float">
            <text:p>0.834829973840993</text:p>
          </table:table-cell>
          <table:table-cell office:value-type="float" office:value="0.9144" calcext:value-type="float">
            <text:p>0.9144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8_4</text:p>
          </table:table-cell>
          <table:table-cell office:value-type="float" office:value="0.773157931814137" calcext:value-type="float">
            <text:p>0.773157931814137</text:p>
          </table:table-cell>
          <table:table-cell office:value-type="float" office:value="0.775485728735249" calcext:value-type="float">
            <text:p>0.775485728735249</text:p>
          </table:table-cell>
          <table:table-cell office:value-type="float" office:value="0.771830823257835" calcext:value-type="float">
            <text:p>0.771830823257835</text:p>
          </table:table-cell>
          <table:table-cell office:value-type="float" office:value="0.82092077731226" calcext:value-type="float">
            <text:p>0.82092077731226</text:p>
          </table:table-cell>
          <table:table-cell office:value-type="float" office:value="0.9808" calcext:value-type="float">
            <text:p>0.98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78884452217871" calcext:value-type="float">
            <text:p>0.778884452217871</text:p>
          </table:table-cell>
          <table:table-cell office:value-type="float" office:value="0.78462146826771" calcext:value-type="float">
            <text:p>0.78462146826771</text:p>
          </table:table-cell>
          <table:table-cell office:value-type="float" office:value="0.779563922419266" calcext:value-type="float">
            <text:p>0.779563922419266</text:p>
          </table:table-cell>
          <table:table-cell office:value-type="float" office:value="0.822562060286083" calcext:value-type="float">
            <text:p>0.822562060286083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59941456568648" calcext:value-type="float">
            <text:p>0.759941456568648</text:p>
          </table:table-cell>
          <table:table-cell office:value-type="float" office:value="0.739533404223809" calcext:value-type="float">
            <text:p>0.739533404223809</text:p>
          </table:table-cell>
          <table:table-cell office:value-type="float" office:value="0.786802659577539" calcext:value-type="float">
            <text:p>0.786802659577539</text:p>
          </table:table-cell>
          <table:table-cell office:value-type="float" office:value="0.834919173159666" calcext:value-type="float">
            <text:p>0.834919173159666</text:p>
          </table:table-cell>
          <table:table-cell office:value-type="float" office:value="0.912" calcext:value-type="float">
            <text:p>0.91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circular_8_8</text:p>
          </table:table-cell>
          <table:table-cell office:value-type="float" office:value="0.729395996225654" calcext:value-type="float">
            <text:p>0.729395996225654</text:p>
          </table:table-cell>
          <table:table-cell office:value-type="float" office:value="0.761045767151807" calcext:value-type="float">
            <text:p>0.761045767151807</text:p>
          </table:table-cell>
          <table:table-cell office:value-type="float" office:value="0.700058571225972" calcext:value-type="float">
            <text:p>0.700058571225972</text:p>
          </table:table-cell>
          <table:table-cell office:value-type="float" office:value="0.81863199871225" calcext:value-type="float">
            <text:p>0.81863199871225</text:p>
          </table:table-cell>
          <table:table-cell office:value-type="float" office:value="0.9656" calcext:value-type="float">
            <text:p>0.96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6879839555661" calcext:value-type="float">
            <text:p>0.796879839555661</text:p>
          </table:table-cell>
          <table:table-cell office:value-type="float" office:value="0.781534235959889" calcext:value-type="float">
            <text:p>0.781534235959889</text:p>
          </table:table-cell>
          <table:table-cell office:value-type="float" office:value="0.817888476293172" calcext:value-type="float">
            <text:p>0.817888476293172</text:p>
          </table:table-cell>
          <table:table-cell office:value-type="float" office:value="0.821021570340281" calcext:value-type="float">
            <text:p>0.821021570340281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4827650581772" calcext:value-type="float">
            <text:p>0.74827650581772</text:p>
          </table:table-cell>
          <table:table-cell office:value-type="float" office:value="0.734001598196604" calcext:value-type="float">
            <text:p>0.734001598196604</text:p>
          </table:table-cell>
          <table:table-cell office:value-type="float" office:value="0.769112246640151" calcext:value-type="float">
            <text:p>0.769112246640151</text:p>
          </table:table-cell>
          <table:table-cell office:value-type="float" office:value="0.834124405600528" calcext:value-type="float">
            <text:p>0.834124405600528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0_0</text:p>
          </table:table-cell>
          <table:table-cell office:value-type="float" office:value="0.787716081118373" calcext:value-type="float">
            <text:p>0.787716081118373</text:p>
          </table:table-cell>
          <table:table-cell office:value-type="float" office:value="0.7840262228858" calcext:value-type="float">
            <text:p>0.7840262228858</text:p>
          </table:table-cell>
          <table:table-cell office:value-type="float" office:value="0.79169066718891" calcext:value-type="float">
            <text:p>0.79169066718891</text:p>
          </table:table-cell>
          <table:table-cell office:value-type="float" office:value="0.821076599091566" calcext:value-type="float">
            <text:p>0.8210765990915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4505284199423" calcext:value-type="float">
            <text:p>0.814505284199423</text:p>
          </table:table-cell>
          <table:table-cell office:value-type="float" office:value="0.797566710873053" calcext:value-type="float">
            <text:p>0.797566710873053</text:p>
          </table:table-cell>
          <table:table-cell office:value-type="float" office:value="0.839221514689268" calcext:value-type="float">
            <text:p>0.839221514689268</text:p>
          </table:table-cell>
          <table:table-cell office:value-type="float" office:value="0.831117702185978" calcext:value-type="float">
            <text:p>0.831117702185978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37202682836687" calcext:value-type="float">
            <text:p>0.737202682836687</text:p>
          </table:table-cell>
          <table:table-cell office:value-type="float" office:value="0.750657430568177" calcext:value-type="float">
            <text:p>0.750657430568177</text:p>
          </table:table-cell>
          <table:table-cell office:value-type="float" office:value="0.731160407493651" calcext:value-type="float">
            <text:p>0.731160407493651</text:p>
          </table:table-cell>
          <table:table-cell office:value-type="float" office:value="0.832258572463801" calcext:value-type="float">
            <text:p>0.832258572463801</text:p>
          </table:table-cell>
          <table:table-cell office:value-type="float" office:value="0.9272" calcext:value-type="float">
            <text:p>0.9272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0_4</text:p>
          </table:table-cell>
          <table:table-cell office:value-type="float" office:value="0.784955533027244" calcext:value-type="float">
            <text:p>0.784955533027244</text:p>
          </table:table-cell>
          <table:table-cell office:value-type="float" office:value="0.781675618839203" calcext:value-type="float">
            <text:p>0.781675618839203</text:p>
          </table:table-cell>
          <table:table-cell office:value-type="float" office:value="0.788433143926004" calcext:value-type="float">
            <text:p>0.788433143926004</text:p>
          </table:table-cell>
          <table:table-cell office:value-type="float" office:value="0.819918835899856" calcext:value-type="float">
            <text:p>0.8199188358998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3672233493515" calcext:value-type="float">
            <text:p>0.813672233493515</text:p>
          </table:table-cell>
          <table:table-cell office:value-type="float" office:value="0.797321564170051" calcext:value-type="float">
            <text:p>0.797321564170051</text:p>
          </table:table-cell>
          <table:table-cell office:value-type="float" office:value="0.83756928460677" calcext:value-type="float">
            <text:p>0.83756928460677</text:p>
          </table:table-cell>
          <table:table-cell office:value-type="float" office:value="0.830166895023451" calcext:value-type="float">
            <text:p>0.8301668950234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52030968674106" calcext:value-type="float">
            <text:p>0.752030968674106</text:p>
          </table:table-cell>
          <table:table-cell office:value-type="float" office:value="0.750625984625072" calcext:value-type="float">
            <text:p>0.750625984625072</text:p>
          </table:table-cell>
          <table:table-cell office:value-type="float" office:value="0.759575300540276" calcext:value-type="float">
            <text:p>0.759575300540276</text:p>
          </table:table-cell>
          <table:table-cell office:value-type="float" office:value="0.832172261273552" calcext:value-type="float">
            <text:p>0.832172261273552</text:p>
          </table:table-cell>
          <table:table-cell office:value-type="float" office:value="0.9296" calcext:value-type="float">
            <text:p>0.9296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0_8</text:p>
          </table:table-cell>
          <table:table-cell office:value-type="float" office:value="0.781037891300984" calcext:value-type="float">
            <text:p>0.781037891300984</text:p>
          </table:table-cell>
          <table:table-cell office:value-type="float" office:value="0.777591761104648" calcext:value-type="float">
            <text:p>0.777591761104648</text:p>
          </table:table-cell>
          <table:table-cell office:value-type="float" office:value="0.784671364903645" calcext:value-type="float">
            <text:p>0.784671364903645</text:p>
          </table:table-cell>
          <table:table-cell office:value-type="float" office:value="0.816054181217162" calcext:value-type="float">
            <text:p>0.8160541812171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7861771652112" calcext:value-type="float">
            <text:p>0.807861771652112</text:p>
          </table:table-cell>
          <table:table-cell office:value-type="float" office:value="0.793093907593478" calcext:value-type="float">
            <text:p>0.793093907593478</text:p>
          </table:table-cell>
          <table:table-cell office:value-type="float" office:value="0.828149052997049" calcext:value-type="float">
            <text:p>0.828149052997049</text:p>
          </table:table-cell>
          <table:table-cell office:value-type="float" office:value="0.827958992254649" calcext:value-type="float">
            <text:p>0.827958992254649</text:p>
          </table:table-cell>
          <table:table-cell office:value-type="float" office:value="0.9984" calcext:value-type="float">
            <text:p>0.99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45276137051123" calcext:value-type="float">
            <text:p>0.745276137051123</text:p>
          </table:table-cell>
          <table:table-cell office:value-type="float" office:value="0.739959754155835" calcext:value-type="float">
            <text:p>0.739959754155835</text:p>
          </table:table-cell>
          <table:table-cell office:value-type="float" office:value="0.756547609776038" calcext:value-type="float">
            <text:p>0.756547609776038</text:p>
          </table:table-cell>
          <table:table-cell office:value-type="float" office:value="0.830559660545152" calcext:value-type="float">
            <text:p>0.830559660545152</text:p>
          </table:table-cell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4_0</text:p>
          </table:table-cell>
          <table:table-cell office:value-type="float" office:value="0.787090655926644" calcext:value-type="float">
            <text:p>0.787090655926644</text:p>
          </table:table-cell>
          <table:table-cell office:value-type="float" office:value="0.783505613885004" calcext:value-type="float">
            <text:p>0.783505613885004</text:p>
          </table:table-cell>
          <table:table-cell office:value-type="float" office:value="0.790965135911002" calcext:value-type="float">
            <text:p>0.790965135911002</text:p>
          </table:table-cell>
          <table:table-cell office:value-type="float" office:value="0.818478400037269" calcext:value-type="float">
            <text:p>0.8184784000372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3251715010706" calcext:value-type="float">
            <text:p>0.813251715010706</text:p>
          </table:table-cell>
          <table:table-cell office:value-type="float" office:value="0.795532501918598" calcext:value-type="float">
            <text:p>0.795532501918598</text:p>
          </table:table-cell>
          <table:table-cell office:value-type="float" office:value="0.839232090592838" calcext:value-type="float">
            <text:p>0.839232090592838</text:p>
          </table:table-cell>
          <table:table-cell office:value-type="float" office:value="0.830765023790341" calcext:value-type="float">
            <text:p>0.830765023790341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3778243255603" calcext:value-type="float">
            <text:p>0.73778243255603</text:p>
          </table:table-cell>
          <table:table-cell office:value-type="float" office:value="0.753764494302101" calcext:value-type="float">
            <text:p>0.753764494302101</text:p>
          </table:table-cell>
          <table:table-cell office:value-type="float" office:value="0.728888570996381" calcext:value-type="float">
            <text:p>0.728888570996381</text:p>
          </table:table-cell>
          <table:table-cell office:value-type="float" office:value="0.833027709458408" calcext:value-type="float">
            <text:p>0.833027709458408</text:p>
          </table:table-cell>
          <table:table-cell office:value-type="float" office:value="0.9288" calcext:value-type="float">
            <text:p>0.9288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4_4</text:p>
          </table:table-cell>
          <table:table-cell office:value-type="float" office:value="0.785525295359276" calcext:value-type="float">
            <text:p>0.785525295359276</text:p>
          </table:table-cell>
          <table:table-cell office:value-type="float" office:value="0.782145284005707" calcext:value-type="float">
            <text:p>0.782145284005707</text:p>
          </table:table-cell>
          <table:table-cell office:value-type="float" office:value="0.789141585536297" calcext:value-type="float">
            <text:p>0.789141585536297</text:p>
          </table:table-cell>
          <table:table-cell office:value-type="float" office:value="0.818214977222578" calcext:value-type="float">
            <text:p>0.8182149772225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173898810043" calcext:value-type="float">
            <text:p>0.81173898810043</text:p>
          </table:table-cell>
          <table:table-cell office:value-type="float" office:value="0.795461223088009" calcext:value-type="float">
            <text:p>0.795461223088009</text:p>
          </table:table-cell>
          <table:table-cell office:value-type="float" office:value="0.835457842731032" calcext:value-type="float">
            <text:p>0.835457842731032</text:p>
          </table:table-cell>
          <table:table-cell office:value-type="float" office:value="0.830380910680081" calcext:value-type="float">
            <text:p>0.8303809106800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37896993083841" calcext:value-type="float">
            <text:p>0.737896993083841</text:p>
          </table:table-cell>
          <table:table-cell office:value-type="float" office:value="0.747568225502602" calcext:value-type="float">
            <text:p>0.747568225502602</text:p>
          </table:table-cell>
          <table:table-cell office:value-type="float" office:value="0.734900219069898" calcext:value-type="float">
            <text:p>0.734900219069898</text:p>
          </table:table-cell>
          <table:table-cell office:value-type="float" office:value="0.831409699266161" calcext:value-type="float">
            <text:p>0.831409699266161</text:p>
          </table:table-cell>
          <table:table-cell office:value-type="float" office:value="0.9224" calcext:value-type="float">
            <text:p>0.9224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4_8</text:p>
          </table:table-cell>
          <table:table-cell office:value-type="float" office:value="0.779799068518236" calcext:value-type="float">
            <text:p>0.779799068518236</text:p>
          </table:table-cell>
          <table:table-cell office:value-type="float" office:value="0.776024731421514" calcext:value-type="float">
            <text:p>0.776024731421514</text:p>
          </table:table-cell>
          <table:table-cell office:value-type="float" office:value="0.783761891101945" calcext:value-type="float">
            <text:p>0.783761891101945</text:p>
          </table:table-cell>
          <table:table-cell office:value-type="float" office:value="0.817321018784135" calcext:value-type="float">
            <text:p>0.8173210187841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9195617830964" calcext:value-type="float">
            <text:p>0.809195617830964</text:p>
          </table:table-cell>
          <table:table-cell office:value-type="float" office:value="0.793307243039988" calcext:value-type="float">
            <text:p>0.793307243039988</text:p>
          </table:table-cell>
          <table:table-cell office:value-type="float" office:value="0.832057812737259" calcext:value-type="float">
            <text:p>0.832057812737259</text:p>
          </table:table-cell>
          <table:table-cell office:value-type="float" office:value="0.827598195542045" calcext:value-type="float">
            <text:p>0.827598195542045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34657089105082" calcext:value-type="float">
            <text:p>0.734657089105082</text:p>
          </table:table-cell>
          <table:table-cell office:value-type="float" office:value="0.745376380697586" calcext:value-type="float">
            <text:p>0.745376380697586</text:p>
          </table:table-cell>
          <table:table-cell office:value-type="float" office:value="0.730806279438258" calcext:value-type="float">
            <text:p>0.730806279438258</text:p>
          </table:table-cell>
          <table:table-cell office:value-type="float" office:value="0.831527788300975" calcext:value-type="float">
            <text:p>0.831527788300975</text:p>
          </table:table-cell>
          <table:table-cell office:value-type="float" office:value="0.9216" calcext:value-type="float">
            <text:p>0.921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8_0</text:p>
          </table:table-cell>
          <table:table-cell office:value-type="float" office:value="0.785426929499122" calcext:value-type="float">
            <text:p>0.785426929499122</text:p>
          </table:table-cell>
          <table:table-cell office:value-type="float" office:value="0.782335471699233" calcext:value-type="float">
            <text:p>0.782335471699233</text:p>
          </table:table-cell>
          <table:table-cell office:value-type="float" office:value="0.789017799394771" calcext:value-type="float">
            <text:p>0.789017799394771</text:p>
          </table:table-cell>
          <table:table-cell office:value-type="float" office:value="0.819124541568941" calcext:value-type="float">
            <text:p>0.819124541568941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2232938123744" calcext:value-type="float">
            <text:p>0.812232938123744</text:p>
          </table:table-cell>
          <table:table-cell office:value-type="float" office:value="0.794810043081823" calcext:value-type="float">
            <text:p>0.794810043081823</text:p>
          </table:table-cell>
          <table:table-cell office:value-type="float" office:value="0.838072548861115" calcext:value-type="float">
            <text:p>0.838072548861115</text:p>
          </table:table-cell>
          <table:table-cell office:value-type="float" office:value="0.829559289892527" calcext:value-type="float">
            <text:p>0.829559289892527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40438945079043" calcext:value-type="float">
            <text:p>0.740438945079043</text:p>
          </table:table-cell>
          <table:table-cell office:value-type="float" office:value="0.74984229794928" calcext:value-type="float">
            <text:p>0.74984229794928</text:p>
          </table:table-cell>
          <table:table-cell office:value-type="float" office:value="0.738134459463057" calcext:value-type="float">
            <text:p>0.738134459463057</text:p>
          </table:table-cell>
          <table:table-cell office:value-type="float" office:value="0.833592156596479" calcext:value-type="float">
            <text:p>0.833592156596479</text:p>
          </table:table-cell>
          <table:table-cell office:value-type="float" office:value="0.9248" calcext:value-type="float">
            <text:p>0.9248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8_4</text:p>
          </table:table-cell>
          <table:table-cell office:value-type="float" office:value="0.782711800356474" calcext:value-type="float">
            <text:p>0.782711800356474</text:p>
          </table:table-cell>
          <table:table-cell office:value-type="float" office:value="0.780421529389953" calcext:value-type="float">
            <text:p>0.780421529389953</text:p>
          </table:table-cell>
          <table:table-cell office:value-type="float" office:value="0.785269898468525" calcext:value-type="float">
            <text:p>0.785269898468525</text:p>
          </table:table-cell>
          <table:table-cell office:value-type="float" office:value="0.818105556168796" calcext:value-type="float">
            <text:p>0.818105556168796</text:p>
          </table:table-cell>
          <table:table-cell office:value-type="float" office:value="0.9976" calcext:value-type="float">
            <text:p>0.99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10381848105418" calcext:value-type="float">
            <text:p>0.810381848105418</text:p>
          </table:table-cell>
          <table:table-cell office:value-type="float" office:value="0.79438895643882" calcext:value-type="float">
            <text:p>0.79438895643882</text:p>
          </table:table-cell>
          <table:table-cell office:value-type="float" office:value="0.833517829375314" calcext:value-type="float">
            <text:p>0.833517829375314</text:p>
          </table:table-cell>
          <table:table-cell office:value-type="float" office:value="0.828567808931299" calcext:value-type="float">
            <text:p>0.8285678089312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52150709017867" calcext:value-type="float">
            <text:p>0.752150709017867</text:p>
          </table:table-cell>
          <table:table-cell office:value-type="float" office:value="0.751623459394523" calcext:value-type="float">
            <text:p>0.751623459394523</text:p>
          </table:table-cell>
          <table:table-cell office:value-type="float" office:value="0.758885380219095" calcext:value-type="float">
            <text:p>0.758885380219095</text:p>
          </table:table-cell>
          <table:table-cell office:value-type="float" office:value="0.83246040637725" calcext:value-type="float">
            <text:p>0.832460406377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emniscate_8_8</text:p>
          </table:table-cell>
          <table:table-cell office:value-type="float" office:value="0.777068494871767" calcext:value-type="float">
            <text:p>0.777068494871767</text:p>
          </table:table-cell>
          <table:table-cell office:value-type="float" office:value="0.780131199793157" calcext:value-type="float">
            <text:p>0.780131199793157</text:p>
          </table:table-cell>
          <table:table-cell office:value-type="float" office:value="0.774242909844998" calcext:value-type="float">
            <text:p>0.774242909844998</text:p>
          </table:table-cell>
          <table:table-cell office:value-type="float" office:value="0.81769169386959" calcext:value-type="float">
            <text:p>0.81769169386959</text:p>
          </table:table-cell>
          <table:table-cell office:value-type="float" office:value="0.9968" calcext:value-type="float">
            <text:p>0.99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06874912019486" calcext:value-type="float">
            <text:p>0.806874912019486</text:p>
          </table:table-cell>
          <table:table-cell office:value-type="float" office:value="0.791920133533633" calcext:value-type="float">
            <text:p>0.791920133533633</text:p>
          </table:table-cell>
          <table:table-cell office:value-type="float" office:value="0.827649424725482" calcext:value-type="float">
            <text:p>0.827649424725482</text:p>
          </table:table-cell>
          <table:table-cell office:value-type="float" office:value="0.826836070706955" calcext:value-type="float">
            <text:p>0.826836070706955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23623457678071" calcext:value-type="float">
            <text:p>0.723623457678071</text:p>
          </table:table-cell>
          <table:table-cell office:value-type="float" office:value="0.743673032019055" calcext:value-type="float">
            <text:p>0.743673032019055</text:p>
          </table:table-cell>
          <table:table-cell office:value-type="float" office:value="0.71034140603975" calcext:value-type="float">
            <text:p>0.71034140603975</text:p>
          </table:table-cell>
          <table:table-cell office:value-type="float" office:value="0.831189869684269" calcext:value-type="float">
            <text:p>0.831189869684269</text:p>
          </table:table-cell>
          <table:table-cell office:value-type="float" office:value="0.9104" calcext:value-type="float">
            <text:p>0.9104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0_0</text:p>
          </table:table-cell>
          <table:table-cell office:value-type="float" office:value="0.837862405869121" calcext:value-type="float">
            <text:p>0.837862405869121</text:p>
          </table:table-cell>
          <table:table-cell office:value-type="float" office:value="0.814616998608525" calcext:value-type="float">
            <text:p>0.814616998608525</text:p>
          </table:table-cell>
          <table:table-cell office:value-type="float" office:value="0.875884369561434" calcext:value-type="float">
            <text:p>0.875884369561434</text:p>
          </table:table-cell>
          <table:table-cell office:value-type="float" office:value="0.860618609179178" calcext:value-type="float">
            <text:p>0.860618609179178</text:p>
          </table:table-cell>
          <table:table-cell office:value-type="float" office:value="0.968239564428312" calcext:value-type="float">
            <text:p>0.968239564428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4981972935133" calcext:value-type="float">
            <text:p>0.814981972935133</text:p>
          </table:table-cell>
          <table:table-cell office:value-type="float" office:value="0.786032753116426" calcext:value-type="float">
            <text:p>0.786032753116426</text:p>
          </table:table-cell>
          <table:table-cell office:value-type="float" office:value="0.876279489654659" calcext:value-type="float">
            <text:p>0.876279489654659</text:p>
          </table:table-cell>
          <table:table-cell office:value-type="float" office:value="0.840281045439834" calcext:value-type="float">
            <text:p>0.840281045439834</text:p>
          </table:table-cell>
          <table:table-cell office:value-type="float" office:value="0.966424682395644" calcext:value-type="float">
            <text:p>0.9664246823956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0900741741475" calcext:value-type="float">
            <text:p>0.830900741741475</text:p>
          </table:table-cell>
          <table:table-cell office:value-type="float" office:value="0.817631673899173" calcext:value-type="float">
            <text:p>0.817631673899173</text:p>
          </table:table-cell>
          <table:table-cell office:value-type="float" office:value="0.853860923859268" calcext:value-type="float">
            <text:p>0.853860923859268</text:p>
          </table:table-cell>
          <table:table-cell office:value-type="float" office:value="0.852172369863168" calcext:value-type="float">
            <text:p>0.852172369863168</text:p>
          </table:table-cell>
          <table:table-cell office:value-type="float" office:value="0.977313974591652" calcext:value-type="float">
            <text:p>0.97731397459165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0_4</text:p>
          </table:table-cell>
          <table:table-cell office:value-type="float" office:value="0.834844921458304" calcext:value-type="float">
            <text:p>0.834844921458304</text:p>
          </table:table-cell>
          <table:table-cell office:value-type="float" office:value="0.812243580428473" calcext:value-type="float">
            <text:p>0.812243580428473</text:p>
          </table:table-cell>
          <table:table-cell office:value-type="float" office:value="0.871991201446391" calcext:value-type="float">
            <text:p>0.871991201446391</text:p>
          </table:table-cell>
          <table:table-cell office:value-type="float" office:value="0.85916471789788" calcext:value-type="float">
            <text:p>0.85916471789788</text:p>
          </table:table-cell>
          <table:table-cell office:value-type="float" office:value="0.969147005444646" calcext:value-type="float">
            <text:p>0.9691470054446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7546359016687" calcext:value-type="float">
            <text:p>0.817546359016687</text:p>
          </table:table-cell>
          <table:table-cell office:value-type="float" office:value="0.788649493405928" calcext:value-type="float">
            <text:p>0.788649493405928</text:p>
          </table:table-cell>
          <table:table-cell office:value-type="float" office:value="0.878795619125308" calcext:value-type="float">
            <text:p>0.878795619125308</text:p>
          </table:table-cell>
          <table:table-cell office:value-type="float" office:value="0.839705205671746" calcext:value-type="float">
            <text:p>0.839705205671746</text:p>
          </table:table-cell>
          <table:table-cell office:value-type="float" office:value="0.970961887477314" calcext:value-type="float">
            <text:p>0.9709618874773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0703197427171" calcext:value-type="float">
            <text:p>0.830703197427171</text:p>
          </table:table-cell>
          <table:table-cell office:value-type="float" office:value="0.817426830605227" calcext:value-type="float">
            <text:p>0.817426830605227</text:p>
          </table:table-cell>
          <table:table-cell office:value-type="float" office:value="0.852496728447639" calcext:value-type="float">
            <text:p>0.852496728447639</text:p>
          </table:table-cell>
          <table:table-cell office:value-type="float" office:value="0.85303798376107" calcext:value-type="float">
            <text:p>0.85303798376107</text:p>
          </table:table-cell>
          <table:table-cell office:value-type="float" office:value="0.977313974591652" calcext:value-type="float">
            <text:p>0.97731397459165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0_8</text:p>
          </table:table-cell>
          <table:table-cell office:value-type="float" office:value="0.832445001511552" calcext:value-type="float">
            <text:p>0.832445001511552</text:p>
          </table:table-cell>
          <table:table-cell office:value-type="float" office:value="0.811122164190569" calcext:value-type="float">
            <text:p>0.811122164190569</text:p>
          </table:table-cell>
          <table:table-cell office:value-type="float" office:value="0.866947954498291" calcext:value-type="float">
            <text:p>0.866947954498291</text:p>
          </table:table-cell>
          <table:table-cell office:value-type="float" office:value="0.85489199579054" calcext:value-type="float">
            <text:p>0.85489199579054</text:p>
          </table:table-cell>
          <table:table-cell office:value-type="float" office:value="0.969090909090909" calcext:value-type="float">
            <text:p>0.969090909090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1730588097605" calcext:value-type="float">
            <text:p>0.811730588097605</text:p>
          </table:table-cell>
          <table:table-cell office:value-type="float" office:value="0.785401059807401" calcext:value-type="float">
            <text:p>0.785401059807401</text:p>
          </table:table-cell>
          <table:table-cell office:value-type="float" office:value="0.864396465793302" calcext:value-type="float">
            <text:p>0.864396465793302</text:p>
          </table:table-cell>
          <table:table-cell office:value-type="float" office:value="0.837213514720114" calcext:value-type="float">
            <text:p>0.837213514720114</text:p>
          </table:table-cell>
          <table:table-cell office:value-type="float" office:value="0.969090909090909" calcext:value-type="float">
            <text:p>0.969090909090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2099145430775" calcext:value-type="float">
            <text:p>0.832099145430775</text:p>
          </table:table-cell>
          <table:table-cell office:value-type="float" office:value="0.818787093318503" calcext:value-type="float">
            <text:p>0.818787093318503</text:p>
          </table:table-cell>
          <table:table-cell office:value-type="float" office:value="0.85437301486363" calcext:value-type="float">
            <text:p>0.85437301486363</text:p>
          </table:table-cell>
          <table:table-cell office:value-type="float" office:value="0.85268987030293" calcext:value-type="float">
            <text:p>0.85268987030293</text:p>
          </table:table-cell>
          <table:table-cell office:value-type="float" office:value="0.979090909090909" calcext:value-type="float">
            <text:p>0.979090909090909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4_0</text:p>
          </table:table-cell>
          <table:table-cell office:value-type="float" office:value="0.839307301804119" calcext:value-type="float">
            <text:p>0.839307301804119</text:p>
          </table:table-cell>
          <table:table-cell office:value-type="float" office:value="0.816240171690288" calcext:value-type="float">
            <text:p>0.816240171690288</text:p>
          </table:table-cell>
          <table:table-cell office:value-type="float" office:value="0.8770507795564" calcext:value-type="float">
            <text:p>0.8770507795564</text:p>
          </table:table-cell>
          <table:table-cell office:value-type="float" office:value="0.86352930559797" calcext:value-type="float">
            <text:p>0.86352930559797</text:p>
          </table:table-cell>
          <table:table-cell office:value-type="float" office:value="0.968239564428312" calcext:value-type="float">
            <text:p>0.968239564428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2895590921117" calcext:value-type="float">
            <text:p>0.812895590921117</text:p>
          </table:table-cell>
          <table:table-cell office:value-type="float" office:value="0.784013495296352" calcext:value-type="float">
            <text:p>0.784013495296352</text:p>
          </table:table-cell>
          <table:table-cell office:value-type="float" office:value="0.870878917610874" calcext:value-type="float">
            <text:p>0.870878917610874</text:p>
          </table:table-cell>
          <table:table-cell office:value-type="float" office:value="0.840460540366715" calcext:value-type="float">
            <text:p>0.840460540366715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2321211729509" calcext:value-type="float">
            <text:p>0.832321211729509</text:p>
          </table:table-cell>
          <table:table-cell office:value-type="float" office:value="0.820049992933266" calcext:value-type="float">
            <text:p>0.820049992933266</text:p>
          </table:table-cell>
          <table:table-cell office:value-type="float" office:value="0.853102683213398" calcext:value-type="float">
            <text:p>0.853102683213398</text:p>
          </table:table-cell>
          <table:table-cell office:value-type="float" office:value="0.855191674938039" calcext:value-type="float">
            <text:p>0.855191674938039</text:p>
          </table:table-cell>
          <table:table-cell office:value-type="float" office:value="0.976406533575318" calcext:value-type="float">
            <text:p>0.97640653357531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4_4</text:p>
          </table:table-cell>
          <table:table-cell office:value-type="float" office:value="0.840054255429052" calcext:value-type="float">
            <text:p>0.840054255429052</text:p>
          </table:table-cell>
          <table:table-cell office:value-type="float" office:value="0.81709540977052" calcext:value-type="float">
            <text:p>0.81709540977052</text:p>
          </table:table-cell>
          <table:table-cell office:value-type="float" office:value="0.878325730435878" calcext:value-type="float">
            <text:p>0.878325730435878</text:p>
          </table:table-cell>
          <table:table-cell office:value-type="float" office:value="0.862469890330013" calcext:value-type="float">
            <text:p>0.862469890330013</text:p>
          </table:table-cell>
          <table:table-cell office:value-type="float" office:value="0.969118982742961" calcext:value-type="float">
            <text:p>0.9691189827429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4068906279672" calcext:value-type="float">
            <text:p>0.814068906279672</text:p>
          </table:table-cell>
          <table:table-cell office:value-type="float" office:value="0.786051339335406" calcext:value-type="float">
            <text:p>0.786051339335406</text:p>
          </table:table-cell>
          <table:table-cell office:value-type="float" office:value="0.871067622058916" calcext:value-type="float">
            <text:p>0.871067622058916</text:p>
          </table:table-cell>
          <table:table-cell office:value-type="float" office:value="0.839117502027956" calcext:value-type="float">
            <text:p>0.839117502027956</text:p>
          </table:table-cell>
          <table:table-cell office:value-type="float" office:value="0.970935513169846" calcext:value-type="float">
            <text:p>0.9709355131698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0888992903302" calcext:value-type="float">
            <text:p>0.830888992903302</text:p>
          </table:table-cell>
          <table:table-cell office:value-type="float" office:value="0.81814235134204" calcext:value-type="float">
            <text:p>0.81814235134204</text:p>
          </table:table-cell>
          <table:table-cell office:value-type="float" office:value="0.852356302871079" calcext:value-type="float">
            <text:p>0.852356302871079</text:p>
          </table:table-cell>
          <table:table-cell office:value-type="float" office:value="0.855390755237033" calcext:value-type="float">
            <text:p>0.855390755237033</text:p>
          </table:table-cell>
          <table:table-cell office:value-type="float" office:value="0.975476839237057" calcext:value-type="float">
            <text:p>0.97547683923705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4_8</text:p>
          </table:table-cell>
          <table:table-cell office:value-type="float" office:value="0.835671738132892" calcext:value-type="float">
            <text:p>0.835671738132892</text:p>
          </table:table-cell>
          <table:table-cell office:value-type="float" office:value="0.813201672892838" calcext:value-type="float">
            <text:p>0.813201672892838</text:p>
          </table:table-cell>
          <table:table-cell office:value-type="float" office:value="0.871772288470691" calcext:value-type="float">
            <text:p>0.871772288470691</text:p>
          </table:table-cell>
          <table:table-cell office:value-type="float" office:value="0.859763884833622" calcext:value-type="float">
            <text:p>0.859763884833622</text:p>
          </table:table-cell>
          <table:table-cell office:value-type="float" office:value="0.969147005444646" calcext:value-type="float">
            <text:p>0.9691470054446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8115633528137" calcext:value-type="float">
            <text:p>0.808115633528137</text:p>
          </table:table-cell>
          <table:table-cell office:value-type="float" office:value="0.781446839097497" calcext:value-type="float">
            <text:p>0.781446839097497</text:p>
          </table:table-cell>
          <table:table-cell office:value-type="float" office:value="0.858275872564529" calcext:value-type="float">
            <text:p>0.858275872564529</text:p>
          </table:table-cell>
          <table:table-cell office:value-type="float" office:value="0.839213418318259" calcext:value-type="float">
            <text:p>0.839213418318259</text:p>
          </table:table-cell>
          <table:table-cell office:value-type="float" office:value="0.963702359346642" calcext:value-type="float">
            <text:p>0.9637023593466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25408695775849" calcext:value-type="float">
            <text:p>0.825408695775849</text:p>
          </table:table-cell>
          <table:table-cell office:value-type="float" office:value="0.819598986425948" calcext:value-type="float">
            <text:p>0.819598986425948</text:p>
          </table:table-cell>
          <table:table-cell office:value-type="float" office:value="0.838153381582158" calcext:value-type="float">
            <text:p>0.838153381582158</text:p>
          </table:table-cell>
          <table:table-cell office:value-type="float" office:value="0.855501511076327" calcext:value-type="float">
            <text:p>0.855501511076327</text:p>
          </table:table-cell>
          <table:table-cell office:value-type="float" office:value="0.978221415607985" calcext:value-type="float">
            <text:p>0.978221415607985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8_0</text:p>
          </table:table-cell>
          <table:table-cell office:value-type="float" office:value="0.840470705555327" calcext:value-type="float">
            <text:p>0.840470705555327</text:p>
          </table:table-cell>
          <table:table-cell office:value-type="float" office:value="0.819973470019831" calcext:value-type="float">
            <text:p>0.819973470019831</text:p>
          </table:table-cell>
          <table:table-cell office:value-type="float" office:value="0.874385941376182" calcext:value-type="float">
            <text:p>0.874385941376182</text:p>
          </table:table-cell>
          <table:table-cell office:value-type="float" office:value="0.863314942923691" calcext:value-type="float">
            <text:p>0.863314942923691</text:p>
          </table:table-cell>
          <table:table-cell office:value-type="float" office:value="0.968239564428312" calcext:value-type="float">
            <text:p>0.968239564428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3791848722032" calcext:value-type="float">
            <text:p>0.813791848722032</text:p>
          </table:table-cell>
          <table:table-cell office:value-type="float" office:value="0.785001756372809" calcext:value-type="float">
            <text:p>0.785001756372809</text:p>
          </table:table-cell>
          <table:table-cell office:value-type="float" office:value="0.870571575134797" calcext:value-type="float">
            <text:p>0.870571575134797</text:p>
          </table:table-cell>
          <table:table-cell office:value-type="float" office:value="0.837917421231563" calcext:value-type="float">
            <text:p>0.837917421231563</text:p>
          </table:table-cell>
          <table:table-cell office:value-type="float" office:value="0.97005444646098" calcext:value-type="float">
            <text:p>0.970054446460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2571378128465" calcext:value-type="float">
            <text:p>0.832571378128465</text:p>
          </table:table-cell>
          <table:table-cell office:value-type="float" office:value="0.820403862370737" calcext:value-type="float">
            <text:p>0.820403862370737</text:p>
          </table:table-cell>
          <table:table-cell office:value-type="float" office:value="0.852602969398186" calcext:value-type="float">
            <text:p>0.852602969398186</text:p>
          </table:table-cell>
          <table:table-cell office:value-type="float" office:value="0.855518765822574" calcext:value-type="float">
            <text:p>0.855518765822574</text:p>
          </table:table-cell>
          <table:table-cell office:value-type="float" office:value="0.977313974591652" calcext:value-type="float">
            <text:p>0.97731397459165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8_4</text:p>
          </table:table-cell>
          <table:table-cell office:value-type="float" office:value="0.839594659588615" calcext:value-type="float">
            <text:p>0.839594659588615</text:p>
          </table:table-cell>
          <table:table-cell office:value-type="float" office:value="0.817898249418374" calcext:value-type="float">
            <text:p>0.817898249418374</text:p>
          </table:table-cell>
          <table:table-cell office:value-type="float" office:value="0.874789741606801" calcext:value-type="float">
            <text:p>0.874789741606801</text:p>
          </table:table-cell>
          <table:table-cell office:value-type="float" office:value="0.86363722359511" calcext:value-type="float">
            <text:p>0.86363722359511</text:p>
          </table:table-cell>
          <table:table-cell office:value-type="float" office:value="0.970935513169846" calcext:value-type="float">
            <text:p>0.9709355131698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14602094258942" calcext:value-type="float">
            <text:p>0.814602094258942</text:p>
          </table:table-cell>
          <table:table-cell office:value-type="float" office:value="0.786041599235164" calcext:value-type="float">
            <text:p>0.786041599235164</text:p>
          </table:table-cell>
          <table:table-cell office:value-type="float" office:value="0.87054356749107" calcext:value-type="float">
            <text:p>0.87054356749107</text:p>
          </table:table-cell>
          <table:table-cell office:value-type="float" office:value="0.838706016418809" calcext:value-type="float">
            <text:p>0.838706016418809</text:p>
          </table:table-cell>
          <table:table-cell office:value-type="float" office:value="0.970027247956403" calcext:value-type="float">
            <text:p>0.9700272479564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1583026431958" calcext:value-type="float">
            <text:p>0.831583026431958</text:p>
          </table:table-cell>
          <table:table-cell office:value-type="float" office:value="0.819224244955468" calcext:value-type="float">
            <text:p>0.819224244955468</text:p>
          </table:table-cell>
          <table:table-cell office:value-type="float" office:value="0.852027126784609" calcext:value-type="float">
            <text:p>0.852027126784609</text:p>
          </table:table-cell>
          <table:table-cell office:value-type="float" office:value="0.855785275589115" calcext:value-type="float">
            <text:p>0.855785275589115</text:p>
          </table:table-cell>
          <table:table-cell office:value-type="float" office:value="0.976385104450499" calcext:value-type="float">
            <text:p>0.976385104450499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linear_8_8</text:p>
          </table:table-cell>
          <table:table-cell office:value-type="float" office:value="0.833107171261613" calcext:value-type="float">
            <text:p>0.833107171261613</text:p>
          </table:table-cell>
          <table:table-cell office:value-type="float" office:value="0.812585509243019" calcext:value-type="float">
            <text:p>0.812585509243019</text:p>
          </table:table-cell>
          <table:table-cell office:value-type="float" office:value="0.866172820776935" calcext:value-type="float">
            <text:p>0.866172820776935</text:p>
          </table:table-cell>
          <table:table-cell office:value-type="float" office:value="0.859422911856182" calcext:value-type="float">
            <text:p>0.859422911856182</text:p>
          </table:table-cell>
          <table:table-cell office:value-type="float" office:value="0.968239564428312" calcext:value-type="float">
            <text:p>0.968239564428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8351238702202" calcext:value-type="float">
            <text:p>0.808351238702202</text:p>
          </table:table-cell>
          <table:table-cell office:value-type="float" office:value="0.782740486608579" calcext:value-type="float">
            <text:p>0.782740486608579</text:p>
          </table:table-cell>
          <table:table-cell office:value-type="float" office:value="0.853789234824127" calcext:value-type="float">
            <text:p>0.853789234824127</text:p>
          </table:table-cell>
          <table:table-cell office:value-type="float" office:value="0.836142176129375" calcext:value-type="float">
            <text:p>0.836142176129375</text:p>
          </table:table-cell>
          <table:table-cell office:value-type="float" office:value="0.968239564428312" calcext:value-type="float">
            <text:p>0.968239564428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30587843851795" calcext:value-type="float">
            <text:p>0.830587843851795</text:p>
          </table:table-cell>
          <table:table-cell office:value-type="float" office:value="0.817619275599028" calcext:value-type="float">
            <text:p>0.817619275599028</text:p>
          </table:table-cell>
          <table:table-cell office:value-type="float" office:value="0.851592148778943" calcext:value-type="float">
            <text:p>0.851592148778943</text:p>
          </table:table-cell>
          <table:table-cell office:value-type="float" office:value="0.854945819708132" calcext:value-type="float">
            <text:p>0.854945819708132</text:p>
          </table:table-cell>
          <table:table-cell office:value-type="float" office:value="0.975499092558984" calcext:value-type="float">
            <text:p>0.97549909255898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0_0</text:p>
          </table:table-cell>
          <table:table-cell office:value-type="float" office:value="0.790764312726803" calcext:value-type="float">
            <text:p>0.790764312726803</text:p>
          </table:table-cell>
          <table:table-cell office:value-type="float" office:value="0.804263255943132" calcext:value-type="float">
            <text:p>0.804263255943132</text:p>
          </table:table-cell>
          <table:table-cell office:value-type="float" office:value="0.783264222551825" calcext:value-type="float">
            <text:p>0.783264222551825</text:p>
          </table:table-cell>
          <table:table-cell office:value-type="float" office:value="0.831510116537678" calcext:value-type="float">
            <text:p>0.831510116537678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9797712392149" calcext:value-type="float">
            <text:p>0.809797712392149</text:p>
          </table:table-cell>
          <table:table-cell office:value-type="float" office:value="0.788110404507851" calcext:value-type="float">
            <text:p>0.788110404507851</text:p>
          </table:table-cell>
          <table:table-cell office:value-type="float" office:value="0.842072796168521" calcext:value-type="float">
            <text:p>0.842072796168521</text:p>
          </table:table-cell>
          <table:table-cell office:value-type="float" office:value="0.82736231156366" calcext:value-type="float">
            <text:p>0.82736231156366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8551257168444" calcext:value-type="float">
            <text:p>0.778551257168444</text:p>
          </table:table-cell>
          <table:table-cell office:value-type="float" office:value="0.762850584568274" calcext:value-type="float">
            <text:p>0.762850584568274</text:p>
          </table:table-cell>
          <table:table-cell office:value-type="float" office:value="0.798332913249987" calcext:value-type="float">
            <text:p>0.798332913249987</text:p>
          </table:table-cell>
          <table:table-cell office:value-type="float" office:value="0.839268450446908" calcext:value-type="float">
            <text:p>0.839268450446908</text:p>
          </table:table-cell>
          <table:table-cell office:value-type="float" office:value="0.9328" calcext:value-type="float">
            <text:p>0.932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0_4</text:p>
          </table:table-cell>
          <table:table-cell office:value-type="float" office:value="0.811148500259568" calcext:value-type="float">
            <text:p>0.811148500259568</text:p>
          </table:table-cell>
          <table:table-cell office:value-type="float" office:value="0.799456332618943" calcext:value-type="float">
            <text:p>0.799456332618943</text:p>
          </table:table-cell>
          <table:table-cell office:value-type="float" office:value="0.828859874039442" calcext:value-type="float">
            <text:p>0.828859874039442</text:p>
          </table:table-cell>
          <table:table-cell office:value-type="float" office:value="0.82650986293689" calcext:value-type="float">
            <text:p>0.826509862936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9222914432795" calcext:value-type="float">
            <text:p>0.809222914432795</text:p>
          </table:table-cell>
          <table:table-cell office:value-type="float" office:value="0.788994007263141" calcext:value-type="float">
            <text:p>0.788994007263141</text:p>
          </table:table-cell>
          <table:table-cell office:value-type="float" office:value="0.839117019675103" calcext:value-type="float">
            <text:p>0.839117019675103</text:p>
          </table:table-cell>
          <table:table-cell office:value-type="float" office:value="0.827406086134965" calcext:value-type="float">
            <text:p>0.827406086134965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7447685382823" calcext:value-type="float">
            <text:p>0.777447685382823</text:p>
          </table:table-cell>
          <table:table-cell office:value-type="float" office:value="0.762223956130035" calcext:value-type="float">
            <text:p>0.762223956130035</text:p>
          </table:table-cell>
          <table:table-cell office:value-type="float" office:value="0.796926199417381" calcext:value-type="float">
            <text:p>0.796926199417381</text:p>
          </table:table-cell>
          <table:table-cell office:value-type="float" office:value="0.83661867424319" calcext:value-type="float">
            <text:p>0.83661867424319</text:p>
          </table:table-cell>
          <table:table-cell office:value-type="float" office:value="0.9376" calcext:value-type="float">
            <text:p>0.9376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0_8</text:p>
          </table:table-cell>
          <table:table-cell office:value-type="float" office:value="0.808353534639759" calcext:value-type="float">
            <text:p>0.808353534639759</text:p>
          </table:table-cell>
          <table:table-cell office:value-type="float" office:value="0.797636361192363" calcext:value-type="float">
            <text:p>0.797636361192363</text:p>
          </table:table-cell>
          <table:table-cell office:value-type="float" office:value="0.823848386023451" calcext:value-type="float">
            <text:p>0.823848386023451</text:p>
          </table:table-cell>
          <table:table-cell office:value-type="float" office:value="0.825565769934663" calcext:value-type="float">
            <text:p>0.8255657699346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5667244889799" calcext:value-type="float">
            <text:p>0.805667244889799</text:p>
          </table:table-cell>
          <table:table-cell office:value-type="float" office:value="0.786760025868358" calcext:value-type="float">
            <text:p>0.786760025868358</text:p>
          </table:table-cell>
          <table:table-cell office:value-type="float" office:value="0.833233919797105" calcext:value-type="float">
            <text:p>0.833233919797105</text:p>
          </table:table-cell>
          <table:table-cell office:value-type="float" office:value="0.825656180956751" calcext:value-type="float">
            <text:p>0.825656180956751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4729418589766" calcext:value-type="float">
            <text:p>0.774729418589766</text:p>
          </table:table-cell>
          <table:table-cell office:value-type="float" office:value="0.75912251357664" calcext:value-type="float">
            <text:p>0.75912251357664</text:p>
          </table:table-cell>
          <table:table-cell office:value-type="float" office:value="0.794885860259188" calcext:value-type="float">
            <text:p>0.794885860259188</text:p>
          </table:table-cell>
          <table:table-cell office:value-type="float" office:value="0.836239042613567" calcext:value-type="float">
            <text:p>0.836239042613567</text:p>
          </table:table-cell>
          <table:table-cell office:value-type="float" office:value="0.9352" calcext:value-type="float">
            <text:p>0.935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4_0</text:p>
          </table:table-cell>
          <table:table-cell office:value-type="float" office:value="0.816817337387494" calcext:value-type="float">
            <text:p>0.816817337387494</text:p>
          </table:table-cell>
          <table:table-cell office:value-type="float" office:value="0.806175877224227" calcext:value-type="float">
            <text:p>0.806175877224227</text:p>
          </table:table-cell>
          <table:table-cell office:value-type="float" office:value="0.832245177244866" calcext:value-type="float">
            <text:p>0.832245177244866</text:p>
          </table:table-cell>
          <table:table-cell office:value-type="float" office:value="0.832982830331829" calcext:value-type="float">
            <text:p>0.8329828303318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8327765061943" calcext:value-type="float">
            <text:p>0.808327765061943</text:p>
          </table:table-cell>
          <table:table-cell office:value-type="float" office:value="0.786530874469177" calcext:value-type="float">
            <text:p>0.786530874469177</text:p>
          </table:table-cell>
          <table:table-cell office:value-type="float" office:value="0.840564485759384" calcext:value-type="float">
            <text:p>0.840564485759384</text:p>
          </table:table-cell>
          <table:table-cell office:value-type="float" office:value="0.826737704355934" calcext:value-type="float">
            <text:p>0.826737704355934</text:p>
          </table:table-cell>
          <table:table-cell office:value-type="float" office:value="0.9968" calcext:value-type="float">
            <text:p>0.9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81731402942285" calcext:value-type="float">
            <text:p>0.781731402942285</text:p>
          </table:table-cell>
          <table:table-cell office:value-type="float" office:value="0.766629939161975" calcext:value-type="float">
            <text:p>0.766629939161975</text:p>
          </table:table-cell>
          <table:table-cell office:value-type="float" office:value="0.801204753975084" calcext:value-type="float">
            <text:p>0.801204753975084</text:p>
          </table:table-cell>
          <table:table-cell office:value-type="float" office:value="0.839707223899753" calcext:value-type="float">
            <text:p>0.839707223899753</text:p>
          </table:table-cell>
          <table:table-cell office:value-type="float" office:value="0.9376" calcext:value-type="float">
            <text:p>0.9376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4_4</text:p>
          </table:table-cell>
          <table:table-cell office:value-type="float" office:value="0.813573933207918" calcext:value-type="float">
            <text:p>0.813573933207918</text:p>
          </table:table-cell>
          <table:table-cell office:value-type="float" office:value="0.801789370993244" calcext:value-type="float">
            <text:p>0.801789370993244</text:p>
          </table:table-cell>
          <table:table-cell office:value-type="float" office:value="0.831682144412567" calcext:value-type="float">
            <text:p>0.831682144412567</text:p>
          </table:table-cell>
          <table:table-cell office:value-type="float" office:value="0.828418629322128" calcext:value-type="float">
            <text:p>0.828418629322128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10342613618104" calcext:value-type="float">
            <text:p>0.810342613618104</text:p>
          </table:table-cell>
          <table:table-cell office:value-type="float" office:value="0.789998375779035" calcext:value-type="float">
            <text:p>0.789998375779035</text:p>
          </table:table-cell>
          <table:table-cell office:value-type="float" office:value="0.840113992965926" calcext:value-type="float">
            <text:p>0.840113992965926</text:p>
          </table:table-cell>
          <table:table-cell office:value-type="float" office:value="0.827072984989227" calcext:value-type="float">
            <text:p>0.827072984989227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5545645002734" calcext:value-type="float">
            <text:p>0.785545645002734</text:p>
          </table:table-cell>
          <table:table-cell office:value-type="float" office:value="0.770268632918057" calcext:value-type="float">
            <text:p>0.770268632918057</text:p>
          </table:table-cell>
          <table:table-cell office:value-type="float" office:value="0.806162562605843" calcext:value-type="float">
            <text:p>0.806162562605843</text:p>
          </table:table-cell>
          <table:table-cell office:value-type="float" office:value="0.837257181300198" calcext:value-type="float">
            <text:p>0.837257181300198</text:p>
          </table:table-cell>
          <table:table-cell office:value-type="float" office:value="0.9464" calcext:value-type="float">
            <text:p>0.946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4_8</text:p>
          </table:table-cell>
          <table:table-cell office:value-type="float" office:value="0.809777064277704" calcext:value-type="float">
            <text:p>0.809777064277704</text:p>
          </table:table-cell>
          <table:table-cell office:value-type="float" office:value="0.799511764547103" calcext:value-type="float">
            <text:p>0.799511764547103</text:p>
          </table:table-cell>
          <table:table-cell office:value-type="float" office:value="0.824776001763706" calcext:value-type="float">
            <text:p>0.824776001763706</text:p>
          </table:table-cell>
          <table:table-cell office:value-type="float" office:value="0.827717108581766" calcext:value-type="float">
            <text:p>0.8277171085817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4646056734577" calcext:value-type="float">
            <text:p>0.804646056734577</text:p>
          </table:table-cell>
          <table:table-cell office:value-type="float" office:value="0.785587443953244" calcext:value-type="float">
            <text:p>0.785587443953244</text:p>
          </table:table-cell>
          <table:table-cell office:value-type="float" office:value="0.832901079163794" calcext:value-type="float">
            <text:p>0.832901079163794</text:p>
          </table:table-cell>
          <table:table-cell office:value-type="float" office:value="0.82501249569944" calcext:value-type="float">
            <text:p>0.82501249569944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4184126346264" calcext:value-type="float">
            <text:p>0.774184126346264</text:p>
          </table:table-cell>
          <table:table-cell office:value-type="float" office:value="0.757958862413808" calcext:value-type="float">
            <text:p>0.757958862413808</text:p>
          </table:table-cell>
          <table:table-cell office:value-type="float" office:value="0.795099725905037" calcext:value-type="float">
            <text:p>0.795099725905037</text:p>
          </table:table-cell>
          <table:table-cell office:value-type="float" office:value="0.835639225664388" calcext:value-type="float">
            <text:p>0.835639225664388</text:p>
          </table:table-cell>
          <table:table-cell office:value-type="float" office:value="0.9352" calcext:value-type="float">
            <text:p>0.935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8_0</text:p>
          </table:table-cell>
          <table:table-cell office:value-type="float" office:value="0.818285471203671" calcext:value-type="float">
            <text:p>0.818285471203671</text:p>
          </table:table-cell>
          <table:table-cell office:value-type="float" office:value="0.807465680292226" calcext:value-type="float">
            <text:p>0.807465680292226</text:p>
          </table:table-cell>
          <table:table-cell office:value-type="float" office:value="0.834232694652147" calcext:value-type="float">
            <text:p>0.834232694652147</text:p>
          </table:table-cell>
          <table:table-cell office:value-type="float" office:value="0.830148377027933" calcext:value-type="float">
            <text:p>0.8301483770279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7680047722886" calcext:value-type="float">
            <text:p>0.807680047722886</text:p>
          </table:table-cell>
          <table:table-cell office:value-type="float" office:value="0.78569651888515" calcext:value-type="float">
            <text:p>0.78569651888515</text:p>
          </table:table-cell>
          <table:table-cell office:value-type="float" office:value="0.841119052954474" calcext:value-type="float">
            <text:p>0.841119052954474</text:p>
          </table:table-cell>
          <table:table-cell office:value-type="float" office:value="0.825054008159921" calcext:value-type="float">
            <text:p>0.825054008159921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6725372894918" calcext:value-type="float">
            <text:p>0.776725372894918</text:p>
          </table:table-cell>
          <table:table-cell office:value-type="float" office:value="0.767698946592951" calcext:value-type="float">
            <text:p>0.767698946592951</text:p>
          </table:table-cell>
          <table:table-cell office:value-type="float" office:value="0.78998736460053" calcext:value-type="float">
            <text:p>0.78998736460053</text:p>
          </table:table-cell>
          <table:table-cell office:value-type="float" office:value="0.839123853829481" calcext:value-type="float">
            <text:p>0.839123853829481</text:p>
          </table:table-cell>
          <table:table-cell office:value-type="float" office:value="0.936" calcext:value-type="float">
            <text:p>0.93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8_4</text:p>
          </table:table-cell>
          <table:table-cell office:value-type="float" office:value="0.814089748042444" calcext:value-type="float">
            <text:p>0.814089748042444</text:p>
          </table:table-cell>
          <table:table-cell office:value-type="float" office:value="0.804200970663242" calcext:value-type="float">
            <text:p>0.804200970663242</text:p>
          </table:table-cell>
          <table:table-cell office:value-type="float" office:value="0.827992106572246" calcext:value-type="float">
            <text:p>0.827992106572246</text:p>
          </table:table-cell>
          <table:table-cell office:value-type="float" office:value="0.828159502061181" calcext:value-type="float">
            <text:p>0.8281595020611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6843435209917" calcext:value-type="float">
            <text:p>0.806843435209917</text:p>
          </table:table-cell>
          <table:table-cell office:value-type="float" office:value="0.787388157407545" calcext:value-type="float">
            <text:p>0.787388157407545</text:p>
          </table:table-cell>
          <table:table-cell office:value-type="float" office:value="0.835467754847159" calcext:value-type="float">
            <text:p>0.835467754847159</text:p>
          </table:table-cell>
          <table:table-cell office:value-type="float" office:value="0.826087004620569" calcext:value-type="float">
            <text:p>0.826087004620569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0191371018746" calcext:value-type="float">
            <text:p>0.780191371018746</text:p>
          </table:table-cell>
          <table:table-cell office:value-type="float" office:value="0.764490375145087" calcext:value-type="float">
            <text:p>0.764490375145087</text:p>
          </table:table-cell>
          <table:table-cell office:value-type="float" office:value="0.800898260773612" calcext:value-type="float">
            <text:p>0.800898260773612</text:p>
          </table:table-cell>
          <table:table-cell office:value-type="float" office:value="0.836598645683548" calcext:value-type="float">
            <text:p>0.836598645683548</text:p>
          </table:table-cell>
          <table:table-cell office:value-type="float" office:value="0.9408" calcext:value-type="float">
            <text:p>0.940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sinusoidal_8_8</text:p>
          </table:table-cell>
          <table:table-cell office:value-type="float" office:value="0.785315113622596" calcext:value-type="float">
            <text:p>0.785315113622596</text:p>
          </table:table-cell>
          <table:table-cell office:value-type="float" office:value="0.798437950926764" calcext:value-type="float">
            <text:p>0.798437950926764</text:p>
          </table:table-cell>
          <table:table-cell office:value-type="float" office:value="0.777662511668458" calcext:value-type="float">
            <text:p>0.777662511668458</text:p>
          </table:table-cell>
          <table:table-cell office:value-type="float" office:value="0.825992662211326" calcext:value-type="float">
            <text:p>0.825992662211326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4853682600388" calcext:value-type="float">
            <text:p>0.804853682600388</text:p>
          </table:table-cell>
          <table:table-cell office:value-type="float" office:value="0.786397041322298" calcext:value-type="float">
            <text:p>0.786397041322298</text:p>
          </table:table-cell>
          <table:table-cell office:value-type="float" office:value="0.831804019586323" calcext:value-type="float">
            <text:p>0.831804019586323</text:p>
          </table:table-cell>
          <table:table-cell office:value-type="float" office:value="0.824329483161382" calcext:value-type="float">
            <text:p>0.824329483161382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4305653091636" calcext:value-type="float">
            <text:p>0.774305653091636</text:p>
          </table:table-cell>
          <table:table-cell office:value-type="float" office:value="0.758965427463464" calcext:value-type="float">
            <text:p>0.758965427463464</text:p>
          </table:table-cell>
          <table:table-cell office:value-type="float" office:value="0.794202769293446" calcext:value-type="float">
            <text:p>0.794202769293446</text:p>
          </table:table-cell>
          <table:table-cell office:value-type="float" office:value="0.834658193626354" calcext:value-type="float">
            <text:p>0.834658193626354</text:p>
          </table:table-cell>
          <table:table-cell office:value-type="float" office:value="0.9392" calcext:value-type="float">
            <text:p>0.939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0_0</text:p>
          </table:table-cell>
          <table:table-cell office:value-type="float" office:value="0.790302918402186" calcext:value-type="float">
            <text:p>0.790302918402186</text:p>
          </table:table-cell>
          <table:table-cell office:value-type="float" office:value="0.786520085004423" calcext:value-type="float">
            <text:p>0.786520085004423</text:p>
          </table:table-cell>
          <table:table-cell office:value-type="float" office:value="0.794677433105673" calcext:value-type="float">
            <text:p>0.794677433105673</text:p>
          </table:table-cell>
          <table:table-cell office:value-type="float" office:value="0.828238757310499" calcext:value-type="float">
            <text:p>0.828238757310499</text:p>
          </table:table-cell>
          <table:table-cell office:value-type="float" office:value="0.9784" calcext:value-type="float">
            <text:p>0.97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02224819020532" calcext:value-type="float">
            <text:p>0.802224819020532</text:p>
          </table:table-cell>
          <table:table-cell office:value-type="float" office:value="0.784996226814303" calcext:value-type="float">
            <text:p>0.784996226814303</text:p>
          </table:table-cell>
          <table:table-cell office:value-type="float" office:value="0.827757870886513" calcext:value-type="float">
            <text:p>0.827757870886513</text:p>
          </table:table-cell>
          <table:table-cell office:value-type="float" office:value="0.826213036080501" calcext:value-type="float">
            <text:p>0.8262130360805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2877670588133" calcext:value-type="float">
            <text:p>0.782877670588133</text:p>
          </table:table-cell>
          <table:table-cell office:value-type="float" office:value="0.769459916269457" calcext:value-type="float">
            <text:p>0.769459916269457</text:p>
          </table:table-cell>
          <table:table-cell office:value-type="float" office:value="0.801080570809695" calcext:value-type="float">
            <text:p>0.801080570809695</text:p>
          </table:table-cell>
          <table:table-cell office:value-type="float" office:value="0.83680392930246" calcext:value-type="float">
            <text:p>0.83680392930246</text:p>
          </table:table-cell>
          <table:table-cell office:value-type="float" office:value="0.944" calcext:value-type="float">
            <text:p>0.94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0_4</text:p>
          </table:table-cell>
          <table:table-cell office:value-type="float" office:value="0.796438127993644" calcext:value-type="float">
            <text:p>0.796438127993644</text:p>
          </table:table-cell>
          <table:table-cell office:value-type="float" office:value="0.792148051281266" calcext:value-type="float">
            <text:p>0.792148051281266</text:p>
          </table:table-cell>
          <table:table-cell office:value-type="float" office:value="0.801170062996957" calcext:value-type="float">
            <text:p>0.801170062996957</text:p>
          </table:table-cell>
          <table:table-cell office:value-type="float" office:value="0.826941938547174" calcext:value-type="float">
            <text:p>0.826941938547174</text:p>
          </table:table-cell>
          <table:table-cell office:value-type="float" office:value="0.9912" calcext:value-type="float">
            <text:p>0.99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1028669979003" calcext:value-type="float">
            <text:p>0.801028669979003</text:p>
          </table:table-cell>
          <table:table-cell office:value-type="float" office:value="0.784128261490346" calcext:value-type="float">
            <text:p>0.784128261490346</text:p>
          </table:table-cell>
          <table:table-cell office:value-type="float" office:value="0.826505716044122" calcext:value-type="float">
            <text:p>0.826505716044122</text:p>
          </table:table-cell>
          <table:table-cell office:value-type="float" office:value="0.824776049173842" calcext:value-type="float">
            <text:p>0.8247760491738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0152561184489" calcext:value-type="float">
            <text:p>0.780152561184489</text:p>
          </table:table-cell>
          <table:table-cell office:value-type="float" office:value="0.766502475065318" calcext:value-type="float">
            <text:p>0.766502475065318</text:p>
          </table:table-cell>
          <table:table-cell office:value-type="float" office:value="0.798592620201571" calcext:value-type="float">
            <text:p>0.798592620201571</text:p>
          </table:table-cell>
          <table:table-cell office:value-type="float" office:value="0.836084218366606" calcext:value-type="float">
            <text:p>0.836084218366606</text:p>
          </table:table-cell>
          <table:table-cell office:value-type="float" office:value="0.9432" calcext:value-type="float">
            <text:p>0.943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0_8</text:p>
          </table:table-cell>
          <table:table-cell office:value-type="float" office:value="0.785610879318242" calcext:value-type="float">
            <text:p>0.785610879318242</text:p>
          </table:table-cell>
          <table:table-cell office:value-type="float" office:value="0.781564957106342" calcext:value-type="float">
            <text:p>0.781564957106342</text:p>
          </table:table-cell>
          <table:table-cell office:value-type="float" office:value="0.789973342254727" calcext:value-type="float">
            <text:p>0.789973342254727</text:p>
          </table:table-cell>
          <table:table-cell office:value-type="float" office:value="0.827415575824706" calcext:value-type="float">
            <text:p>0.827415575824706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97165854186491" calcext:value-type="float">
            <text:p>0.797165854186491</text:p>
          </table:table-cell>
          <table:table-cell office:value-type="float" office:value="0.781822696952203" calcext:value-type="float">
            <text:p>0.781822696952203</text:p>
          </table:table-cell>
          <table:table-cell office:value-type="float" office:value="0.819115293334207" calcext:value-type="float">
            <text:p>0.819115293334207</text:p>
          </table:table-cell>
          <table:table-cell office:value-type="float" office:value="0.822771079828063" calcext:value-type="float">
            <text:p>0.8227710798280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7708782518358" calcext:value-type="float">
            <text:p>0.777708782518358</text:p>
          </table:table-cell>
          <table:table-cell office:value-type="float" office:value="0.764417499702694" calcext:value-type="float">
            <text:p>0.764417499702694</text:p>
          </table:table-cell>
          <table:table-cell office:value-type="float" office:value="0.795099802137258" calcext:value-type="float">
            <text:p>0.795099802137258</text:p>
          </table:table-cell>
          <table:table-cell office:value-type="float" office:value="0.836039606025632" calcext:value-type="float">
            <text:p>0.836039606025632</text:p>
          </table:table-cell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4_0</text:p>
          </table:table-cell>
          <table:table-cell office:value-type="float" office:value="0.800328444373905" calcext:value-type="float">
            <text:p>0.800328444373905</text:p>
          </table:table-cell>
          <table:table-cell office:value-type="float" office:value="0.796042121601972" calcext:value-type="float">
            <text:p>0.796042121601972</text:p>
          </table:table-cell>
          <table:table-cell office:value-type="float" office:value="0.805238785237536" calcext:value-type="float">
            <text:p>0.805238785237536</text:p>
          </table:table-cell>
          <table:table-cell office:value-type="float" office:value="0.827740619527478" calcext:value-type="float">
            <text:p>0.827740619527478</text:p>
          </table:table-cell>
          <table:table-cell office:value-type="float" office:value="0.9904" calcext:value-type="float">
            <text:p>0.99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1329482821497" calcext:value-type="float">
            <text:p>0.801329482821497</text:p>
          </table:table-cell>
          <table:table-cell office:value-type="float" office:value="0.784297044365426" calcext:value-type="float">
            <text:p>0.784297044365426</text:p>
          </table:table-cell>
          <table:table-cell office:value-type="float" office:value="0.826576229108099" calcext:value-type="float">
            <text:p>0.826576229108099</text:p>
          </table:table-cell>
          <table:table-cell office:value-type="float" office:value="0.825473214281056" calcext:value-type="float">
            <text:p>0.825473214281056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80522488389972" calcext:value-type="float">
            <text:p>0.780522488389972</text:p>
          </table:table-cell>
          <table:table-cell office:value-type="float" office:value="0.766908377246287" calcext:value-type="float">
            <text:p>0.766908377246287</text:p>
          </table:table-cell>
          <table:table-cell office:value-type="float" office:value="0.79885932253846" calcext:value-type="float">
            <text:p>0.79885932253846</text:p>
          </table:table-cell>
          <table:table-cell office:value-type="float" office:value="0.836567028013539" calcext:value-type="float">
            <text:p>0.836567028013539</text:p>
          </table:table-cell>
          <table:table-cell office:value-type="float" office:value="0.9408" calcext:value-type="float">
            <text:p>0.940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4_4</text:p>
          </table:table-cell>
          <table:table-cell office:value-type="float" office:value="0.800614707541285" calcext:value-type="float">
            <text:p>0.800614707541285</text:p>
          </table:table-cell>
          <table:table-cell office:value-type="float" office:value="0.796421303837385" calcext:value-type="float">
            <text:p>0.796421303837385</text:p>
          </table:table-cell>
          <table:table-cell office:value-type="float" office:value="0.805296981769859" calcext:value-type="float">
            <text:p>0.805296981769859</text:p>
          </table:table-cell>
          <table:table-cell office:value-type="float" office:value="0.825622166212506" calcext:value-type="float">
            <text:p>0.825622166212506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00370609543518" calcext:value-type="float">
            <text:p>0.800370609543518</text:p>
          </table:table-cell>
          <table:table-cell office:value-type="float" office:value="0.783305784809943" calcext:value-type="float">
            <text:p>0.783305784809943</text:p>
          </table:table-cell>
          <table:table-cell office:value-type="float" office:value="0.825194802607418" calcext:value-type="float">
            <text:p>0.825194802607418</text:p>
          </table:table-cell>
          <table:table-cell office:value-type="float" office:value="0.82490453661238" calcext:value-type="float">
            <text:p>0.824904536612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7213704279832" calcext:value-type="float">
            <text:p>0.777213704279832</text:p>
          </table:table-cell>
          <table:table-cell office:value-type="float" office:value="0.763621693879467" calcext:value-type="float">
            <text:p>0.763621693879467</text:p>
          </table:table-cell>
          <table:table-cell office:value-type="float" office:value="0.79490461136407" calcext:value-type="float">
            <text:p>0.79490461136407</text:p>
          </table:table-cell>
          <table:table-cell office:value-type="float" office:value="0.836227887102051" calcext:value-type="float">
            <text:p>0.836227887102051</text:p>
          </table:table-cell>
          <table:table-cell office:value-type="float" office:value="0.9392" calcext:value-type="float">
            <text:p>0.939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4_8</text:p>
          </table:table-cell>
          <table:table-cell office:value-type="float" office:value="0.785044981596376" calcext:value-type="float">
            <text:p>0.785044981596376</text:p>
          </table:table-cell>
          <table:table-cell office:value-type="float" office:value="0.78907414158689" calcext:value-type="float">
            <text:p>0.78907414158689</text:p>
          </table:table-cell>
          <table:table-cell office:value-type="float" office:value="0.781379348231924" calcext:value-type="float">
            <text:p>0.781379348231924</text:p>
          </table:table-cell>
          <table:table-cell office:value-type="float" office:value="0.82531046464959" calcext:value-type="float">
            <text:p>0.82531046464959</text:p>
          </table:table-cell>
          <table:table-cell office:value-type="float" office:value="0.9872" calcext:value-type="float">
            <text:p>0.98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9633397803693" calcext:value-type="float">
            <text:p>0.79633397803693</text:p>
          </table:table-cell>
          <table:table-cell office:value-type="float" office:value="0.781245048442397" calcext:value-type="float">
            <text:p>0.781245048442397</text:p>
          </table:table-cell>
          <table:table-cell office:value-type="float" office:value="0.817415465108674" calcext:value-type="float">
            <text:p>0.817415465108674</text:p>
          </table:table-cell>
          <table:table-cell office:value-type="float" office:value="0.822750947420303" calcext:value-type="float">
            <text:p>0.822750947420303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6728373440073" calcext:value-type="float">
            <text:p>0.776728373440073</text:p>
          </table:table-cell>
          <table:table-cell office:value-type="float" office:value="0.763488286616768" calcext:value-type="float">
            <text:p>0.763488286616768</text:p>
          </table:table-cell>
          <table:table-cell office:value-type="float" office:value="0.794340573439538" calcext:value-type="float">
            <text:p>0.794340573439538</text:p>
          </table:table-cell>
          <table:table-cell office:value-type="float" office:value="0.835495639071293" calcext:value-type="float">
            <text:p>0.835495639071293</text:p>
          </table:table-cell>
          <table:table-cell office:value-type="float" office:value="0.9408" calcext:value-type="float">
            <text:p>0.940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8_0</text:p>
          </table:table-cell>
          <table:table-cell office:value-type="float" office:value="0.799429315091049" calcext:value-type="float">
            <text:p>0.799429315091049</text:p>
          </table:table-cell>
          <table:table-cell office:value-type="float" office:value="0.795256570105358" calcext:value-type="float">
            <text:p>0.795256570105358</text:p>
          </table:table-cell>
          <table:table-cell office:value-type="float" office:value="0.804200354319943" calcext:value-type="float">
            <text:p>0.804200354319943</text:p>
          </table:table-cell>
          <table:table-cell office:value-type="float" office:value="0.825956438845556" calcext:value-type="float">
            <text:p>0.825956438845556</text:p>
          </table:table-cell>
          <table:table-cell office:value-type="float" office:value="0.9952" calcext:value-type="float">
            <text:p>0.99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00436038416574" calcext:value-type="float">
            <text:p>0.800436038416574</text:p>
          </table:table-cell>
          <table:table-cell office:value-type="float" office:value="0.783001461931022" calcext:value-type="float">
            <text:p>0.783001461931022</text:p>
          </table:table-cell>
          <table:table-cell office:value-type="float" office:value="0.826046445787421" calcext:value-type="float">
            <text:p>0.826046445787421</text:p>
          </table:table-cell>
          <table:table-cell office:value-type="float" office:value="0.824180987446236" calcext:value-type="float">
            <text:p>0.8241809874462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7564842596067" calcext:value-type="float">
            <text:p>0.777564842596067</text:p>
          </table:table-cell>
          <table:table-cell office:value-type="float" office:value="0.763042123907764" calcext:value-type="float">
            <text:p>0.763042123907764</text:p>
          </table:table-cell>
          <table:table-cell office:value-type="float" office:value="0.79714272159309" calcext:value-type="float">
            <text:p>0.79714272159309</text:p>
          </table:table-cell>
          <table:table-cell office:value-type="float" office:value="0.836336012746095" calcext:value-type="float">
            <text:p>0.836336012746095</text:p>
          </table:table-cell>
          <table:table-cell office:value-type="float" office:value="0.9368" calcext:value-type="float">
            <text:p>0.9368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8_4</text:p>
          </table:table-cell>
          <table:table-cell office:value-type="float" office:value="0.793997633457511" calcext:value-type="float">
            <text:p>0.793997633457511</text:p>
          </table:table-cell>
          <table:table-cell office:value-type="float" office:value="0.796103225614983" calcext:value-type="float">
            <text:p>0.796103225614983</text:p>
          </table:table-cell>
          <table:table-cell office:value-type="float" office:value="0.792437451757921" calcext:value-type="float">
            <text:p>0.792437451757921</text:p>
          </table:table-cell>
          <table:table-cell office:value-type="float" office:value="0.827119398439591" calcext:value-type="float">
            <text:p>0.827119398439591</text:p>
          </table:table-cell>
          <table:table-cell office:value-type="float" office:value="0.9928" calcext:value-type="float">
            <text:p>0.99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99114113813511" calcext:value-type="float">
            <text:p>0.799114113813511</text:p>
          </table:table-cell>
          <table:table-cell office:value-type="float" office:value="0.782765520532131" calcext:value-type="float">
            <text:p>0.782765520532131</text:p>
          </table:table-cell>
          <table:table-cell office:value-type="float" office:value="0.822533085241907" calcext:value-type="float">
            <text:p>0.822533085241907</text:p>
          </table:table-cell>
          <table:table-cell office:value-type="float" office:value="0.823150534098829" calcext:value-type="float">
            <text:p>0.823150534098829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9740886165194" calcext:value-type="float">
            <text:p>0.779740886165194</text:p>
          </table:table-cell>
          <table:table-cell office:value-type="float" office:value="0.7669039484092" calcext:value-type="float">
            <text:p>0.7669039484092</text:p>
          </table:table-cell>
          <table:table-cell office:value-type="float" office:value="0.796800014122791" calcext:value-type="float">
            <text:p>0.796800014122791</text:p>
          </table:table-cell>
          <table:table-cell office:value-type="float" office:value="0.836715857307235" calcext:value-type="float">
            <text:p>0.836715857307235</text:p>
          </table:table-cell>
          <table:table-cell office:value-type="float" office:value="0.9424" calcext:value-type="float">
            <text:p>0.942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5_25_10_vertical_lemniscate_8_8</text:p>
          </table:table-cell>
          <table:table-cell office:value-type="float" office:value="0.794302238259286" calcext:value-type="float">
            <text:p>0.794302238259286</text:p>
          </table:table-cell>
          <table:table-cell office:value-type="float" office:value="0.790668967515162" calcext:value-type="float">
            <text:p>0.790668967515162</text:p>
          </table:table-cell>
          <table:table-cell office:value-type="float" office:value="0.798282405319942" calcext:value-type="float">
            <text:p>0.798282405319942</text:p>
          </table:table-cell>
          <table:table-cell office:value-type="float" office:value="0.824078980126894" calcext:value-type="float">
            <text:p>0.824078980126894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94692585909275" calcext:value-type="float">
            <text:p>0.794692585909275</text:p>
          </table:table-cell>
          <table:table-cell office:value-type="float" office:value="0.779356806842409" calcext:value-type="float">
            <text:p>0.779356806842409</text:p>
          </table:table-cell>
          <table:table-cell office:value-type="float" office:value="0.815957812531742" calcext:value-type="float">
            <text:p>0.815957812531742</text:p>
          </table:table-cell>
          <table:table-cell office:value-type="float" office:value="0.821159035591073" calcext:value-type="float">
            <text:p>0.8211590355910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79270471566281" calcext:value-type="float">
            <text:p>0.779270471566281</text:p>
          </table:table-cell>
          <table:table-cell office:value-type="float" office:value="0.76515243502588" calcext:value-type="float">
            <text:p>0.76515243502588</text:p>
          </table:table-cell>
          <table:table-cell office:value-type="float" office:value="0.798600525198147" calcext:value-type="float">
            <text:p>0.798600525198147</text:p>
          </table:table-cell>
          <table:table-cell office:value-type="float" office:value="0.834946232834969" calcext:value-type="float">
            <text:p>0.834946232834969</text:p>
          </table:table-cell>
          <table:table-cell office:value-type="float" office:value="0.944" calcext:value-type="float">
            <text:p>0.94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0_0</text:p>
          </table:table-cell>
          <table:table-cell office:value-type="float" office:value="0.778469318260207" calcext:value-type="float">
            <text:p>0.778469318260207</text:p>
          </table:table-cell>
          <table:table-cell office:value-type="float" office:value="0.777659783259587" calcext:value-type="float">
            <text:p>0.777659783259587</text:p>
          </table:table-cell>
          <table:table-cell office:value-type="float" office:value="0.779851638598343" calcext:value-type="float">
            <text:p>0.779851638598343</text:p>
          </table:table-cell>
          <table:table-cell office:value-type="float" office:value="0.824134494017062" calcext:value-type="float">
            <text:p>0.824134494017062</text:p>
          </table:table-cell>
          <table:table-cell office:value-type="float" office:value="0.980666666666667" calcext:value-type="float">
            <text:p>0.9806666666666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01914590646372" calcext:value-type="float">
            <text:p>0.801914590646372</text:p>
          </table:table-cell>
          <table:table-cell office:value-type="float" office:value="0.788011264905361" calcext:value-type="float">
            <text:p>0.788011264905361</text:p>
          </table:table-cell>
          <table:table-cell office:value-type="float" office:value="0.820379433545017" calcext:value-type="float">
            <text:p>0.820379433545017</text:p>
          </table:table-cell>
          <table:table-cell office:value-type="float" office:value="0.825942520921268" calcext:value-type="float">
            <text:p>0.8259425209212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72848021329544" calcext:value-type="float">
            <text:p>0.672848021329544</text:p>
          </table:table-cell>
          <table:table-cell office:value-type="float" office:value="0.668483766705754" calcext:value-type="float">
            <text:p>0.668483766705754</text:p>
          </table:table-cell>
          <table:table-cell office:value-type="float" office:value="0.683854251730725" calcext:value-type="float">
            <text:p>0.683854251730725</text:p>
          </table:table-cell>
          <table:table-cell office:value-type="float" office:value="0.834622592331335" calcext:value-type="float">
            <text:p>0.834622592331335</text:p>
          </table:table-cell>
          <table:table-cell office:value-type="float" office:value="0.812" calcext:value-type="float">
            <text:p>0.81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0_4</text:p>
          </table:table-cell>
          <table:table-cell office:value-type="float" office:value="0.781437033043223" calcext:value-type="float">
            <text:p>0.781437033043223</text:p>
          </table:table-cell>
          <table:table-cell office:value-type="float" office:value="0.783251382692598" calcext:value-type="float">
            <text:p>0.783251382692598</text:p>
          </table:table-cell>
          <table:table-cell office:value-type="float" office:value="0.780295875727748" calcext:value-type="float">
            <text:p>0.780295875727748</text:p>
          </table:table-cell>
          <table:table-cell office:value-type="float" office:value="0.824107778901334" calcext:value-type="float">
            <text:p>0.824107778901334</text:p>
          </table:table-cell>
          <table:table-cell office:value-type="float" office:value="0.989333333333333" calcext:value-type="float">
            <text:p>0.9893333333333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99662854053154" calcext:value-type="float">
            <text:p>0.799662854053154</text:p>
          </table:table-cell>
          <table:table-cell office:value-type="float" office:value="0.786422202387052" calcext:value-type="float">
            <text:p>0.786422202387052</text:p>
          </table:table-cell>
          <table:table-cell office:value-type="float" office:value="0.816817991683198" calcext:value-type="float">
            <text:p>0.816817991683198</text:p>
          </table:table-cell>
          <table:table-cell office:value-type="float" office:value="0.824177212799465" calcext:value-type="float">
            <text:p>0.8241772127994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72026490017852" calcext:value-type="float">
            <text:p>0.672026490017852</text:p>
          </table:table-cell>
          <table:table-cell office:value-type="float" office:value="0.666693981817692" calcext:value-type="float">
            <text:p>0.666693981817692</text:p>
          </table:table-cell>
          <table:table-cell office:value-type="float" office:value="0.682765911019908" calcext:value-type="float">
            <text:p>0.682765911019908</text:p>
          </table:table-cell>
          <table:table-cell office:value-type="float" office:value="0.835653366447026" calcext:value-type="float">
            <text:p>0.835653366447026</text:p>
          </table:table-cell>
          <table:table-cell office:value-type="float" office:value="0.808" calcext:value-type="float">
            <text:p>0.80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0_8</text:p>
          </table:table-cell>
          <table:table-cell office:value-type="float" office:value="0.781762173318456" calcext:value-type="float">
            <text:p>0.781762173318456</text:p>
          </table:table-cell>
          <table:table-cell office:value-type="float" office:value="0.780288826834989" calcext:value-type="float">
            <text:p>0.780288826834989</text:p>
          </table:table-cell>
          <table:table-cell office:value-type="float" office:value="0.783655118717408" calcext:value-type="float">
            <text:p>0.783655118717408</text:p>
          </table:table-cell>
          <table:table-cell office:value-type="float" office:value="0.82251542568561" calcext:value-type="float">
            <text:p>0.82251542568561</text:p>
          </table:table-cell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95605929430119" calcext:value-type="float">
            <text:p>0.795605929430119</text:p>
          </table:table-cell>
          <table:table-cell office:value-type="float" office:value="0.783186997538331" calcext:value-type="float">
            <text:p>0.783186997538331</text:p>
          </table:table-cell>
          <table:table-cell office:value-type="float" office:value="0.811723437856891" calcext:value-type="float">
            <text:p>0.811723437856891</text:p>
          </table:table-cell>
          <table:table-cell office:value-type="float" office:value="0.823122090004861" calcext:value-type="float">
            <text:p>0.8231220900048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37255919660746" calcext:value-type="float">
            <text:p>0.637255919660746</text:p>
          </table:table-cell>
          <table:table-cell office:value-type="float" office:value="0.657190524829111" calcext:value-type="float">
            <text:p>0.657190524829111</text:p>
          </table:table-cell>
          <table:table-cell office:value-type="float" office:value="0.625388345118038" calcext:value-type="float">
            <text:p>0.625388345118038</text:p>
          </table:table-cell>
          <table:table-cell office:value-type="float" office:value="0.834540567906551" calcext:value-type="float">
            <text:p>0.834540567906551</text:p>
          </table:table-cell>
          <table:table-cell office:value-type="float" office:value="0.786" calcext:value-type="float">
            <text:p>0.78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4_0</text:p>
          </table:table-cell>
          <table:table-cell office:value-type="float" office:value="0.746483690020361" calcext:value-type="float">
            <text:p>0.746483690020361</text:p>
          </table:table-cell>
          <table:table-cell office:value-type="float" office:value="0.783334745883913" calcext:value-type="float">
            <text:p>0.783334745883913</text:p>
          </table:table-cell>
          <table:table-cell office:value-type="float" office:value="0.712159100535897" calcext:value-type="float">
            <text:p>0.712159100535897</text:p>
          </table:table-cell>
          <table:table-cell office:value-type="float" office:value="0.823619069820349" calcext:value-type="float">
            <text:p>0.823619069820349</text:p>
          </table:table-cell>
          <table:table-cell office:value-type="float" office:value="0.987333333333333" calcext:value-type="float">
            <text:p>0.9873333333333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02244711329494" calcext:value-type="float">
            <text:p>0.802244711329494</text:p>
          </table:table-cell>
          <table:table-cell office:value-type="float" office:value="0.788185046940226" calcext:value-type="float">
            <text:p>0.788185046940226</text:p>
          </table:table-cell>
          <table:table-cell office:value-type="float" office:value="0.820924060636299" calcext:value-type="float">
            <text:p>0.820924060636299</text:p>
          </table:table-cell>
          <table:table-cell office:value-type="float" office:value="0.825792488696333" calcext:value-type="float">
            <text:p>0.825792488696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15305557943073" calcext:value-type="float">
            <text:p>0.715305557943073</text:p>
          </table:table-cell>
          <table:table-cell office:value-type="float" office:value="0.66066089644697" calcext:value-type="float">
            <text:p>0.66066089644697</text:p>
          </table:table-cell>
          <table:table-cell office:value-type="float" office:value="0.780260472436105" calcext:value-type="float">
            <text:p>0.780260472436105</text:p>
          </table:table-cell>
          <table:table-cell office:value-type="float" office:value="0.836099368229996" calcext:value-type="float">
            <text:p>0.836099368229996</text:p>
          </table:table-cell>
          <table:table-cell office:value-type="float" office:value="0.808666666666667" calcext:value-type="float">
            <text:p>0.808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4_4</text:p>
          </table:table-cell>
          <table:table-cell office:value-type="float" office:value="0.783452713123198" calcext:value-type="float">
            <text:p>0.783452713123198</text:p>
          </table:table-cell>
          <table:table-cell office:value-type="float" office:value="0.783112345399519" calcext:value-type="float">
            <text:p>0.783112345399519</text:p>
          </table:table-cell>
          <table:table-cell office:value-type="float" office:value="0.78433939013497" calcext:value-type="float">
            <text:p>0.78433939013497</text:p>
          </table:table-cell>
          <table:table-cell office:value-type="float" office:value="0.823284886605619" calcext:value-type="float">
            <text:p>0.823284886605619</text:p>
          </table:table-cell>
          <table:table-cell office:value-type="float" office:value="0.992" calcext:value-type="float">
            <text:p>0.9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798588838616983" calcext:value-type="float">
            <text:p>0.798588838616983</text:p>
          </table:table-cell>
          <table:table-cell office:value-type="float" office:value="0.784983152049714" calcext:value-type="float">
            <text:p>0.784983152049714</text:p>
          </table:table-cell>
          <table:table-cell office:value-type="float" office:value="0.816464783265077" calcext:value-type="float">
            <text:p>0.816464783265077</text:p>
          </table:table-cell>
          <table:table-cell office:value-type="float" office:value="0.823575475320573" calcext:value-type="float">
            <text:p>0.8235754753205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74361680834277" calcext:value-type="float">
            <text:p>0.674361680834277</text:p>
          </table:table-cell>
          <table:table-cell office:value-type="float" office:value="0.665479533588267" calcext:value-type="float">
            <text:p>0.665479533588267</text:p>
          </table:table-cell>
          <table:table-cell office:value-type="float" office:value="0.689510614830979" calcext:value-type="float">
            <text:p>0.689510614830979</text:p>
          </table:table-cell>
          <table:table-cell office:value-type="float" office:value="0.834699425176556" calcext:value-type="float">
            <text:p>0.834699425176556</text:p>
          </table:table-cell>
          <table:table-cell office:value-type="float" office:value="0.808666666666667" calcext:value-type="float">
            <text:p>0.808666666666667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4_8</text:p>
          </table:table-cell>
          <table:table-cell office:value-type="float" office:value="0.77441365524922" calcext:value-type="float">
            <text:p>0.77441365524922</text:p>
          </table:table-cell>
          <table:table-cell office:value-type="float" office:value="0.778843225648976" calcext:value-type="float">
            <text:p>0.778843225648976</text:p>
          </table:table-cell>
          <table:table-cell office:value-type="float" office:value="0.770457071739632" calcext:value-type="float">
            <text:p>0.770457071739632</text:p>
          </table:table-cell>
          <table:table-cell office:value-type="float" office:value="0.820727679575633" calcext:value-type="float">
            <text:p>0.820727679575633</text:p>
          </table:table-cell>
          <table:table-cell office:value-type="float" office:value="0.988666666666667" calcext:value-type="float">
            <text:p>0.9886666666666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79427723245143" calcext:value-type="float">
            <text:p>0.79427723245143</text:p>
          </table:table-cell>
          <table:table-cell office:value-type="float" office:value="0.78280063303427" calcext:value-type="float">
            <text:p>0.78280063303427</text:p>
          </table:table-cell>
          <table:table-cell office:value-type="float" office:value="0.808912187513184" calcext:value-type="float">
            <text:p>0.808912187513184</text:p>
          </table:table-cell>
          <table:table-cell office:value-type="float" office:value="0.82170279179023" calcext:value-type="float">
            <text:p>0.82170279179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07853355465209" calcext:value-type="float">
            <text:p>0.707853355465209</text:p>
          </table:table-cell>
          <table:table-cell office:value-type="float" office:value="0.665724522047328" calcext:value-type="float">
            <text:p>0.665724522047328</text:p>
          </table:table-cell>
          <table:table-cell office:value-type="float" office:value="0.757086559038018" calcext:value-type="float">
            <text:p>0.757086559038018</text:p>
          </table:table-cell>
          <table:table-cell office:value-type="float" office:value="0.83587667131366" calcext:value-type="float">
            <text:p>0.83587667131366</text:p>
          </table:table-cell>
          <table:table-cell office:value-type="float" office:value="0.812666666666667" calcext:value-type="float">
            <text:p>0.81266666666666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8_0</text:p>
          </table:table-cell>
          <table:table-cell office:value-type="float" office:value="0.772122628915673" calcext:value-type="float">
            <text:p>0.772122628915673</text:p>
          </table:table-cell>
          <table:table-cell office:value-type="float" office:value="0.780988442134831" calcext:value-type="float">
            <text:p>0.780988442134831</text:p>
          </table:table-cell>
          <table:table-cell office:value-type="float" office:value="0.764228966739507" calcext:value-type="float">
            <text:p>0.764228966739507</text:p>
          </table:table-cell>
          <table:table-cell office:value-type="float" office:value="0.821614202125437" calcext:value-type="float">
            <text:p>0.821614202125437</text:p>
          </table:table-cell>
          <table:table-cell office:value-type="float" office:value="0.988666666666667" calcext:value-type="float">
            <text:p>0.98866666666666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00657414939959" calcext:value-type="float">
            <text:p>0.800657414939959</text:p>
          </table:table-cell>
          <table:table-cell office:value-type="float" office:value="0.787092770587645" calcext:value-type="float">
            <text:p>0.787092770587645</text:p>
          </table:table-cell>
          <table:table-cell office:value-type="float" office:value="0.818238230699104" calcext:value-type="float">
            <text:p>0.818238230699104</text:p>
          </table:table-cell>
          <table:table-cell office:value-type="float" office:value="0.824734652354535" calcext:value-type="float">
            <text:p>0.8247346523545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14177587005201" calcext:value-type="float">
            <text:p>0.714177587005201</text:p>
          </table:table-cell>
          <table:table-cell office:value-type="float" office:value="0.668509467205628" calcext:value-type="float">
            <text:p>0.668509467205628</text:p>
          </table:table-cell>
          <table:table-cell office:value-type="float" office:value="0.768743064133109" calcext:value-type="float">
            <text:p>0.768743064133109</text:p>
          </table:table-cell>
          <table:table-cell office:value-type="float" office:value="0.834849184483527" calcext:value-type="float">
            <text:p>0.834849184483527</text:p>
          </table:table-cell>
          <table:table-cell office:value-type="float" office:value="0.814666666666667" calcext:value-type="float">
            <text:p>0.814666666666667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8_4</text:p>
          </table:table-cell>
          <table:table-cell office:value-type="float" office:value="0.742576996568354" calcext:value-type="float">
            <text:p>0.742576996568354</text:p>
          </table:table-cell>
          <table:table-cell office:value-type="float" office:value="0.784479641346865" calcext:value-type="float">
            <text:p>0.784479641346865</text:p>
          </table:table-cell>
          <table:table-cell office:value-type="float" office:value="0.703584185902115" calcext:value-type="float">
            <text:p>0.703584185902115</text:p>
          </table:table-cell>
          <table:table-cell office:value-type="float" office:value="0.821929255640617" calcext:value-type="float">
            <text:p>0.82192925564061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7345721785978" calcext:value-type="float">
            <text:p>0.797345721785978</text:p>
          </table:table-cell>
          <table:table-cell office:value-type="float" office:value="0.784574640070108" calcext:value-type="float">
            <text:p>0.784574640070108</text:p>
          </table:table-cell>
          <table:table-cell office:value-type="float" office:value="0.813546137406997" calcext:value-type="float">
            <text:p>0.813546137406997</text:p>
          </table:table-cell>
          <table:table-cell office:value-type="float" office:value="0.822969689334635" calcext:value-type="float">
            <text:p>0.822969689334635</text:p>
          </table:table-cell>
          <table:table-cell office:value-type="float" office:value="0.999333333333333" calcext:value-type="float">
            <text:p>0.999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99887280958208" calcext:value-type="float">
            <text:p>0.699887280958208</text:p>
          </table:table-cell>
          <table:table-cell office:value-type="float" office:value="0.658604642904208" calcext:value-type="float">
            <text:p>0.658604642904208</text:p>
          </table:table-cell>
          <table:table-cell office:value-type="float" office:value="0.749760010009962" calcext:value-type="float">
            <text:p>0.749760010009962</text:p>
          </table:table-cell>
          <table:table-cell office:value-type="float" office:value="0.835790211503902" calcext:value-type="float">
            <text:p>0.835790211503902</text:p>
          </table:table-cell>
          <table:table-cell office:value-type="float" office:value="0.808" calcext:value-type="float">
            <text:p>0.808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circular_8_8</text:p>
          </table:table-cell>
          <table:table-cell office:value-type="float" office:value="0.772028636669817" calcext:value-type="float">
            <text:p>0.772028636669817</text:p>
          </table:table-cell>
          <table:table-cell office:value-type="float" office:value="0.776487872259266" calcext:value-type="float">
            <text:p>0.776487872259266</text:p>
          </table:table-cell>
          <table:table-cell office:value-type="float" office:value="0.768101768680867" calcext:value-type="float">
            <text:p>0.768101768680867</text:p>
          </table:table-cell>
          <table:table-cell office:value-type="float" office:value="0.821744173148855" calcext:value-type="float">
            <text:p>0.82174417314885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95153143399089" calcext:value-type="float">
            <text:p>0.795153143399089</text:p>
          </table:table-cell>
          <table:table-cell office:value-type="float" office:value="0.782851060971161" calcext:value-type="float">
            <text:p>0.782851060971161</text:p>
          </table:table-cell>
          <table:table-cell office:value-type="float" office:value="0.810835659224657" calcext:value-type="float">
            <text:p>0.810835659224657</text:p>
          </table:table-cell>
          <table:table-cell office:value-type="float" office:value="0.821689239868174" calcext:value-type="float">
            <text:p>0.821689239868174</text:p>
          </table:table-cell>
          <table:table-cell office:value-type="float" office:value="0.999333333333333" calcext:value-type="float">
            <text:p>0.999333333333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81088214914904" calcext:value-type="float">
            <text:p>0.681088214914904</text:p>
          </table:table-cell>
          <table:table-cell office:value-type="float" office:value="0.656335724490438" calcext:value-type="float">
            <text:p>0.656335724490438</text:p>
          </table:table-cell>
          <table:table-cell office:value-type="float" office:value="0.713706809081989" calcext:value-type="float">
            <text:p>0.713706809081989</text:p>
          </table:table-cell>
          <table:table-cell office:value-type="float" office:value="0.834546567587992" calcext:value-type="float">
            <text:p>0.834546567587992</text:p>
          </table:table-cell>
          <table:table-cell office:value-type="float" office:value="0.764" calcext:value-type="float">
            <text:p>0.76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0_0</text:p>
          </table:table-cell>
          <table:table-cell office:value-type="float" office:value="0.843337293617245" calcext:value-type="float">
            <text:p>0.843337293617245</text:p>
          </table:table-cell>
          <table:table-cell office:value-type="float" office:value="0.824862731773388" calcext:value-type="float">
            <text:p>0.824862731773388</text:p>
          </table:table-cell>
          <table:table-cell office:value-type="float" office:value="0.870201527428991" calcext:value-type="float">
            <text:p>0.870201527428991</text:p>
          </table:table-cell>
          <table:table-cell office:value-type="float" office:value="0.861460961963752" calcext:value-type="float">
            <text:p>0.861460961963752</text:p>
          </table:table-cell>
          <table:table-cell office:value-type="float" office:value="0.971014492753623" calcext:value-type="float">
            <text:p>0.9710144927536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33134872652742" calcext:value-type="float">
            <text:p>0.833134872652742</text:p>
          </table:table-cell>
          <table:table-cell office:value-type="float" office:value="0.802086650405216" calcext:value-type="float">
            <text:p>0.802086650405216</text:p>
          </table:table-cell>
          <table:table-cell office:value-type="float" office:value="0.893959850857042" calcext:value-type="float">
            <text:p>0.893959850857042</text:p>
          </table:table-cell>
          <table:table-cell office:value-type="float" office:value="0.845048828875561" calcext:value-type="float">
            <text:p>0.845048828875561</text:p>
          </table:table-cell>
          <table:table-cell office:value-type="float" office:value="0.979405034324943" calcext:value-type="float">
            <text:p>0.9794050343249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32363105605407" calcext:value-type="float">
            <text:p>0.832363105605407</text:p>
          </table:table-cell>
          <table:table-cell office:value-type="float" office:value="0.815471046504505" calcext:value-type="float">
            <text:p>0.815471046504505</text:p>
          </table:table-cell>
          <table:table-cell office:value-type="float" office:value="0.861318216339042" calcext:value-type="float">
            <text:p>0.861318216339042</text:p>
          </table:table-cell>
          <table:table-cell office:value-type="float" office:value="0.857067930447986" calcext:value-type="float">
            <text:p>0.857067930447986</text:p>
          </table:table-cell>
          <table:table-cell office:value-type="float" office:value="0.969488939740656" calcext:value-type="float">
            <text:p>0.96948893974065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0_4</text:p>
          </table:table-cell>
          <table:table-cell office:value-type="float" office:value="0.841021248516372" calcext:value-type="float">
            <text:p>0.841021248516372</text:p>
          </table:table-cell>
          <table:table-cell office:value-type="float" office:value="0.822305064340928" calcext:value-type="float">
            <text:p>0.822305064340928</text:p>
          </table:table-cell>
          <table:table-cell office:value-type="float" office:value="0.868103052338936" calcext:value-type="float">
            <text:p>0.868103052338936</text:p>
          </table:table-cell>
          <table:table-cell office:value-type="float" office:value="0.860352726819645" calcext:value-type="float">
            <text:p>0.860352726819645</text:p>
          </table:table-cell>
          <table:table-cell office:value-type="float" office:value="0.971777269260107" calcext:value-type="float">
            <text:p>0.97177726926010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30396079486324" calcext:value-type="float">
            <text:p>0.830396079486324</text:p>
          </table:table-cell>
          <table:table-cell office:value-type="float" office:value="0.801062690537254" calcext:value-type="float">
            <text:p>0.801062690537254</text:p>
          </table:table-cell>
          <table:table-cell office:value-type="float" office:value="0.88622744344173" calcext:value-type="float">
            <text:p>0.88622744344173</text:p>
          </table:table-cell>
          <table:table-cell office:value-type="float" office:value="0.845129492345826" calcext:value-type="float">
            <text:p>0.845129492345826</text:p>
          </table:table-cell>
          <table:table-cell office:value-type="float" office:value="0.979405034324943" calcext:value-type="float">
            <text:p>0.9794050343249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7426218837872" calcext:value-type="float">
            <text:p>0.827426218837872</text:p>
          </table:table-cell>
          <table:table-cell office:value-type="float" office:value="0.811136160953873" calcext:value-type="float">
            <text:p>0.811136160953873</text:p>
          </table:table-cell>
          <table:table-cell office:value-type="float" office:value="0.853166210174235" calcext:value-type="float">
            <text:p>0.853166210174235</text:p>
          </table:table-cell>
          <table:table-cell office:value-type="float" office:value="0.857327781787664" calcext:value-type="float">
            <text:p>0.857327781787664</text:p>
          </table:table-cell>
          <table:table-cell office:value-type="float" office:value="0.966437833714722" calcext:value-type="float">
            <text:p>0.96643783371472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0_8</text:p>
          </table:table-cell>
          <table:table-cell office:value-type="float" office:value="0.838220612236535" calcext:value-type="float">
            <text:p>0.838220612236535</text:p>
          </table:table-cell>
          <table:table-cell office:value-type="float" office:value="0.82012017176188" calcext:value-type="float">
            <text:p>0.82012017176188</text:p>
          </table:table-cell>
          <table:table-cell office:value-type="float" office:value="0.864547321993077" calcext:value-type="float">
            <text:p>0.864547321993077</text:p>
          </table:table-cell>
          <table:table-cell office:value-type="float" office:value="0.859085326122625" calcext:value-type="float">
            <text:p>0.859085326122625</text:p>
          </table:table-cell>
          <table:table-cell office:value-type="float" office:value="0.97175572519084" calcext:value-type="float">
            <text:p>0.971755725190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5615215756376" calcext:value-type="float">
            <text:p>0.825615215756376</text:p>
          </table:table-cell>
          <table:table-cell office:value-type="float" office:value="0.800297162802091" calcext:value-type="float">
            <text:p>0.800297162802091</text:p>
          </table:table-cell>
          <table:table-cell office:value-type="float" office:value="0.870479465144033" calcext:value-type="float">
            <text:p>0.870479465144033</text:p>
          </table:table-cell>
          <table:table-cell office:value-type="float" office:value="0.842847607852431" calcext:value-type="float">
            <text:p>0.842847607852431</text:p>
          </table:table-cell>
          <table:table-cell office:value-type="float" office:value="0.980152671755725" calcext:value-type="float">
            <text:p>0.9801526717557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3341653437712" calcext:value-type="float">
            <text:p>0.823341653437712</text:p>
          </table:table-cell>
          <table:table-cell office:value-type="float" office:value="0.806760631737827" calcext:value-type="float">
            <text:p>0.806760631737827</text:p>
          </table:table-cell>
          <table:table-cell office:value-type="float" office:value="0.848743397451643" calcext:value-type="float">
            <text:p>0.848743397451643</text:p>
          </table:table-cell>
          <table:table-cell office:value-type="float" office:value="0.856351684882887" calcext:value-type="float">
            <text:p>0.856351684882887</text:p>
          </table:table-cell>
          <table:table-cell office:value-type="float" office:value="0.964885496183206" calcext:value-type="float">
            <text:p>0.964885496183206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4_0</text:p>
          </table:table-cell>
          <table:table-cell office:value-type="float" office:value="0.844529852771032" calcext:value-type="float">
            <text:p>0.844529852771032</text:p>
          </table:table-cell>
          <table:table-cell office:value-type="float" office:value="0.825128648433171" calcext:value-type="float">
            <text:p>0.825128648433171</text:p>
          </table:table-cell>
          <table:table-cell office:value-type="float" office:value="0.872652113469784" calcext:value-type="float">
            <text:p>0.872652113469784</text:p>
          </table:table-cell>
          <table:table-cell office:value-type="float" office:value="0.86437274560294" calcext:value-type="float">
            <text:p>0.86437274560294</text:p>
          </table:table-cell>
          <table:table-cell office:value-type="float" office:value="0.97025171624714" calcext:value-type="float">
            <text:p>0.970251716247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31531613319624" calcext:value-type="float">
            <text:p>0.831531613319624</text:p>
          </table:table-cell>
          <table:table-cell office:value-type="float" office:value="0.801300389845001" calcext:value-type="float">
            <text:p>0.801300389845001</text:p>
          </table:table-cell>
          <table:table-cell office:value-type="float" office:value="0.888722279913169" calcext:value-type="float">
            <text:p>0.888722279913169</text:p>
          </table:table-cell>
          <table:table-cell office:value-type="float" office:value="0.845331511743046" calcext:value-type="float">
            <text:p>0.845331511743046</text:p>
          </table:table-cell>
          <table:table-cell office:value-type="float" office:value="0.980167810831426" calcext:value-type="float">
            <text:p>0.980167810831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6760559627795" calcext:value-type="float">
            <text:p>0.826760559627795</text:p>
          </table:table-cell>
          <table:table-cell office:value-type="float" office:value="0.811060355391596" calcext:value-type="float">
            <text:p>0.811060355391596</text:p>
          </table:table-cell>
          <table:table-cell office:value-type="float" office:value="0.852103573167223" calcext:value-type="float">
            <text:p>0.852103573167223</text:p>
          </table:table-cell>
          <table:table-cell office:value-type="float" office:value="0.859404469933265" calcext:value-type="float">
            <text:p>0.859404469933265</text:p>
          </table:table-cell>
          <table:table-cell office:value-type="float" office:value="0.963386727688787" calcext:value-type="float">
            <text:p>0.963386727688787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4_4</text:p>
          </table:table-cell>
          <table:table-cell office:value-type="float" office:value="0.844187992177558" calcext:value-type="float">
            <text:p>0.844187992177558</text:p>
          </table:table-cell>
          <table:table-cell office:value-type="float" office:value="0.824484458611722" calcext:value-type="float">
            <text:p>0.824484458611722</text:p>
          </table:table-cell>
          <table:table-cell office:value-type="float" office:value="0.873504965185423" calcext:value-type="float">
            <text:p>0.873504965185423</text:p>
          </table:table-cell>
          <table:table-cell office:value-type="float" office:value="0.862674238971885" calcext:value-type="float">
            <text:p>0.862674238971885</text:p>
          </table:table-cell>
          <table:table-cell office:value-type="float" office:value="0.976317799847211" calcext:value-type="float">
            <text:p>0.9763177998472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30639477568048" calcext:value-type="float">
            <text:p>0.830639477568048</text:p>
          </table:table-cell>
          <table:table-cell office:value-type="float" office:value="0.802034124258495" calcext:value-type="float">
            <text:p>0.802034124258495</text:p>
          </table:table-cell>
          <table:table-cell office:value-type="float" office:value="0.883266301546595" calcext:value-type="float">
            <text:p>0.883266301546595</text:p>
          </table:table-cell>
          <table:table-cell office:value-type="float" office:value="0.84524100504689" calcext:value-type="float">
            <text:p>0.84524100504689</text:p>
          </table:table-cell>
          <table:table-cell office:value-type="float" office:value="0.980901451489687" calcext:value-type="float">
            <text:p>0.9809014514896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6773143629325" calcext:value-type="float">
            <text:p>0.826773143629325</text:p>
          </table:table-cell>
          <table:table-cell office:value-type="float" office:value="0.809867628700695" calcext:value-type="float">
            <text:p>0.809867628700695</text:p>
          </table:table-cell>
          <table:table-cell office:value-type="float" office:value="0.853268303154236" calcext:value-type="float">
            <text:p>0.853268303154236</text:p>
          </table:table-cell>
          <table:table-cell office:value-type="float" office:value="0.859711021243932" calcext:value-type="float">
            <text:p>0.859711021243932</text:p>
          </table:table-cell>
          <table:table-cell office:value-type="float" office:value="0.961802902979374" calcext:value-type="float">
            <text:p>0.96180290297937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4_8</text:p>
          </table:table-cell>
          <table:table-cell office:value-type="float" office:value="0.84195139958745" calcext:value-type="float">
            <text:p>0.84195139958745</text:p>
          </table:table-cell>
          <table:table-cell office:value-type="float" office:value="0.823019560765225" calcext:value-type="float">
            <text:p>0.823019560765225</text:p>
          </table:table-cell>
          <table:table-cell office:value-type="float" office:value="0.869799160833246" calcext:value-type="float">
            <text:p>0.869799160833246</text:p>
          </table:table-cell>
          <table:table-cell office:value-type="float" office:value="0.861039815235309" calcext:value-type="float">
            <text:p>0.861039815235309</text:p>
          </table:table-cell>
          <table:table-cell office:value-type="float" office:value="0.977064220183486" calcext:value-type="float">
            <text:p>0.9770642201834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6599693796704" calcext:value-type="float">
            <text:p>0.826599693796704</text:p>
          </table:table-cell>
          <table:table-cell office:value-type="float" office:value="0.801670736300888" calcext:value-type="float">
            <text:p>0.801670736300888</text:p>
          </table:table-cell>
          <table:table-cell office:value-type="float" office:value="0.868879682359647" calcext:value-type="float">
            <text:p>0.868879682359647</text:p>
          </table:table-cell>
          <table:table-cell office:value-type="float" office:value="0.843245133732027" calcext:value-type="float">
            <text:p>0.843245133732027</text:p>
          </table:table-cell>
          <table:table-cell office:value-type="float" office:value="0.982415902140673" calcext:value-type="float">
            <text:p>0.9824159021406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2320607825997" calcext:value-type="float">
            <text:p>0.822320607825997</text:p>
          </table:table-cell>
          <table:table-cell office:value-type="float" office:value="0.805851498831309" calcext:value-type="float">
            <text:p>0.805851498831309</text:p>
          </table:table-cell>
          <table:table-cell office:value-type="float" office:value="0.846783004893607" calcext:value-type="float">
            <text:p>0.846783004893607</text:p>
          </table:table-cell>
          <table:table-cell office:value-type="float" office:value="0.859088440997268" calcext:value-type="float">
            <text:p>0.859088440997268</text:p>
          </table:table-cell>
          <table:table-cell office:value-type="float" office:value="0.957951070336391" calcext:value-type="float">
            <text:p>0.95795107033639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8_0</text:p>
          </table:table-cell>
          <table:table-cell office:value-type="float" office:value="0.84419426656745" calcext:value-type="float">
            <text:p>0.84419426656745</text:p>
          </table:table-cell>
          <table:table-cell office:value-type="float" office:value="0.825857254979331" calcext:value-type="float">
            <text:p>0.825857254979331</text:p>
          </table:table-cell>
          <table:table-cell office:value-type="float" office:value="0.870986755129281" calcext:value-type="float">
            <text:p>0.870986755129281</text:p>
          </table:table-cell>
          <table:table-cell office:value-type="float" office:value="0.864774207347722" calcext:value-type="float">
            <text:p>0.864774207347722</text:p>
          </table:table-cell>
          <table:table-cell office:value-type="float" office:value="0.973302822273074" calcext:value-type="float">
            <text:p>0.97330282227307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7303467197613" calcext:value-type="float">
            <text:p>0.827303467197613</text:p>
          </table:table-cell>
          <table:table-cell office:value-type="float" office:value="0.797904220722743" calcext:value-type="float">
            <text:p>0.797904220722743</text:p>
          </table:table-cell>
          <table:table-cell office:value-type="float" office:value="0.881322520777124" calcext:value-type="float">
            <text:p>0.881322520777124</text:p>
          </table:table-cell>
          <table:table-cell office:value-type="float" office:value="0.843611837510854" calcext:value-type="float">
            <text:p>0.843611837510854</text:p>
          </table:table-cell>
          <table:table-cell office:value-type="float" office:value="0.979405034324943" calcext:value-type="float">
            <text:p>0.9794050343249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654505729308" calcext:value-type="float">
            <text:p>0.82654505729308</text:p>
          </table:table-cell>
          <table:table-cell office:value-type="float" office:value="0.810489081560311" calcext:value-type="float">
            <text:p>0.810489081560311</text:p>
          </table:table-cell>
          <table:table-cell office:value-type="float" office:value="0.853101075560467" calcext:value-type="float">
            <text:p>0.853101075560467</text:p>
          </table:table-cell>
          <table:table-cell office:value-type="float" office:value="0.858588593893716" calcext:value-type="float">
            <text:p>0.858588593893716</text:p>
          </table:table-cell>
          <table:table-cell office:value-type="float" office:value="0.964149504195271" calcext:value-type="float">
            <text:p>0.96414950419527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8_4</text:p>
          </table:table-cell>
          <table:table-cell office:value-type="float" office:value="0.84260966294629" calcext:value-type="float">
            <text:p>0.84260966294629</text:p>
          </table:table-cell>
          <table:table-cell office:value-type="float" office:value="0.824004642087941" calcext:value-type="float">
            <text:p>0.824004642087941</text:p>
          </table:table-cell>
          <table:table-cell office:value-type="float" office:value="0.870153474146302" calcext:value-type="float">
            <text:p>0.870153474146302</text:p>
          </table:table-cell>
          <table:table-cell office:value-type="float" office:value="0.864126400723479" calcext:value-type="float">
            <text:p>0.864126400723479</text:p>
          </table:table-cell>
          <table:table-cell office:value-type="float" office:value="0.973302822273074" calcext:value-type="float">
            <text:p>0.97330282227307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5480930452906" calcext:value-type="float">
            <text:p>0.825480930452906</text:p>
          </table:table-cell>
          <table:table-cell office:value-type="float" office:value="0.797636577782088" calcext:value-type="float">
            <text:p>0.797636577782088</text:p>
          </table:table-cell>
          <table:table-cell office:value-type="float" office:value="0.873760270578805" calcext:value-type="float">
            <text:p>0.873760270578805</text:p>
          </table:table-cell>
          <table:table-cell office:value-type="float" office:value="0.843585442008978" calcext:value-type="float">
            <text:p>0.843585442008978</text:p>
          </table:table-cell>
          <table:table-cell office:value-type="float" office:value="0.978642257818459" calcext:value-type="float">
            <text:p>0.9786422578184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7576869242245" calcext:value-type="float">
            <text:p>0.827576869242245</text:p>
          </table:table-cell>
          <table:table-cell office:value-type="float" office:value="0.810780969613979" calcext:value-type="float">
            <text:p>0.810780969613979</text:p>
          </table:table-cell>
          <table:table-cell office:value-type="float" office:value="0.853994732037033" calcext:value-type="float">
            <text:p>0.853994732037033</text:p>
          </table:table-cell>
          <table:table-cell office:value-type="float" office:value="0.860658191004871" calcext:value-type="float">
            <text:p>0.860658191004871</text:p>
          </table:table-cell>
          <table:table-cell office:value-type="float" office:value="0.96186117467582" calcext:value-type="float">
            <text:p>0.9618611746758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6_25_10_linear_8_8</text:p>
          </table:table-cell>
          <table:table-cell office:value-type="float" office:value="0.839695976007103" calcext:value-type="float">
            <text:p>0.839695976007103</text:p>
          </table:table-cell>
          <table:table-cell office:value-type="float" office:value="0.822528180077559" calcext:value-type="float">
            <text:p>0.822528180077559</text:p>
          </table:table-cell>
          <table:table-cell office:value-type="float" office:value="0.865088174989915" calcext:value-type="float">
            <text:p>0.865088174989915</text:p>
          </table:table-cell>
          <table:table-cell office:value-type="float" office:value="0.861518083022221" calcext:value-type="float">
            <text:p>0.861518083022221</text:p>
          </table:table-cell>
          <table:table-cell office:value-type="float" office:value="0.970992366412214" calcext:value-type="float">
            <text:p>0.9709923664122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1423134656986" calcext:value-type="float">
            <text:p>0.821423134656986</text:p>
          </table:table-cell>
          <table:table-cell office:value-type="float" office:value="0.796035153231609" calcext:value-type="float">
            <text:p>0.796035153231609</text:p>
          </table:table-cell>
          <table:table-cell office:value-type="float" office:value="0.864727055678124" calcext:value-type="float">
            <text:p>0.864727055678124</text:p>
          </table:table-cell>
          <table:table-cell office:value-type="float" office:value="0.840824923876461" calcext:value-type="float">
            <text:p>0.840824923876461</text:p>
          </table:table-cell>
          <table:table-cell office:value-type="float" office:value="0.979389312977099" calcext:value-type="float">
            <text:p>0.97938931297709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22897354515145" calcext:value-type="float">
            <text:p>0.822897354515145</text:p>
          </table:table-cell>
          <table:table-cell office:value-type="float" office:value="0.806434429326985" calcext:value-type="float">
            <text:p>0.806434429326985</text:p>
          </table:table-cell>
          <table:table-cell office:value-type="float" office:value="0.848438955151094" calcext:value-type="float">
            <text:p>0.848438955151094</text:p>
          </table:table-cell>
          <table:table-cell office:value-type="float" office:value="0.860138563651253" calcext:value-type="float">
            <text:p>0.860138563651253</text:p>
          </table:table-cell>
          <table:table-cell office:value-type="float" office:value="0.958778625954198" calcext:value-type="float">
            <text:p>0.95877862595419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0_0</text:p>
          </table:table-cell>
          <table:table-cell office:value-type="float" office:value="0.83355946788388" calcext:value-type="float">
            <text:p>0.83355946788388</text:p>
          </table:table-cell>
          <table:table-cell office:value-type="float" office:value="0.812967253129684" calcext:value-type="float">
            <text:p>0.812967253129684</text:p>
          </table:table-cell>
          <table:table-cell office:value-type="float" office:value="0.867120755191206" calcext:value-type="float">
            <text:p>0.867120755191206</text:p>
          </table:table-cell>
          <table:table-cell office:value-type="float" office:value="0.848628689203053" calcext:value-type="float">
            <text:p>0.848628689203053</text:p>
          </table:table-cell>
          <table:table-cell office:value-type="float" office:value="0.978488372093023" calcext:value-type="float">
            <text:p>0.9784883720930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0806352002728" calcext:value-type="float">
            <text:p>0.830806352002728</text:p>
          </table:table-cell>
          <table:table-cell office:value-type="float" office:value="0.801157220595828" calcext:value-type="float">
            <text:p>0.801157220595828</text:p>
          </table:table-cell>
          <table:table-cell office:value-type="float" office:value="0.885781151921917" calcext:value-type="float">
            <text:p>0.885781151921917</text:p>
          </table:table-cell>
          <table:table-cell office:value-type="float" office:value="0.846044105592069" calcext:value-type="float">
            <text:p>0.846044105592069</text:p>
          </table:table-cell>
          <table:table-cell office:value-type="float" office:value="0.977906976744186" calcext:value-type="float">
            <text:p>0.9779069767441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2127949996048" calcext:value-type="float">
            <text:p>0.832127949996048</text:p>
          </table:table-cell>
          <table:table-cell office:value-type="float" office:value="0.813535247540324" calcext:value-type="float">
            <text:p>0.813535247540324</text:p>
          </table:table-cell>
          <table:table-cell office:value-type="float" office:value="0.862408424307151" calcext:value-type="float">
            <text:p>0.862408424307151</text:p>
          </table:table-cell>
          <table:table-cell office:value-type="float" office:value="0.852536250018377" calcext:value-type="float">
            <text:p>0.852536250018377</text:p>
          </table:table-cell>
          <table:table-cell office:value-type="float" office:value="0.979651162790698" calcext:value-type="float">
            <text:p>0.979651162790698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0_4</text:p>
          </table:table-cell>
          <table:table-cell office:value-type="float" office:value="0.82949043627864" calcext:value-type="float">
            <text:p>0.82949043627864</text:p>
          </table:table-cell>
          <table:table-cell office:value-type="float" office:value="0.81011737046857" calcext:value-type="float">
            <text:p>0.81011737046857</text:p>
          </table:table-cell>
          <table:table-cell office:value-type="float" office:value="0.859319558703283" calcext:value-type="float">
            <text:p>0.859319558703283</text:p>
          </table:table-cell>
          <table:table-cell office:value-type="float" office:value="0.849294109109437" calcext:value-type="float">
            <text:p>0.849294109109437</text:p>
          </table:table-cell>
          <table:table-cell office:value-type="float" office:value="0.977919814061592" calcext:value-type="float">
            <text:p>0.9779198140615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7606549902015" calcext:value-type="float">
            <text:p>0.827606549902015</text:p>
          </table:table-cell>
          <table:table-cell office:value-type="float" office:value="0.799709889268337" calcext:value-type="float">
            <text:p>0.799709889268337</text:p>
          </table:table-cell>
          <table:table-cell office:value-type="float" office:value="0.877227464616913" calcext:value-type="float">
            <text:p>0.877227464616913</text:p>
          </table:table-cell>
          <table:table-cell office:value-type="float" office:value="0.845770556507862" calcext:value-type="float">
            <text:p>0.845770556507862</text:p>
          </table:table-cell>
          <table:table-cell office:value-type="float" office:value="0.976757699012202" calcext:value-type="float">
            <text:p>0.9767576990122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16423005729771" calcext:value-type="float">
            <text:p>0.816423005729771</text:p>
          </table:table-cell>
          <table:table-cell office:value-type="float" office:value="0.813312400673465" calcext:value-type="float">
            <text:p>0.813312400673465</text:p>
          </table:table-cell>
          <table:table-cell office:value-type="float" office:value="0.831671826672963" calcext:value-type="float">
            <text:p>0.831671826672963</text:p>
          </table:table-cell>
          <table:table-cell office:value-type="float" office:value="0.852943827325518" calcext:value-type="float">
            <text:p>0.852943827325518</text:p>
          </table:table-cell>
          <table:table-cell office:value-type="float" office:value="0.979662986635677" calcext:value-type="float">
            <text:p>0.97966298663567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0_8</text:p>
          </table:table-cell>
          <table:table-cell office:value-type="float" office:value="0.824063066881043" calcext:value-type="float">
            <text:p>0.824063066881043</text:p>
          </table:table-cell>
          <table:table-cell office:value-type="float" office:value="0.807019782800589" calcext:value-type="float">
            <text:p>0.807019782800589</text:p>
          </table:table-cell>
          <table:table-cell office:value-type="float" office:value="0.848868545982244" calcext:value-type="float">
            <text:p>0.848868545982244</text:p>
          </table:table-cell>
          <table:table-cell office:value-type="float" office:value="0.847611982042243" calcext:value-type="float">
            <text:p>0.847611982042243</text:p>
          </table:table-cell>
          <table:table-cell office:value-type="float" office:value="0.975581395348837" calcext:value-type="float">
            <text:p>0.9755813953488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4345968932375" calcext:value-type="float">
            <text:p>0.824345968932375</text:p>
          </table:table-cell>
          <table:table-cell office:value-type="float" office:value="0.800741345236343" calcext:value-type="float">
            <text:p>0.800741345236343</text:p>
          </table:table-cell>
          <table:table-cell office:value-type="float" office:value="0.862239181314761" calcext:value-type="float">
            <text:p>0.862239181314761</text:p>
          </table:table-cell>
          <table:table-cell office:value-type="float" office:value="0.844842417225188" calcext:value-type="float">
            <text:p>0.844842417225188</text:p>
          </table:table-cell>
          <table:table-cell office:value-type="float" office:value="0.979651162790698" calcext:value-type="float">
            <text:p>0.9796511627906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0991241763678" calcext:value-type="float">
            <text:p>0.830991241763678</text:p>
          </table:table-cell>
          <table:table-cell office:value-type="float" office:value="0.813459990231976" calcext:value-type="float">
            <text:p>0.813459990231976</text:p>
          </table:table-cell>
          <table:table-cell office:value-type="float" office:value="0.858849341771806" calcext:value-type="float">
            <text:p>0.858849341771806</text:p>
          </table:table-cell>
          <table:table-cell office:value-type="float" office:value="0.853098681321394" calcext:value-type="float">
            <text:p>0.853098681321394</text:p>
          </table:table-cell>
          <table:table-cell office:value-type="float" office:value="0.979651162790698" calcext:value-type="float">
            <text:p>0.979651162790698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4_0</text:p>
          </table:table-cell>
          <table:table-cell office:value-type="float" office:value="0.833586123930207" calcext:value-type="float">
            <text:p>0.833586123930207</text:p>
          </table:table-cell>
          <table:table-cell office:value-type="float" office:value="0.812485329486329" calcext:value-type="float">
            <text:p>0.812485329486329</text:p>
          </table:table-cell>
          <table:table-cell office:value-type="float" office:value="0.867352500365067" calcext:value-type="float">
            <text:p>0.867352500365067</text:p>
          </table:table-cell>
          <table:table-cell office:value-type="float" office:value="0.85171209305499" calcext:value-type="float">
            <text:p>0.85171209305499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32221316574531" calcext:value-type="float">
            <text:p>0.832221316574531</text:p>
          </table:table-cell>
          <table:table-cell office:value-type="float" office:value="0.803127605958606" calcext:value-type="float">
            <text:p>0.803127605958606</text:p>
          </table:table-cell>
          <table:table-cell office:value-type="float" office:value="0.883811614886615" calcext:value-type="float">
            <text:p>0.883811614886615</text:p>
          </table:table-cell>
          <table:table-cell office:value-type="float" office:value="0.848566751243257" calcext:value-type="float">
            <text:p>0.848566751243257</text:p>
          </table:table-cell>
          <table:table-cell office:value-type="float" office:value="0.977325581395349" calcext:value-type="float">
            <text:p>0.97732558139534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5119794296556" calcext:value-type="float">
            <text:p>0.835119794296556</text:p>
          </table:table-cell>
          <table:table-cell office:value-type="float" office:value="0.818411914716863" calcext:value-type="float">
            <text:p>0.818411914716863</text:p>
          </table:table-cell>
          <table:table-cell office:value-type="float" office:value="0.861930171273352" calcext:value-type="float">
            <text:p>0.861930171273352</text:p>
          </table:table-cell>
          <table:table-cell office:value-type="float" office:value="0.854594151582464" calcext:value-type="float">
            <text:p>0.854594151582464</text:p>
          </table:table-cell>
          <table:table-cell office:value-type="float" office:value="0.981395348837209" calcext:value-type="float">
            <text:p>0.981395348837209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4_4</text:p>
          </table:table-cell>
          <table:table-cell office:value-type="float" office:value="0.832827091895573" calcext:value-type="float">
            <text:p>0.832827091895573</text:p>
          </table:table-cell>
          <table:table-cell office:value-type="float" office:value="0.812566763314874" calcext:value-type="float">
            <text:p>0.812566763314874</text:p>
          </table:table-cell>
          <table:table-cell office:value-type="float" office:value="0.864442610273843" calcext:value-type="float">
            <text:p>0.864442610273843</text:p>
          </table:table-cell>
          <table:table-cell office:value-type="float" office:value="0.851059915111097" calcext:value-type="float">
            <text:p>0.851059915111097</text:p>
          </table:table-cell>
          <table:table-cell office:value-type="float" office:value="0.98022105875509" calcext:value-type="float">
            <text:p>0.9802210587550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0486302762726" calcext:value-type="float">
            <text:p>0.830486302762726</text:p>
          </table:table-cell>
          <table:table-cell office:value-type="float" office:value="0.8036878084977" calcext:value-type="float">
            <text:p>0.8036878084977</text:p>
          </table:table-cell>
          <table:table-cell office:value-type="float" office:value="0.875828057742471" calcext:value-type="float">
            <text:p>0.875828057742471</text:p>
          </table:table-cell>
          <table:table-cell office:value-type="float" office:value="0.847846518693976" calcext:value-type="float">
            <text:p>0.847846518693976</text:p>
          </table:table-cell>
          <table:table-cell office:value-type="float" office:value="0.98022105875509" calcext:value-type="float">
            <text:p>0.9802210587550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0341336665278" calcext:value-type="float">
            <text:p>0.820341336665278</text:p>
          </table:table-cell>
          <table:table-cell office:value-type="float" office:value="0.820348189795584" calcext:value-type="float">
            <text:p>0.820348189795584</text:p>
          </table:table-cell>
          <table:table-cell office:value-type="float" office:value="0.829741862283284" calcext:value-type="float">
            <text:p>0.829741862283284</text:p>
          </table:table-cell>
          <table:table-cell office:value-type="float" office:value="0.856733003339186" calcext:value-type="float">
            <text:p>0.856733003339186</text:p>
          </table:table-cell>
          <table:table-cell office:value-type="float" office:value="0.980802792321117" calcext:value-type="float">
            <text:p>0.98080279232111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4_8</text:p>
          </table:table-cell>
          <table:table-cell office:value-type="float" office:value="0.826975726585314" calcext:value-type="float">
            <text:p>0.826975726585314</text:p>
          </table:table-cell>
          <table:table-cell office:value-type="float" office:value="0.809060538108927" calcext:value-type="float">
            <text:p>0.809060538108927</text:p>
          </table:table-cell>
          <table:table-cell office:value-type="float" office:value="0.852947048193472" calcext:value-type="float">
            <text:p>0.852947048193472</text:p>
          </table:table-cell>
          <table:table-cell office:value-type="float" office:value="0.850268050738634" calcext:value-type="float">
            <text:p>0.850268050738634</text:p>
          </table:table-cell>
          <table:table-cell office:value-type="float" office:value="0.975595583962812" calcext:value-type="float">
            <text:p>0.9755955839628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4126750073427" calcext:value-type="float">
            <text:p>0.824126750073427</text:p>
          </table:table-cell>
          <table:table-cell office:value-type="float" office:value="0.80019838643545" calcext:value-type="float">
            <text:p>0.80019838643545</text:p>
          </table:table-cell>
          <table:table-cell office:value-type="float" office:value="0.862561524941358" calcext:value-type="float">
            <text:p>0.862561524941358</text:p>
          </table:table-cell>
          <table:table-cell office:value-type="float" office:value="0.846133140020512" calcext:value-type="float">
            <text:p>0.846133140020512</text:p>
          </table:table-cell>
          <table:table-cell office:value-type="float" office:value="0.977338756536897" calcext:value-type="float">
            <text:p>0.97733875653689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8234620140888" calcext:value-type="float">
            <text:p>0.828234620140888</text:p>
          </table:table-cell>
          <table:table-cell office:value-type="float" office:value="0.816453575910865" calcext:value-type="float">
            <text:p>0.816453575910865</text:p>
          </table:table-cell>
          <table:table-cell office:value-type="float" office:value="0.850145473486355" calcext:value-type="float">
            <text:p>0.850145473486355</text:p>
          </table:table-cell>
          <table:table-cell office:value-type="float" office:value="0.855229988221096" calcext:value-type="float">
            <text:p>0.855229988221096</text:p>
          </table:table-cell>
          <table:table-cell office:value-type="float" office:value="0.977338756536897" calcext:value-type="float">
            <text:p>0.97733875653689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8_0</text:p>
          </table:table-cell>
          <table:table-cell office:value-type="float" office:value="0.833824226584677" calcext:value-type="float">
            <text:p>0.833824226584677</text:p>
          </table:table-cell>
          <table:table-cell office:value-type="float" office:value="0.813778505215655" calcext:value-type="float">
            <text:p>0.813778505215655</text:p>
          </table:table-cell>
          <table:table-cell office:value-type="float" office:value="0.865124807813027" calcext:value-type="float">
            <text:p>0.865124807813027</text:p>
          </table:table-cell>
          <table:table-cell office:value-type="float" office:value="0.853838388307998" calcext:value-type="float">
            <text:p>0.853838388307998</text:p>
          </table:table-cell>
          <table:table-cell office:value-type="float" office:value="0.976744186046512" calcext:value-type="float">
            <text:p>0.9767441860465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8537321355965" calcext:value-type="float">
            <text:p>0.828537321355965</text:p>
          </table:table-cell>
          <table:table-cell office:value-type="float" office:value="0.800357675530364" calcext:value-type="float">
            <text:p>0.800357675530364</text:p>
          </table:table-cell>
          <table:table-cell office:value-type="float" office:value="0.877245707165986" calcext:value-type="float">
            <text:p>0.877245707165986</text:p>
          </table:table-cell>
          <table:table-cell office:value-type="float" office:value="0.846402894765712" calcext:value-type="float">
            <text:p>0.846402894765712</text:p>
          </table:table-cell>
          <table:table-cell office:value-type="float" office:value="0.978488372093023" calcext:value-type="float">
            <text:p>0.9784883720930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19133555305327" calcext:value-type="float">
            <text:p>0.819133555305327</text:p>
          </table:table-cell>
          <table:table-cell office:value-type="float" office:value="0.819838588492825" calcext:value-type="float">
            <text:p>0.819838588492825</text:p>
          </table:table-cell>
          <table:table-cell office:value-type="float" office:value="0.827995923142959" calcext:value-type="float">
            <text:p>0.827995923142959</text:p>
          </table:table-cell>
          <table:table-cell office:value-type="float" office:value="0.856365026992646" calcext:value-type="float">
            <text:p>0.856365026992646</text:p>
          </table:table-cell>
          <table:table-cell office:value-type="float" office:value="0.97906976744186" calcext:value-type="float">
            <text:p>0.9790697674418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8_4</text:p>
          </table:table-cell>
          <table:table-cell office:value-type="float" office:value="0.833579203256755" calcext:value-type="float">
            <text:p>0.833579203256755</text:p>
          </table:table-cell>
          <table:table-cell office:value-type="float" office:value="0.814530282094334" calcext:value-type="float">
            <text:p>0.814530282094334</text:p>
          </table:table-cell>
          <table:table-cell office:value-type="float" office:value="0.862075432539468" calcext:value-type="float">
            <text:p>0.862075432539468</text:p>
          </table:table-cell>
          <table:table-cell office:value-type="float" office:value="0.85404989657724" calcext:value-type="float">
            <text:p>0.85404989657724</text:p>
          </table:table-cell>
          <table:table-cell office:value-type="float" office:value="0.976162790697674" calcext:value-type="float">
            <text:p>0.97616279069767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6844100746258" calcext:value-type="float">
            <text:p>0.826844100746258</text:p>
          </table:table-cell>
          <table:table-cell office:value-type="float" office:value="0.80009017312611" calcext:value-type="float">
            <text:p>0.80009017312611</text:p>
          </table:table-cell>
          <table:table-cell office:value-type="float" office:value="0.871624725790794" calcext:value-type="float">
            <text:p>0.871624725790794</text:p>
          </table:table-cell>
          <table:table-cell office:value-type="float" office:value="0.846381163575836" calcext:value-type="float">
            <text:p>0.846381163575836</text:p>
          </table:table-cell>
          <table:table-cell office:value-type="float" office:value="0.978488372093023" calcext:value-type="float">
            <text:p>0.9784883720930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21531461119556" calcext:value-type="float">
            <text:p>0.821531461119556</text:p>
          </table:table-cell>
          <table:table-cell office:value-type="float" office:value="0.821689922242902" calcext:value-type="float">
            <text:p>0.821689922242902</text:p>
          </table:table-cell>
          <table:table-cell office:value-type="float" office:value="0.830817293885381" calcext:value-type="float">
            <text:p>0.830817293885381</text:p>
          </table:table-cell>
          <table:table-cell office:value-type="float" office:value="0.857316492587858" calcext:value-type="float">
            <text:p>0.857316492587858</text:p>
          </table:table-cell>
          <table:table-cell office:value-type="float" office:value="0.978488372093023" calcext:value-type="float">
            <text:p>0.97848837209302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8_25_10_linear_8_8</text:p>
          </table:table-cell>
          <table:table-cell office:value-type="float" office:value="0.825776948882749" calcext:value-type="float">
            <text:p>0.825776948882749</text:p>
          </table:table-cell>
          <table:table-cell office:value-type="float" office:value="0.808307376675542" calcext:value-type="float">
            <text:p>0.808307376675542</text:p>
          </table:table-cell>
          <table:table-cell office:value-type="float" office:value="0.850773842205274" calcext:value-type="float">
            <text:p>0.850773842205274</text:p>
          </table:table-cell>
          <table:table-cell office:value-type="float" office:value="0.851721307378739" calcext:value-type="float">
            <text:p>0.851721307378739</text:p>
          </table:table-cell>
          <table:table-cell office:value-type="float" office:value="0.973852411388728" calcext:value-type="float">
            <text:p>0.9738524113887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22695483961853" calcext:value-type="float">
            <text:p>0.822695483961853</text:p>
          </table:table-cell>
          <table:table-cell office:value-type="float" office:value="0.798770272220138" calcext:value-type="float">
            <text:p>0.798770272220138</text:p>
          </table:table-cell>
          <table:table-cell office:value-type="float" office:value="0.860825449310716" calcext:value-type="float">
            <text:p>0.860825449310716</text:p>
          </table:table-cell>
          <table:table-cell office:value-type="float" office:value="0.84459549798971" calcext:value-type="float">
            <text:p>0.84459549798971</text:p>
          </table:table-cell>
          <table:table-cell office:value-type="float" office:value="0.979081929110982" calcext:value-type="float">
            <text:p>0.9790819291109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5709599940945" calcext:value-type="float">
            <text:p>0.835709599940945</text:p>
          </table:table-cell>
          <table:table-cell office:value-type="float" office:value="0.819610959490357" calcext:value-type="float">
            <text:p>0.819610959490357</text:p>
          </table:table-cell>
          <table:table-cell office:value-type="float" office:value="0.860716149602706" calcext:value-type="float">
            <text:p>0.860716149602706</text:p>
          </table:table-cell>
          <table:table-cell office:value-type="float" office:value="0.857418656889336" calcext:value-type="float">
            <text:p>0.857418656889336</text:p>
          </table:table-cell>
          <table:table-cell office:value-type="float" office:value="0.980244044160372" calcext:value-type="float">
            <text:p>0.980244044160372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0_0</text:p>
          </table:table-cell>
          <table:table-cell office:value-type="float" office:value="0.830703919106203" calcext:value-type="float">
            <text:p>0.830703919106203</text:p>
          </table:table-cell>
          <table:table-cell office:value-type="float" office:value="0.805846695312597" calcext:value-type="float">
            <text:p>0.805846695312597</text:p>
          </table:table-cell>
          <table:table-cell office:value-type="float" office:value="0.874601611776151" calcext:value-type="float">
            <text:p>0.874601611776151</text:p>
          </table:table-cell>
          <table:table-cell office:value-type="float" office:value="0.851031288759546" calcext:value-type="float">
            <text:p>0.851031288759546</text:p>
          </table:table-cell>
          <table:table-cell office:value-type="float" office:value="0.971361502347418" calcext:value-type="float">
            <text:p>0.9713615023474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16906159179161" calcext:value-type="float">
            <text:p>0.816906159179161</text:p>
          </table:table-cell>
          <table:table-cell office:value-type="float" office:value="0.789964081561418" calcext:value-type="float">
            <text:p>0.789964081561418</text:p>
          </table:table-cell>
          <table:table-cell office:value-type="float" office:value="0.863847975766809" calcext:value-type="float">
            <text:p>0.863847975766809</text:p>
          </table:table-cell>
          <table:table-cell office:value-type="float" office:value="0.843744396375358" calcext:value-type="float">
            <text:p>0.843744396375358</text:p>
          </table:table-cell>
          <table:table-cell office:value-type="float" office:value="0.966197183098592" calcext:value-type="float">
            <text:p>0.9661971830985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1828623195184" calcext:value-type="float">
            <text:p>0.821828623195184</text:p>
          </table:table-cell>
          <table:table-cell office:value-type="float" office:value="0.815848692054563" calcext:value-type="float">
            <text:p>0.815848692054563</text:p>
          </table:table-cell>
          <table:table-cell office:value-type="float" office:value="0.838333139149861" calcext:value-type="float">
            <text:p>0.838333139149861</text:p>
          </table:table-cell>
          <table:table-cell office:value-type="float" office:value="0.857141573790631" calcext:value-type="float">
            <text:p>0.857141573790631</text:p>
          </table:table-cell>
          <table:table-cell office:value-type="float" office:value="0.972769953051643" calcext:value-type="float">
            <text:p>0.972769953051643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0_4</text:p>
          </table:table-cell>
          <table:table-cell office:value-type="float" office:value="0.828583861988575" calcext:value-type="float">
            <text:p>0.828583861988575</text:p>
          </table:table-cell>
          <table:table-cell office:value-type="float" office:value="0.803993195309259" calcext:value-type="float">
            <text:p>0.803993195309259</text:p>
          </table:table-cell>
          <table:table-cell office:value-type="float" office:value="0.870680238310968" calcext:value-type="float">
            <text:p>0.870680238310968</text:p>
          </table:table-cell>
          <table:table-cell office:value-type="float" office:value="0.851817337836877" calcext:value-type="float">
            <text:p>0.851817337836877</text:p>
          </table:table-cell>
          <table:table-cell office:value-type="float" office:value="0.969924812030075" calcext:value-type="float">
            <text:p>0.9699248120300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817452757673611" calcext:value-type="float">
            <text:p>0.817452757673611</text:p>
          </table:table-cell>
          <table:table-cell office:value-type="float" office:value="0.791990512084526" calcext:value-type="float">
            <text:p>0.791990512084526</text:p>
          </table:table-cell>
          <table:table-cell office:value-type="float" office:value="0.860488365159481" calcext:value-type="float">
            <text:p>0.860488365159481</text:p>
          </table:table-cell>
          <table:table-cell office:value-type="float" office:value="0.844401077613842" calcext:value-type="float">
            <text:p>0.844401077613842</text:p>
          </table:table-cell>
          <table:table-cell office:value-type="float" office:value="0.967575187969925" calcext:value-type="float">
            <text:p>0.9675751879699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2750116494093" calcext:value-type="float">
            <text:p>0.822750116494093</text:p>
          </table:table-cell>
          <table:table-cell office:value-type="float" office:value="0.816081573048892" calcext:value-type="float">
            <text:p>0.816081573048892</text:p>
          </table:table-cell>
          <table:table-cell office:value-type="float" office:value="0.839948110087878" calcext:value-type="float">
            <text:p>0.839948110087878</text:p>
          </table:table-cell>
          <table:table-cell office:value-type="float" office:value="0.858273130482219" calcext:value-type="float">
            <text:p>0.858273130482219</text:p>
          </table:table-cell>
          <table:table-cell office:value-type="float" office:value="0.974154135338346" calcext:value-type="float">
            <text:p>0.97415413533834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0_8</text:p>
          </table:table-cell>
          <table:table-cell office:value-type="float" office:value="0.819673999396459" calcext:value-type="float">
            <text:p>0.819673999396459</text:p>
          </table:table-cell>
          <table:table-cell office:value-type="float" office:value="0.797089236038565" calcext:value-type="float">
            <text:p>0.797089236038565</text:p>
          </table:table-cell>
          <table:table-cell office:value-type="float" office:value="0.855354492734791" calcext:value-type="float">
            <text:p>0.855354492734791</text:p>
          </table:table-cell>
          <table:table-cell office:value-type="float" office:value="0.848882894030599" calcext:value-type="float">
            <text:p>0.848882894030599</text:p>
          </table:table-cell>
          <table:table-cell office:value-type="float" office:value="0.969981238273921" calcext:value-type="float">
            <text:p>0.9699812382739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806150540229336" calcext:value-type="float">
            <text:p>0.806150540229336</text:p>
          </table:table-cell>
          <table:table-cell office:value-type="float" office:value="0.784132617361496" calcext:value-type="float">
            <text:p>0.784132617361496</text:p>
          </table:table-cell>
          <table:table-cell office:value-type="float" office:value="0.838610028116299" calcext:value-type="float">
            <text:p>0.838610028116299</text:p>
          </table:table-cell>
          <table:table-cell office:value-type="float" office:value="0.841077833625386" calcext:value-type="float">
            <text:p>0.841077833625386</text:p>
          </table:table-cell>
          <table:table-cell office:value-type="float" office:value="0.964352720450281" calcext:value-type="float">
            <text:p>0.9643527204502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3192630307646" calcext:value-type="float">
            <text:p>0.793192630307646</text:p>
          </table:table-cell>
          <table:table-cell office:value-type="float" office:value="0.814018455298019" calcext:value-type="float">
            <text:p>0.814018455298019</text:p>
          </table:table-cell>
          <table:table-cell office:value-type="float" office:value="0.780998523156773" calcext:value-type="float">
            <text:p>0.780998523156773</text:p>
          </table:table-cell>
          <table:table-cell office:value-type="float" office:value="0.85797981853137" calcext:value-type="float">
            <text:p>0.85797981853137</text:p>
          </table:table-cell>
          <table:table-cell office:value-type="float" office:value="0.970450281425891" calcext:value-type="float">
            <text:p>0.970450281425891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4_0</text:p>
          </table:table-cell>
          <table:table-cell office:value-type="float" office:value="0.829894111657996" calcext:value-type="float">
            <text:p>0.829894111657996</text:p>
          </table:table-cell>
          <table:table-cell office:value-type="float" office:value="0.804462503627674" calcext:value-type="float">
            <text:p>0.804462503627674</text:p>
          </table:table-cell>
          <table:table-cell office:value-type="float" office:value="0.873484981865836" calcext:value-type="float">
            <text:p>0.873484981865836</text:p>
          </table:table-cell>
          <table:table-cell office:value-type="float" office:value="0.852268520809071" calcext:value-type="float">
            <text:p>0.852268520809071</text:p>
          </table:table-cell>
          <table:table-cell office:value-type="float" office:value="0.970892018779343" calcext:value-type="float">
            <text:p>0.9708920187793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16771232836696" calcext:value-type="float">
            <text:p>0.816771232836696</text:p>
          </table:table-cell>
          <table:table-cell office:value-type="float" office:value="0.791817461568994" calcext:value-type="float">
            <text:p>0.791817461568994</text:p>
          </table:table-cell>
          <table:table-cell office:value-type="float" office:value="0.857603345569882" calcext:value-type="float">
            <text:p>0.857603345569882</text:p>
          </table:table-cell>
          <table:table-cell office:value-type="float" office:value="0.845739765804074" calcext:value-type="float">
            <text:p>0.845739765804074</text:p>
          </table:table-cell>
          <table:table-cell office:value-type="float" office:value="0.965258215962441" calcext:value-type="float">
            <text:p>0.9652582159624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04580120728668" calcext:value-type="float">
            <text:p>0.804580120728668</text:p>
          </table:table-cell>
          <table:table-cell office:value-type="float" office:value="0.816213834512298" calcext:value-type="float">
            <text:p>0.816213834512298</text:p>
          </table:table-cell>
          <table:table-cell office:value-type="float" office:value="0.80257600253473" calcext:value-type="float">
            <text:p>0.80257600253473</text:p>
          </table:table-cell>
          <table:table-cell office:value-type="float" office:value="0.859167873096731" calcext:value-type="float">
            <text:p>0.859167873096731</text:p>
          </table:table-cell>
          <table:table-cell office:value-type="float" office:value="0.970422535211268" calcext:value-type="float">
            <text:p>0.970422535211268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4_4</text:p>
          </table:table-cell>
          <table:table-cell office:value-type="float" office:value="0.828081250201301" calcext:value-type="float">
            <text:p>0.828081250201301</text:p>
          </table:table-cell>
          <table:table-cell office:value-type="float" office:value="0.802293086907493" calcext:value-type="float">
            <text:p>0.802293086907493</text:p>
          </table:table-cell>
          <table:table-cell office:value-type="float" office:value="0.872141417630771" calcext:value-type="float">
            <text:p>0.872141417630771</text:p>
          </table:table-cell>
          <table:table-cell office:value-type="float" office:value="0.852422023248285" calcext:value-type="float">
            <text:p>0.852422023248285</text:p>
          </table:table-cell>
          <table:table-cell office:value-type="float" office:value="0.971361502347418" calcext:value-type="float">
            <text:p>0.9713615023474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15648151216046" calcext:value-type="float">
            <text:p>0.815648151216046</text:p>
          </table:table-cell>
          <table:table-cell office:value-type="float" office:value="0.792155942028899" calcext:value-type="float">
            <text:p>0.792155942028899</text:p>
          </table:table-cell>
          <table:table-cell office:value-type="float" office:value="0.853485791508877" calcext:value-type="float">
            <text:p>0.853485791508877</text:p>
          </table:table-cell>
          <table:table-cell office:value-type="float" office:value="0.845153361021949" calcext:value-type="float">
            <text:p>0.845153361021949</text:p>
          </table:table-cell>
          <table:table-cell office:value-type="float" office:value="0.965258215962441" calcext:value-type="float">
            <text:p>0.9652582159624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3856532439121" calcext:value-type="float">
            <text:p>0.823856532439121</text:p>
          </table:table-cell>
          <table:table-cell office:value-type="float" office:value="0.816148980951583" calcext:value-type="float">
            <text:p>0.816148980951583</text:p>
          </table:table-cell>
          <table:table-cell office:value-type="float" office:value="0.841116172253418" calcext:value-type="float">
            <text:p>0.841116172253418</text:p>
          </table:table-cell>
          <table:table-cell office:value-type="float" office:value="0.860422439312103" calcext:value-type="float">
            <text:p>0.860422439312103</text:p>
          </table:table-cell>
          <table:table-cell office:value-type="float" office:value="0.972769953051643" calcext:value-type="float">
            <text:p>0.97276995305164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4_8</text:p>
          </table:table-cell>
          <table:table-cell office:value-type="float" office:value="0.819161872877882" calcext:value-type="float">
            <text:p>0.819161872877882</text:p>
          </table:table-cell>
          <table:table-cell office:value-type="float" office:value="0.798247799884796" calcext:value-type="float">
            <text:p>0.798247799884796</text:p>
          </table:table-cell>
          <table:table-cell office:value-type="float" office:value="0.851625645989884" calcext:value-type="float">
            <text:p>0.851625645989884</text:p>
          </table:table-cell>
          <table:table-cell office:value-type="float" office:value="0.849538878444215" calcext:value-type="float">
            <text:p>0.849538878444215</text:p>
          </table:table-cell>
          <table:table-cell office:value-type="float" office:value="0.969497888315345" calcext:value-type="float">
            <text:p>0.96949788831534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810258893168353" calcext:value-type="float">
            <text:p>0.810258893168353</text:p>
          </table:table-cell>
          <table:table-cell office:value-type="float" office:value="0.788438317785979" calcext:value-type="float">
            <text:p>0.788438317785979</text:p>
          </table:table-cell>
          <table:table-cell office:value-type="float" office:value="0.842940313910836" calcext:value-type="float">
            <text:p>0.842940313910836</text:p>
          </table:table-cell>
          <table:table-cell office:value-type="float" office:value="0.844081784271669" calcext:value-type="float">
            <text:p>0.844081784271669</text:p>
          </table:table-cell>
          <table:table-cell office:value-type="float" office:value="0.963397465978414" calcext:value-type="float">
            <text:p>0.9633974659784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0440825153887" calcext:value-type="float">
            <text:p>0.820440825153887</text:p>
          </table:table-cell>
          <table:table-cell office:value-type="float" office:value="0.816023086526961" calcext:value-type="float">
            <text:p>0.816023086526961</text:p>
          </table:table-cell>
          <table:table-cell office:value-type="float" office:value="0.83285116874578" calcext:value-type="float">
            <text:p>0.83285116874578</text:p>
          </table:table-cell>
          <table:table-cell office:value-type="float" office:value="0.859599109046984" calcext:value-type="float">
            <text:p>0.859599109046984</text:p>
          </table:table-cell>
          <table:table-cell office:value-type="float" office:value="0.970905678085406" calcext:value-type="float">
            <text:p>0.970905678085406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8_0</text:p>
          </table:table-cell>
          <table:table-cell office:value-type="float" office:value="0.830161856988507" calcext:value-type="float">
            <text:p>0.830161856988507</text:p>
          </table:table-cell>
          <table:table-cell office:value-type="float" office:value="0.806783895623904" calcext:value-type="float">
            <text:p>0.806783895623904</text:p>
          </table:table-cell>
          <table:table-cell office:value-type="float" office:value="0.868491118313551" calcext:value-type="float">
            <text:p>0.868491118313551</text:p>
          </table:table-cell>
          <table:table-cell office:value-type="float" office:value="0.854507910992695" calcext:value-type="float">
            <text:p>0.854507910992695</text:p>
          </table:table-cell>
          <table:table-cell office:value-type="float" office:value="0.969953051643192" calcext:value-type="float">
            <text:p>0.9699530516431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814920858879837" calcext:value-type="float">
            <text:p>0.814920858879837</text:p>
          </table:table-cell>
          <table:table-cell office:value-type="float" office:value="0.790624693757991" calcext:value-type="float">
            <text:p>0.790624693757991</text:p>
          </table:table-cell>
          <table:table-cell office:value-type="float" office:value="0.854453915052268" calcext:value-type="float">
            <text:p>0.854453915052268</text:p>
          </table:table-cell>
          <table:table-cell office:value-type="float" office:value="0.843865112252025" calcext:value-type="float">
            <text:p>0.843865112252025</text:p>
          </table:table-cell>
          <table:table-cell office:value-type="float" office:value="0.966197183098592" calcext:value-type="float">
            <text:p>0.9661971830985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1920487155482" calcext:value-type="float">
            <text:p>0.821920487155482</text:p>
          </table:table-cell>
          <table:table-cell office:value-type="float" office:value="0.817451561158383" calcext:value-type="float">
            <text:p>0.817451561158383</text:p>
          </table:table-cell>
          <table:table-cell office:value-type="float" office:value="0.835983301645367" calcext:value-type="float">
            <text:p>0.835983301645367</text:p>
          </table:table-cell>
          <table:table-cell office:value-type="float" office:value="0.859675821140118" calcext:value-type="float">
            <text:p>0.859675821140118</text:p>
          </table:table-cell>
          <table:table-cell office:value-type="float" office:value="0.971830985915493" calcext:value-type="float">
            <text:p>0.971830985915493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8_4</text:p>
          </table:table-cell>
          <table:table-cell office:value-type="float" office:value="0.824390026414257" calcext:value-type="float">
            <text:p>0.824390026414257</text:p>
          </table:table-cell>
          <table:table-cell office:value-type="float" office:value="0.801890476899637" calcext:value-type="float">
            <text:p>0.801890476899637</text:p>
          </table:table-cell>
          <table:table-cell office:value-type="float" office:value="0.858871838802508" calcext:value-type="float">
            <text:p>0.858871838802508</text:p>
          </table:table-cell>
          <table:table-cell office:value-type="float" office:value="0.852474393366113" calcext:value-type="float">
            <text:p>0.852474393366113</text:p>
          </table:table-cell>
          <table:table-cell office:value-type="float" office:value="0.968075117370892" calcext:value-type="float">
            <text:p>0.9680751173708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14137430892538" calcext:value-type="float">
            <text:p>0.814137430892538</text:p>
          </table:table-cell>
          <table:table-cell office:value-type="float" office:value="0.791672667393067" calcext:value-type="float">
            <text:p>0.791672667393067</text:p>
          </table:table-cell>
          <table:table-cell office:value-type="float" office:value="0.849532801992942" calcext:value-type="float">
            <text:p>0.849532801992942</text:p>
          </table:table-cell>
          <table:table-cell office:value-type="float" office:value="0.8438875129834" calcext:value-type="float">
            <text:p>0.8438875129834</text:p>
          </table:table-cell>
          <table:table-cell office:value-type="float" office:value="0.965258215962441" calcext:value-type="float">
            <text:p>0.9652582159624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21761921192316" calcext:value-type="float">
            <text:p>0.821761921192316</text:p>
          </table:table-cell>
          <table:table-cell office:value-type="float" office:value="0.817045251345292" calcext:value-type="float">
            <text:p>0.817045251345292</text:p>
          </table:table-cell>
          <table:table-cell office:value-type="float" office:value="0.835800246313449" calcext:value-type="float">
            <text:p>0.835800246313449</text:p>
          </table:table-cell>
          <table:table-cell office:value-type="float" office:value="0.860104319502098" calcext:value-type="float">
            <text:p>0.860104319502098</text:p>
          </table:table-cell>
          <table:table-cell office:value-type="float" office:value="0.972300469483568" calcext:value-type="float">
            <text:p>0.97230046948356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mpt22_train_10_25_10_linear_8_8</text:p>
          </table:table-cell>
          <table:table-cell office:value-type="float" office:value="0.819986918978261" calcext:value-type="float">
            <text:p>0.819986918978261</text:p>
          </table:table-cell>
          <table:table-cell office:value-type="float" office:value="0.800320253729571" calcext:value-type="float">
            <text:p>0.800320253729571</text:p>
          </table:table-cell>
          <table:table-cell office:value-type="float" office:value="0.848899253082638" calcext:value-type="float">
            <text:p>0.848899253082638</text:p>
          </table:table-cell>
          <table:table-cell office:value-type="float" office:value="0.850832599254056" calcext:value-type="float">
            <text:p>0.850832599254056</text:p>
          </table:table-cell>
          <table:table-cell office:value-type="float" office:value="0.968045112781955" calcext:value-type="float">
            <text:p>0.96804511278195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807099542504778" calcext:value-type="float">
            <text:p>0.807099542504778</text:p>
          </table:table-cell>
          <table:table-cell office:value-type="float" office:value="0.786476027822504" calcext:value-type="float">
            <text:p>0.786476027822504</text:p>
          </table:table-cell>
          <table:table-cell office:value-type="float" office:value="0.837694964063387" calcext:value-type="float">
            <text:p>0.837694964063387</text:p>
          </table:table-cell>
          <table:table-cell office:value-type="float" office:value="0.840836382263357" calcext:value-type="float">
            <text:p>0.840836382263357</text:p>
          </table:table-cell>
          <table:table-cell office:value-type="float" office:value="0.965225563909774" calcext:value-type="float">
            <text:p>0.9652255639097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33748309880973" calcext:value-type="float">
            <text:p>0.833748309880973</text:p>
          </table:table-cell>
          <table:table-cell office:value-type="float" office:value="0.817268022458635" calcext:value-type="float">
            <text:p>0.817268022458635</text:p>
          </table:table-cell>
          <table:table-cell office:value-type="float" office:value="0.858616995625964" calcext:value-type="float">
            <text:p>0.858616995625964</text:p>
          </table:table-cell>
          <table:table-cell office:value-type="float" office:value="0.859356676173154" calcext:value-type="float">
            <text:p>0.859356676173154</text:p>
          </table:table-cell>
          <table:table-cell office:value-type="float" office:value="0.972744360902256" calcext:value-type="float">
            <text:p>0.97274436090225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0.808242564452451" calcext:value-type="float">
            <text:p>0.808242564452451</text:p>
          </table:table-cell>
          <table:table-cell office:value-type="float" office:value="0.794454699845994" calcext:value-type="float">
            <text:p>0.794454699845994</text:p>
          </table:table-cell>
          <table:table-cell office:value-type="float" office:value="0.835228059510905" calcext:value-type="float">
            <text:p>0.835228059510905</text:p>
          </table:table-cell>
          <table:table-cell office:value-type="float" office:value="0.833443434382548" calcext:value-type="float">
            <text:p>0.833443434382548</text:p>
          </table:table-cell>
          <table:table-cell office:value-type="float" office:value="0.986669969795428" calcext:value-type="float">
            <text:p>0.98666996979542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0.80898257347417" calcext:value-type="float">
            <text:p>0.80898257347417</text:p>
          </table:table-cell>
          <table:table-cell office:value-type="float" office:value="0.788529424238043" calcext:value-type="float">
            <text:p>0.788529424238043</text:p>
          </table:table-cell>
          <table:table-cell office:value-type="float" office:value="0.844342279369356" calcext:value-type="float">
            <text:p>0.844342279369356</text:p>
          </table:table-cell>
          <table:table-cell office:value-type="float" office:value="0.828727807135088" calcext:value-type="float">
            <text:p>0.828727807135088</text:p>
          </table:table-cell>
          <table:table-cell office:value-type="float" office:value="0.990133490867167" calcext:value-type="float">
            <text:p>0.990133490867167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0.791514758336883" calcext:value-type="float">
            <text:p>0.791514758336883</text:p>
          </table:table-cell>
          <table:table-cell office:value-type="float" office:value="0.778624020992418" calcext:value-type="float">
            <text:p>0.778624020992418</text:p>
          </table:table-cell>
          <table:table-cell office:value-type="float" office:value="0.814727091325553" calcext:value-type="float">
            <text:p>0.814727091325553</text:p>
          </table:table-cell>
          <table:table-cell office:value-type="float" office:value="0.840663029297374" calcext:value-type="float">
            <text:p>0.840663029297374</text:p>
          </table:table-cell>
          <table:table-cell office:value-type="float" office:value="0.950872311840764" calcext:value-type="float">
            <text:p>0.950872311840764</text:p>
          </table:table-cell>
          <table:table-cell office:value-type="float" office:value="967" calcext:value-type="float">
            <text:p>967</text:p>
          </table:table-cell>
          <table:table-cell table:number-columns-repeated="1003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0:53:34.503446647</meta:creation-date>
    <dc:date>2024-04-30T22:32:54.089305587</dc:date>
    <meta:editing-duration>PT43M28S</meta:editing-duration>
    <meta:editing-cycles>28</meta:editing-cycles>
    <meta:generator>LibreOffice/7.3.7.2$Linux_X86_64 LibreOffice_project/30$Build-2</meta:generator>
    <meta:document-statistic meta:table-count="1" meta:cell-count="4146" meta:object-count="0"/>
  </office:meta>
</office:document-meta>
</file>